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5.9mm"/>
    </style:style>
    <style:style style:name="co2" style:family="table-column">
      <style:table-column-properties fo:break-before="auto" style:column-width="43.62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row table:style-name="ro1">
          <table:table-cell office:value-type="string" calcext:value-type="string">
            <text:p>2e3cbf1e-ca78-4dc9-afc0-390bc923a6fb</text:p>
          </table:table-cell>
          <table:table-cell office:value-type="float" office:value="1451894174162" calcext:value-type="float">
            <text:p>1451894174162</text:p>
          </table:table-cell>
          <table:table-cell office:value-type="float" office:value="4228" calcext:value-type="float">
            <text:p>4228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e3cbf1e-ca78-4dc9-afc0-390bc923a6fb</text:p>
          </table:table-cell>
          <table:table-cell office:value-type="float" office:value="1451894174225" calcext:value-type="float">
            <text:p>1451894174225</text:p>
          </table:table-cell>
          <table:table-cell office:value-type="float" office:value="4228" calcext:value-type="float">
            <text:p>4228</text:p>
          </table:table-cell>
          <table:table-cell office:value-type="string" calcext:value-type="string">
            <text:p>cpu</text:p>
          </table:table-cell>
          <table:table-cell office:value-type="float" office:value="7.12622950819672" calcext:value-type="float">
            <text:p>7,12622950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e3cbf1e-ca78-4dc9-afc0-390bc923a6fb</text:p>
          </table:table-cell>
          <table:table-cell office:value-type="float" office:value="1451894174325" calcext:value-type="float">
            <text:p>1451894174325</text:p>
          </table:table-cell>
          <table:table-cell office:value-type="float" office:value="4228" calcext:value-type="float">
            <text:p>4228</text:p>
          </table:table-cell>
          <table:table-cell office:value-type="string" calcext:value-type="string">
            <text:p>cpu</text:p>
          </table:table-cell>
          <table:table-cell office:value-type="float" office:value="6.51448170731707" calcext:value-type="float">
            <text:p>6,5144817073</text:p>
          </table:table-cell>
          <table:table-cell/>
          <table:table-cell office:value-type="float" office:value="4228" calcext:value-type="float">
            <text:p>4228</text:p>
          </table:table-cell>
          <table:table-cell table:formula="of:=SUMIF([.C1:.C2800];[.G3];[.E1:.E2800])" office:value-type="float" office:value="410.874301040435" calcext:value-type="float">
            <text:p>410,8743010404</text:p>
          </table:table-cell>
        </table:table-row>
        <table:table-row table:style-name="ro1">
          <table:table-cell office:value-type="string" calcext:value-type="string">
            <text:p>2e3cbf1e-ca78-4dc9-afc0-390bc923a6fb</text:p>
          </table:table-cell>
          <table:table-cell office:value-type="float" office:value="1451894174325" calcext:value-type="float">
            <text:p>1451894174325</text:p>
          </table:table-cell>
          <table:table-cell office:value-type="float" office:value="4228" calcext:value-type="float">
            <text:p>4228</text:p>
          </table:table-cell>
          <table:table-cell office:value-type="string" calcext:value-type="string">
            <text:p>cpu</text:p>
          </table:table-cell>
          <table:table-cell office:value-type="float" office:value="5.6573275862069" calcext:value-type="float">
            <text:p>5,6573275862</text:p>
          </table:table-cell>
          <table:table-cell/>
          <table:table-cell office:value-type="float" office:value="7504" calcext:value-type="float">
            <text:p>7504</text:p>
          </table:table-cell>
          <table:table-cell table:formula="of:=SUMIF([.C2:.C2801];[.G4];[.E3:.E2801])" office:value-type="float" office:value="2309.56705349829" calcext:value-type="float">
            <text:p>2309,5670534983</text:p>
          </table:table-cell>
        </table:table-row>
        <table:table-row table:style-name="ro1">
          <table:table-cell office:value-type="string" calcext:value-type="string">
            <text:p>2e3cbf1e-ca78-4dc9-afc0-390bc923a6fb</text:p>
          </table:table-cell>
          <table:table-cell office:value-type="float" office:value="1451894174378" calcext:value-type="float">
            <text:p>1451894174378</text:p>
          </table:table-cell>
          <table:table-cell office:value-type="float" office:value="4228" calcext:value-type="float">
            <text:p>4228</text:p>
          </table:table-cell>
          <table:table-cell office:value-type="string" calcext:value-type="string">
            <text:p>cpu</text:p>
          </table:table-cell>
          <table:table-cell office:value-type="float" office:value="5.56818181818182" calcext:value-type="float">
            <text:p>5,5681818182</text:p>
          </table:table-cell>
          <table:table-cell/>
          <table:table-cell office:value-type="float" office:value="4392" calcext:value-type="float">
            <text:p>4392</text:p>
          </table:table-cell>
          <table:table-cell table:formula="of:=SUMIF([.C3:.C2802];[.G5];[.E4:.E2802])" office:value-type="float" office:value="24.7718602640926" calcext:value-type="float">
            <text:p>24,7718602641</text:p>
          </table:table-cell>
        </table:table-row>
        <table:table-row table:style-name="ro1">
          <table:table-cell office:value-type="string" calcext:value-type="string">
            <text:p>2e3cbf1e-ca78-4dc9-afc0-390bc923a6fb</text:p>
          </table:table-cell>
          <table:table-cell office:value-type="float" office:value="1451894174460" calcext:value-type="float">
            <text:p>1451894174460</text:p>
          </table:table-cell>
          <table:table-cell office:value-type="float" office:value="4228" calcext:value-type="float">
            <text:p>4228</text:p>
          </table:table-cell>
          <table:table-cell office:value-type="string" calcext:value-type="string">
            <text:p>cpu</text:p>
          </table:table-cell>
          <table:table-cell office:value-type="float" office:value="6.2719465648855" calcext:value-type="float">
            <text:p>6,2719465649</text:p>
          </table:table-cell>
          <table:table-cell/>
          <table:table-cell office:value-type="float" office:value="7976" calcext:value-type="float">
            <text:p>7976</text:p>
          </table:table-cell>
          <table:table-cell table:formula="of:=SUMIF([.C4:.C2803];[.G6];[.E5:.E2803])" office:value-type="float" office:value="229.797278775673" calcext:value-type="float">
            <text:p>229,7972787757</text:p>
          </table:table-cell>
        </table:table-row>
        <table:table-row table:style-name="ro1">
          <table:table-cell office:value-type="string" calcext:value-type="string">
            <text:p>2e3cbf1e-ca78-4dc9-afc0-390bc923a6fb</text:p>
          </table:table-cell>
          <table:table-cell office:value-type="float" office:value="1451894174498" calcext:value-type="float">
            <text:p>1451894174498</text:p>
          </table:table-cell>
          <table:table-cell office:value-type="float" office:value="4228" calcext:value-type="float">
            <text:p>4228</text:p>
          </table:table-cell>
          <table:table-cell office:value-type="string" calcext:value-type="string">
            <text:p>cpu</text:p>
          </table:table-cell>
          <table:table-cell office:value-type="float" office:value="5.0625" calcext:value-type="float">
            <text:p>5,0625</text:p>
          </table:table-cell>
          <table:table-cell/>
          <table:table-cell office:value-type="float" office:value="2940" calcext:value-type="float">
            <text:p>2940</text:p>
          </table:table-cell>
          <table:table-cell table:formula="of:=SUMIF([.C5:.C2804];[.G7];[.E6:.E2804])" office:value-type="float" office:value="10804.9927461754" calcext:value-type="float">
            <text:p>10804,9927461754</text:p>
          </table:table-cell>
        </table:table-row>
        <table:table-row table:style-name="ro1">
          <table:table-cell office:value-type="string" calcext:value-type="string">
            <text:p>2e3cbf1e-ca78-4dc9-afc0-390bc923a6fb</text:p>
          </table:table-cell>
          <table:table-cell office:value-type="float" office:value="1451894174593" calcext:value-type="float">
            <text:p>1451894174593</text:p>
          </table:table-cell>
          <table:table-cell office:value-type="float" office:value="4228" calcext:value-type="float">
            <text:p>4228</text:p>
          </table:table-cell>
          <table:table-cell office:value-type="string" calcext:value-type="string">
            <text:p>cpu</text:p>
          </table:table-cell>
          <table:table-cell office:value-type="float" office:value="6.25190839694657" calcext:value-type="float">
            <text:p>6,2519083969</text:p>
          </table:table-cell>
          <table:table-cell/>
          <table:table-cell office:value-type="float" office:value="1332" calcext:value-type="float">
            <text:p>1332</text:p>
          </table:table-cell>
          <table:table-cell table:formula="of:=SUMIF([.C6:.C2805];[.G8];[.E7:.E2805])" office:value-type="float" office:value="1090.45028660671" calcext:value-type="float">
            <text:p>1090,4502866067</text:p>
          </table:table-cell>
        </table:table-row>
        <table:table-row table:style-name="ro1">
          <table:table-cell office:value-type="string" calcext:value-type="string">
            <text:p>2e3cbf1e-ca78-4dc9-afc0-390bc923a6fb</text:p>
          </table:table-cell>
          <table:table-cell office:value-type="float" office:value="1451894174594" calcext:value-type="float">
            <text:p>1451894174594</text:p>
          </table:table-cell>
          <table:table-cell office:value-type="float" office:value="4228" calcext:value-type="float">
            <text:p>4228</text:p>
          </table:table-cell>
          <table:table-cell office:value-type="string" calcext:value-type="string">
            <text:p>cpu</text:p>
          </table:table-cell>
          <table:table-cell office:value-type="float" office:value="5.95380434782609" calcext:value-type="float">
            <text:p>5,95380434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e3cbf1e-ca78-4dc9-afc0-390bc923a6fb</text:p>
          </table:table-cell>
          <table:table-cell office:value-type="float" office:value="1451894174635" calcext:value-type="float">
            <text:p>1451894174635</text:p>
          </table:table-cell>
          <table:table-cell office:value-type="float" office:value="4228" calcext:value-type="float">
            <text:p>4228</text:p>
          </table:table-cell>
          <table:table-cell office:value-type="string" calcext:value-type="string">
            <text:p>cpu</text:p>
          </table:table-cell>
          <table:table-cell office:value-type="float" office:value="5.95391061452514" calcext:value-type="float">
            <text:p>5,95391061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e3cbf1e-ca78-4dc9-afc0-390bc923a6fb</text:p>
          </table:table-cell>
          <table:table-cell office:value-type="float" office:value="1451894174721" calcext:value-type="float">
            <text:p>1451894174721</text:p>
          </table:table-cell>
          <table:table-cell office:value-type="float" office:value="4228" calcext:value-type="float">
            <text:p>4228</text:p>
          </table:table-cell>
          <table:table-cell office:value-type="string" calcext:value-type="string">
            <text:p>cpu</text:p>
          </table:table-cell>
          <table:table-cell office:value-type="float" office:value="6.07322485207101" calcext:value-type="float">
            <text:p>6,07322485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e3cbf1e-ca78-4dc9-afc0-390bc923a6fb</text:p>
          </table:table-cell>
          <table:table-cell office:value-type="float" office:value="1451894174722" calcext:value-type="float">
            <text:p>1451894174722</text:p>
          </table:table-cell>
          <table:table-cell office:value-type="float" office:value="4228" calcext:value-type="float">
            <text:p>4228</text:p>
          </table:table-cell>
          <table:table-cell office:value-type="string" calcext:value-type="string">
            <text:p>cpu</text:p>
          </table:table-cell>
          <table:table-cell office:value-type="float" office:value="6.11931818181818" calcext:value-type="float">
            <text:p>6,11931818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e3cbf1e-ca78-4dc9-afc0-390bc923a6fb</text:p>
          </table:table-cell>
          <table:table-cell office:value-type="float" office:value="1451894174807" calcext:value-type="float">
            <text:p>1451894174807</text:p>
          </table:table-cell>
          <table:table-cell office:value-type="float" office:value="4228" calcext:value-type="float">
            <text:p>4228</text:p>
          </table:table-cell>
          <table:table-cell office:value-type="string" calcext:value-type="string">
            <text:p>cpu</text:p>
          </table:table-cell>
          <table:table-cell office:value-type="float" office:value="5.30357142857143" calcext:value-type="float">
            <text:p>5,30357142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e3cbf1e-ca78-4dc9-afc0-390bc923a6fb</text:p>
          </table:table-cell>
          <table:table-cell office:value-type="float" office:value="1451894174807" calcext:value-type="float">
            <text:p>1451894174807</text:p>
          </table:table-cell>
          <table:table-cell office:value-type="float" office:value="4228" calcext:value-type="float">
            <text:p>4228</text:p>
          </table:table-cell>
          <table:table-cell office:value-type="string" calcext:value-type="string">
            <text:p>cpu</text:p>
          </table:table-cell>
          <table:table-cell office:value-type="float" office:value="6.25190839694657" calcext:value-type="float">
            <text:p>6,25190839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e3cbf1e-ca78-4dc9-afc0-390bc923a6fb</text:p>
          </table:table-cell>
          <table:table-cell office:value-type="float" office:value="1451894174862" calcext:value-type="float">
            <text:p>1451894174862</text:p>
          </table:table-cell>
          <table:table-cell office:value-type="float" office:value="4228" calcext:value-type="float">
            <text:p>4228</text:p>
          </table:table-cell>
          <table:table-cell office:value-type="string" calcext:value-type="string">
            <text:p>cpu</text:p>
          </table:table-cell>
          <table:table-cell office:value-type="float" office:value="4.7554347826087" calcext:value-type="float">
            <text:p>4,75543478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e3cbf1e-ca78-4dc9-afc0-390bc923a6fb</text:p>
          </table:table-cell>
          <table:table-cell office:value-type="float" office:value="1451894174911" calcext:value-type="float">
            <text:p>1451894174911</text:p>
          </table:table-cell>
          <table:table-cell office:value-type="float" office:value="4228" calcext:value-type="float">
            <text:p>4228</text:p>
          </table:table-cell>
          <table:table-cell office:value-type="string" calcext:value-type="string">
            <text:p>cpu</text:p>
          </table:table-cell>
          <table:table-cell office:value-type="float" office:value="7.83492366412214" calcext:value-type="float">
            <text:p>7,83492366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e3cbf1e-ca78-4dc9-afc0-390bc923a6fb</text:p>
          </table:table-cell>
          <table:table-cell office:value-type="float" office:value="1451894174993" calcext:value-type="float">
            <text:p>1451894174993</text:p>
          </table:table-cell>
          <table:table-cell office:value-type="float" office:value="4228" calcext:value-type="float">
            <text:p>4228</text:p>
          </table:table-cell>
          <table:table-cell office:value-type="string" calcext:value-type="string">
            <text:p>cpu</text:p>
          </table:table-cell>
          <table:table-cell office:value-type="float" office:value="6.3339552238806" calcext:value-type="float">
            <text:p>6,33395522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e3cbf1e-ca78-4dc9-afc0-390bc923a6fb</text:p>
          </table:table-cell>
          <table:table-cell office:value-type="float" office:value="1451894175013" calcext:value-type="float">
            <text:p>1451894175013</text:p>
          </table:table-cell>
          <table:table-cell office:value-type="float" office:value="4228" calcext:value-type="float">
            <text:p>4228</text:p>
          </table:table-cell>
          <table:table-cell office:value-type="string" calcext:value-type="string">
            <text:p>cpu</text:p>
          </table:table-cell>
          <table:table-cell office:value-type="float" office:value="5.31818181818182" calcext:value-type="float">
            <text:p>5,31818181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e3cbf1e-ca78-4dc9-afc0-390bc923a6fb</text:p>
          </table:table-cell>
          <table:table-cell office:value-type="float" office:value="1451894175065" calcext:value-type="float">
            <text:p>1451894175065</text:p>
          </table:table-cell>
          <table:table-cell office:value-type="float" office:value="4228" calcext:value-type="float">
            <text:p>4228</text:p>
          </table:table-cell>
          <table:table-cell office:value-type="string" calcext:value-type="string">
            <text:p>cpu</text:p>
          </table:table-cell>
          <table:table-cell office:value-type="float" office:value="5.07175925925926" calcext:value-type="float">
            <text:p>5,07175925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e3cbf1e-ca78-4dc9-afc0-390bc923a6fb</text:p>
          </table:table-cell>
          <table:table-cell office:value-type="float" office:value="1451894175133" calcext:value-type="float">
            <text:p>1451894175133</text:p>
          </table:table-cell>
          <table:table-cell office:value-type="float" office:value="4228" calcext:value-type="float">
            <text:p>4228</text:p>
          </table:table-cell>
          <table:table-cell office:value-type="string" calcext:value-type="string">
            <text:p>cpu</text:p>
          </table:table-cell>
          <table:table-cell office:value-type="float" office:value="5.93478260869565" calcext:value-type="float">
            <text:p>5,93478260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e3cbf1e-ca78-4dc9-afc0-390bc923a6fb</text:p>
          </table:table-cell>
          <table:table-cell office:value-type="float" office:value="1451894175161" calcext:value-type="float">
            <text:p>1451894175161</text:p>
          </table:table-cell>
          <table:table-cell office:value-type="float" office:value="4228" calcext:value-type="float">
            <text:p>4228</text:p>
          </table:table-cell>
          <table:table-cell office:value-type="string" calcext:value-type="string">
            <text:p>cpu</text:p>
          </table:table-cell>
          <table:table-cell office:value-type="float" office:value="5.99676724137931" calcext:value-type="float">
            <text:p>5,99676724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e3cbf1e-ca78-4dc9-afc0-390bc923a6fb</text:p>
          </table:table-cell>
          <table:table-cell office:value-type="float" office:value="1451894175219" calcext:value-type="float">
            <text:p>1451894175219</text:p>
          </table:table-cell>
          <table:table-cell office:value-type="float" office:value="4228" calcext:value-type="float">
            <text:p>4228</text:p>
          </table:table-cell>
          <table:table-cell office:value-type="string" calcext:value-type="string">
            <text:p>cpu</text:p>
          </table:table-cell>
          <table:table-cell office:value-type="float" office:value="6.55444785276074" calcext:value-type="float">
            <text:p>6,55444785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e3cbf1e-ca78-4dc9-afc0-390bc923a6fb</text:p>
          </table:table-cell>
          <table:table-cell office:value-type="float" office:value="1451894175283" calcext:value-type="float">
            <text:p>1451894175283</text:p>
          </table:table-cell>
          <table:table-cell office:value-type="float" office:value="4228" calcext:value-type="float">
            <text:p>4228</text:p>
          </table:table-cell>
          <table:table-cell office:value-type="string" calcext:value-type="string">
            <text:p>cpu</text:p>
          </table:table-cell>
          <table:table-cell office:value-type="float" office:value="4.47010869565217" calcext:value-type="float">
            <text:p>4,47010869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e3cbf1e-ca78-4dc9-afc0-390bc923a6fb</text:p>
          </table:table-cell>
          <table:table-cell office:value-type="float" office:value="1451894175311" calcext:value-type="float">
            <text:p>1451894175311</text:p>
          </table:table-cell>
          <table:table-cell office:value-type="float" office:value="4228" calcext:value-type="float">
            <text:p>4228</text:p>
          </table:table-cell>
          <table:table-cell office:value-type="string" calcext:value-type="string">
            <text:p>cpu</text:p>
          </table:table-cell>
          <table:table-cell office:value-type="float" office:value="5.56385869565217" calcext:value-type="float">
            <text:p>5,56385869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e3cbf1e-ca78-4dc9-afc0-390bc923a6fb</text:p>
          </table:table-cell>
          <table:table-cell office:value-type="float" office:value="1451894175369" calcext:value-type="float">
            <text:p>1451894175369</text:p>
          </table:table-cell>
          <table:table-cell office:value-type="float" office:value="4228" calcext:value-type="float">
            <text:p>4228</text:p>
          </table:table-cell>
          <table:table-cell office:value-type="string" calcext:value-type="string">
            <text:p>cpu</text:p>
          </table:table-cell>
          <table:table-cell office:value-type="float" office:value="6.22443181818182" calcext:value-type="float">
            <text:p>6,22443181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e3cbf1e-ca78-4dc9-afc0-390bc923a6fb</text:p>
          </table:table-cell>
          <table:table-cell office:value-type="float" office:value="1451894175420" calcext:value-type="float">
            <text:p>1451894175420</text:p>
          </table:table-cell>
          <table:table-cell office:value-type="float" office:value="4228" calcext:value-type="float">
            <text:p>4228</text:p>
          </table:table-cell>
          <table:table-cell office:value-type="string" calcext:value-type="string">
            <text:p>cpu</text:p>
          </table:table-cell>
          <table:table-cell office:value-type="float" office:value="5.90625" calcext:value-type="float">
            <text:p>5,906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e3cbf1e-ca78-4dc9-afc0-390bc923a6fb</text:p>
          </table:table-cell>
          <table:table-cell office:value-type="float" office:value="1451894175459" calcext:value-type="float">
            <text:p>1451894175459</text:p>
          </table:table-cell>
          <table:table-cell office:value-type="float" office:value="4228" calcext:value-type="float">
            <text:p>4228</text:p>
          </table:table-cell>
          <table:table-cell office:value-type="string" calcext:value-type="string">
            <text:p>cpu</text:p>
          </table:table-cell>
          <table:table-cell office:value-type="float" office:value="5.93478260869565" calcext:value-type="float">
            <text:p>5,93478260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e3cbf1e-ca78-4dc9-afc0-390bc923a6fb</text:p>
          </table:table-cell>
          <table:table-cell office:value-type="float" office:value="1451894175528" calcext:value-type="float">
            <text:p>1451894175528</text:p>
          </table:table-cell>
          <table:table-cell office:value-type="float" office:value="4228" calcext:value-type="float">
            <text:p>4228</text:p>
          </table:table-cell>
          <table:table-cell office:value-type="string" calcext:value-type="string">
            <text:p>cpu</text:p>
          </table:table-cell>
          <table:table-cell office:value-type="float" office:value="5.00954198473282" calcext:value-type="float">
            <text:p>5,00954198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e3cbf1e-ca78-4dc9-afc0-390bc923a6fb</text:p>
          </table:table-cell>
          <table:table-cell office:value-type="float" office:value="1451894175560" calcext:value-type="float">
            <text:p>1451894175560</text:p>
          </table:table-cell>
          <table:table-cell office:value-type="float" office:value="4228" calcext:value-type="float">
            <text:p>4228</text:p>
          </table:table-cell>
          <table:table-cell office:value-type="string" calcext:value-type="string">
            <text:p>cpu</text:p>
          </table:table-cell>
          <table:table-cell office:value-type="float" office:value="6.52272727272727" calcext:value-type="float">
            <text:p>6,52272727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e3cbf1e-ca78-4dc9-afc0-390bc923a6fb</text:p>
          </table:table-cell>
          <table:table-cell office:value-type="float" office:value="1451894175607" calcext:value-type="float">
            <text:p>1451894175607</text:p>
          </table:table-cell>
          <table:table-cell office:value-type="float" office:value="4228" calcext:value-type="float">
            <text:p>4228</text:p>
          </table:table-cell>
          <table:table-cell office:value-type="string" calcext:value-type="string">
            <text:p>cpu</text:p>
          </table:table-cell>
          <table:table-cell office:value-type="float" office:value="5.93478260869565" calcext:value-type="float">
            <text:p>5,93478260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e3cbf1e-ca78-4dc9-afc0-390bc923a6fb</text:p>
          </table:table-cell>
          <table:table-cell office:value-type="float" office:value="1451894175664" calcext:value-type="float">
            <text:p>1451894175664</text:p>
          </table:table-cell>
          <table:table-cell office:value-type="float" office:value="4228" calcext:value-type="float">
            <text:p>4228</text:p>
          </table:table-cell>
          <table:table-cell office:value-type="string" calcext:value-type="string">
            <text:p>cpu</text:p>
          </table:table-cell>
          <table:table-cell office:value-type="float" office:value="6.14285714285714" calcext:value-type="float">
            <text:p>6,14285714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e3cbf1e-ca78-4dc9-afc0-390bc923a6fb</text:p>
          </table:table-cell>
          <table:table-cell office:value-type="float" office:value="1451894175727" calcext:value-type="float">
            <text:p>1451894175727</text:p>
          </table:table-cell>
          <table:table-cell office:value-type="float" office:value="4228" calcext:value-type="float">
            <text:p>4228</text:p>
          </table:table-cell>
          <table:table-cell office:value-type="string" calcext:value-type="string">
            <text:p>cpu</text:p>
          </table:table-cell>
          <table:table-cell office:value-type="float" office:value="5.94078947368421" calcext:value-type="float">
            <text:p>5,94078947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e3cbf1e-ca78-4dc9-afc0-390bc923a6fb</text:p>
          </table:table-cell>
          <table:table-cell office:value-type="float" office:value="1451894175764" calcext:value-type="float">
            <text:p>1451894175764</text:p>
          </table:table-cell>
          <table:table-cell office:value-type="float" office:value="4228" calcext:value-type="float">
            <text:p>4228</text:p>
          </table:table-cell>
          <table:table-cell office:value-type="string" calcext:value-type="string">
            <text:p>cpu</text:p>
          </table:table-cell>
          <table:table-cell office:value-type="float" office:value="4.93318965517241" calcext:value-type="float">
            <text:p>4,93318965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e3cbf1e-ca78-4dc9-afc0-390bc923a6fb</text:p>
          </table:table-cell>
          <table:table-cell office:value-type="float" office:value="1451894175811" calcext:value-type="float">
            <text:p>1451894175811</text:p>
          </table:table-cell>
          <table:table-cell office:value-type="float" office:value="4228" calcext:value-type="float">
            <text:p>4228</text:p>
          </table:table-cell>
          <table:table-cell office:value-type="string" calcext:value-type="string">
            <text:p>cpu</text:p>
          </table:table-cell>
          <table:table-cell office:value-type="float" office:value="6.54261363636364" calcext:value-type="float">
            <text:p>6,54261363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e3cbf1e-ca78-4dc9-afc0-390bc923a6fb</text:p>
          </table:table-cell>
          <table:table-cell office:value-type="float" office:value="1451894175865" calcext:value-type="float">
            <text:p>1451894175865</text:p>
          </table:table-cell>
          <table:table-cell office:value-type="float" office:value="4228" calcext:value-type="float">
            <text:p>4228</text:p>
          </table:table-cell>
          <table:table-cell office:value-type="string" calcext:value-type="string">
            <text:p>cpu</text:p>
          </table:table-cell>
          <table:table-cell office:value-type="float" office:value="6.07173913043478" calcext:value-type="float">
            <text:p>6,07173913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e3cbf1e-ca78-4dc9-afc0-390bc923a6fb</text:p>
          </table:table-cell>
          <table:table-cell office:value-type="float" office:value="1451894175911" calcext:value-type="float">
            <text:p>1451894175911</text:p>
          </table:table-cell>
          <table:table-cell office:value-type="float" office:value="4228" calcext:value-type="float">
            <text:p>4228</text:p>
          </table:table-cell>
          <table:table-cell office:value-type="string" calcext:value-type="string">
            <text:p>cpu</text:p>
          </table:table-cell>
          <table:table-cell office:value-type="float" office:value="6.52445652173913" calcext:value-type="float">
            <text:p>6,52445652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e3cbf1e-ca78-4dc9-afc0-390bc923a6fb</text:p>
          </table:table-cell>
          <table:table-cell office:value-type="float" office:value="1451894175965" calcext:value-type="float">
            <text:p>1451894175965</text:p>
          </table:table-cell>
          <table:table-cell office:value-type="float" office:value="4228" calcext:value-type="float">
            <text:p>4228</text:p>
          </table:table-cell>
          <table:table-cell office:value-type="string" calcext:value-type="string">
            <text:p>cpu</text:p>
          </table:table-cell>
          <table:table-cell office:value-type="float" office:value="6.27019650655022" calcext:value-type="float">
            <text:p>6,27019650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e3cbf1e-ca78-4dc9-afc0-390bc923a6fb</text:p>
          </table:table-cell>
          <table:table-cell office:value-type="float" office:value="1451894176012" calcext:value-type="float">
            <text:p>1451894176012</text:p>
          </table:table-cell>
          <table:table-cell office:value-type="float" office:value="4228" calcext:value-type="float">
            <text:p>4228</text:p>
          </table:table-cell>
          <table:table-cell office:value-type="string" calcext:value-type="string">
            <text:p>cpu</text:p>
          </table:table-cell>
          <table:table-cell office:value-type="float" office:value="7.65815217391304" calcext:value-type="float">
            <text:p>7,65815217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e3cbf1e-ca78-4dc9-afc0-390bc923a6fb</text:p>
          </table:table-cell>
          <table:table-cell office:value-type="float" office:value="1451894176065" calcext:value-type="float">
            <text:p>1451894176065</text:p>
          </table:table-cell>
          <table:table-cell office:value-type="float" office:value="4228" calcext:value-type="float">
            <text:p>4228</text:p>
          </table:table-cell>
          <table:table-cell office:value-type="string" calcext:value-type="string">
            <text:p>cpu</text:p>
          </table:table-cell>
          <table:table-cell office:value-type="float" office:value="5.86363636363636" calcext:value-type="float">
            <text:p>5,86363636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e3cbf1e-ca78-4dc9-afc0-390bc923a6fb</text:p>
          </table:table-cell>
          <table:table-cell office:value-type="float" office:value="1451894176112" calcext:value-type="float">
            <text:p>1451894176112</text:p>
          </table:table-cell>
          <table:table-cell office:value-type="float" office:value="4228" calcext:value-type="float">
            <text:p>4228</text:p>
          </table:table-cell>
          <table:table-cell office:value-type="string" calcext:value-type="string">
            <text:p>cpu</text:p>
          </table:table-cell>
          <table:table-cell office:value-type="float" office:value="5.00954198473282" calcext:value-type="float">
            <text:p>5,00954198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e3cbf1e-ca78-4dc9-afc0-390bc923a6fb</text:p>
          </table:table-cell>
          <table:table-cell office:value-type="float" office:value="1451894176150" calcext:value-type="float">
            <text:p>1451894176150</text:p>
          </table:table-cell>
          <table:table-cell office:value-type="float" office:value="4228" calcext:value-type="float">
            <text:p>4228</text:p>
          </table:table-cell>
          <table:table-cell office:value-type="string" calcext:value-type="string">
            <text:p>cpu</text:p>
          </table:table-cell>
          <table:table-cell office:value-type="float" office:value="7.13315217391304" calcext:value-type="float">
            <text:p>7,13315217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e3cbf1e-ca78-4dc9-afc0-390bc923a6fb</text:p>
          </table:table-cell>
          <table:table-cell office:value-type="float" office:value="1451894176228" calcext:value-type="float">
            <text:p>1451894176228</text:p>
          </table:table-cell>
          <table:table-cell office:value-type="float" office:value="4228" calcext:value-type="float">
            <text:p>4228</text:p>
          </table:table-cell>
          <table:table-cell office:value-type="string" calcext:value-type="string">
            <text:p>cpu</text:p>
          </table:table-cell>
          <table:table-cell office:value-type="float" office:value="7.15238764044944" calcext:value-type="float">
            <text:p>7,15238764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e3cbf1e-ca78-4dc9-afc0-390bc923a6fb</text:p>
          </table:table-cell>
          <table:table-cell office:value-type="float" office:value="1451894176281" calcext:value-type="float">
            <text:p>1451894176281</text:p>
          </table:table-cell>
          <table:table-cell office:value-type="float" office:value="4228" calcext:value-type="float">
            <text:p>4228</text:p>
          </table:table-cell>
          <table:table-cell office:value-type="string" calcext:value-type="string">
            <text:p>cpu</text:p>
          </table:table-cell>
          <table:table-cell office:value-type="float" office:value="5.62745098039216" calcext:value-type="float">
            <text:p>5,62745098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e3cbf1e-ca78-4dc9-afc0-390bc923a6fb</text:p>
          </table:table-cell>
          <table:table-cell office:value-type="float" office:value="1451894176328" calcext:value-type="float">
            <text:p>1451894176328</text:p>
          </table:table-cell>
          <table:table-cell office:value-type="float" office:value="4228" calcext:value-type="float">
            <text:p>4228</text:p>
          </table:table-cell>
          <table:table-cell office:value-type="string" calcext:value-type="string">
            <text:p>cpu</text:p>
          </table:table-cell>
          <table:table-cell office:value-type="float" office:value="5.79044117647059" calcext:value-type="float">
            <text:p>5,79044117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e3cbf1e-ca78-4dc9-afc0-390bc923a6fb</text:p>
          </table:table-cell>
          <table:table-cell office:value-type="float" office:value="1451894176366" calcext:value-type="float">
            <text:p>1451894176366</text:p>
          </table:table-cell>
          <table:table-cell office:value-type="float" office:value="4228" calcext:value-type="float">
            <text:p>4228</text:p>
          </table:table-cell>
          <table:table-cell office:value-type="string" calcext:value-type="string">
            <text:p>cpu</text:p>
          </table:table-cell>
          <table:table-cell office:value-type="float" office:value="6.69642857142857" calcext:value-type="float">
            <text:p>6,69642857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e3cbf1e-ca78-4dc9-afc0-390bc923a6fb</text:p>
          </table:table-cell>
          <table:table-cell office:value-type="float" office:value="1451894176413" calcext:value-type="float">
            <text:p>1451894176413</text:p>
          </table:table-cell>
          <table:table-cell office:value-type="float" office:value="4228" calcext:value-type="float">
            <text:p>4228</text:p>
          </table:table-cell>
          <table:table-cell office:value-type="string" calcext:value-type="string">
            <text:p>cpu</text:p>
          </table:table-cell>
          <table:table-cell office:value-type="float" office:value="5.6573275862069" calcext:value-type="float">
            <text:p>5,65732758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e3cbf1e-ca78-4dc9-afc0-390bc923a6fb</text:p>
          </table:table-cell>
          <table:table-cell office:value-type="float" office:value="1451894176482" calcext:value-type="float">
            <text:p>1451894176482</text:p>
          </table:table-cell>
          <table:table-cell office:value-type="float" office:value="4228" calcext:value-type="float">
            <text:p>4228</text:p>
          </table:table-cell>
          <table:table-cell office:value-type="string" calcext:value-type="string">
            <text:p>cpu</text:p>
          </table:table-cell>
          <table:table-cell office:value-type="float" office:value="6.35018382352941" calcext:value-type="float">
            <text:p>6,35018382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e3cbf1e-ca78-4dc9-afc0-390bc923a6fb</text:p>
          </table:table-cell>
          <table:table-cell office:value-type="float" office:value="1451894176548" calcext:value-type="float">
            <text:p>1451894176548</text:p>
          </table:table-cell>
          <table:table-cell office:value-type="float" office:value="4228" calcext:value-type="float">
            <text:p>4228</text:p>
          </table:table-cell>
          <table:table-cell office:value-type="string" calcext:value-type="string">
            <text:p>cpu</text:p>
          </table:table-cell>
          <table:table-cell office:value-type="float" office:value="6.04610655737705" calcext:value-type="float">
            <text:p>6,04610655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e3cbf1e-ca78-4dc9-afc0-390bc923a6fb</text:p>
          </table:table-cell>
          <table:table-cell office:value-type="float" office:value="1451894176566" calcext:value-type="float">
            <text:p>1451894176566</text:p>
          </table:table-cell>
          <table:table-cell office:value-type="float" office:value="4228" calcext:value-type="float">
            <text:p>4228</text:p>
          </table:table-cell>
          <table:table-cell office:value-type="string" calcext:value-type="string">
            <text:p>cpu</text:p>
          </table:table-cell>
          <table:table-cell office:value-type="float" office:value="5.58806818181818" calcext:value-type="float">
            <text:p>5,58806818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e3cbf1e-ca78-4dc9-afc0-390bc923a6fb</text:p>
          </table:table-cell>
          <table:table-cell office:value-type="float" office:value="1451894176613" calcext:value-type="float">
            <text:p>1451894176613</text:p>
          </table:table-cell>
          <table:table-cell office:value-type="float" office:value="4228" calcext:value-type="float">
            <text:p>4228</text:p>
          </table:table-cell>
          <table:table-cell office:value-type="string" calcext:value-type="string">
            <text:p>cpu</text:p>
          </table:table-cell>
          <table:table-cell office:value-type="float" office:value="4.99891304347826" calcext:value-type="float">
            <text:p>4,99891304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e3cbf1e-ca78-4dc9-afc0-390bc923a6fb</text:p>
          </table:table-cell>
          <table:table-cell office:value-type="float" office:value="1451894176682" calcext:value-type="float">
            <text:p>1451894176682</text:p>
          </table:table-cell>
          <table:table-cell office:value-type="float" office:value="4228" calcext:value-type="float">
            <text:p>4228</text:p>
          </table:table-cell>
          <table:table-cell office:value-type="string" calcext:value-type="string">
            <text:p>cpu</text:p>
          </table:table-cell>
          <table:table-cell office:value-type="float" office:value="7.13920454545455" calcext:value-type="float">
            <text:p>7,13920454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e3cbf1e-ca78-4dc9-afc0-390bc923a6fb</text:p>
          </table:table-cell>
          <table:table-cell office:value-type="float" office:value="1451894176714" calcext:value-type="float">
            <text:p>1451894176714</text:p>
          </table:table-cell>
          <table:table-cell office:value-type="float" office:value="4228" calcext:value-type="float">
            <text:p>4228</text:p>
          </table:table-cell>
          <table:table-cell office:value-type="string" calcext:value-type="string">
            <text:p>cpu</text:p>
          </table:table-cell>
          <table:table-cell office:value-type="float" office:value="5.99711538461538" calcext:value-type="float">
            <text:p>5,99711538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e3cbf1e-ca78-4dc9-afc0-390bc923a6fb</text:p>
          </table:table-cell>
          <table:table-cell office:value-type="float" office:value="1451894176767" calcext:value-type="float">
            <text:p>1451894176767</text:p>
          </table:table-cell>
          <table:table-cell office:value-type="float" office:value="4228" calcext:value-type="float">
            <text:p>4228</text:p>
          </table:table-cell>
          <table:table-cell office:value-type="string" calcext:value-type="string">
            <text:p>cpu</text:p>
          </table:table-cell>
          <table:table-cell office:value-type="float" office:value="6.39036885245902" calcext:value-type="float">
            <text:p>6,39036885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e3cbf1e-ca78-4dc9-afc0-390bc923a6fb</text:p>
          </table:table-cell>
          <table:table-cell office:value-type="float" office:value="1451894176814" calcext:value-type="float">
            <text:p>1451894176814</text:p>
          </table:table-cell>
          <table:table-cell office:value-type="float" office:value="4228" calcext:value-type="float">
            <text:p>4228</text:p>
          </table:table-cell>
          <table:table-cell office:value-type="string" calcext:value-type="string">
            <text:p>cpu</text:p>
          </table:table-cell>
          <table:table-cell office:value-type="float" office:value="4.95581896551724" calcext:value-type="float">
            <text:p>4,95581896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e3cbf1e-ca78-4dc9-afc0-390bc923a6fb</text:p>
          </table:table-cell>
          <table:table-cell office:value-type="float" office:value="1451894176867" calcext:value-type="float">
            <text:p>1451894176867</text:p>
          </table:table-cell>
          <table:table-cell office:value-type="float" office:value="4228" calcext:value-type="float">
            <text:p>4228</text:p>
          </table:table-cell>
          <table:table-cell office:value-type="string" calcext:value-type="string">
            <text:p>cpu</text:p>
          </table:table-cell>
          <table:table-cell office:value-type="float" office:value="6.35883620689655" calcext:value-type="float">
            <text:p>6,35883620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e3cbf1e-ca78-4dc9-afc0-390bc923a6fb</text:p>
          </table:table-cell>
          <table:table-cell office:value-type="float" office:value="1451894176914" calcext:value-type="float">
            <text:p>1451894176914</text:p>
          </table:table-cell>
          <table:table-cell office:value-type="float" office:value="4228" calcext:value-type="float">
            <text:p>4228</text:p>
          </table:table-cell>
          <table:table-cell office:value-type="string" calcext:value-type="string">
            <text:p>cpu</text:p>
          </table:table-cell>
          <table:table-cell office:value-type="float" office:value="5.6573275862069" calcext:value-type="float">
            <text:p>5,65732758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e3cbf1e-ca78-4dc9-afc0-390bc923a6fb</text:p>
          </table:table-cell>
          <table:table-cell office:value-type="float" office:value="1451894176968" calcext:value-type="float">
            <text:p>1451894176968</text:p>
          </table:table-cell>
          <table:table-cell office:value-type="float" office:value="4228" calcext:value-type="float">
            <text:p>4228</text:p>
          </table:table-cell>
          <table:table-cell office:value-type="string" calcext:value-type="string">
            <text:p>cpu</text:p>
          </table:table-cell>
          <table:table-cell office:value-type="float" office:value="7.19370229007634" calcext:value-type="float">
            <text:p>7,19370229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e3cbf1e-ca78-4dc9-afc0-390bc923a6fb</text:p>
          </table:table-cell>
          <table:table-cell office:value-type="float" office:value="1451894177014" calcext:value-type="float">
            <text:p>1451894177014</text:p>
          </table:table-cell>
          <table:table-cell office:value-type="float" office:value="4228" calcext:value-type="float">
            <text:p>4228</text:p>
          </table:table-cell>
          <table:table-cell office:value-type="string" calcext:value-type="string">
            <text:p>cpu</text:p>
          </table:table-cell>
          <table:table-cell office:value-type="float" office:value="5.93478260869565" calcext:value-type="float">
            <text:p>5,93478260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e3cbf1e-ca78-4dc9-afc0-390bc923a6fb</text:p>
          </table:table-cell>
          <table:table-cell office:value-type="float" office:value="1451894177068" calcext:value-type="float">
            <text:p>1451894177068</text:p>
          </table:table-cell>
          <table:table-cell office:value-type="float" office:value="4228" calcext:value-type="float">
            <text:p>4228</text:p>
          </table:table-cell>
          <table:table-cell office:value-type="string" calcext:value-type="string">
            <text:p>cpu</text:p>
          </table:table-cell>
          <table:table-cell office:value-type="float" office:value="6.03911042944785" calcext:value-type="float">
            <text:p>6,03911042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e3cbf1e-ca78-4dc9-afc0-390bc923a6fb</text:p>
          </table:table-cell>
          <table:table-cell office:value-type="float" office:value="1451894177115" calcext:value-type="float">
            <text:p>1451894177115</text:p>
          </table:table-cell>
          <table:table-cell office:value-type="float" office:value="4228" calcext:value-type="float">
            <text:p>4228</text:p>
          </table:table-cell>
          <table:table-cell office:value-type="string" calcext:value-type="string">
            <text:p>cpu</text:p>
          </table:table-cell>
          <table:table-cell office:value-type="float" office:value="5.64945652173913" calcext:value-type="float">
            <text:p>5,64945652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e3cbf1e-ca78-4dc9-afc0-390bc923a6fb</text:p>
          </table:table-cell>
          <table:table-cell office:value-type="float" office:value="1451894177168" calcext:value-type="float">
            <text:p>1451894177168</text:p>
          </table:table-cell>
          <table:table-cell office:value-type="float" office:value="4228" calcext:value-type="float">
            <text:p>4228</text:p>
          </table:table-cell>
          <table:table-cell office:value-type="string" calcext:value-type="string">
            <text:p>cpu</text:p>
          </table:table-cell>
          <table:table-cell office:value-type="float" office:value="5.58928571428571" calcext:value-type="float">
            <text:p>5,58928571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e3cbf1e-ca78-4dc9-afc0-390bc923a6fb</text:p>
          </table:table-cell>
          <table:table-cell office:value-type="float" office:value="1451894177215" calcext:value-type="float">
            <text:p>1451894177215</text:p>
          </table:table-cell>
          <table:table-cell office:value-type="float" office:value="4228" calcext:value-type="float">
            <text:p>4228</text:p>
          </table:table-cell>
          <table:table-cell office:value-type="string" calcext:value-type="string">
            <text:p>cpu</text:p>
          </table:table-cell>
          <table:table-cell office:value-type="float" office:value="5.90196078431373" calcext:value-type="float">
            <text:p>5,90196078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e3cbf1e-ca78-4dc9-afc0-390bc923a6fb</text:p>
          </table:table-cell>
          <table:table-cell office:value-type="float" office:value="1451894177268" calcext:value-type="float">
            <text:p>1451894177268</text:p>
          </table:table-cell>
          <table:table-cell office:value-type="float" office:value="4228" calcext:value-type="float">
            <text:p>4228</text:p>
          </table:table-cell>
          <table:table-cell office:value-type="string" calcext:value-type="string">
            <text:p>cpu</text:p>
          </table:table-cell>
          <table:table-cell office:value-type="float" office:value="5.01785714285714" calcext:value-type="float">
            <text:p>5,01785714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e3cbf1e-ca78-4dc9-afc0-390bc923a6fb</text:p>
          </table:table-cell>
          <table:table-cell office:value-type="float" office:value="1451894177330" calcext:value-type="float">
            <text:p>1451894177330</text:p>
          </table:table-cell>
          <table:table-cell office:value-type="float" office:value="4228" calcext:value-type="float">
            <text:p>4228</text:p>
          </table:table-cell>
          <table:table-cell office:value-type="string" calcext:value-type="string">
            <text:p>cpu</text:p>
          </table:table-cell>
          <table:table-cell office:value-type="float" office:value="7.76185344827586" calcext:value-type="float">
            <text:p>7,76185344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e3cbf1e-ca78-4dc9-afc0-390bc923a6fb</text:p>
          </table:table-cell>
          <table:table-cell office:value-type="float" office:value="1451894177368" calcext:value-type="float">
            <text:p>1451894177368</text:p>
          </table:table-cell>
          <table:table-cell office:value-type="float" office:value="4228" calcext:value-type="float">
            <text:p>4228</text:p>
          </table:table-cell>
          <table:table-cell office:value-type="string" calcext:value-type="string">
            <text:p>cpu</text:p>
          </table:table-cell>
          <table:table-cell office:value-type="float" office:value="6.17647058823529" calcext:value-type="float">
            <text:p>6,17647058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e3cbf1e-ca78-4dc9-afc0-390bc923a6fb</text:p>
          </table:table-cell>
          <table:table-cell office:value-type="float" office:value="1451894177431" calcext:value-type="float">
            <text:p>1451894177431</text:p>
          </table:table-cell>
          <table:table-cell office:value-type="float" office:value="4228" calcext:value-type="float">
            <text:p>4228</text:p>
          </table:table-cell>
          <table:table-cell office:value-type="string" calcext:value-type="string">
            <text:p>cpu</text:p>
          </table:table-cell>
          <table:table-cell office:value-type="float" office:value="5.82470414201183" calcext:value-type="float">
            <text:p>5,8247041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e3cbf1e-ca78-4dc9-afc0-390bc923a6fb</text:p>
          </table:table-cell>
          <table:table-cell office:value-type="float" office:value="1451894177468" calcext:value-type="float">
            <text:p>1451894177468</text:p>
          </table:table-cell>
          <table:table-cell office:value-type="float" office:value="4228" calcext:value-type="float">
            <text:p>4228</text:p>
          </table:table-cell>
          <table:table-cell office:value-type="string" calcext:value-type="string">
            <text:p>cpu</text:p>
          </table:table-cell>
          <table:table-cell office:value-type="float" office:value="8.47625698324022" calcext:value-type="float">
            <text:p>8,47625698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e3cbf1e-ca78-4dc9-afc0-390bc923a6fb</text:p>
          </table:table-cell>
          <table:table-cell office:value-type="float" office:value="1451894177549" calcext:value-type="float">
            <text:p>1451894177549</text:p>
          </table:table-cell>
          <table:table-cell office:value-type="float" office:value="4228" calcext:value-type="float">
            <text:p>4228</text:p>
          </table:table-cell>
          <table:table-cell office:value-type="string" calcext:value-type="string">
            <text:p>cpu</text:p>
          </table:table-cell>
          <table:table-cell office:value-type="float" office:value="8.47625698324022" calcext:value-type="float">
            <text:p>8,47625698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e3cbf1e-ca78-4dc9-afc0-390bc923a6fb</text:p>
          </table:table-cell>
          <table:table-cell office:value-type="float" office:value="1451894177584" calcext:value-type="float">
            <text:p>1451894177584</text:p>
          </table:table-cell>
          <table:table-cell office:value-type="float" office:value="4228" calcext:value-type="float">
            <text:p>4228</text:p>
          </table:table-cell>
          <table:table-cell office:value-type="string" calcext:value-type="string">
            <text:p>cpu</text:p>
          </table:table-cell>
          <table:table-cell office:value-type="float" office:value="1.430625" calcext:value-type="float">
            <text:p>1,4306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e3cbf1e-ca78-4dc9-afc0-390bc923a6fb</text:p>
          </table:table-cell>
          <table:table-cell office:value-type="float" office:value="1451894177616" calcext:value-type="float">
            <text:p>1451894177616</text:p>
          </table:table-cell>
          <table:table-cell office:value-type="float" office:value="4228" calcext:value-type="float">
            <text:p>4228</text:p>
          </table:table-cell>
          <table:table-cell office:value-type="string" calcext:value-type="string">
            <text:p>cpu</text:p>
          </table:table-cell>
          <table:table-cell office:value-type="float" office:value="1.430625" calcext:value-type="float">
            <text:p>1,4306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e3cbf1e-ca78-4dc9-afc0-390bc923a6fb</text:p>
          </table:table-cell>
          <table:table-cell office:value-type="float" office:value="1451894177685" calcext:value-type="float">
            <text:p>1451894177685</text:p>
          </table:table-cell>
          <table:table-cell office:value-type="float" office:value="4228" calcext:value-type="float">
            <text:p>4228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e3cbf1e-ca78-4dc9-afc0-390bc923a6fb</text:p>
          </table:table-cell>
          <table:table-cell office:value-type="float" office:value="1451894177716" calcext:value-type="float">
            <text:p>1451894177716</text:p>
          </table:table-cell>
          <table:table-cell office:value-type="float" office:value="4228" calcext:value-type="float">
            <text:p>4228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e3cbf1e-ca78-4dc9-afc0-390bc923a6fb</text:p>
          </table:table-cell>
          <table:table-cell office:value-type="float" office:value="1451894177769" calcext:value-type="float">
            <text:p>1451894177769</text:p>
          </table:table-cell>
          <table:table-cell office:value-type="float" office:value="4228" calcext:value-type="float">
            <text:p>4228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e3cbf1e-ca78-4dc9-afc0-390bc923a6fb</text:p>
          </table:table-cell>
          <table:table-cell office:value-type="float" office:value="1451894177816" calcext:value-type="float">
            <text:p>1451894177816</text:p>
          </table:table-cell>
          <table:table-cell office:value-type="float" office:value="4228" calcext:value-type="float">
            <text:p>4228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e3cbf1e-ca78-4dc9-afc0-390bc923a6fb</text:p>
          </table:table-cell>
          <table:table-cell office:value-type="float" office:value="1451894177870" calcext:value-type="float">
            <text:p>1451894177870</text:p>
          </table:table-cell>
          <table:table-cell office:value-type="float" office:value="4228" calcext:value-type="float">
            <text:p>4228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e3cbf1e-ca78-4dc9-afc0-390bc923a6fb</text:p>
          </table:table-cell>
          <table:table-cell office:value-type="float" office:value="1451894177916" calcext:value-type="float">
            <text:p>1451894177916</text:p>
          </table:table-cell>
          <table:table-cell office:value-type="float" office:value="4228" calcext:value-type="float">
            <text:p>4228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e3cbf1e-ca78-4dc9-afc0-390bc923a6fb</text:p>
          </table:table-cell>
          <table:table-cell office:value-type="float" office:value="1451894177970" calcext:value-type="float">
            <text:p>1451894177970</text:p>
          </table:table-cell>
          <table:table-cell office:value-type="float" office:value="4228" calcext:value-type="float">
            <text:p>4228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e3cbf1e-ca78-4dc9-afc0-390bc923a6fb</text:p>
          </table:table-cell>
          <table:table-cell office:value-type="float" office:value="1451894178017" calcext:value-type="float">
            <text:p>1451894178017</text:p>
          </table:table-cell>
          <table:table-cell office:value-type="float" office:value="4228" calcext:value-type="float">
            <text:p>4228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e3cbf1e-ca78-4dc9-afc0-390bc923a6fb</text:p>
          </table:table-cell>
          <table:table-cell office:value-type="float" office:value="1451894178086" calcext:value-type="float">
            <text:p>1451894178086</text:p>
          </table:table-cell>
          <table:table-cell office:value-type="float" office:value="4228" calcext:value-type="float">
            <text:p>4228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e3cbf1e-ca78-4dc9-afc0-390bc923a6fb</text:p>
          </table:table-cell>
          <table:table-cell office:value-type="float" office:value="1451894178117" calcext:value-type="float">
            <text:p>1451894178117</text:p>
          </table:table-cell>
          <table:table-cell office:value-type="float" office:value="4228" calcext:value-type="float">
            <text:p>4228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e3cbf1e-ca78-4dc9-afc0-390bc923a6fb</text:p>
          </table:table-cell>
          <table:table-cell office:value-type="float" office:value="1451894178170" calcext:value-type="float">
            <text:p>1451894178170</text:p>
          </table:table-cell>
          <table:table-cell office:value-type="float" office:value="4228" calcext:value-type="float">
            <text:p>4228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e3cbf1e-ca78-4dc9-afc0-390bc923a6fb</text:p>
          </table:table-cell>
          <table:table-cell office:value-type="float" office:value="1451894178217" calcext:value-type="float">
            <text:p>1451894178217</text:p>
          </table:table-cell>
          <table:table-cell office:value-type="float" office:value="4228" calcext:value-type="float">
            <text:p>4228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e3cbf1e-ca78-4dc9-afc0-390bc923a6fb</text:p>
          </table:table-cell>
          <table:table-cell office:value-type="float" office:value="1451894178270" calcext:value-type="float">
            <text:p>1451894178270</text:p>
          </table:table-cell>
          <table:table-cell office:value-type="float" office:value="4228" calcext:value-type="float">
            <text:p>4228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e3cbf1e-ca78-4dc9-afc0-390bc923a6fb</text:p>
          </table:table-cell>
          <table:table-cell office:value-type="float" office:value="1451894178317" calcext:value-type="float">
            <text:p>1451894178317</text:p>
          </table:table-cell>
          <table:table-cell office:value-type="float" office:value="4228" calcext:value-type="float">
            <text:p>4228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e3cbf1e-ca78-4dc9-afc0-390bc923a6fb</text:p>
          </table:table-cell>
          <table:table-cell office:value-type="float" office:value="1451894178371" calcext:value-type="float">
            <text:p>1451894178371</text:p>
          </table:table-cell>
          <table:table-cell office:value-type="float" office:value="4228" calcext:value-type="float">
            <text:p>4228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e3cbf1e-ca78-4dc9-afc0-390bc923a6fb</text:p>
          </table:table-cell>
          <table:table-cell office:value-type="float" office:value="1451894178418" calcext:value-type="float">
            <text:p>1451894178418</text:p>
          </table:table-cell>
          <table:table-cell office:value-type="float" office:value="4228" calcext:value-type="float">
            <text:p>4228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e3cbf1e-ca78-4dc9-afc0-390bc923a6fb</text:p>
          </table:table-cell>
          <table:table-cell office:value-type="float" office:value="1451894178487" calcext:value-type="float">
            <text:p>1451894178487</text:p>
          </table:table-cell>
          <table:table-cell office:value-type="float" office:value="4228" calcext:value-type="float">
            <text:p>4228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e3cbf1e-ca78-4dc9-afc0-390bc923a6fb</text:p>
          </table:table-cell>
          <table:table-cell office:value-type="float" office:value="1451894178552" calcext:value-type="float">
            <text:p>1451894178552</text:p>
          </table:table-cell>
          <table:table-cell office:value-type="float" office:value="4228" calcext:value-type="float">
            <text:p>4228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e3cbf1e-ca78-4dc9-afc0-390bc923a6fb</text:p>
          </table:table-cell>
          <table:table-cell office:value-type="float" office:value="1451894178571" calcext:value-type="float">
            <text:p>1451894178571</text:p>
          </table:table-cell>
          <table:table-cell office:value-type="float" office:value="4228" calcext:value-type="float">
            <text:p>4228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e3cbf1e-ca78-4dc9-afc0-390bc923a6fb</text:p>
          </table:table-cell>
          <table:table-cell office:value-type="float" office:value="1451894178618" calcext:value-type="float">
            <text:p>1451894178618</text:p>
          </table:table-cell>
          <table:table-cell office:value-type="float" office:value="4228" calcext:value-type="float">
            <text:p>4228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e3cbf1e-ca78-4dc9-afc0-390bc923a6fb</text:p>
          </table:table-cell>
          <table:table-cell office:value-type="float" office:value="1451894178671" calcext:value-type="float">
            <text:p>1451894178671</text:p>
          </table:table-cell>
          <table:table-cell office:value-type="float" office:value="4228" calcext:value-type="float">
            <text:p>4228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e3cbf1e-ca78-4dc9-afc0-390bc923a6fb</text:p>
          </table:table-cell>
          <table:table-cell office:value-type="float" office:value="1451894178702" calcext:value-type="float">
            <text:p>1451894178702</text:p>
          </table:table-cell>
          <table:table-cell office:value-type="float" office:value="4228" calcext:value-type="float">
            <text:p>4228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e3cbf1e-ca78-4dc9-afc0-390bc923a6fb</text:p>
          </table:table-cell>
          <table:table-cell office:value-type="float" office:value="1451894178787" calcext:value-type="float">
            <text:p>1451894178787</text:p>
          </table:table-cell>
          <table:table-cell office:value-type="float" office:value="4228" calcext:value-type="float">
            <text:p>4228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e3cbf1e-ca78-4dc9-afc0-390bc923a6fb</text:p>
          </table:table-cell>
          <table:table-cell office:value-type="float" office:value="1451894178834" calcext:value-type="float">
            <text:p>1451894178834</text:p>
          </table:table-cell>
          <table:table-cell office:value-type="float" office:value="4228" calcext:value-type="float">
            <text:p>4228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e3cbf1e-ca78-4dc9-afc0-390bc923a6fb</text:p>
          </table:table-cell>
          <table:table-cell office:value-type="float" office:value="1451894178872" calcext:value-type="float">
            <text:p>1451894178872</text:p>
          </table:table-cell>
          <table:table-cell office:value-type="float" office:value="4228" calcext:value-type="float">
            <text:p>4228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e3cbf1e-ca78-4dc9-afc0-390bc923a6fb</text:p>
          </table:table-cell>
          <table:table-cell office:value-type="float" office:value="1451894178919" calcext:value-type="float">
            <text:p>1451894178919</text:p>
          </table:table-cell>
          <table:table-cell office:value-type="float" office:value="4228" calcext:value-type="float">
            <text:p>4228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8280cc8-4616-4500-b7b0-bb18588a6392</text:p>
          </table:table-cell>
          <table:table-cell office:value-type="float" office:value="1451894236161" calcext:value-type="float">
            <text:p>1451894236161</text:p>
          </table:table-cell>
          <table:table-cell office:value-type="float" office:value="7504" calcext:value-type="float">
            <text:p>7504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8280cc8-4616-4500-b7b0-bb18588a6392</text:p>
          </table:table-cell>
          <table:table-cell office:value-type="float" office:value="1451894236208" calcext:value-type="float">
            <text:p>1451894236208</text:p>
          </table:table-cell>
          <table:table-cell office:value-type="float" office:value="7504" calcext:value-type="float">
            <text:p>7504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8280cc8-4616-4500-b7b0-bb18588a6392</text:p>
          </table:table-cell>
          <table:table-cell office:value-type="float" office:value="1451894236277" calcext:value-type="float">
            <text:p>1451894236277</text:p>
          </table:table-cell>
          <table:table-cell office:value-type="float" office:value="7504" calcext:value-type="float">
            <text:p>7504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8280cc8-4616-4500-b7b0-bb18588a6392</text:p>
          </table:table-cell>
          <table:table-cell office:value-type="float" office:value="1451894236346" calcext:value-type="float">
            <text:p>1451894236346</text:p>
          </table:table-cell>
          <table:table-cell office:value-type="float" office:value="7504" calcext:value-type="float">
            <text:p>7504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8280cc8-4616-4500-b7b0-bb18588a6392</text:p>
          </table:table-cell>
          <table:table-cell office:value-type="float" office:value="1451894236393" calcext:value-type="float">
            <text:p>1451894236393</text:p>
          </table:table-cell>
          <table:table-cell office:value-type="float" office:value="7504" calcext:value-type="float">
            <text:p>7504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8280cc8-4616-4500-b7b0-bb18588a6392</text:p>
          </table:table-cell>
          <table:table-cell office:value-type="float" office:value="1451894236424" calcext:value-type="float">
            <text:p>1451894236424</text:p>
          </table:table-cell>
          <table:table-cell office:value-type="float" office:value="7504" calcext:value-type="float">
            <text:p>7504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8280cc8-4616-4500-b7b0-bb18588a6392</text:p>
          </table:table-cell>
          <table:table-cell office:value-type="float" office:value="1451894236462" calcext:value-type="float">
            <text:p>1451894236462</text:p>
          </table:table-cell>
          <table:table-cell office:value-type="float" office:value="7504" calcext:value-type="float">
            <text:p>7504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8280cc8-4616-4500-b7b0-bb18588a6392</text:p>
          </table:table-cell>
          <table:table-cell office:value-type="float" office:value="1451894236525" calcext:value-type="float">
            <text:p>1451894236525</text:p>
          </table:table-cell>
          <table:table-cell office:value-type="float" office:value="7504" calcext:value-type="float">
            <text:p>7504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8280cc8-4616-4500-b7b0-bb18588a6392</text:p>
          </table:table-cell>
          <table:table-cell office:value-type="float" office:value="1451894236593" calcext:value-type="float">
            <text:p>1451894236593</text:p>
          </table:table-cell>
          <table:table-cell office:value-type="float" office:value="7504" calcext:value-type="float">
            <text:p>7504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8280cc8-4616-4500-b7b0-bb18588a6392</text:p>
          </table:table-cell>
          <table:table-cell office:value-type="float" office:value="1451894236625" calcext:value-type="float">
            <text:p>1451894236625</text:p>
          </table:table-cell>
          <table:table-cell office:value-type="float" office:value="7504" calcext:value-type="float">
            <text:p>7504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8280cc8-4616-4500-b7b0-bb18588a6392</text:p>
          </table:table-cell>
          <table:table-cell office:value-type="float" office:value="1451894236693" calcext:value-type="float">
            <text:p>1451894236693</text:p>
          </table:table-cell>
          <table:table-cell office:value-type="float" office:value="7504" calcext:value-type="float">
            <text:p>7504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8280cc8-4616-4500-b7b0-bb18588a6392</text:p>
          </table:table-cell>
          <table:table-cell office:value-type="float" office:value="1451894236747" calcext:value-type="float">
            <text:p>1451894236747</text:p>
          </table:table-cell>
          <table:table-cell office:value-type="float" office:value="7504" calcext:value-type="float">
            <text:p>7504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8280cc8-4616-4500-b7b0-bb18588a6392</text:p>
          </table:table-cell>
          <table:table-cell office:value-type="float" office:value="1451894236794" calcext:value-type="float">
            <text:p>1451894236794</text:p>
          </table:table-cell>
          <table:table-cell office:value-type="float" office:value="7504" calcext:value-type="float">
            <text:p>7504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8280cc8-4616-4500-b7b0-bb18588a6392</text:p>
          </table:table-cell>
          <table:table-cell office:value-type="float" office:value="1451894236825" calcext:value-type="float">
            <text:p>1451894236825</text:p>
          </table:table-cell>
          <table:table-cell office:value-type="float" office:value="7504" calcext:value-type="float">
            <text:p>7504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8280cc8-4616-4500-b7b0-bb18588a6392</text:p>
          </table:table-cell>
          <table:table-cell office:value-type="float" office:value="1451894236894" calcext:value-type="float">
            <text:p>1451894236894</text:p>
          </table:table-cell>
          <table:table-cell office:value-type="float" office:value="7504" calcext:value-type="float">
            <text:p>7504</text:p>
          </table:table-cell>
          <table:table-cell office:value-type="string" calcext:value-type="string">
            <text:p>cpu</text:p>
          </table:table-cell>
          <table:table-cell office:value-type="float" office:value="7.93222070844687" calcext:value-type="float">
            <text:p>7,93222070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8280cc8-4616-4500-b7b0-bb18588a6392</text:p>
          </table:table-cell>
          <table:table-cell office:value-type="float" office:value="1451894236926" calcext:value-type="float">
            <text:p>1451894236926</text:p>
          </table:table-cell>
          <table:table-cell office:value-type="float" office:value="7504" calcext:value-type="float">
            <text:p>7504</text:p>
          </table:table-cell>
          <table:table-cell office:value-type="string" calcext:value-type="string">
            <text:p>cpu</text:p>
          </table:table-cell>
          <table:table-cell office:value-type="float" office:value="7.97596153846154" calcext:value-type="float">
            <text:p>7,97596153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8280cc8-4616-4500-b7b0-bb18588a6392</text:p>
          </table:table-cell>
          <table:table-cell office:value-type="float" office:value="1451894236995" calcext:value-type="float">
            <text:p>1451894236995</text:p>
          </table:table-cell>
          <table:table-cell office:value-type="float" office:value="7504" calcext:value-type="float">
            <text:p>7504</text:p>
          </table:table-cell>
          <table:table-cell office:value-type="string" calcext:value-type="string">
            <text:p>cpu</text:p>
          </table:table-cell>
          <table:table-cell office:value-type="float" office:value="9.29908906882591" calcext:value-type="float">
            <text:p>9,29908906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8280cc8-4616-4500-b7b0-bb18588a6392</text:p>
          </table:table-cell>
          <table:table-cell office:value-type="float" office:value="1451894237048" calcext:value-type="float">
            <text:p>1451894237048</text:p>
          </table:table-cell>
          <table:table-cell office:value-type="float" office:value="7504" calcext:value-type="float">
            <text:p>7504</text:p>
          </table:table-cell>
          <table:table-cell office:value-type="string" calcext:value-type="string">
            <text:p>cpu</text:p>
          </table:table-cell>
          <table:table-cell office:value-type="float" office:value="8.9482044198895" calcext:value-type="float">
            <text:p>8,94820441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8280cc8-4616-4500-b7b0-bb18588a6392</text:p>
          </table:table-cell>
          <table:table-cell office:value-type="float" office:value="1451894237095" calcext:value-type="float">
            <text:p>1451894237095</text:p>
          </table:table-cell>
          <table:table-cell office:value-type="float" office:value="7504" calcext:value-type="float">
            <text:p>7504</text:p>
          </table:table-cell>
          <table:table-cell office:value-type="string" calcext:value-type="string">
            <text:p>cpu</text:p>
          </table:table-cell>
          <table:table-cell office:value-type="float" office:value="8.74005681818182" calcext:value-type="float">
            <text:p>8,74005681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8280cc8-4616-4500-b7b0-bb18588a6392</text:p>
          </table:table-cell>
          <table:table-cell office:value-type="float" office:value="1451894237148" calcext:value-type="float">
            <text:p>1451894237148</text:p>
          </table:table-cell>
          <table:table-cell office:value-type="float" office:value="7504" calcext:value-type="float">
            <text:p>7504</text:p>
          </table:table-cell>
          <table:table-cell office:value-type="string" calcext:value-type="string">
            <text:p>cpu</text:p>
          </table:table-cell>
          <table:table-cell office:value-type="float" office:value="7.23529411764706" calcext:value-type="float">
            <text:p>7,23529411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8280cc8-4616-4500-b7b0-bb18588a6392</text:p>
          </table:table-cell>
          <table:table-cell office:value-type="float" office:value="1451894237195" calcext:value-type="float">
            <text:p>1451894237195</text:p>
          </table:table-cell>
          <table:table-cell office:value-type="float" office:value="7504" calcext:value-type="float">
            <text:p>7504</text:p>
          </table:table-cell>
          <table:table-cell office:value-type="string" calcext:value-type="string">
            <text:p>cpu</text:p>
          </table:table-cell>
          <table:table-cell office:value-type="float" office:value="8.69027303754266" calcext:value-type="float">
            <text:p>8,69027303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8280cc8-4616-4500-b7b0-bb18588a6392</text:p>
          </table:table-cell>
          <table:table-cell office:value-type="float" office:value="1451894237226" calcext:value-type="float">
            <text:p>1451894237226</text:p>
          </table:table-cell>
          <table:table-cell office:value-type="float" office:value="7504" calcext:value-type="float">
            <text:p>7504</text:p>
          </table:table-cell>
          <table:table-cell office:value-type="string" calcext:value-type="string">
            <text:p>cpu</text:p>
          </table:table-cell>
          <table:table-cell office:value-type="float" office:value="8.19" calcext:value-type="float">
            <text:p>8,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8280cc8-4616-4500-b7b0-bb18588a6392</text:p>
          </table:table-cell>
          <table:table-cell office:value-type="float" office:value="1451894237295" calcext:value-type="float">
            <text:p>1451894237295</text:p>
          </table:table-cell>
          <table:table-cell office:value-type="float" office:value="7504" calcext:value-type="float">
            <text:p>7504</text:p>
          </table:table-cell>
          <table:table-cell office:value-type="string" calcext:value-type="string">
            <text:p>cpu</text:p>
          </table:table-cell>
          <table:table-cell office:value-type="float" office:value="8.07692307692308" calcext:value-type="float">
            <text:p>8,07692307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8280cc8-4616-4500-b7b0-bb18588a6392</text:p>
          </table:table-cell>
          <table:table-cell office:value-type="float" office:value="1451894237348" calcext:value-type="float">
            <text:p>1451894237348</text:p>
          </table:table-cell>
          <table:table-cell office:value-type="float" office:value="7504" calcext:value-type="float">
            <text:p>7504</text:p>
          </table:table-cell>
          <table:table-cell office:value-type="string" calcext:value-type="string">
            <text:p>cpu</text:p>
          </table:table-cell>
          <table:table-cell office:value-type="float" office:value="7.88646288209607" calcext:value-type="float">
            <text:p>7,88646288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8280cc8-4616-4500-b7b0-bb18588a6392</text:p>
          </table:table-cell>
          <table:table-cell office:value-type="float" office:value="1451894237395" calcext:value-type="float">
            <text:p>1451894237395</text:p>
          </table:table-cell>
          <table:table-cell office:value-type="float" office:value="7504" calcext:value-type="float">
            <text:p>7504</text:p>
          </table:table-cell>
          <table:table-cell office:value-type="string" calcext:value-type="string">
            <text:p>cpu</text:p>
          </table:table-cell>
          <table:table-cell office:value-type="float" office:value="6.95833333333333" calcext:value-type="float">
            <text:p>6,95833333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8280cc8-4616-4500-b7b0-bb18588a6392</text:p>
          </table:table-cell>
          <table:table-cell office:value-type="float" office:value="1451894237448" calcext:value-type="float">
            <text:p>1451894237448</text:p>
          </table:table-cell>
          <table:table-cell office:value-type="float" office:value="7504" calcext:value-type="float">
            <text:p>7504</text:p>
          </table:table-cell>
          <table:table-cell office:value-type="string" calcext:value-type="string">
            <text:p>cpu</text:p>
          </table:table-cell>
          <table:table-cell office:value-type="float" office:value="6.93454724409449" calcext:value-type="float">
            <text:p>6,93454724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8280cc8-4616-4500-b7b0-bb18588a6392</text:p>
          </table:table-cell>
          <table:table-cell office:value-type="float" office:value="1451894237464" calcext:value-type="float">
            <text:p>1451894237464</text:p>
          </table:table-cell>
          <table:table-cell office:value-type="float" office:value="7504" calcext:value-type="float">
            <text:p>7504</text:p>
          </table:table-cell>
          <table:table-cell office:value-type="string" calcext:value-type="string">
            <text:p>cpu</text:p>
          </table:table-cell>
          <table:table-cell office:value-type="float" office:value="7.13568037974683" calcext:value-type="float">
            <text:p>7,13568037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8280cc8-4616-4500-b7b0-bb18588a6392</text:p>
          </table:table-cell>
          <table:table-cell office:value-type="float" office:value="1451894237549" calcext:value-type="float">
            <text:p>1451894237549</text:p>
          </table:table-cell>
          <table:table-cell office:value-type="float" office:value="7504" calcext:value-type="float">
            <text:p>7504</text:p>
          </table:table-cell>
          <table:table-cell office:value-type="string" calcext:value-type="string">
            <text:p>cpu</text:p>
          </table:table-cell>
          <table:table-cell office:value-type="float" office:value="7.65625" calcext:value-type="float">
            <text:p>7,656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8280cc8-4616-4500-b7b0-bb18588a6392</text:p>
          </table:table-cell>
          <table:table-cell office:value-type="float" office:value="1451894237611" calcext:value-type="float">
            <text:p>1451894237611</text:p>
          </table:table-cell>
          <table:table-cell office:value-type="float" office:value="7504" calcext:value-type="float">
            <text:p>7504</text:p>
          </table:table-cell>
          <table:table-cell office:value-type="string" calcext:value-type="string">
            <text:p>cpu</text:p>
          </table:table-cell>
          <table:table-cell office:value-type="float" office:value="7.25375" calcext:value-type="float">
            <text:p>7,253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8280cc8-4616-4500-b7b0-bb18588a6392</text:p>
          </table:table-cell>
          <table:table-cell office:value-type="float" office:value="1451894237611" calcext:value-type="float">
            <text:p>1451894237611</text:p>
          </table:table-cell>
          <table:table-cell office:value-type="float" office:value="7504" calcext:value-type="float">
            <text:p>7504</text:p>
          </table:table-cell>
          <table:table-cell office:value-type="string" calcext:value-type="string">
            <text:p>cpu</text:p>
          </table:table-cell>
          <table:table-cell office:value-type="float" office:value="7.546" calcext:value-type="float">
            <text:p>7,5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8280cc8-4616-4500-b7b0-bb18588a6392</text:p>
          </table:table-cell>
          <table:table-cell office:value-type="float" office:value="1451894237715" calcext:value-type="float">
            <text:p>1451894237715</text:p>
          </table:table-cell>
          <table:table-cell office:value-type="float" office:value="7504" calcext:value-type="float">
            <text:p>7504</text:p>
          </table:table-cell>
          <table:table-cell office:value-type="string" calcext:value-type="string">
            <text:p>cpu</text:p>
          </table:table-cell>
          <table:table-cell office:value-type="float" office:value="7.73487544483986" calcext:value-type="float">
            <text:p>7,73487544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8280cc8-4616-4500-b7b0-bb18588a6392</text:p>
          </table:table-cell>
          <table:table-cell office:value-type="float" office:value="1451894237718" calcext:value-type="float">
            <text:p>1451894237718</text:p>
          </table:table-cell>
          <table:table-cell office:value-type="float" office:value="7504" calcext:value-type="float">
            <text:p>7504</text:p>
          </table:table-cell>
          <table:table-cell office:value-type="string" calcext:value-type="string">
            <text:p>cpu</text:p>
          </table:table-cell>
          <table:table-cell office:value-type="float" office:value="7.72282608695652" calcext:value-type="float">
            <text:p>7,7228260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8280cc8-4616-4500-b7b0-bb18588a6392</text:p>
          </table:table-cell>
          <table:table-cell office:value-type="float" office:value="1451894237787" calcext:value-type="float">
            <text:p>1451894237787</text:p>
          </table:table-cell>
          <table:table-cell office:value-type="float" office:value="7504" calcext:value-type="float">
            <text:p>7504</text:p>
          </table:table-cell>
          <table:table-cell office:value-type="string" calcext:value-type="string">
            <text:p>cpu</text:p>
          </table:table-cell>
          <table:table-cell office:value-type="float" office:value="7.57081545064378" calcext:value-type="float">
            <text:p>7,57081545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8280cc8-4616-4500-b7b0-bb18588a6392</text:p>
          </table:table-cell>
          <table:table-cell office:value-type="float" office:value="1451894237825" calcext:value-type="float">
            <text:p>1451894237825</text:p>
          </table:table-cell>
          <table:table-cell office:value-type="float" office:value="7504" calcext:value-type="float">
            <text:p>7504</text:p>
          </table:table-cell>
          <table:table-cell office:value-type="string" calcext:value-type="string">
            <text:p>cpu</text:p>
          </table:table-cell>
          <table:table-cell office:value-type="float" office:value="7.24109907120743" calcext:value-type="float">
            <text:p>7,24109907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8280cc8-4616-4500-b7b0-bb18588a6392</text:p>
          </table:table-cell>
          <table:table-cell office:value-type="float" office:value="1451894237911" calcext:value-type="float">
            <text:p>1451894237911</text:p>
          </table:table-cell>
          <table:table-cell office:value-type="float" office:value="7504" calcext:value-type="float">
            <text:p>7504</text:p>
          </table:table-cell>
          <table:table-cell office:value-type="string" calcext:value-type="string">
            <text:p>cpu</text:p>
          </table:table-cell>
          <table:table-cell office:value-type="float" office:value="6.99193548387097" calcext:value-type="float">
            <text:p>6,99193548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8280cc8-4616-4500-b7b0-bb18588a6392</text:p>
          </table:table-cell>
          <table:table-cell office:value-type="float" office:value="1451894237912" calcext:value-type="float">
            <text:p>1451894237912</text:p>
          </table:table-cell>
          <table:table-cell office:value-type="float" office:value="7504" calcext:value-type="float">
            <text:p>7504</text:p>
          </table:table-cell>
          <table:table-cell office:value-type="string" calcext:value-type="string">
            <text:p>cpu</text:p>
          </table:table-cell>
          <table:table-cell office:value-type="float" office:value="7.51113861386139" calcext:value-type="float">
            <text:p>7,51113861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8280cc8-4616-4500-b7b0-bb18588a6392</text:p>
          </table:table-cell>
          <table:table-cell office:value-type="float" office:value="1451894237975" calcext:value-type="float">
            <text:p>1451894237975</text:p>
          </table:table-cell>
          <table:table-cell office:value-type="float" office:value="7504" calcext:value-type="float">
            <text:p>7504</text:p>
          </table:table-cell>
          <table:table-cell office:value-type="string" calcext:value-type="string">
            <text:p>cpu</text:p>
          </table:table-cell>
          <table:table-cell office:value-type="float" office:value="7.38981042654028" calcext:value-type="float">
            <text:p>7,38981042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8280cc8-4616-4500-b7b0-bb18588a6392</text:p>
          </table:table-cell>
          <table:table-cell office:value-type="float" office:value="1451894238067" calcext:value-type="float">
            <text:p>1451894238067</text:p>
          </table:table-cell>
          <table:table-cell office:value-type="float" office:value="7504" calcext:value-type="float">
            <text:p>7504</text:p>
          </table:table-cell>
          <table:table-cell office:value-type="string" calcext:value-type="string">
            <text:p>cpu</text:p>
          </table:table-cell>
          <table:table-cell office:value-type="float" office:value="5.83102766798419" calcext:value-type="float">
            <text:p>5,8310276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8280cc8-4616-4500-b7b0-bb18588a6392</text:p>
          </table:table-cell>
          <table:table-cell office:value-type="float" office:value="1451894238077" calcext:value-type="float">
            <text:p>1451894238077</text:p>
          </table:table-cell>
          <table:table-cell office:value-type="float" office:value="7504" calcext:value-type="float">
            <text:p>7504</text:p>
          </table:table-cell>
          <table:table-cell office:value-type="string" calcext:value-type="string">
            <text:p>cpu</text:p>
          </table:table-cell>
          <table:table-cell office:value-type="float" office:value="7.599375" calcext:value-type="float">
            <text:p>7,5993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8280cc8-4616-4500-b7b0-bb18588a6392</text:p>
          </table:table-cell>
          <table:table-cell office:value-type="float" office:value="1451894238173" calcext:value-type="float">
            <text:p>1451894238173</text:p>
          </table:table-cell>
          <table:table-cell office:value-type="float" office:value="7504" calcext:value-type="float">
            <text:p>7504</text:p>
          </table:table-cell>
          <table:table-cell office:value-type="string" calcext:value-type="string">
            <text:p>cpu</text:p>
          </table:table-cell>
          <table:table-cell office:value-type="float" office:value="7.78162055335968" calcext:value-type="float">
            <text:p>7,78162055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8280cc8-4616-4500-b7b0-bb18588a6392</text:p>
          </table:table-cell>
          <table:table-cell office:value-type="float" office:value="1451894238174" calcext:value-type="float">
            <text:p>1451894238174</text:p>
          </table:table-cell>
          <table:table-cell office:value-type="float" office:value="7504" calcext:value-type="float">
            <text:p>7504</text:p>
          </table:table-cell>
          <table:table-cell office:value-type="string" calcext:value-type="string">
            <text:p>cpu</text:p>
          </table:table-cell>
          <table:table-cell office:value-type="float" office:value="6.96842783505155" calcext:value-type="float">
            <text:p>6,96842783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8280cc8-4616-4500-b7b0-bb18588a6392</text:p>
          </table:table-cell>
          <table:table-cell office:value-type="float" office:value="1451894238240" calcext:value-type="float">
            <text:p>1451894238240</text:p>
          </table:table-cell>
          <table:table-cell office:value-type="float" office:value="7504" calcext:value-type="float">
            <text:p>7504</text:p>
          </table:table-cell>
          <table:table-cell office:value-type="string" calcext:value-type="string">
            <text:p>cpu</text:p>
          </table:table-cell>
          <table:table-cell office:value-type="float" office:value="7.16666666666667" calcext:value-type="float">
            <text:p>7,16666666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8280cc8-4616-4500-b7b0-bb18588a6392</text:p>
          </table:table-cell>
          <table:table-cell office:value-type="float" office:value="1451894238340" calcext:value-type="float">
            <text:p>1451894238340</text:p>
          </table:table-cell>
          <table:table-cell office:value-type="float" office:value="7504" calcext:value-type="float">
            <text:p>7504</text:p>
          </table:table-cell>
          <table:table-cell office:value-type="string" calcext:value-type="string">
            <text:p>cpu</text:p>
          </table:table-cell>
          <table:table-cell office:value-type="float" office:value="6.41413043478261" calcext:value-type="float">
            <text:p>6,41413043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8280cc8-4616-4500-b7b0-bb18588a6392</text:p>
          </table:table-cell>
          <table:table-cell office:value-type="float" office:value="1451894238385" calcext:value-type="float">
            <text:p>1451894238385</text:p>
          </table:table-cell>
          <table:table-cell office:value-type="float" office:value="7504" calcext:value-type="float">
            <text:p>7504</text:p>
          </table:table-cell>
          <table:table-cell office:value-type="string" calcext:value-type="string">
            <text:p>cpu</text:p>
          </table:table-cell>
          <table:table-cell office:value-type="float" office:value="6.47844827586207" calcext:value-type="float">
            <text:p>6,47844827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8280cc8-4616-4500-b7b0-bb18588a6392</text:p>
          </table:table-cell>
          <table:table-cell office:value-type="float" office:value="1451894238436" calcext:value-type="float">
            <text:p>1451894238436</text:p>
          </table:table-cell>
          <table:table-cell office:value-type="float" office:value="7504" calcext:value-type="float">
            <text:p>7504</text:p>
          </table:table-cell>
          <table:table-cell office:value-type="string" calcext:value-type="string">
            <text:p>cpu</text:p>
          </table:table-cell>
          <table:table-cell office:value-type="float" office:value="7.9789603960396" calcext:value-type="float">
            <text:p>7,9789603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8280cc8-4616-4500-b7b0-bb18588a6392</text:p>
          </table:table-cell>
          <table:table-cell office:value-type="float" office:value="1451894238500" calcext:value-type="float">
            <text:p>1451894238500</text:p>
          </table:table-cell>
          <table:table-cell office:value-type="float" office:value="7504" calcext:value-type="float">
            <text:p>7504</text:p>
          </table:table-cell>
          <table:table-cell office:value-type="string" calcext:value-type="string">
            <text:p>cpu</text:p>
          </table:table-cell>
          <table:table-cell office:value-type="float" office:value="7.55921052631579" calcext:value-type="float">
            <text:p>7,55921052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8280cc8-4616-4500-b7b0-bb18588a6392</text:p>
          </table:table-cell>
          <table:table-cell office:value-type="float" office:value="1451894238545" calcext:value-type="float">
            <text:p>1451894238545</text:p>
          </table:table-cell>
          <table:table-cell office:value-type="float" office:value="7504" calcext:value-type="float">
            <text:p>7504</text:p>
          </table:table-cell>
          <table:table-cell office:value-type="string" calcext:value-type="string">
            <text:p>cpu</text:p>
          </table:table-cell>
          <table:table-cell office:value-type="float" office:value="7.72217465753425" calcext:value-type="float">
            <text:p>7,72217465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8280cc8-4616-4500-b7b0-bb18588a6392</text:p>
          </table:table-cell>
          <table:table-cell office:value-type="float" office:value="1451894238609" calcext:value-type="float">
            <text:p>1451894238609</text:p>
          </table:table-cell>
          <table:table-cell office:value-type="float" office:value="7504" calcext:value-type="float">
            <text:p>7504</text:p>
          </table:table-cell>
          <table:table-cell office:value-type="string" calcext:value-type="string">
            <text:p>cpu</text:p>
          </table:table-cell>
          <table:table-cell office:value-type="float" office:value="8.38243494423792" calcext:value-type="float">
            <text:p>8,38243494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8280cc8-4616-4500-b7b0-bb18588a6392</text:p>
          </table:table-cell>
          <table:table-cell office:value-type="float" office:value="1451894238609" calcext:value-type="float">
            <text:p>1451894238609</text:p>
          </table:table-cell>
          <table:table-cell office:value-type="float" office:value="7504" calcext:value-type="float">
            <text:p>7504</text:p>
          </table:table-cell>
          <table:table-cell office:value-type="string" calcext:value-type="string">
            <text:p>cpu</text:p>
          </table:table-cell>
          <table:table-cell office:value-type="float" office:value="6.81382978723404" calcext:value-type="float">
            <text:p>6,81382978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8280cc8-4616-4500-b7b0-bb18588a6392</text:p>
          </table:table-cell>
          <table:table-cell office:value-type="float" office:value="1451894238707" calcext:value-type="float">
            <text:p>1451894238707</text:p>
          </table:table-cell>
          <table:table-cell office:value-type="float" office:value="7504" calcext:value-type="float">
            <text:p>7504</text:p>
          </table:table-cell>
          <table:table-cell office:value-type="string" calcext:value-type="string">
            <text:p>cpu</text:p>
          </table:table-cell>
          <table:table-cell office:value-type="float" office:value="7.58625" calcext:value-type="float">
            <text:p>7,586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8280cc8-4616-4500-b7b0-bb18588a6392</text:p>
          </table:table-cell>
          <table:table-cell office:value-type="float" office:value="1451894238707" calcext:value-type="float">
            <text:p>1451894238707</text:p>
          </table:table-cell>
          <table:table-cell office:value-type="float" office:value="7504" calcext:value-type="float">
            <text:p>7504</text:p>
          </table:table-cell>
          <table:table-cell office:value-type="string" calcext:value-type="string">
            <text:p>cpu</text:p>
          </table:table-cell>
          <table:table-cell office:value-type="float" office:value="6.72745901639344" calcext:value-type="float">
            <text:p>6,72745901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8280cc8-4616-4500-b7b0-bb18588a6392</text:p>
          </table:table-cell>
          <table:table-cell office:value-type="float" office:value="1451894238773" calcext:value-type="float">
            <text:p>1451894238773</text:p>
          </table:table-cell>
          <table:table-cell office:value-type="float" office:value="7504" calcext:value-type="float">
            <text:p>7504</text:p>
          </table:table-cell>
          <table:table-cell office:value-type="string" calcext:value-type="string">
            <text:p>cpu</text:p>
          </table:table-cell>
          <table:table-cell office:value-type="float" office:value="8.35011312217195" calcext:value-type="float">
            <text:p>8,35011312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8280cc8-4616-4500-b7b0-bb18588a6392</text:p>
          </table:table-cell>
          <table:table-cell office:value-type="float" office:value="1451894238773" calcext:value-type="float">
            <text:p>1451894238773</text:p>
          </table:table-cell>
          <table:table-cell office:value-type="float" office:value="7504" calcext:value-type="float">
            <text:p>7504</text:p>
          </table:table-cell>
          <table:table-cell office:value-type="string" calcext:value-type="string">
            <text:p>cpu</text:p>
          </table:table-cell>
          <table:table-cell office:value-type="float" office:value="8.03571428571429" calcext:value-type="float">
            <text:p>8,03571428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8280cc8-4616-4500-b7b0-bb18588a6392</text:p>
          </table:table-cell>
          <table:table-cell office:value-type="float" office:value="1451894238903" calcext:value-type="float">
            <text:p>1451894238903</text:p>
          </table:table-cell>
          <table:table-cell office:value-type="float" office:value="7504" calcext:value-type="float">
            <text:p>7504</text:p>
          </table:table-cell>
          <table:table-cell office:value-type="string" calcext:value-type="string">
            <text:p>cpu</text:p>
          </table:table-cell>
          <table:table-cell office:value-type="float" office:value="7.47413793103448" calcext:value-type="float">
            <text:p>7,4741379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8280cc8-4616-4500-b7b0-bb18588a6392</text:p>
          </table:table-cell>
          <table:table-cell office:value-type="float" office:value="1451894238963" calcext:value-type="float">
            <text:p>1451894238963</text:p>
          </table:table-cell>
          <table:table-cell office:value-type="float" office:value="7504" calcext:value-type="float">
            <text:p>7504</text:p>
          </table:table-cell>
          <table:table-cell office:value-type="string" calcext:value-type="string">
            <text:p>cpu</text:p>
          </table:table-cell>
          <table:table-cell office:value-type="float" office:value="8.11228813559322" calcext:value-type="float">
            <text:p>8,11228813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8280cc8-4616-4500-b7b0-bb18588a6392</text:p>
          </table:table-cell>
          <table:table-cell office:value-type="float" office:value="1451894239025" calcext:value-type="float">
            <text:p>1451894239025</text:p>
          </table:table-cell>
          <table:table-cell office:value-type="float" office:value="7504" calcext:value-type="float">
            <text:p>7504</text:p>
          </table:table-cell>
          <table:table-cell office:value-type="string" calcext:value-type="string">
            <text:p>cpu</text:p>
          </table:table-cell>
          <table:table-cell office:value-type="float" office:value="5.5398773006135" calcext:value-type="float">
            <text:p>5,53987730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8280cc8-4616-4500-b7b0-bb18588a6392</text:p>
          </table:table-cell>
          <table:table-cell office:value-type="float" office:value="1451894239097" calcext:value-type="float">
            <text:p>1451894239097</text:p>
          </table:table-cell>
          <table:table-cell office:value-type="float" office:value="7504" calcext:value-type="float">
            <text:p>7504</text:p>
          </table:table-cell>
          <table:table-cell office:value-type="string" calcext:value-type="string">
            <text:p>cpu</text:p>
          </table:table-cell>
          <table:table-cell office:value-type="float" office:value="5.69069343065693" calcext:value-type="float">
            <text:p>5,69069343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8280cc8-4616-4500-b7b0-bb18588a6392</text:p>
          </table:table-cell>
          <table:table-cell office:value-type="float" office:value="1451894239195" calcext:value-type="float">
            <text:p>1451894239195</text:p>
          </table:table-cell>
          <table:table-cell office:value-type="float" office:value="7504" calcext:value-type="float">
            <text:p>7504</text:p>
          </table:table-cell>
          <table:table-cell office:value-type="string" calcext:value-type="string">
            <text:p>cpu</text:p>
          </table:table-cell>
          <table:table-cell office:value-type="float" office:value="4.97159090909091" calcext:value-type="float">
            <text:p>4,97159090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8280cc8-4616-4500-b7b0-bb18588a6392</text:p>
          </table:table-cell>
          <table:table-cell office:value-type="float" office:value="1451894239232" calcext:value-type="float">
            <text:p>1451894239232</text:p>
          </table:table-cell>
          <table:table-cell office:value-type="float" office:value="7504" calcext:value-type="float">
            <text:p>7504</text:p>
          </table:table-cell>
          <table:table-cell office:value-type="string" calcext:value-type="string">
            <text:p>cpu</text:p>
          </table:table-cell>
          <table:table-cell office:value-type="float" office:value="6.57251908396947" calcext:value-type="float">
            <text:p>6,5725190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8280cc8-4616-4500-b7b0-bb18588a6392</text:p>
          </table:table-cell>
          <table:table-cell office:value-type="float" office:value="1451894239266" calcext:value-type="float">
            <text:p>1451894239266</text:p>
          </table:table-cell>
          <table:table-cell office:value-type="float" office:value="7504" calcext:value-type="float">
            <text:p>7504</text:p>
          </table:table-cell>
          <table:table-cell office:value-type="string" calcext:value-type="string">
            <text:p>cpu</text:p>
          </table:table-cell>
          <table:table-cell office:value-type="float" office:value="5.92996987951807" calcext:value-type="float">
            <text:p>5,92996987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8280cc8-4616-4500-b7b0-bb18588a6392</text:p>
          </table:table-cell>
          <table:table-cell office:value-type="float" office:value="1451894239305" calcext:value-type="float">
            <text:p>1451894239305</text:p>
          </table:table-cell>
          <table:table-cell office:value-type="float" office:value="7504" calcext:value-type="float">
            <text:p>7504</text:p>
          </table:table-cell>
          <table:table-cell office:value-type="string" calcext:value-type="string">
            <text:p>cpu</text:p>
          </table:table-cell>
          <table:table-cell office:value-type="float" office:value="6.33841463414634" calcext:value-type="float">
            <text:p>6,33841463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8280cc8-4616-4500-b7b0-bb18588a6392</text:p>
          </table:table-cell>
          <table:table-cell office:value-type="float" office:value="1451894239305" calcext:value-type="float">
            <text:p>1451894239305</text:p>
          </table:table-cell>
          <table:table-cell office:value-type="float" office:value="7504" calcext:value-type="float">
            <text:p>7504</text:p>
          </table:table-cell>
          <table:table-cell office:value-type="string" calcext:value-type="string">
            <text:p>cpu</text:p>
          </table:table-cell>
          <table:table-cell office:value-type="float" office:value="7.39978448275862" calcext:value-type="float">
            <text:p>7,39978448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8280cc8-4616-4500-b7b0-bb18588a6392</text:p>
          </table:table-cell>
          <table:table-cell office:value-type="float" office:value="1451894239310" calcext:value-type="float">
            <text:p>1451894239310</text:p>
          </table:table-cell>
          <table:table-cell office:value-type="float" office:value="7504" calcext:value-type="float">
            <text:p>7504</text:p>
          </table:table-cell>
          <table:table-cell office:value-type="string" calcext:value-type="string">
            <text:p>cpu</text:p>
          </table:table-cell>
          <table:table-cell office:value-type="float" office:value="5.07175925925926" calcext:value-type="float">
            <text:p>5,07175925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8280cc8-4616-4500-b7b0-bb18588a6392</text:p>
          </table:table-cell>
          <table:table-cell office:value-type="float" office:value="1451894239325" calcext:value-type="float">
            <text:p>1451894239325</text:p>
          </table:table-cell>
          <table:table-cell office:value-type="float" office:value="7504" calcext:value-type="float">
            <text:p>7504</text:p>
          </table:table-cell>
          <table:table-cell office:value-type="string" calcext:value-type="string">
            <text:p>cpu</text:p>
          </table:table-cell>
          <table:table-cell office:value-type="float" office:value="5.64945652173913" calcext:value-type="float">
            <text:p>5,64945652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8280cc8-4616-4500-b7b0-bb18588a6392</text:p>
          </table:table-cell>
          <table:table-cell office:value-type="float" office:value="1451894239379" calcext:value-type="float">
            <text:p>1451894239379</text:p>
          </table:table-cell>
          <table:table-cell office:value-type="float" office:value="7504" calcext:value-type="float">
            <text:p>7504</text:p>
          </table:table-cell>
          <table:table-cell office:value-type="string" calcext:value-type="string">
            <text:p>cpu</text:p>
          </table:table-cell>
          <table:table-cell office:value-type="float" office:value="5.6573275862069" calcext:value-type="float">
            <text:p>5,65732758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8280cc8-4616-4500-b7b0-bb18588a6392</text:p>
          </table:table-cell>
          <table:table-cell office:value-type="float" office:value="1451894239439" calcext:value-type="float">
            <text:p>1451894239439</text:p>
          </table:table-cell>
          <table:table-cell office:value-type="float" office:value="7504" calcext:value-type="float">
            <text:p>7504</text:p>
          </table:table-cell>
          <table:table-cell office:value-type="string" calcext:value-type="string">
            <text:p>cpu</text:p>
          </table:table-cell>
          <table:table-cell office:value-type="float" office:value="6.72090517241379" calcext:value-type="float">
            <text:p>6,72090517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8280cc8-4616-4500-b7b0-bb18588a6392</text:p>
          </table:table-cell>
          <table:table-cell office:value-type="float" office:value="1451894239489" calcext:value-type="float">
            <text:p>1451894239489</text:p>
          </table:table-cell>
          <table:table-cell office:value-type="float" office:value="7504" calcext:value-type="float">
            <text:p>7504</text:p>
          </table:table-cell>
          <table:table-cell office:value-type="string" calcext:value-type="string">
            <text:p>cpu</text:p>
          </table:table-cell>
          <table:table-cell office:value-type="float" office:value="4.53409090909091" calcext:value-type="float">
            <text:p>4,53409090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8280cc8-4616-4500-b7b0-bb18588a6392</text:p>
          </table:table-cell>
          <table:table-cell office:value-type="float" office:value="1451894239571" calcext:value-type="float">
            <text:p>1451894239571</text:p>
          </table:table-cell>
          <table:table-cell office:value-type="float" office:value="7504" calcext:value-type="float">
            <text:p>7504</text:p>
          </table:table-cell>
          <table:table-cell office:value-type="string" calcext:value-type="string">
            <text:p>cpu</text:p>
          </table:table-cell>
          <table:table-cell office:value-type="float" office:value="6.57251908396947" calcext:value-type="float">
            <text:p>6,5725190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8280cc8-4616-4500-b7b0-bb18588a6392</text:p>
          </table:table-cell>
          <table:table-cell office:value-type="float" office:value="1451894239636" calcext:value-type="float">
            <text:p>1451894239636</text:p>
          </table:table-cell>
          <table:table-cell office:value-type="float" office:value="7504" calcext:value-type="float">
            <text:p>7504</text:p>
          </table:table-cell>
          <table:table-cell office:value-type="string" calcext:value-type="string">
            <text:p>cpu</text:p>
          </table:table-cell>
          <table:table-cell office:value-type="float" office:value="4.93318965517241" calcext:value-type="float">
            <text:p>4,93318965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8280cc8-4616-4500-b7b0-bb18588a6392</text:p>
          </table:table-cell>
          <table:table-cell office:value-type="float" office:value="1451894239636" calcext:value-type="float">
            <text:p>1451894239636</text:p>
          </table:table-cell>
          <table:table-cell office:value-type="float" office:value="7504" calcext:value-type="float">
            <text:p>7504</text:p>
          </table:table-cell>
          <table:table-cell office:value-type="string" calcext:value-type="string">
            <text:p>cpu</text:p>
          </table:table-cell>
          <table:table-cell office:value-type="float" office:value="6.89312977099237" calcext:value-type="float">
            <text:p>6,8931297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8280cc8-4616-4500-b7b0-bb18588a6392</text:p>
          </table:table-cell>
          <table:table-cell office:value-type="float" office:value="1451894239732" calcext:value-type="float">
            <text:p>1451894239732</text:p>
          </table:table-cell>
          <table:table-cell office:value-type="float" office:value="7504" calcext:value-type="float">
            <text:p>7504</text:p>
          </table:table-cell>
          <table:table-cell office:value-type="string" calcext:value-type="string">
            <text:p>cpu</text:p>
          </table:table-cell>
          <table:table-cell office:value-type="float" office:value="5.15821678321678" calcext:value-type="float">
            <text:p>5,15821678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8280cc8-4616-4500-b7b0-bb18588a6392</text:p>
          </table:table-cell>
          <table:table-cell office:value-type="float" office:value="1451894239778" calcext:value-type="float">
            <text:p>1451894239778</text:p>
          </table:table-cell>
          <table:table-cell office:value-type="float" office:value="7504" calcext:value-type="float">
            <text:p>7504</text:p>
          </table:table-cell>
          <table:table-cell office:value-type="string" calcext:value-type="string">
            <text:p>cpu</text:p>
          </table:table-cell>
          <table:table-cell office:value-type="float" office:value="4.99891304347826" calcext:value-type="float">
            <text:p>4,99891304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8280cc8-4616-4500-b7b0-bb18588a6392</text:p>
          </table:table-cell>
          <table:table-cell office:value-type="float" office:value="1451894239778" calcext:value-type="float">
            <text:p>1451894239778</text:p>
          </table:table-cell>
          <table:table-cell office:value-type="float" office:value="7504" calcext:value-type="float">
            <text:p>7504</text:p>
          </table:table-cell>
          <table:table-cell office:value-type="string" calcext:value-type="string">
            <text:p>cpu</text:p>
          </table:table-cell>
          <table:table-cell office:value-type="float" office:value="6.35883620689655" calcext:value-type="float">
            <text:p>6,35883620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8280cc8-4616-4500-b7b0-bb18588a6392</text:p>
          </table:table-cell>
          <table:table-cell office:value-type="float" office:value="1451894239892" calcext:value-type="float">
            <text:p>1451894239892</text:p>
          </table:table-cell>
          <table:table-cell office:value-type="float" office:value="7504" calcext:value-type="float">
            <text:p>7504</text:p>
          </table:table-cell>
          <table:table-cell office:value-type="string" calcext:value-type="string">
            <text:p>cpu</text:p>
          </table:table-cell>
          <table:table-cell office:value-type="float" office:value="4.97159090909091" calcext:value-type="float">
            <text:p>4,97159090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8280cc8-4616-4500-b7b0-bb18588a6392</text:p>
          </table:table-cell>
          <table:table-cell office:value-type="float" office:value="1451894239904" calcext:value-type="float">
            <text:p>1451894239904</text:p>
          </table:table-cell>
          <table:table-cell office:value-type="float" office:value="7504" calcext:value-type="float">
            <text:p>7504</text:p>
          </table:table-cell>
          <table:table-cell office:value-type="string" calcext:value-type="string">
            <text:p>cpu</text:p>
          </table:table-cell>
          <table:table-cell office:value-type="float" office:value="5.72956730769231" calcext:value-type="float">
            <text:p>5,72956730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8280cc8-4616-4500-b7b0-bb18588a6392</text:p>
          </table:table-cell>
          <table:table-cell office:value-type="float" office:value="1451894239943" calcext:value-type="float">
            <text:p>1451894239943</text:p>
          </table:table-cell>
          <table:table-cell office:value-type="float" office:value="7504" calcext:value-type="float">
            <text:p>7504</text:p>
          </table:table-cell>
          <table:table-cell office:value-type="string" calcext:value-type="string">
            <text:p>cpu</text:p>
          </table:table-cell>
          <table:table-cell office:value-type="float" office:value="7.12173913043478" calcext:value-type="float">
            <text:p>7,12173913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8280cc8-4616-4500-b7b0-bb18588a6392</text:p>
          </table:table-cell>
          <table:table-cell office:value-type="float" office:value="1451894239995" calcext:value-type="float">
            <text:p>1451894239995</text:p>
          </table:table-cell>
          <table:table-cell office:value-type="float" office:value="7504" calcext:value-type="float">
            <text:p>7504</text:p>
          </table:table-cell>
          <table:table-cell office:value-type="string" calcext:value-type="string">
            <text:p>cpu</text:p>
          </table:table-cell>
          <table:table-cell office:value-type="float" office:value="4.95581896551724" calcext:value-type="float">
            <text:p>4,95581896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8280cc8-4616-4500-b7b0-bb18588a6392</text:p>
          </table:table-cell>
          <table:table-cell office:value-type="float" office:value="1451894240015" calcext:value-type="float">
            <text:p>1451894240015</text:p>
          </table:table-cell>
          <table:table-cell office:value-type="float" office:value="7504" calcext:value-type="float">
            <text:p>7504</text:p>
          </table:table-cell>
          <table:table-cell office:value-type="string" calcext:value-type="string">
            <text:p>cpu</text:p>
          </table:table-cell>
          <table:table-cell office:value-type="float" office:value="6.65118243243243" calcext:value-type="float">
            <text:p>6,65118243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8280cc8-4616-4500-b7b0-bb18588a6392</text:p>
          </table:table-cell>
          <table:table-cell office:value-type="float" office:value="1451894240077" calcext:value-type="float">
            <text:p>1451894240077</text:p>
          </table:table-cell>
          <table:table-cell office:value-type="float" office:value="7504" calcext:value-type="float">
            <text:p>7504</text:p>
          </table:table-cell>
          <table:table-cell office:value-type="string" calcext:value-type="string">
            <text:p>cpu</text:p>
          </table:table-cell>
          <table:table-cell office:value-type="float" office:value="5.03483606557377" calcext:value-type="float">
            <text:p>5,03483606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8280cc8-4616-4500-b7b0-bb18588a6392</text:p>
          </table:table-cell>
          <table:table-cell office:value-type="float" office:value="1451894240213" calcext:value-type="float">
            <text:p>1451894240213</text:p>
          </table:table-cell>
          <table:table-cell office:value-type="float" office:value="7504" calcext:value-type="float">
            <text:p>7504</text:p>
          </table:table-cell>
          <table:table-cell office:value-type="string" calcext:value-type="string">
            <text:p>cpu</text:p>
          </table:table-cell>
          <table:table-cell office:value-type="float" office:value="6.79601226993865" calcext:value-type="float">
            <text:p>6,79601226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8280cc8-4616-4500-b7b0-bb18588a6392</text:p>
          </table:table-cell>
          <table:table-cell office:value-type="float" office:value="1451894240242" calcext:value-type="float">
            <text:p>1451894240242</text:p>
          </table:table-cell>
          <table:table-cell office:value-type="float" office:value="7504" calcext:value-type="float">
            <text:p>7504</text:p>
          </table:table-cell>
          <table:table-cell office:value-type="string" calcext:value-type="string">
            <text:p>cpu</text:p>
          </table:table-cell>
          <table:table-cell office:value-type="float" office:value="6.04136029411765" calcext:value-type="float">
            <text:p>6,04136029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8280cc8-4616-4500-b7b0-bb18588a6392</text:p>
          </table:table-cell>
          <table:table-cell office:value-type="float" office:value="1451894240243" calcext:value-type="float">
            <text:p>1451894240243</text:p>
          </table:table-cell>
          <table:table-cell office:value-type="float" office:value="7504" calcext:value-type="float">
            <text:p>7504</text:p>
          </table:table-cell>
          <table:table-cell office:value-type="string" calcext:value-type="string">
            <text:p>cpu</text:p>
          </table:table-cell>
          <table:table-cell office:value-type="float" office:value="4.89738805970149" calcext:value-type="float">
            <text:p>4,89738805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8280cc8-4616-4500-b7b0-bb18588a6392</text:p>
          </table:table-cell>
          <table:table-cell office:value-type="float" office:value="1451894240271" calcext:value-type="float">
            <text:p>1451894240271</text:p>
          </table:table-cell>
          <table:table-cell office:value-type="float" office:value="7504" calcext:value-type="float">
            <text:p>7504</text:p>
          </table:table-cell>
          <table:table-cell office:value-type="string" calcext:value-type="string">
            <text:p>cpu</text:p>
          </table:table-cell>
          <table:table-cell office:value-type="float" office:value="6.55248091603053" calcext:value-type="float">
            <text:p>6,5524809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8280cc8-4616-4500-b7b0-bb18588a6392</text:p>
          </table:table-cell>
          <table:table-cell office:value-type="float" office:value="1451894240328" calcext:value-type="float">
            <text:p>1451894240328</text:p>
          </table:table-cell>
          <table:table-cell office:value-type="float" office:value="7504" calcext:value-type="float">
            <text:p>7504</text:p>
          </table:table-cell>
          <table:table-cell office:value-type="string" calcext:value-type="string">
            <text:p>cpu</text:p>
          </table:table-cell>
          <table:table-cell office:value-type="float" office:value="4.79014598540146" calcext:value-type="float">
            <text:p>4,79014598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8280cc8-4616-4500-b7b0-bb18588a6392</text:p>
          </table:table-cell>
          <table:table-cell office:value-type="float" office:value="1451894240385" calcext:value-type="float">
            <text:p>1451894240385</text:p>
          </table:table-cell>
          <table:table-cell office:value-type="float" office:value="7504" calcext:value-type="float">
            <text:p>7504</text:p>
          </table:table-cell>
          <table:table-cell office:value-type="string" calcext:value-type="string">
            <text:p>cpu</text:p>
          </table:table-cell>
          <table:table-cell office:value-type="float" office:value="6.29677914110429" calcext:value-type="float">
            <text:p>6,29677914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8280cc8-4616-4500-b7b0-bb18588a6392</text:p>
          </table:table-cell>
          <table:table-cell office:value-type="float" office:value="1451894240425" calcext:value-type="float">
            <text:p>1451894240425</text:p>
          </table:table-cell>
          <table:table-cell office:value-type="float" office:value="7504" calcext:value-type="float">
            <text:p>7504</text:p>
          </table:table-cell>
          <table:table-cell office:value-type="string" calcext:value-type="string">
            <text:p>cpu</text:p>
          </table:table-cell>
          <table:table-cell office:value-type="float" office:value="5.29525862068966" calcext:value-type="float">
            <text:p>5,29525862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8280cc8-4616-4500-b7b0-bb18588a6392</text:p>
          </table:table-cell>
          <table:table-cell office:value-type="float" office:value="1451894240478" calcext:value-type="float">
            <text:p>1451894240478</text:p>
          </table:table-cell>
          <table:table-cell office:value-type="float" office:value="7504" calcext:value-type="float">
            <text:p>7504</text:p>
          </table:table-cell>
          <table:table-cell office:value-type="string" calcext:value-type="string">
            <text:p>cpu</text:p>
          </table:table-cell>
          <table:table-cell office:value-type="float" office:value="5.72336065573771" calcext:value-type="float">
            <text:p>5,72336065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8280cc8-4616-4500-b7b0-bb18588a6392</text:p>
          </table:table-cell>
          <table:table-cell office:value-type="float" office:value="1451894240528" calcext:value-type="float">
            <text:p>1451894240528</text:p>
          </table:table-cell>
          <table:table-cell office:value-type="float" office:value="7504" calcext:value-type="float">
            <text:p>7504</text:p>
          </table:table-cell>
          <table:table-cell office:value-type="string" calcext:value-type="string">
            <text:p>cpu</text:p>
          </table:table-cell>
          <table:table-cell office:value-type="float" office:value="4.97159090909091" calcext:value-type="float">
            <text:p>4,97159090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8280cc8-4616-4500-b7b0-bb18588a6392</text:p>
          </table:table-cell>
          <table:table-cell office:value-type="float" office:value="1451894240599" calcext:value-type="float">
            <text:p>1451894240599</text:p>
          </table:table-cell>
          <table:table-cell office:value-type="float" office:value="7504" calcext:value-type="float">
            <text:p>7504</text:p>
          </table:table-cell>
          <table:table-cell office:value-type="string" calcext:value-type="string">
            <text:p>cpu</text:p>
          </table:table-cell>
          <table:table-cell office:value-type="float" office:value="5.875" calcext:value-type="float">
            <text:p>5,8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8280cc8-4616-4500-b7b0-bb18588a6392</text:p>
          </table:table-cell>
          <table:table-cell office:value-type="float" office:value="1451894240635" calcext:value-type="float">
            <text:p>1451894240635</text:p>
          </table:table-cell>
          <table:table-cell office:value-type="float" office:value="7504" calcext:value-type="float">
            <text:p>7504</text:p>
          </table:table-cell>
          <table:table-cell office:value-type="string" calcext:value-type="string">
            <text:p>cpu</text:p>
          </table:table-cell>
          <table:table-cell office:value-type="float" office:value="5.70184426229508" calcext:value-type="float">
            <text:p>5,70184426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8280cc8-4616-4500-b7b0-bb18588a6392</text:p>
          </table:table-cell>
          <table:table-cell office:value-type="float" office:value="1451894240687" calcext:value-type="float">
            <text:p>1451894240687</text:p>
          </table:table-cell>
          <table:table-cell office:value-type="float" office:value="7504" calcext:value-type="float">
            <text:p>7504</text:p>
          </table:table-cell>
          <table:table-cell office:value-type="string" calcext:value-type="string">
            <text:p>cpu</text:p>
          </table:table-cell>
          <table:table-cell office:value-type="float" office:value="6.01939655172414" calcext:value-type="float">
            <text:p>6,01939655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8280cc8-4616-4500-b7b0-bb18588a6392</text:p>
          </table:table-cell>
          <table:table-cell office:value-type="float" office:value="1451894240731" calcext:value-type="float">
            <text:p>1451894240731</text:p>
          </table:table-cell>
          <table:table-cell office:value-type="float" office:value="7504" calcext:value-type="float">
            <text:p>7504</text:p>
          </table:table-cell>
          <table:table-cell office:value-type="string" calcext:value-type="string">
            <text:p>cpu</text:p>
          </table:table-cell>
          <table:table-cell office:value-type="float" office:value="5.6573275862069" calcext:value-type="float">
            <text:p>5,65732758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8280cc8-4616-4500-b7b0-bb18588a6392</text:p>
          </table:table-cell>
          <table:table-cell office:value-type="float" office:value="1451894240773" calcext:value-type="float">
            <text:p>1451894240773</text:p>
          </table:table-cell>
          <table:table-cell office:value-type="float" office:value="7504" calcext:value-type="float">
            <text:p>7504</text:p>
          </table:table-cell>
          <table:table-cell office:value-type="string" calcext:value-type="string">
            <text:p>cpu</text:p>
          </table:table-cell>
          <table:table-cell office:value-type="float" office:value="7.15277777777778" calcext:value-type="float">
            <text:p>7,15277777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8280cc8-4616-4500-b7b0-bb18588a6392</text:p>
          </table:table-cell>
          <table:table-cell office:value-type="float" office:value="1451894240818" calcext:value-type="float">
            <text:p>1451894240818</text:p>
          </table:table-cell>
          <table:table-cell office:value-type="float" office:value="7504" calcext:value-type="float">
            <text:p>7504</text:p>
          </table:table-cell>
          <table:table-cell office:value-type="string" calcext:value-type="string">
            <text:p>cpu</text:p>
          </table:table-cell>
          <table:table-cell office:value-type="float" office:value="5.18382352941176" calcext:value-type="float">
            <text:p>5,18382352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8280cc8-4616-4500-b7b0-bb18588a6392</text:p>
          </table:table-cell>
          <table:table-cell office:value-type="float" office:value="1451894240900" calcext:value-type="float">
            <text:p>1451894240900</text:p>
          </table:table-cell>
          <table:table-cell office:value-type="float" office:value="7504" calcext:value-type="float">
            <text:p>7504</text:p>
          </table:table-cell>
          <table:table-cell office:value-type="string" calcext:value-type="string">
            <text:p>cpu</text:p>
          </table:table-cell>
          <table:table-cell office:value-type="float" office:value="6.04610655737705" calcext:value-type="float">
            <text:p>6,04610655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8280cc8-4616-4500-b7b0-bb18588a6392</text:p>
          </table:table-cell>
          <table:table-cell office:value-type="float" office:value="1451894240930" calcext:value-type="float">
            <text:p>1451894240930</text:p>
          </table:table-cell>
          <table:table-cell office:value-type="float" office:value="7504" calcext:value-type="float">
            <text:p>7504</text:p>
          </table:table-cell>
          <table:table-cell office:value-type="string" calcext:value-type="string">
            <text:p>cpu</text:p>
          </table:table-cell>
          <table:table-cell office:value-type="float" office:value="5.93129770992366" calcext:value-type="float">
            <text:p>5,93129770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8280cc8-4616-4500-b7b0-bb18588a6392</text:p>
          </table:table-cell>
          <table:table-cell office:value-type="float" office:value="1451894240977" calcext:value-type="float">
            <text:p>1451894240977</text:p>
          </table:table-cell>
          <table:table-cell office:value-type="float" office:value="7504" calcext:value-type="float">
            <text:p>7504</text:p>
          </table:table-cell>
          <table:table-cell office:value-type="string" calcext:value-type="string">
            <text:p>cpu</text:p>
          </table:table-cell>
          <table:table-cell office:value-type="float" office:value="6.28455882352941" calcext:value-type="float">
            <text:p>6,28455882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8280cc8-4616-4500-b7b0-bb18588a6392</text:p>
          </table:table-cell>
          <table:table-cell office:value-type="float" office:value="1451894241025" calcext:value-type="float">
            <text:p>1451894241025</text:p>
          </table:table-cell>
          <table:table-cell office:value-type="float" office:value="7504" calcext:value-type="float">
            <text:p>7504</text:p>
          </table:table-cell>
          <table:table-cell office:value-type="string" calcext:value-type="string">
            <text:p>cpu</text:p>
          </table:table-cell>
          <table:table-cell office:value-type="float" office:value="6.2719465648855" calcext:value-type="float">
            <text:p>6,27194656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8280cc8-4616-4500-b7b0-bb18588a6392</text:p>
          </table:table-cell>
          <table:table-cell office:value-type="float" office:value="1451894241080" calcext:value-type="float">
            <text:p>1451894241080</text:p>
          </table:table-cell>
          <table:table-cell office:value-type="float" office:value="7504" calcext:value-type="float">
            <text:p>7504</text:p>
          </table:table-cell>
          <table:table-cell office:value-type="string" calcext:value-type="string">
            <text:p>cpu</text:p>
          </table:table-cell>
          <table:table-cell office:value-type="float" office:value="5.29525862068966" calcext:value-type="float">
            <text:p>5,29525862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8280cc8-4616-4500-b7b0-bb18588a6392</text:p>
          </table:table-cell>
          <table:table-cell office:value-type="float" office:value="1451894241170" calcext:value-type="float">
            <text:p>1451894241170</text:p>
          </table:table-cell>
          <table:table-cell office:value-type="float" office:value="7504" calcext:value-type="float">
            <text:p>7504</text:p>
          </table:table-cell>
          <table:table-cell office:value-type="string" calcext:value-type="string">
            <text:p>cpu</text:p>
          </table:table-cell>
          <table:table-cell office:value-type="float" office:value="6.70833333333333" calcext:value-type="float">
            <text:p>6,70833333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8280cc8-4616-4500-b7b0-bb18588a6392</text:p>
          </table:table-cell>
          <table:table-cell office:value-type="float" office:value="1451894241171" calcext:value-type="float">
            <text:p>1451894241171</text:p>
          </table:table-cell>
          <table:table-cell office:value-type="float" office:value="7504" calcext:value-type="float">
            <text:p>7504</text:p>
          </table:table-cell>
          <table:table-cell office:value-type="string" calcext:value-type="string">
            <text:p>cpu</text:p>
          </table:table-cell>
          <table:table-cell office:value-type="float" office:value="5.26988636363636" calcext:value-type="float">
            <text:p>5,26988636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8280cc8-4616-4500-b7b0-bb18588a6392</text:p>
          </table:table-cell>
          <table:table-cell office:value-type="float" office:value="1451894241222" calcext:value-type="float">
            <text:p>1451894241222</text:p>
          </table:table-cell>
          <table:table-cell office:value-type="float" office:value="7504" calcext:value-type="float">
            <text:p>7504</text:p>
          </table:table-cell>
          <table:table-cell office:value-type="string" calcext:value-type="string">
            <text:p>cpu</text:p>
          </table:table-cell>
          <table:table-cell office:value-type="float" office:value="6.72090517241379" calcext:value-type="float">
            <text:p>6,72090517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8280cc8-4616-4500-b7b0-bb18588a6392</text:p>
          </table:table-cell>
          <table:table-cell office:value-type="float" office:value="1451894241265" calcext:value-type="float">
            <text:p>1451894241265</text:p>
          </table:table-cell>
          <table:table-cell office:value-type="float" office:value="7504" calcext:value-type="float">
            <text:p>7504</text:p>
          </table:table-cell>
          <table:table-cell office:value-type="string" calcext:value-type="string">
            <text:p>cpu</text:p>
          </table:table-cell>
          <table:table-cell office:value-type="float" office:value="5.00954198473282" calcext:value-type="float">
            <text:p>5,00954198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8280cc8-4616-4500-b7b0-bb18588a6392</text:p>
          </table:table-cell>
          <table:table-cell office:value-type="float" office:value="1451894241326" calcext:value-type="float">
            <text:p>1451894241326</text:p>
          </table:table-cell>
          <table:table-cell office:value-type="float" office:value="7504" calcext:value-type="float">
            <text:p>7504</text:p>
          </table:table-cell>
          <table:table-cell office:value-type="string" calcext:value-type="string">
            <text:p>cpu</text:p>
          </table:table-cell>
          <table:table-cell office:value-type="float" office:value="6.1593137254902" calcext:value-type="float">
            <text:p>6,15931372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8280cc8-4616-4500-b7b0-bb18588a6392</text:p>
          </table:table-cell>
          <table:table-cell office:value-type="float" office:value="1451894241377" calcext:value-type="float">
            <text:p>1451894241377</text:p>
          </table:table-cell>
          <table:table-cell office:value-type="float" office:value="7504" calcext:value-type="float">
            <text:p>7504</text:p>
          </table:table-cell>
          <table:table-cell office:value-type="string" calcext:value-type="string">
            <text:p>cpu</text:p>
          </table:table-cell>
          <table:table-cell office:value-type="float" office:value="5.30357142857143" calcext:value-type="float">
            <text:p>5,30357142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8280cc8-4616-4500-b7b0-bb18588a6392</text:p>
          </table:table-cell>
          <table:table-cell office:value-type="float" office:value="1451894241428" calcext:value-type="float">
            <text:p>1451894241428</text:p>
          </table:table-cell>
          <table:table-cell office:value-type="float" office:value="7504" calcext:value-type="float">
            <text:p>7504</text:p>
          </table:table-cell>
          <table:table-cell office:value-type="string" calcext:value-type="string">
            <text:p>cpu</text:p>
          </table:table-cell>
          <table:table-cell office:value-type="float" office:value="6.33841463414634" calcext:value-type="float">
            <text:p>6,33841463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8280cc8-4616-4500-b7b0-bb18588a6392</text:p>
          </table:table-cell>
          <table:table-cell office:value-type="float" office:value="1451894241476" calcext:value-type="float">
            <text:p>1451894241476</text:p>
          </table:table-cell>
          <table:table-cell office:value-type="float" office:value="7504" calcext:value-type="float">
            <text:p>7504</text:p>
          </table:table-cell>
          <table:table-cell office:value-type="string" calcext:value-type="string">
            <text:p>cpu</text:p>
          </table:table-cell>
          <table:table-cell office:value-type="float" office:value="6.42857142857143" calcext:value-type="float">
            <text:p>6,42857142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8280cc8-4616-4500-b7b0-bb18588a6392</text:p>
          </table:table-cell>
          <table:table-cell office:value-type="float" office:value="1451894241537" calcext:value-type="float">
            <text:p>1451894241537</text:p>
          </table:table-cell>
          <table:table-cell office:value-type="float" office:value="7504" calcext:value-type="float">
            <text:p>7504</text:p>
          </table:table-cell>
          <table:table-cell office:value-type="string" calcext:value-type="string">
            <text:p>cpu</text:p>
          </table:table-cell>
          <table:table-cell office:value-type="float" office:value="5.00954198473282" calcext:value-type="float">
            <text:p>5,00954198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8280cc8-4616-4500-b7b0-bb18588a6392</text:p>
          </table:table-cell>
          <table:table-cell office:value-type="float" office:value="1451894241588" calcext:value-type="float">
            <text:p>1451894241588</text:p>
          </table:table-cell>
          <table:table-cell office:value-type="float" office:value="7504" calcext:value-type="float">
            <text:p>7504</text:p>
          </table:table-cell>
          <table:table-cell office:value-type="string" calcext:value-type="string">
            <text:p>cpu</text:p>
          </table:table-cell>
          <table:table-cell office:value-type="float" office:value="6.73463114754098" calcext:value-type="float">
            <text:p>6,73463114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8280cc8-4616-4500-b7b0-bb18588a6392</text:p>
          </table:table-cell>
          <table:table-cell office:value-type="float" office:value="1451894241665" calcext:value-type="float">
            <text:p>1451894241665</text:p>
          </table:table-cell>
          <table:table-cell office:value-type="float" office:value="7504" calcext:value-type="float">
            <text:p>7504</text:p>
          </table:table-cell>
          <table:table-cell office:value-type="string" calcext:value-type="string">
            <text:p>cpu</text:p>
          </table:table-cell>
          <table:table-cell office:value-type="float" office:value="5.58806818181818" calcext:value-type="float">
            <text:p>5,58806818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8280cc8-4616-4500-b7b0-bb18588a6392</text:p>
          </table:table-cell>
          <table:table-cell office:value-type="float" office:value="1451894241665" calcext:value-type="float">
            <text:p>1451894241665</text:p>
          </table:table-cell>
          <table:table-cell office:value-type="float" office:value="7504" calcext:value-type="float">
            <text:p>7504</text:p>
          </table:table-cell>
          <table:table-cell office:value-type="string" calcext:value-type="string">
            <text:p>cpu</text:p>
          </table:table-cell>
          <table:table-cell office:value-type="float" office:value="7.06034482758621" calcext:value-type="float">
            <text:p>7,06034482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8280cc8-4616-4500-b7b0-bb18588a6392</text:p>
          </table:table-cell>
          <table:table-cell office:value-type="float" office:value="1451894241736" calcext:value-type="float">
            <text:p>1451894241736</text:p>
          </table:table-cell>
          <table:table-cell office:value-type="float" office:value="7504" calcext:value-type="float">
            <text:p>7504</text:p>
          </table:table-cell>
          <table:table-cell office:value-type="string" calcext:value-type="string">
            <text:p>cpu</text:p>
          </table:table-cell>
          <table:table-cell office:value-type="float" office:value="4.83823529411765" calcext:value-type="float">
            <text:p>4,83823529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8280cc8-4616-4500-b7b0-bb18588a6392</text:p>
          </table:table-cell>
          <table:table-cell office:value-type="float" office:value="1451894241778" calcext:value-type="float">
            <text:p>1451894241778</text:p>
          </table:table-cell>
          <table:table-cell office:value-type="float" office:value="7504" calcext:value-type="float">
            <text:p>7504</text:p>
          </table:table-cell>
          <table:table-cell office:value-type="string" calcext:value-type="string">
            <text:p>cpu</text:p>
          </table:table-cell>
          <table:table-cell office:value-type="float" office:value="7.06034482758621" calcext:value-type="float">
            <text:p>7,06034482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8280cc8-4616-4500-b7b0-bb18588a6392</text:p>
          </table:table-cell>
          <table:table-cell office:value-type="float" office:value="1451894241825" calcext:value-type="float">
            <text:p>1451894241825</text:p>
          </table:table-cell>
          <table:table-cell office:value-type="float" office:value="7504" calcext:value-type="float">
            <text:p>7504</text:p>
          </table:table-cell>
          <table:table-cell office:value-type="string" calcext:value-type="string">
            <text:p>cpu</text:p>
          </table:table-cell>
          <table:table-cell office:value-type="float" office:value="5.34130434782609" calcext:value-type="float">
            <text:p>5,34130434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8280cc8-4616-4500-b7b0-bb18588a6392</text:p>
          </table:table-cell>
          <table:table-cell office:value-type="float" office:value="1451894241878" calcext:value-type="float">
            <text:p>1451894241878</text:p>
          </table:table-cell>
          <table:table-cell office:value-type="float" office:value="7504" calcext:value-type="float">
            <text:p>7504</text:p>
          </table:table-cell>
          <table:table-cell office:value-type="string" calcext:value-type="string">
            <text:p>cpu</text:p>
          </table:table-cell>
          <table:table-cell office:value-type="float" office:value="6.22443181818182" calcext:value-type="float">
            <text:p>6,22443181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8280cc8-4616-4500-b7b0-bb18588a6392</text:p>
          </table:table-cell>
          <table:table-cell office:value-type="float" office:value="1451894241943" calcext:value-type="float">
            <text:p>1451894241943</text:p>
          </table:table-cell>
          <table:table-cell office:value-type="float" office:value="7504" calcext:value-type="float">
            <text:p>7504</text:p>
          </table:table-cell>
          <table:table-cell office:value-type="string" calcext:value-type="string">
            <text:p>cpu</text:p>
          </table:table-cell>
          <table:table-cell office:value-type="float" office:value="5.99676724137931" calcext:value-type="float">
            <text:p>5,99676724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8280cc8-4616-4500-b7b0-bb18588a6392</text:p>
          </table:table-cell>
          <table:table-cell office:value-type="float" office:value="1451894241968" calcext:value-type="float">
            <text:p>1451894241968</text:p>
          </table:table-cell>
          <table:table-cell office:value-type="float" office:value="7504" calcext:value-type="float">
            <text:p>7504</text:p>
          </table:table-cell>
          <table:table-cell office:value-type="string" calcext:value-type="string">
            <text:p>cpu</text:p>
          </table:table-cell>
          <table:table-cell office:value-type="float" office:value="5.70184426229508" calcext:value-type="float">
            <text:p>5,70184426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8280cc8-4616-4500-b7b0-bb18588a6392</text:p>
          </table:table-cell>
          <table:table-cell office:value-type="float" office:value="1451894242035" calcext:value-type="float">
            <text:p>1451894242035</text:p>
          </table:table-cell>
          <table:table-cell office:value-type="float" office:value="7504" calcext:value-type="float">
            <text:p>7504</text:p>
          </table:table-cell>
          <table:table-cell office:value-type="string" calcext:value-type="string">
            <text:p>cpu</text:p>
          </table:table-cell>
          <table:table-cell office:value-type="float" office:value="5.13419117647059" calcext:value-type="float">
            <text:p>5,13419117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8280cc8-4616-4500-b7b0-bb18588a6392</text:p>
          </table:table-cell>
          <table:table-cell office:value-type="float" office:value="1451894242096" calcext:value-type="float">
            <text:p>1451894242096</text:p>
          </table:table-cell>
          <table:table-cell office:value-type="float" office:value="7504" calcext:value-type="float">
            <text:p>7504</text:p>
          </table:table-cell>
          <table:table-cell office:value-type="string" calcext:value-type="string">
            <text:p>cpu</text:p>
          </table:table-cell>
          <table:table-cell office:value-type="float" office:value="4.95581896551724" calcext:value-type="float">
            <text:p>4,95581896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8280cc8-4616-4500-b7b0-bb18588a6392</text:p>
          </table:table-cell>
          <table:table-cell office:value-type="float" office:value="1451894242152" calcext:value-type="float">
            <text:p>1451894242152</text:p>
          </table:table-cell>
          <table:table-cell office:value-type="float" office:value="7504" calcext:value-type="float">
            <text:p>7504</text:p>
          </table:table-cell>
          <table:table-cell office:value-type="string" calcext:value-type="string">
            <text:p>cpu</text:p>
          </table:table-cell>
          <table:table-cell office:value-type="float" office:value="5.00954198473282" calcext:value-type="float">
            <text:p>5,00954198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8280cc8-4616-4500-b7b0-bb18588a6392</text:p>
          </table:table-cell>
          <table:table-cell office:value-type="float" office:value="1451894242207" calcext:value-type="float">
            <text:p>1451894242207</text:p>
          </table:table-cell>
          <table:table-cell office:value-type="float" office:value="7504" calcext:value-type="float">
            <text:p>7504</text:p>
          </table:table-cell>
          <table:table-cell office:value-type="string" calcext:value-type="string">
            <text:p>cpu</text:p>
          </table:table-cell>
          <table:table-cell office:value-type="float" office:value="6.72090517241379" calcext:value-type="float">
            <text:p>6,72090517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8280cc8-4616-4500-b7b0-bb18588a6392</text:p>
          </table:table-cell>
          <table:table-cell office:value-type="float" office:value="1451894242226" calcext:value-type="float">
            <text:p>1451894242226</text:p>
          </table:table-cell>
          <table:table-cell office:value-type="float" office:value="7504" calcext:value-type="float">
            <text:p>7504</text:p>
          </table:table-cell>
          <table:table-cell office:value-type="string" calcext:value-type="string">
            <text:p>cpu</text:p>
          </table:table-cell>
          <table:table-cell office:value-type="float" office:value="5.33536585365854" calcext:value-type="float">
            <text:p>5,33536585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8280cc8-4616-4500-b7b0-bb18588a6392</text:p>
          </table:table-cell>
          <table:table-cell office:value-type="float" office:value="1451894242276" calcext:value-type="float">
            <text:p>1451894242276</text:p>
          </table:table-cell>
          <table:table-cell office:value-type="float" office:value="7504" calcext:value-type="float">
            <text:p>7504</text:p>
          </table:table-cell>
          <table:table-cell office:value-type="string" calcext:value-type="string">
            <text:p>cpu</text:p>
          </table:table-cell>
          <table:table-cell office:value-type="float" office:value="5.63072519083969" calcext:value-type="float">
            <text:p>5,63072519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8280cc8-4616-4500-b7b0-bb18588a6392</text:p>
          </table:table-cell>
          <table:table-cell office:value-type="float" office:value="1451894242327" calcext:value-type="float">
            <text:p>1451894242327</text:p>
          </table:table-cell>
          <table:table-cell office:value-type="float" office:value="7504" calcext:value-type="float">
            <text:p>7504</text:p>
          </table:table-cell>
          <table:table-cell office:value-type="string" calcext:value-type="string">
            <text:p>cpu</text:p>
          </table:table-cell>
          <table:table-cell office:value-type="float" office:value="6.72090517241379" calcext:value-type="float">
            <text:p>6,72090517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8280cc8-4616-4500-b7b0-bb18588a6392</text:p>
          </table:table-cell>
          <table:table-cell office:value-type="float" office:value="1451894242388" calcext:value-type="float">
            <text:p>1451894242388</text:p>
          </table:table-cell>
          <table:table-cell office:value-type="float" office:value="7504" calcext:value-type="float">
            <text:p>7504</text:p>
          </table:table-cell>
          <table:table-cell office:value-type="string" calcext:value-type="string">
            <text:p>cpu</text:p>
          </table:table-cell>
          <table:table-cell office:value-type="float" office:value="5.00954198473282" calcext:value-type="float">
            <text:p>5,00954198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8280cc8-4616-4500-b7b0-bb18588a6392</text:p>
          </table:table-cell>
          <table:table-cell office:value-type="float" office:value="1451894242425" calcext:value-type="float">
            <text:p>1451894242425</text:p>
          </table:table-cell>
          <table:table-cell office:value-type="float" office:value="7504" calcext:value-type="float">
            <text:p>7504</text:p>
          </table:table-cell>
          <table:table-cell office:value-type="string" calcext:value-type="string">
            <text:p>cpu</text:p>
          </table:table-cell>
          <table:table-cell office:value-type="float" office:value="7.05737704918033" calcext:value-type="float">
            <text:p>7,05737704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8280cc8-4616-4500-b7b0-bb18588a6392</text:p>
          </table:table-cell>
          <table:table-cell office:value-type="float" office:value="1451894242486" calcext:value-type="float">
            <text:p>1451894242486</text:p>
          </table:table-cell>
          <table:table-cell office:value-type="float" office:value="7504" calcext:value-type="float">
            <text:p>7504</text:p>
          </table:table-cell>
          <table:table-cell office:value-type="string" calcext:value-type="string">
            <text:p>cpu</text:p>
          </table:table-cell>
          <table:table-cell office:value-type="float" office:value="4.95581896551724" calcext:value-type="float">
            <text:p>4,95581896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8280cc8-4616-4500-b7b0-bb18588a6392</text:p>
          </table:table-cell>
          <table:table-cell office:value-type="float" office:value="1451894242539" calcext:value-type="float">
            <text:p>1451894242539</text:p>
          </table:table-cell>
          <table:table-cell office:value-type="float" office:value="7504" calcext:value-type="float">
            <text:p>7504</text:p>
          </table:table-cell>
          <table:table-cell office:value-type="string" calcext:value-type="string">
            <text:p>cpu</text:p>
          </table:table-cell>
          <table:table-cell office:value-type="float" office:value="6.79601226993865" calcext:value-type="float">
            <text:p>6,79601226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8280cc8-4616-4500-b7b0-bb18588a6392</text:p>
          </table:table-cell>
          <table:table-cell office:value-type="float" office:value="1451894242575" calcext:value-type="float">
            <text:p>1451894242575</text:p>
          </table:table-cell>
          <table:table-cell office:value-type="float" office:value="7504" calcext:value-type="float">
            <text:p>7504</text:p>
          </table:table-cell>
          <table:table-cell office:value-type="string" calcext:value-type="string">
            <text:p>cpu</text:p>
          </table:table-cell>
          <table:table-cell office:value-type="float" office:value="5.07843137254902" calcext:value-type="float">
            <text:p>5,07843137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8280cc8-4616-4500-b7b0-bb18588a6392</text:p>
          </table:table-cell>
          <table:table-cell office:value-type="float" office:value="1451894242639" calcext:value-type="float">
            <text:p>1451894242639</text:p>
          </table:table-cell>
          <table:table-cell office:value-type="float" office:value="7504" calcext:value-type="float">
            <text:p>7504</text:p>
          </table:table-cell>
          <table:table-cell office:value-type="string" calcext:value-type="string">
            <text:p>cpu</text:p>
          </table:table-cell>
          <table:table-cell office:value-type="float" office:value="7.31763698630137" calcext:value-type="float">
            <text:p>7,31763698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8280cc8-4616-4500-b7b0-bb18588a6392</text:p>
          </table:table-cell>
          <table:table-cell office:value-type="float" office:value="1451894242680" calcext:value-type="float">
            <text:p>1451894242680</text:p>
          </table:table-cell>
          <table:table-cell office:value-type="float" office:value="7504" calcext:value-type="float">
            <text:p>7504</text:p>
          </table:table-cell>
          <table:table-cell office:value-type="string" calcext:value-type="string">
            <text:p>cpu</text:p>
          </table:table-cell>
          <table:table-cell office:value-type="float" office:value="4.95581896551724" calcext:value-type="float">
            <text:p>4,95581896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8280cc8-4616-4500-b7b0-bb18588a6392</text:p>
          </table:table-cell>
          <table:table-cell office:value-type="float" office:value="1451894242726" calcext:value-type="float">
            <text:p>1451894242726</text:p>
          </table:table-cell>
          <table:table-cell office:value-type="float" office:value="7504" calcext:value-type="float">
            <text:p>7504</text:p>
          </table:table-cell>
          <table:table-cell office:value-type="string" calcext:value-type="string">
            <text:p>cpu</text:p>
          </table:table-cell>
          <table:table-cell office:value-type="float" office:value="6.35883620689655" calcext:value-type="float">
            <text:p>6,35883620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8280cc8-4616-4500-b7b0-bb18588a6392</text:p>
          </table:table-cell>
          <table:table-cell office:value-type="float" office:value="1451894242786" calcext:value-type="float">
            <text:p>1451894242786</text:p>
          </table:table-cell>
          <table:table-cell office:value-type="float" office:value="7504" calcext:value-type="float">
            <text:p>7504</text:p>
          </table:table-cell>
          <table:table-cell office:value-type="string" calcext:value-type="string">
            <text:p>cpu</text:p>
          </table:table-cell>
          <table:table-cell office:value-type="float" office:value="4.71209016393443" calcext:value-type="float">
            <text:p>4,71209016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8280cc8-4616-4500-b7b0-bb18588a6392</text:p>
          </table:table-cell>
          <table:table-cell office:value-type="float" office:value="1451894242827" calcext:value-type="float">
            <text:p>1451894242827</text:p>
          </table:table-cell>
          <table:table-cell office:value-type="float" office:value="7504" calcext:value-type="float">
            <text:p>7504</text:p>
          </table:table-cell>
          <table:table-cell office:value-type="string" calcext:value-type="string">
            <text:p>cpu</text:p>
          </table:table-cell>
          <table:table-cell office:value-type="float" office:value="6.42857142857143" calcext:value-type="float">
            <text:p>6,42857142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8280cc8-4616-4500-b7b0-bb18588a6392</text:p>
          </table:table-cell>
          <table:table-cell office:value-type="float" office:value="1451894242879" calcext:value-type="float">
            <text:p>1451894242879</text:p>
          </table:table-cell>
          <table:table-cell office:value-type="float" office:value="7504" calcext:value-type="float">
            <text:p>7504</text:p>
          </table:table-cell>
          <table:table-cell office:value-type="string" calcext:value-type="string">
            <text:p>cpu</text:p>
          </table:table-cell>
          <table:table-cell office:value-type="float" office:value="6.43382352941177" calcext:value-type="float">
            <text:p>6,43382352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8280cc8-4616-4500-b7b0-bb18588a6392</text:p>
          </table:table-cell>
          <table:table-cell office:value-type="float" office:value="1451894242939" calcext:value-type="float">
            <text:p>1451894242939</text:p>
          </table:table-cell>
          <table:table-cell office:value-type="float" office:value="7504" calcext:value-type="float">
            <text:p>7504</text:p>
          </table:table-cell>
          <table:table-cell office:value-type="string" calcext:value-type="string">
            <text:p>cpu</text:p>
          </table:table-cell>
          <table:table-cell office:value-type="float" office:value="5.83928571428571" calcext:value-type="float">
            <text:p>5,83928571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8280cc8-4616-4500-b7b0-bb18588a6392</text:p>
          </table:table-cell>
          <table:table-cell office:value-type="float" office:value="1451894243015" calcext:value-type="float">
            <text:p>1451894243015</text:p>
          </table:table-cell>
          <table:table-cell office:value-type="float" office:value="7504" calcext:value-type="float">
            <text:p>7504</text:p>
          </table:table-cell>
          <table:table-cell office:value-type="string" calcext:value-type="string">
            <text:p>cpu</text:p>
          </table:table-cell>
          <table:table-cell office:value-type="float" office:value="4.95581896551724" calcext:value-type="float">
            <text:p>4,95581896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8280cc8-4616-4500-b7b0-bb18588a6392</text:p>
          </table:table-cell>
          <table:table-cell office:value-type="float" office:value="1451894243016" calcext:value-type="float">
            <text:p>1451894243016</text:p>
          </table:table-cell>
          <table:table-cell office:value-type="float" office:value="7504" calcext:value-type="float">
            <text:p>7504</text:p>
          </table:table-cell>
          <table:table-cell office:value-type="string" calcext:value-type="string">
            <text:p>cpu</text:p>
          </table:table-cell>
          <table:table-cell office:value-type="float" office:value="5.64945652173913" calcext:value-type="float">
            <text:p>5,64945652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8280cc8-4616-4500-b7b0-bb18588a6392</text:p>
          </table:table-cell>
          <table:table-cell office:value-type="float" office:value="1451894243082" calcext:value-type="float">
            <text:p>1451894243082</text:p>
          </table:table-cell>
          <table:table-cell office:value-type="float" office:value="7504" calcext:value-type="float">
            <text:p>7504</text:p>
          </table:table-cell>
          <table:table-cell office:value-type="string" calcext:value-type="string">
            <text:p>cpu</text:p>
          </table:table-cell>
          <table:table-cell office:value-type="float" office:value="6.25190839694657" calcext:value-type="float">
            <text:p>6,25190839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8280cc8-4616-4500-b7b0-bb18588a6392</text:p>
          </table:table-cell>
          <table:table-cell office:value-type="float" office:value="1451894243175" calcext:value-type="float">
            <text:p>1451894243175</text:p>
          </table:table-cell>
          <table:table-cell office:value-type="float" office:value="7504" calcext:value-type="float">
            <text:p>7504</text:p>
          </table:table-cell>
          <table:table-cell office:value-type="string" calcext:value-type="string">
            <text:p>cpu</text:p>
          </table:table-cell>
          <table:table-cell office:value-type="float" office:value="4.91346153846154" calcext:value-type="float">
            <text:p>4,91346153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8280cc8-4616-4500-b7b0-bb18588a6392</text:p>
          </table:table-cell>
          <table:table-cell office:value-type="float" office:value="1451894243177" calcext:value-type="float">
            <text:p>1451894243177</text:p>
          </table:table-cell>
          <table:table-cell office:value-type="float" office:value="7504" calcext:value-type="float">
            <text:p>7504</text:p>
          </table:table-cell>
          <table:table-cell office:value-type="string" calcext:value-type="string">
            <text:p>cpu</text:p>
          </table:table-cell>
          <table:table-cell office:value-type="float" office:value="6.38146551724138" calcext:value-type="float">
            <text:p>6,38146551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8280cc8-4616-4500-b7b0-bb18588a6392</text:p>
          </table:table-cell>
          <table:table-cell office:value-type="float" office:value="1451894243225" calcext:value-type="float">
            <text:p>1451894243225</text:p>
          </table:table-cell>
          <table:table-cell office:value-type="float" office:value="7504" calcext:value-type="float">
            <text:p>7504</text:p>
          </table:table-cell>
          <table:table-cell office:value-type="string" calcext:value-type="string">
            <text:p>cpu</text:p>
          </table:table-cell>
          <table:table-cell office:value-type="float" office:value="5.07755474452555" calcext:value-type="float">
            <text:p>5,07755474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8280cc8-4616-4500-b7b0-bb18588a6392</text:p>
          </table:table-cell>
          <table:table-cell office:value-type="float" office:value="1451894243276" calcext:value-type="float">
            <text:p>1451894243276</text:p>
          </table:table-cell>
          <table:table-cell office:value-type="float" office:value="7504" calcext:value-type="float">
            <text:p>7504</text:p>
          </table:table-cell>
          <table:table-cell office:value-type="string" calcext:value-type="string">
            <text:p>cpu</text:p>
          </table:table-cell>
          <table:table-cell office:value-type="float" office:value="6.22443181818182" calcext:value-type="float">
            <text:p>6,22443181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8280cc8-4616-4500-b7b0-bb18588a6392</text:p>
          </table:table-cell>
          <table:table-cell office:value-type="float" office:value="1451894243339" calcext:value-type="float">
            <text:p>1451894243339</text:p>
          </table:table-cell>
          <table:table-cell office:value-type="float" office:value="7504" calcext:value-type="float">
            <text:p>7504</text:p>
          </table:table-cell>
          <table:table-cell office:value-type="string" calcext:value-type="string">
            <text:p>cpu</text:p>
          </table:table-cell>
          <table:table-cell office:value-type="float" office:value="5.6573275862069" calcext:value-type="float">
            <text:p>5,65732758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8280cc8-4616-4500-b7b0-bb18588a6392</text:p>
          </table:table-cell>
          <table:table-cell office:value-type="float" office:value="1451894243375" calcext:value-type="float">
            <text:p>1451894243375</text:p>
          </table:table-cell>
          <table:table-cell office:value-type="float" office:value="7504" calcext:value-type="float">
            <text:p>7504</text:p>
          </table:table-cell>
          <table:table-cell office:value-type="string" calcext:value-type="string">
            <text:p>cpu</text:p>
          </table:table-cell>
          <table:table-cell office:value-type="float" office:value="5.70652173913044" calcext:value-type="float">
            <text:p>5,70652173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8280cc8-4616-4500-b7b0-bb18588a6392</text:p>
          </table:table-cell>
          <table:table-cell office:value-type="float" office:value="1451894243425" calcext:value-type="float">
            <text:p>1451894243425</text:p>
          </table:table-cell>
          <table:table-cell office:value-type="float" office:value="7504" calcext:value-type="float">
            <text:p>7504</text:p>
          </table:table-cell>
          <table:table-cell office:value-type="string" calcext:value-type="string">
            <text:p>cpu</text:p>
          </table:table-cell>
          <table:table-cell office:value-type="float" office:value="5.34510869565218" calcext:value-type="float">
            <text:p>5,34510869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8280cc8-4616-4500-b7b0-bb18588a6392</text:p>
          </table:table-cell>
          <table:table-cell office:value-type="float" office:value="1451894243486" calcext:value-type="float">
            <text:p>1451894243486</text:p>
          </table:table-cell>
          <table:table-cell office:value-type="float" office:value="7504" calcext:value-type="float">
            <text:p>7504</text:p>
          </table:table-cell>
          <table:table-cell office:value-type="string" calcext:value-type="string">
            <text:p>cpu</text:p>
          </table:table-cell>
          <table:table-cell office:value-type="float" office:value="7.06034482758621" calcext:value-type="float">
            <text:p>7,06034482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8280cc8-4616-4500-b7b0-bb18588a6392</text:p>
          </table:table-cell>
          <table:table-cell office:value-type="float" office:value="1451894243540" calcext:value-type="float">
            <text:p>1451894243540</text:p>
          </table:table-cell>
          <table:table-cell office:value-type="float" office:value="7504" calcext:value-type="float">
            <text:p>7504</text:p>
          </table:table-cell>
          <table:table-cell office:value-type="string" calcext:value-type="string">
            <text:p>cpu</text:p>
          </table:table-cell>
          <table:table-cell office:value-type="float" office:value="5.6573275862069" calcext:value-type="float">
            <text:p>5,65732758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8280cc8-4616-4500-b7b0-bb18588a6392</text:p>
          </table:table-cell>
          <table:table-cell office:value-type="float" office:value="1451894243577" calcext:value-type="float">
            <text:p>1451894243577</text:p>
          </table:table-cell>
          <table:table-cell office:value-type="float" office:value="7504" calcext:value-type="float">
            <text:p>7504</text:p>
          </table:table-cell>
          <table:table-cell office:value-type="string" calcext:value-type="string">
            <text:p>cpu</text:p>
          </table:table-cell>
          <table:table-cell office:value-type="float" office:value="6.38146551724138" calcext:value-type="float">
            <text:p>6,38146551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8280cc8-4616-4500-b7b0-bb18588a6392</text:p>
          </table:table-cell>
          <table:table-cell office:value-type="float" office:value="1451894243639" calcext:value-type="float">
            <text:p>1451894243639</text:p>
          </table:table-cell>
          <table:table-cell office:value-type="float" office:value="7504" calcext:value-type="float">
            <text:p>7504</text:p>
          </table:table-cell>
          <table:table-cell office:value-type="string" calcext:value-type="string">
            <text:p>cpu</text:p>
          </table:table-cell>
          <table:table-cell office:value-type="float" office:value="5.6573275862069" calcext:value-type="float">
            <text:p>5,65732758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8280cc8-4616-4500-b7b0-bb18588a6392</text:p>
          </table:table-cell>
          <table:table-cell office:value-type="float" office:value="1451894243689" calcext:value-type="float">
            <text:p>1451894243689</text:p>
          </table:table-cell>
          <table:table-cell office:value-type="float" office:value="7504" calcext:value-type="float">
            <text:p>7504</text:p>
          </table:table-cell>
          <table:table-cell office:value-type="string" calcext:value-type="string">
            <text:p>cpu</text:p>
          </table:table-cell>
          <table:table-cell office:value-type="float" office:value="5.94778481012658" calcext:value-type="float">
            <text:p>5,94778481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8280cc8-4616-4500-b7b0-bb18588a6392</text:p>
          </table:table-cell>
          <table:table-cell office:value-type="float" office:value="1451894243725" calcext:value-type="float">
            <text:p>1451894243725</text:p>
          </table:table-cell>
          <table:table-cell office:value-type="float" office:value="7504" calcext:value-type="float">
            <text:p>7504</text:p>
          </table:table-cell>
          <table:table-cell office:value-type="string" calcext:value-type="string">
            <text:p>cpu</text:p>
          </table:table-cell>
          <table:table-cell office:value-type="float" office:value="5.60795454545455" calcext:value-type="float">
            <text:p>5,60795454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8280cc8-4616-4500-b7b0-bb18588a6392</text:p>
          </table:table-cell>
          <table:table-cell office:value-type="float" office:value="1451894243775" calcext:value-type="float">
            <text:p>1451894243775</text:p>
          </table:table-cell>
          <table:table-cell office:value-type="float" office:value="7504" calcext:value-type="float">
            <text:p>7504</text:p>
          </table:table-cell>
          <table:table-cell office:value-type="string" calcext:value-type="string">
            <text:p>cpu</text:p>
          </table:table-cell>
          <table:table-cell office:value-type="float" office:value="4.93318965517241" calcext:value-type="float">
            <text:p>4,93318965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8280cc8-4616-4500-b7b0-bb18588a6392</text:p>
          </table:table-cell>
          <table:table-cell office:value-type="float" office:value="1451894243826" calcext:value-type="float">
            <text:p>1451894243826</text:p>
          </table:table-cell>
          <table:table-cell office:value-type="float" office:value="7504" calcext:value-type="float">
            <text:p>7504</text:p>
          </table:table-cell>
          <table:table-cell office:value-type="string" calcext:value-type="string">
            <text:p>cpu</text:p>
          </table:table-cell>
          <table:table-cell office:value-type="float" office:value="5.00954198473282" calcext:value-type="float">
            <text:p>5,00954198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8280cc8-4616-4500-b7b0-bb18588a6392</text:p>
          </table:table-cell>
          <table:table-cell office:value-type="float" office:value="1451894243876" calcext:value-type="float">
            <text:p>1451894243876</text:p>
          </table:table-cell>
          <table:table-cell office:value-type="float" office:value="7504" calcext:value-type="float">
            <text:p>7504</text:p>
          </table:table-cell>
          <table:table-cell office:value-type="string" calcext:value-type="string">
            <text:p>cpu</text:p>
          </table:table-cell>
          <table:table-cell office:value-type="float" office:value="5.37909836065574" calcext:value-type="float">
            <text:p>5,37909836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8280cc8-4616-4500-b7b0-bb18588a6392</text:p>
          </table:table-cell>
          <table:table-cell office:value-type="float" office:value="1451894243930" calcext:value-type="float">
            <text:p>1451894243930</text:p>
          </table:table-cell>
          <table:table-cell office:value-type="float" office:value="7504" calcext:value-type="float">
            <text:p>7504</text:p>
          </table:table-cell>
          <table:table-cell office:value-type="string" calcext:value-type="string">
            <text:p>cpu</text:p>
          </table:table-cell>
          <table:table-cell office:value-type="float" office:value="7.16739130434783" calcext:value-type="float">
            <text:p>7,16739130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8280cc8-4616-4500-b7b0-bb18588a6392</text:p>
          </table:table-cell>
          <table:table-cell office:value-type="float" office:value="1451894243975" calcext:value-type="float">
            <text:p>1451894243975</text:p>
          </table:table-cell>
          <table:table-cell office:value-type="float" office:value="7504" calcext:value-type="float">
            <text:p>7504</text:p>
          </table:table-cell>
          <table:table-cell office:value-type="string" calcext:value-type="string">
            <text:p>cpu</text:p>
          </table:table-cell>
          <table:table-cell office:value-type="float" office:value="5.6573275862069" calcext:value-type="float">
            <text:p>5,65732758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8280cc8-4616-4500-b7b0-bb18588a6392</text:p>
          </table:table-cell>
          <table:table-cell office:value-type="float" office:value="1451894244037" calcext:value-type="float">
            <text:p>1451894244037</text:p>
          </table:table-cell>
          <table:table-cell office:value-type="float" office:value="7504" calcext:value-type="float">
            <text:p>7504</text:p>
          </table:table-cell>
          <table:table-cell office:value-type="string" calcext:value-type="string">
            <text:p>cpu</text:p>
          </table:table-cell>
          <table:table-cell office:value-type="float" office:value="5.9513358778626" calcext:value-type="float">
            <text:p>5,95133587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8280cc8-4616-4500-b7b0-bb18588a6392</text:p>
          </table:table-cell>
          <table:table-cell office:value-type="float" office:value="1451894244091" calcext:value-type="float">
            <text:p>1451894244091</text:p>
          </table:table-cell>
          <table:table-cell office:value-type="float" office:value="7504" calcext:value-type="float">
            <text:p>7504</text:p>
          </table:table-cell>
          <table:table-cell office:value-type="string" calcext:value-type="string">
            <text:p>cpu</text:p>
          </table:table-cell>
          <table:table-cell office:value-type="float" office:value="6.578125" calcext:value-type="float">
            <text:p>6,5781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8280cc8-4616-4500-b7b0-bb18588a6392</text:p>
          </table:table-cell>
          <table:table-cell office:value-type="float" office:value="1451894244145" calcext:value-type="float">
            <text:p>1451894244145</text:p>
          </table:table-cell>
          <table:table-cell office:value-type="float" office:value="7504" calcext:value-type="float">
            <text:p>7504</text:p>
          </table:table-cell>
          <table:table-cell office:value-type="string" calcext:value-type="string">
            <text:p>cpu</text:p>
          </table:table-cell>
          <table:table-cell office:value-type="float" office:value="7.42241379310345" calcext:value-type="float">
            <text:p>7,42241379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8280cc8-4616-4500-b7b0-bb18588a6392</text:p>
          </table:table-cell>
          <table:table-cell office:value-type="float" office:value="1451894244184" calcext:value-type="float">
            <text:p>1451894244184</text:p>
          </table:table-cell>
          <table:table-cell office:value-type="float" office:value="7504" calcext:value-type="float">
            <text:p>7504</text:p>
          </table:table-cell>
          <table:table-cell office:value-type="string" calcext:value-type="string">
            <text:p>cpu</text:p>
          </table:table-cell>
          <table:table-cell office:value-type="float" office:value="6.01939655172414" calcext:value-type="float">
            <text:p>6,01939655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8280cc8-4616-4500-b7b0-bb18588a6392</text:p>
          </table:table-cell>
          <table:table-cell office:value-type="float" office:value="1451894244228" calcext:value-type="float">
            <text:p>1451894244228</text:p>
          </table:table-cell>
          <table:table-cell office:value-type="float" office:value="7504" calcext:value-type="float">
            <text:p>7504</text:p>
          </table:table-cell>
          <table:table-cell office:value-type="string" calcext:value-type="string">
            <text:p>cpu</text:p>
          </table:table-cell>
          <table:table-cell office:value-type="float" office:value="5.58806818181818" calcext:value-type="float">
            <text:p>5,58806818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8280cc8-4616-4500-b7b0-bb18588a6392</text:p>
          </table:table-cell>
          <table:table-cell office:value-type="float" office:value="1451894244289" calcext:value-type="float">
            <text:p>1451894244289</text:p>
          </table:table-cell>
          <table:table-cell office:value-type="float" office:value="7504" calcext:value-type="float">
            <text:p>7504</text:p>
          </table:table-cell>
          <table:table-cell office:value-type="string" calcext:value-type="string">
            <text:p>cpu</text:p>
          </table:table-cell>
          <table:table-cell office:value-type="float" office:value="5.69069343065693" calcext:value-type="float">
            <text:p>5,69069343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8280cc8-4616-4500-b7b0-bb18588a6392</text:p>
          </table:table-cell>
          <table:table-cell office:value-type="float" office:value="1451894244329" calcext:value-type="float">
            <text:p>1451894244329</text:p>
          </table:table-cell>
          <table:table-cell office:value-type="float" office:value="7504" calcext:value-type="float">
            <text:p>7504</text:p>
          </table:table-cell>
          <table:table-cell office:value-type="string" calcext:value-type="string">
            <text:p>cpu</text:p>
          </table:table-cell>
          <table:table-cell office:value-type="float" office:value="5.69069343065693" calcext:value-type="float">
            <text:p>5,69069343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8280cc8-4616-4500-b7b0-bb18588a6392</text:p>
          </table:table-cell>
          <table:table-cell office:value-type="float" office:value="1451894244384" calcext:value-type="float">
            <text:p>1451894244384</text:p>
          </table:table-cell>
          <table:table-cell office:value-type="float" office:value="7504" calcext:value-type="float">
            <text:p>7504</text:p>
          </table:table-cell>
          <table:table-cell office:value-type="string" calcext:value-type="string">
            <text:p>cpu</text:p>
          </table:table-cell>
          <table:table-cell office:value-type="float" office:value="5.6875" calcext:value-type="float">
            <text:p>5,68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8280cc8-4616-4500-b7b0-bb18588a6392</text:p>
          </table:table-cell>
          <table:table-cell office:value-type="float" office:value="1451894244416" calcext:value-type="float">
            <text:p>1451894244416</text:p>
          </table:table-cell>
          <table:table-cell office:value-type="float" office:value="7504" calcext:value-type="float">
            <text:p>7504</text:p>
          </table:table-cell>
          <table:table-cell office:value-type="string" calcext:value-type="string">
            <text:p>cpu</text:p>
          </table:table-cell>
          <table:table-cell office:value-type="float" office:value="6.04202586206897" calcext:value-type="float">
            <text:p>6,04202586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8280cc8-4616-4500-b7b0-bb18588a6392</text:p>
          </table:table-cell>
          <table:table-cell office:value-type="float" office:value="1451894244476" calcext:value-type="float">
            <text:p>1451894244476</text:p>
          </table:table-cell>
          <table:table-cell office:value-type="float" office:value="7504" calcext:value-type="float">
            <text:p>7504</text:p>
          </table:table-cell>
          <table:table-cell office:value-type="string" calcext:value-type="string">
            <text:p>cpu</text:p>
          </table:table-cell>
          <table:table-cell office:value-type="float" office:value="6.05769230769231" calcext:value-type="float">
            <text:p>6,05769230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8280cc8-4616-4500-b7b0-bb18588a6392</text:p>
          </table:table-cell>
          <table:table-cell office:value-type="float" office:value="1451894244527" calcext:value-type="float">
            <text:p>1451894244527</text:p>
          </table:table-cell>
          <table:table-cell office:value-type="float" office:value="7504" calcext:value-type="float">
            <text:p>7504</text:p>
          </table:table-cell>
          <table:table-cell office:value-type="string" calcext:value-type="string">
            <text:p>cpu</text:p>
          </table:table-cell>
          <table:table-cell office:value-type="float" office:value="5.6573275862069" calcext:value-type="float">
            <text:p>5,65732758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8280cc8-4616-4500-b7b0-bb18588a6392</text:p>
          </table:table-cell>
          <table:table-cell office:value-type="float" office:value="1451894244577" calcext:value-type="float">
            <text:p>1451894244577</text:p>
          </table:table-cell>
          <table:table-cell office:value-type="float" office:value="7504" calcext:value-type="float">
            <text:p>7504</text:p>
          </table:table-cell>
          <table:table-cell office:value-type="string" calcext:value-type="string">
            <text:p>cpu</text:p>
          </table:table-cell>
          <table:table-cell office:value-type="float" office:value="5.57142857142857" calcext:value-type="float">
            <text:p>5,57142857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8280cc8-4616-4500-b7b0-bb18588a6392</text:p>
          </table:table-cell>
          <table:table-cell office:value-type="float" office:value="1451894244659" calcext:value-type="float">
            <text:p>1451894244659</text:p>
          </table:table-cell>
          <table:table-cell office:value-type="float" office:value="7504" calcext:value-type="float">
            <text:p>7504</text:p>
          </table:table-cell>
          <table:table-cell office:value-type="string" calcext:value-type="string">
            <text:p>cpu</text:p>
          </table:table-cell>
          <table:table-cell office:value-type="float" office:value="5.86363636363636" calcext:value-type="float">
            <text:p>5,86363636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8280cc8-4616-4500-b7b0-bb18588a6392</text:p>
          </table:table-cell>
          <table:table-cell office:value-type="float" office:value="1451894244681" calcext:value-type="float">
            <text:p>1451894244681</text:p>
          </table:table-cell>
          <table:table-cell office:value-type="float" office:value="7504" calcext:value-type="float">
            <text:p>7504</text:p>
          </table:table-cell>
          <table:table-cell office:value-type="string" calcext:value-type="string">
            <text:p>cpu</text:p>
          </table:table-cell>
          <table:table-cell office:value-type="float" office:value="5.85714285714286" calcext:value-type="float">
            <text:p>5,85714285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8280cc8-4616-4500-b7b0-bb18588a6392</text:p>
          </table:table-cell>
          <table:table-cell office:value-type="float" office:value="1451894244721" calcext:value-type="float">
            <text:p>1451894244721</text:p>
          </table:table-cell>
          <table:table-cell office:value-type="float" office:value="7504" calcext:value-type="float">
            <text:p>7504</text:p>
          </table:table-cell>
          <table:table-cell office:value-type="string" calcext:value-type="string">
            <text:p>cpu</text:p>
          </table:table-cell>
          <table:table-cell office:value-type="float" office:value="5.86363636363636" calcext:value-type="float">
            <text:p>5,86363636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8280cc8-4616-4500-b7b0-bb18588a6392</text:p>
          </table:table-cell>
          <table:table-cell office:value-type="float" office:value="1451894244765" calcext:value-type="float">
            <text:p>1451894244765</text:p>
          </table:table-cell>
          <table:table-cell office:value-type="float" office:value="7504" calcext:value-type="float">
            <text:p>7504</text:p>
          </table:table-cell>
          <table:table-cell office:value-type="string" calcext:value-type="string">
            <text:p>cpu</text:p>
          </table:table-cell>
          <table:table-cell office:value-type="float" office:value="6.67663043478261" calcext:value-type="float">
            <text:p>6,67663043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8280cc8-4616-4500-b7b0-bb18588a6392</text:p>
          </table:table-cell>
          <table:table-cell office:value-type="float" office:value="1451894244828" calcext:value-type="float">
            <text:p>1451894244828</text:p>
          </table:table-cell>
          <table:table-cell office:value-type="float" office:value="7504" calcext:value-type="float">
            <text:p>7504</text:p>
          </table:table-cell>
          <table:table-cell office:value-type="string" calcext:value-type="string">
            <text:p>cpu</text:p>
          </table:table-cell>
          <table:table-cell office:value-type="float" office:value="4.95581896551724" calcext:value-type="float">
            <text:p>4,95581896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8280cc8-4616-4500-b7b0-bb18588a6392</text:p>
          </table:table-cell>
          <table:table-cell office:value-type="float" office:value="1451894244879" calcext:value-type="float">
            <text:p>1451894244879</text:p>
          </table:table-cell>
          <table:table-cell office:value-type="float" office:value="7504" calcext:value-type="float">
            <text:p>7504</text:p>
          </table:table-cell>
          <table:table-cell office:value-type="string" calcext:value-type="string">
            <text:p>cpu</text:p>
          </table:table-cell>
          <table:table-cell office:value-type="float" office:value="6.35883620689655" calcext:value-type="float">
            <text:p>6,35883620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8280cc8-4616-4500-b7b0-bb18588a6392</text:p>
          </table:table-cell>
          <table:table-cell office:value-type="float" office:value="1451894244929" calcext:value-type="float">
            <text:p>1451894244929</text:p>
          </table:table-cell>
          <table:table-cell office:value-type="float" office:value="7504" calcext:value-type="float">
            <text:p>7504</text:p>
          </table:table-cell>
          <table:table-cell office:value-type="string" calcext:value-type="string">
            <text:p>cpu</text:p>
          </table:table-cell>
          <table:table-cell office:value-type="float" office:value="5.6573275862069" calcext:value-type="float">
            <text:p>5,65732758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8280cc8-4616-4500-b7b0-bb18588a6392</text:p>
          </table:table-cell>
          <table:table-cell office:value-type="float" office:value="1451894244981" calcext:value-type="float">
            <text:p>1451894244981</text:p>
          </table:table-cell>
          <table:table-cell office:value-type="float" office:value="7504" calcext:value-type="float">
            <text:p>7504</text:p>
          </table:table-cell>
          <table:table-cell office:value-type="string" calcext:value-type="string">
            <text:p>cpu</text:p>
          </table:table-cell>
          <table:table-cell office:value-type="float" office:value="6.01939655172414" calcext:value-type="float">
            <text:p>6,01939655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8280cc8-4616-4500-b7b0-bb18588a6392</text:p>
          </table:table-cell>
          <table:table-cell office:value-type="float" office:value="1451894245020" calcext:value-type="float">
            <text:p>1451894245020</text:p>
          </table:table-cell>
          <table:table-cell office:value-type="float" office:value="7504" calcext:value-type="float">
            <text:p>7504</text:p>
          </table:table-cell>
          <table:table-cell office:value-type="string" calcext:value-type="string">
            <text:p>cpu</text:p>
          </table:table-cell>
          <table:table-cell office:value-type="float" office:value="5.38412408759124" calcext:value-type="float">
            <text:p>5,38412408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8280cc8-4616-4500-b7b0-bb18588a6392</text:p>
          </table:table-cell>
          <table:table-cell office:value-type="float" office:value="1451894245093" calcext:value-type="float">
            <text:p>1451894245093</text:p>
          </table:table-cell>
          <table:table-cell office:value-type="float" office:value="7504" calcext:value-type="float">
            <text:p>7504</text:p>
          </table:table-cell>
          <table:table-cell office:value-type="string" calcext:value-type="string">
            <text:p>cpu</text:p>
          </table:table-cell>
          <table:table-cell office:value-type="float" office:value="6.10767326732673" calcext:value-type="float">
            <text:p>6,10767326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8280cc8-4616-4500-b7b0-bb18588a6392</text:p>
          </table:table-cell>
          <table:table-cell office:value-type="float" office:value="1451894245168" calcext:value-type="float">
            <text:p>1451894245168</text:p>
          </table:table-cell>
          <table:table-cell office:value-type="float" office:value="7504" calcext:value-type="float">
            <text:p>7504</text:p>
          </table:table-cell>
          <table:table-cell office:value-type="string" calcext:value-type="string">
            <text:p>cpu</text:p>
          </table:table-cell>
          <table:table-cell office:value-type="float" office:value="4.95581896551724" calcext:value-type="float">
            <text:p>4,95581896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8280cc8-4616-4500-b7b0-bb18588a6392</text:p>
          </table:table-cell>
          <table:table-cell office:value-type="float" office:value="1451894245168" calcext:value-type="float">
            <text:p>1451894245168</text:p>
          </table:table-cell>
          <table:table-cell office:value-type="float" office:value="7504" calcext:value-type="float">
            <text:p>7504</text:p>
          </table:table-cell>
          <table:table-cell office:value-type="string" calcext:value-type="string">
            <text:p>cpu</text:p>
          </table:table-cell>
          <table:table-cell office:value-type="float" office:value="6.89312977099237" calcext:value-type="float">
            <text:p>6,8931297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8280cc8-4616-4500-b7b0-bb18588a6392</text:p>
          </table:table-cell>
          <table:table-cell office:value-type="float" office:value="1451894245229" calcext:value-type="float">
            <text:p>1451894245229</text:p>
          </table:table-cell>
          <table:table-cell office:value-type="float" office:value="7504" calcext:value-type="float">
            <text:p>7504</text:p>
          </table:table-cell>
          <table:table-cell office:value-type="string" calcext:value-type="string">
            <text:p>cpu</text:p>
          </table:table-cell>
          <table:table-cell office:value-type="float" office:value="5.31011450381679" calcext:value-type="float">
            <text:p>5,31011450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8280cc8-4616-4500-b7b0-bb18588a6392</text:p>
          </table:table-cell>
          <table:table-cell office:value-type="float" office:value="1451894245276" calcext:value-type="float">
            <text:p>1451894245276</text:p>
          </table:table-cell>
          <table:table-cell office:value-type="float" office:value="7504" calcext:value-type="float">
            <text:p>7504</text:p>
          </table:table-cell>
          <table:table-cell office:value-type="string" calcext:value-type="string">
            <text:p>cpu</text:p>
          </table:table-cell>
          <table:table-cell office:value-type="float" office:value="5.9969512195122" calcext:value-type="float">
            <text:p>5,99695121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8280cc8-4616-4500-b7b0-bb18588a6392</text:p>
          </table:table-cell>
          <table:table-cell office:value-type="float" office:value="1451894245330" calcext:value-type="float">
            <text:p>1451894245330</text:p>
          </table:table-cell>
          <table:table-cell office:value-type="float" office:value="7504" calcext:value-type="float">
            <text:p>7504</text:p>
          </table:table-cell>
          <table:table-cell office:value-type="string" calcext:value-type="string">
            <text:p>cpu</text:p>
          </table:table-cell>
          <table:table-cell office:value-type="float" office:value="5.9969512195122" calcext:value-type="float">
            <text:p>5,99695121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8280cc8-4616-4500-b7b0-bb18588a6392</text:p>
          </table:table-cell>
          <table:table-cell office:value-type="float" office:value="1451894245375" calcext:value-type="float">
            <text:p>1451894245375</text:p>
          </table:table-cell>
          <table:table-cell office:value-type="float" office:value="7504" calcext:value-type="float">
            <text:p>7504</text:p>
          </table:table-cell>
          <table:table-cell office:value-type="string" calcext:value-type="string">
            <text:p>cpu</text:p>
          </table:table-cell>
          <table:table-cell office:value-type="float" office:value="5.63104838709677" calcext:value-type="float">
            <text:p>5,63104838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8280cc8-4616-4500-b7b0-bb18588a6392</text:p>
          </table:table-cell>
          <table:table-cell office:value-type="float" office:value="1451894245425" calcext:value-type="float">
            <text:p>1451894245425</text:p>
          </table:table-cell>
          <table:table-cell office:value-type="float" office:value="7504" calcext:value-type="float">
            <text:p>7504</text:p>
          </table:table-cell>
          <table:table-cell office:value-type="string" calcext:value-type="string">
            <text:p>cpu</text:p>
          </table:table-cell>
          <table:table-cell office:value-type="float" office:value="5.70652173913044" calcext:value-type="float">
            <text:p>5,70652173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8280cc8-4616-4500-b7b0-bb18588a6392</text:p>
          </table:table-cell>
          <table:table-cell office:value-type="float" office:value="1451894245486" calcext:value-type="float">
            <text:p>1451894245486</text:p>
          </table:table-cell>
          <table:table-cell office:value-type="float" office:value="7504" calcext:value-type="float">
            <text:p>7504</text:p>
          </table:table-cell>
          <table:table-cell office:value-type="string" calcext:value-type="string">
            <text:p>cpu</text:p>
          </table:table-cell>
          <table:table-cell office:value-type="float" office:value="5.6304347826087" calcext:value-type="float">
            <text:p>5,63043478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8280cc8-4616-4500-b7b0-bb18588a6392</text:p>
          </table:table-cell>
          <table:table-cell office:value-type="float" office:value="1451894245536" calcext:value-type="float">
            <text:p>1451894245536</text:p>
          </table:table-cell>
          <table:table-cell office:value-type="float" office:value="7504" calcext:value-type="float">
            <text:p>7504</text:p>
          </table:table-cell>
          <table:table-cell office:value-type="string" calcext:value-type="string">
            <text:p>cpu</text:p>
          </table:table-cell>
          <table:table-cell office:value-type="float" office:value="4.95581896551724" calcext:value-type="float">
            <text:p>4,95581896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8280cc8-4616-4500-b7b0-bb18588a6392</text:p>
          </table:table-cell>
          <table:table-cell office:value-type="float" office:value="1451894245592" calcext:value-type="float">
            <text:p>1451894245592</text:p>
          </table:table-cell>
          <table:table-cell office:value-type="float" office:value="7504" calcext:value-type="float">
            <text:p>7504</text:p>
          </table:table-cell>
          <table:table-cell office:value-type="string" calcext:value-type="string">
            <text:p>cpu</text:p>
          </table:table-cell>
          <table:table-cell office:value-type="float" office:value="5.60795454545455" calcext:value-type="float">
            <text:p>5,60795454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8280cc8-4616-4500-b7b0-bb18588a6392</text:p>
          </table:table-cell>
          <table:table-cell office:value-type="float" office:value="1451894245635" calcext:value-type="float">
            <text:p>1451894245635</text:p>
          </table:table-cell>
          <table:table-cell office:value-type="float" office:value="7504" calcext:value-type="float">
            <text:p>7504</text:p>
          </table:table-cell>
          <table:table-cell office:value-type="string" calcext:value-type="string">
            <text:p>cpu</text:p>
          </table:table-cell>
          <table:table-cell office:value-type="float" office:value="5.00954198473282" calcext:value-type="float">
            <text:p>5,00954198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8280cc8-4616-4500-b7b0-bb18588a6392</text:p>
          </table:table-cell>
          <table:table-cell office:value-type="float" office:value="1451894245679" calcext:value-type="float">
            <text:p>1451894245679</text:p>
          </table:table-cell>
          <table:table-cell office:value-type="float" office:value="7504" calcext:value-type="float">
            <text:p>7504</text:p>
          </table:table-cell>
          <table:table-cell office:value-type="string" calcext:value-type="string">
            <text:p>cpu</text:p>
          </table:table-cell>
          <table:table-cell office:value-type="float" office:value="5.9969512195122" calcext:value-type="float">
            <text:p>5,99695121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8280cc8-4616-4500-b7b0-bb18588a6392</text:p>
          </table:table-cell>
          <table:table-cell office:value-type="float" office:value="1451894245742" calcext:value-type="float">
            <text:p>1451894245742</text:p>
          </table:table-cell>
          <table:table-cell office:value-type="float" office:value="7504" calcext:value-type="float">
            <text:p>7504</text:p>
          </table:table-cell>
          <table:table-cell office:value-type="string" calcext:value-type="string">
            <text:p>cpu</text:p>
          </table:table-cell>
          <table:table-cell office:value-type="float" office:value="5.9969512195122" calcext:value-type="float">
            <text:p>5,99695121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8280cc8-4616-4500-b7b0-bb18588a6392</text:p>
          </table:table-cell>
          <table:table-cell office:value-type="float" office:value="1451894245778" calcext:value-type="float">
            <text:p>1451894245778</text:p>
          </table:table-cell>
          <table:table-cell office:value-type="float" office:value="7504" calcext:value-type="float">
            <text:p>7504</text:p>
          </table:table-cell>
          <table:table-cell office:value-type="string" calcext:value-type="string">
            <text:p>cpu</text:p>
          </table:table-cell>
          <table:table-cell office:value-type="float" office:value="5.88194444444444" calcext:value-type="float">
            <text:p>5,88194444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8280cc8-4616-4500-b7b0-bb18588a6392</text:p>
          </table:table-cell>
          <table:table-cell office:value-type="float" office:value="1451894245830" calcext:value-type="float">
            <text:p>1451894245830</text:p>
          </table:table-cell>
          <table:table-cell office:value-type="float" office:value="7504" calcext:value-type="float">
            <text:p>7504</text:p>
          </table:table-cell>
          <table:table-cell office:value-type="string" calcext:value-type="string">
            <text:p>cpu</text:p>
          </table:table-cell>
          <table:table-cell office:value-type="float" office:value="4.95581896551724" calcext:value-type="float">
            <text:p>4,95581896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8280cc8-4616-4500-b7b0-bb18588a6392</text:p>
          </table:table-cell>
          <table:table-cell office:value-type="float" office:value="1451894245876" calcext:value-type="float">
            <text:p>1451894245876</text:p>
          </table:table-cell>
          <table:table-cell office:value-type="float" office:value="7504" calcext:value-type="float">
            <text:p>7504</text:p>
          </table:table-cell>
          <table:table-cell office:value-type="string" calcext:value-type="string">
            <text:p>cpu</text:p>
          </table:table-cell>
          <table:table-cell office:value-type="float" office:value="7.1445652173913" calcext:value-type="float">
            <text:p>7,14456521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8280cc8-4616-4500-b7b0-bb18588a6392</text:p>
          </table:table-cell>
          <table:table-cell office:value-type="float" office:value="1451894245926" calcext:value-type="float">
            <text:p>1451894245926</text:p>
          </table:table-cell>
          <table:table-cell office:value-type="float" office:value="7504" calcext:value-type="float">
            <text:p>7504</text:p>
          </table:table-cell>
          <table:table-cell office:value-type="string" calcext:value-type="string">
            <text:p>cpu</text:p>
          </table:table-cell>
          <table:table-cell office:value-type="float" office:value="5.6573275862069" calcext:value-type="float">
            <text:p>5,65732758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8280cc8-4616-4500-b7b0-bb18588a6392</text:p>
          </table:table-cell>
          <table:table-cell office:value-type="float" office:value="1451894245987" calcext:value-type="float">
            <text:p>1451894245987</text:p>
          </table:table-cell>
          <table:table-cell office:value-type="float" office:value="7504" calcext:value-type="float">
            <text:p>7504</text:p>
          </table:table-cell>
          <table:table-cell office:value-type="string" calcext:value-type="string">
            <text:p>cpu</text:p>
          </table:table-cell>
          <table:table-cell office:value-type="float" office:value="6.01939655172414" calcext:value-type="float">
            <text:p>6,01939655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8280cc8-4616-4500-b7b0-bb18588a6392</text:p>
          </table:table-cell>
          <table:table-cell office:value-type="float" office:value="1451894246028" calcext:value-type="float">
            <text:p>1451894246028</text:p>
          </table:table-cell>
          <table:table-cell office:value-type="float" office:value="7504" calcext:value-type="float">
            <text:p>7504</text:p>
          </table:table-cell>
          <table:table-cell office:value-type="string" calcext:value-type="string">
            <text:p>cpu</text:p>
          </table:table-cell>
          <table:table-cell office:value-type="float" office:value="5.91576086956522" calcext:value-type="float">
            <text:p>5,91576086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8280cc8-4616-4500-b7b0-bb18588a6392</text:p>
          </table:table-cell>
          <table:table-cell office:value-type="float" office:value="1451894246088" calcext:value-type="float">
            <text:p>1451894246088</text:p>
          </table:table-cell>
          <table:table-cell office:value-type="float" office:value="7504" calcext:value-type="float">
            <text:p>7504</text:p>
          </table:table-cell>
          <table:table-cell office:value-type="string" calcext:value-type="string">
            <text:p>cpu</text:p>
          </table:table-cell>
          <table:table-cell office:value-type="float" office:value="6.5925572519084" calcext:value-type="float">
            <text:p>6,59255725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8280cc8-4616-4500-b7b0-bb18588a6392</text:p>
          </table:table-cell>
          <table:table-cell office:value-type="float" office:value="1451894246147" calcext:value-type="float">
            <text:p>1451894246147</text:p>
          </table:table-cell>
          <table:table-cell office:value-type="float" office:value="7504" calcext:value-type="float">
            <text:p>7504</text:p>
          </table:table-cell>
          <table:table-cell office:value-type="string" calcext:value-type="string">
            <text:p>cpu</text:p>
          </table:table-cell>
          <table:table-cell office:value-type="float" office:value="5.29525862068966" calcext:value-type="float">
            <text:p>5,29525862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8280cc8-4616-4500-b7b0-bb18588a6392</text:p>
          </table:table-cell>
          <table:table-cell office:value-type="float" office:value="1451894246191" calcext:value-type="float">
            <text:p>1451894246191</text:p>
          </table:table-cell>
          <table:table-cell office:value-type="float" office:value="7504" calcext:value-type="float">
            <text:p>7504</text:p>
          </table:table-cell>
          <table:table-cell office:value-type="string" calcext:value-type="string">
            <text:p>cpu</text:p>
          </table:table-cell>
          <table:table-cell office:value-type="float" office:value="6.82880434782609" calcext:value-type="float">
            <text:p>6,82880434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8280cc8-4616-4500-b7b0-bb18588a6392</text:p>
          </table:table-cell>
          <table:table-cell office:value-type="float" office:value="1451894246215" calcext:value-type="float">
            <text:p>1451894246215</text:p>
          </table:table-cell>
          <table:table-cell office:value-type="float" office:value="7504" calcext:value-type="float">
            <text:p>7504</text:p>
          </table:table-cell>
          <table:table-cell office:value-type="string" calcext:value-type="string">
            <text:p>cpu</text:p>
          </table:table-cell>
          <table:table-cell office:value-type="float" office:value="6.82880434782609" calcext:value-type="float">
            <text:p>6,82880434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8280cc8-4616-4500-b7b0-bb18588a6392</text:p>
          </table:table-cell>
          <table:table-cell office:value-type="float" office:value="1451894246277" calcext:value-type="float">
            <text:p>1451894246277</text:p>
          </table:table-cell>
          <table:table-cell office:value-type="float" office:value="7504" calcext:value-type="float">
            <text:p>7504</text:p>
          </table:table-cell>
          <table:table-cell office:value-type="string" calcext:value-type="string">
            <text:p>cpu</text:p>
          </table:table-cell>
          <table:table-cell office:value-type="float" office:value="5.69965277777778" calcext:value-type="float">
            <text:p>5,69965277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8280cc8-4616-4500-b7b0-bb18588a6392</text:p>
          </table:table-cell>
          <table:table-cell office:value-type="float" office:value="1451894246331" calcext:value-type="float">
            <text:p>1451894246331</text:p>
          </table:table-cell>
          <table:table-cell office:value-type="float" office:value="7504" calcext:value-type="float">
            <text:p>7504</text:p>
          </table:table-cell>
          <table:table-cell office:value-type="string" calcext:value-type="string">
            <text:p>cpu</text:p>
          </table:table-cell>
          <table:table-cell office:value-type="float" office:value="4.95581896551724" calcext:value-type="float">
            <text:p>4,95581896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8280cc8-4616-4500-b7b0-bb18588a6392</text:p>
          </table:table-cell>
          <table:table-cell office:value-type="float" office:value="1451894246366" calcext:value-type="float">
            <text:p>1451894246366</text:p>
          </table:table-cell>
          <table:table-cell office:value-type="float" office:value="7504" calcext:value-type="float">
            <text:p>7504</text:p>
          </table:table-cell>
          <table:table-cell office:value-type="string" calcext:value-type="string">
            <text:p>cpu</text:p>
          </table:table-cell>
          <table:table-cell office:value-type="float" office:value="7.1445652173913" calcext:value-type="float">
            <text:p>7,14456521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8280cc8-4616-4500-b7b0-bb18588a6392</text:p>
          </table:table-cell>
          <table:table-cell office:value-type="float" office:value="1451894246426" calcext:value-type="float">
            <text:p>1451894246426</text:p>
          </table:table-cell>
          <table:table-cell office:value-type="float" office:value="7504" calcext:value-type="float">
            <text:p>7504</text:p>
          </table:table-cell>
          <table:table-cell office:value-type="string" calcext:value-type="string">
            <text:p>cpu</text:p>
          </table:table-cell>
          <table:table-cell office:value-type="float" office:value="7.44886363636364" calcext:value-type="float">
            <text:p>7,44886363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8280cc8-4616-4500-b7b0-bb18588a6392</text:p>
          </table:table-cell>
          <table:table-cell office:value-type="float" office:value="1451894246478" calcext:value-type="float">
            <text:p>1451894246478</text:p>
          </table:table-cell>
          <table:table-cell office:value-type="float" office:value="7504" calcext:value-type="float">
            <text:p>7504</text:p>
          </table:table-cell>
          <table:table-cell office:value-type="string" calcext:value-type="string">
            <text:p>cpu</text:p>
          </table:table-cell>
          <table:table-cell office:value-type="float" office:value="5.00954198473282" calcext:value-type="float">
            <text:p>5,00954198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8280cc8-4616-4500-b7b0-bb18588a6392</text:p>
          </table:table-cell>
          <table:table-cell office:value-type="float" office:value="1451894246527" calcext:value-type="float">
            <text:p>1451894246527</text:p>
          </table:table-cell>
          <table:table-cell office:value-type="float" office:value="7504" calcext:value-type="float">
            <text:p>7504</text:p>
          </table:table-cell>
          <table:table-cell office:value-type="string" calcext:value-type="string">
            <text:p>cpu</text:p>
          </table:table-cell>
          <table:table-cell office:value-type="float" office:value="5.00954198473282" calcext:value-type="float">
            <text:p>5,00954198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8280cc8-4616-4500-b7b0-bb18588a6392</text:p>
          </table:table-cell>
          <table:table-cell office:value-type="float" office:value="1451894246580" calcext:value-type="float">
            <text:p>1451894246580</text:p>
          </table:table-cell>
          <table:table-cell office:value-type="float" office:value="7504" calcext:value-type="float">
            <text:p>7504</text:p>
          </table:table-cell>
          <table:table-cell office:value-type="string" calcext:value-type="string">
            <text:p>cpu</text:p>
          </table:table-cell>
          <table:table-cell office:value-type="float" office:value="6.25868055555556" calcext:value-type="float">
            <text:p>6,25868055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8280cc8-4616-4500-b7b0-bb18588a6392</text:p>
          </table:table-cell>
          <table:table-cell office:value-type="float" office:value="1451894246631" calcext:value-type="float">
            <text:p>1451894246631</text:p>
          </table:table-cell>
          <table:table-cell office:value-type="float" office:value="7504" calcext:value-type="float">
            <text:p>7504</text:p>
          </table:table-cell>
          <table:table-cell office:value-type="string" calcext:value-type="string">
            <text:p>cpu</text:p>
          </table:table-cell>
          <table:table-cell office:value-type="float" office:value="6.2719465648855" calcext:value-type="float">
            <text:p>6,27194656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8280cc8-4616-4500-b7b0-bb18588a6392</text:p>
          </table:table-cell>
          <table:table-cell office:value-type="float" office:value="1451894246679" calcext:value-type="float">
            <text:p>1451894246679</text:p>
          </table:table-cell>
          <table:table-cell office:value-type="float" office:value="7504" calcext:value-type="float">
            <text:p>7504</text:p>
          </table:table-cell>
          <table:table-cell office:value-type="string" calcext:value-type="string">
            <text:p>cpu</text:p>
          </table:table-cell>
          <table:table-cell office:value-type="float" office:value="6.73463114754098" calcext:value-type="float">
            <text:p>6,73463114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8280cc8-4616-4500-b7b0-bb18588a6392</text:p>
          </table:table-cell>
          <table:table-cell office:value-type="float" office:value="1451894246725" calcext:value-type="float">
            <text:p>1451894246725</text:p>
          </table:table-cell>
          <table:table-cell office:value-type="float" office:value="7504" calcext:value-type="float">
            <text:p>7504</text:p>
          </table:table-cell>
          <table:table-cell office:value-type="string" calcext:value-type="string">
            <text:p>cpu</text:p>
          </table:table-cell>
          <table:table-cell office:value-type="float" office:value="4.93318965517241" calcext:value-type="float">
            <text:p>4,93318965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8280cc8-4616-4500-b7b0-bb18588a6392</text:p>
          </table:table-cell>
          <table:table-cell office:value-type="float" office:value="1451894246775" calcext:value-type="float">
            <text:p>1451894246775</text:p>
          </table:table-cell>
          <table:table-cell office:value-type="float" office:value="7504" calcext:value-type="float">
            <text:p>7504</text:p>
          </table:table-cell>
          <table:table-cell office:value-type="string" calcext:value-type="string">
            <text:p>cpu</text:p>
          </table:table-cell>
          <table:table-cell office:value-type="float" office:value="6.74353448275862" calcext:value-type="float">
            <text:p>6,74353448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8280cc8-4616-4500-b7b0-bb18588a6392</text:p>
          </table:table-cell>
          <table:table-cell office:value-type="float" office:value="1451894246839" calcext:value-type="float">
            <text:p>1451894246839</text:p>
          </table:table-cell>
          <table:table-cell office:value-type="float" office:value="7504" calcext:value-type="float">
            <text:p>7504</text:p>
          </table:table-cell>
          <table:table-cell office:value-type="string" calcext:value-type="string">
            <text:p>cpu</text:p>
          </table:table-cell>
          <table:table-cell office:value-type="float" office:value="5.57142857142857" calcext:value-type="float">
            <text:p>5,57142857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8280cc8-4616-4500-b7b0-bb18588a6392</text:p>
          </table:table-cell>
          <table:table-cell office:value-type="float" office:value="1451894246889" calcext:value-type="float">
            <text:p>1451894246889</text:p>
          </table:table-cell>
          <table:table-cell office:value-type="float" office:value="7504" calcext:value-type="float">
            <text:p>7504</text:p>
          </table:table-cell>
          <table:table-cell office:value-type="string" calcext:value-type="string">
            <text:p>cpu</text:p>
          </table:table-cell>
          <table:table-cell office:value-type="float" office:value="6.04610655737705" calcext:value-type="float">
            <text:p>6,04610655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8280cc8-4616-4500-b7b0-bb18588a6392</text:p>
          </table:table-cell>
          <table:table-cell office:value-type="float" office:value="1451894246939" calcext:value-type="float">
            <text:p>1451894246939</text:p>
          </table:table-cell>
          <table:table-cell office:value-type="float" office:value="7504" calcext:value-type="float">
            <text:p>7504</text:p>
          </table:table-cell>
          <table:table-cell office:value-type="string" calcext:value-type="string">
            <text:p>cpu</text:p>
          </table:table-cell>
          <table:table-cell office:value-type="float" office:value="7.08297413793103" calcext:value-type="float">
            <text:p>7,08297413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8280cc8-4616-4500-b7b0-bb18588a6392</text:p>
          </table:table-cell>
          <table:table-cell office:value-type="float" office:value="1451894246979" calcext:value-type="float">
            <text:p>1451894246979</text:p>
          </table:table-cell>
          <table:table-cell office:value-type="float" office:value="7504" calcext:value-type="float">
            <text:p>7504</text:p>
          </table:table-cell>
          <table:table-cell office:value-type="string" calcext:value-type="string">
            <text:p>cpu</text:p>
          </table:table-cell>
          <table:table-cell office:value-type="float" office:value="7.08297413793103" calcext:value-type="float">
            <text:p>7,08297413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8280cc8-4616-4500-b7b0-bb18588a6392</text:p>
          </table:table-cell>
          <table:table-cell office:value-type="float" office:value="1451894247034" calcext:value-type="float">
            <text:p>1451894247034</text:p>
          </table:table-cell>
          <table:table-cell office:value-type="float" office:value="7504" calcext:value-type="float">
            <text:p>7504</text:p>
          </table:table-cell>
          <table:table-cell office:value-type="string" calcext:value-type="string">
            <text:p>cpu</text:p>
          </table:table-cell>
          <table:table-cell office:value-type="float" office:value="4.96590909090909" calcext:value-type="float">
            <text:p>4,96590909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8280cc8-4616-4500-b7b0-bb18588a6392</text:p>
          </table:table-cell>
          <table:table-cell office:value-type="float" office:value="1451894247099" calcext:value-type="float">
            <text:p>1451894247099</text:p>
          </table:table-cell>
          <table:table-cell office:value-type="float" office:value="7504" calcext:value-type="float">
            <text:p>7504</text:p>
          </table:table-cell>
          <table:table-cell office:value-type="string" calcext:value-type="string">
            <text:p>cpu</text:p>
          </table:table-cell>
          <table:table-cell office:value-type="float" office:value="7.06034482758621" calcext:value-type="float">
            <text:p>7,06034482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8280cc8-4616-4500-b7b0-bb18588a6392</text:p>
          </table:table-cell>
          <table:table-cell office:value-type="float" office:value="1451894247150" calcext:value-type="float">
            <text:p>1451894247150</text:p>
          </table:table-cell>
          <table:table-cell office:value-type="float" office:value="7504" calcext:value-type="float">
            <text:p>7504</text:p>
          </table:table-cell>
          <table:table-cell office:value-type="string" calcext:value-type="string">
            <text:p>cpu</text:p>
          </table:table-cell>
          <table:table-cell office:value-type="float" office:value="4.95581896551724" calcext:value-type="float">
            <text:p>4,95581896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8280cc8-4616-4500-b7b0-bb18588a6392</text:p>
          </table:table-cell>
          <table:table-cell office:value-type="float" office:value="1451894247175" calcext:value-type="float">
            <text:p>1451894247175</text:p>
          </table:table-cell>
          <table:table-cell office:value-type="float" office:value="7504" calcext:value-type="float">
            <text:p>7504</text:p>
          </table:table-cell>
          <table:table-cell office:value-type="string" calcext:value-type="string">
            <text:p>cpu</text:p>
          </table:table-cell>
          <table:table-cell office:value-type="float" office:value="6.39036885245902" calcext:value-type="float">
            <text:p>6,39036885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8280cc8-4616-4500-b7b0-bb18588a6392</text:p>
          </table:table-cell>
          <table:table-cell office:value-type="float" office:value="1451894247227" calcext:value-type="float">
            <text:p>1451894247227</text:p>
          </table:table-cell>
          <table:table-cell office:value-type="float" office:value="7504" calcext:value-type="float">
            <text:p>7504</text:p>
          </table:table-cell>
          <table:table-cell office:value-type="string" calcext:value-type="string">
            <text:p>cpu</text:p>
          </table:table-cell>
          <table:table-cell office:value-type="float" office:value="4.95581896551724" calcext:value-type="float">
            <text:p>4,95581896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8280cc8-4616-4500-b7b0-bb18588a6392</text:p>
          </table:table-cell>
          <table:table-cell office:value-type="float" office:value="1451894247277" calcext:value-type="float">
            <text:p>1451894247277</text:p>
          </table:table-cell>
          <table:table-cell office:value-type="float" office:value="7504" calcext:value-type="float">
            <text:p>7504</text:p>
          </table:table-cell>
          <table:table-cell office:value-type="string" calcext:value-type="string">
            <text:p>cpu</text:p>
          </table:table-cell>
          <table:table-cell office:value-type="float" office:value="6.5625" calcext:value-type="float">
            <text:p>6,56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8280cc8-4616-4500-b7b0-bb18588a6392</text:p>
          </table:table-cell>
          <table:table-cell office:value-type="float" office:value="1451894247327" calcext:value-type="float">
            <text:p>1451894247327</text:p>
          </table:table-cell>
          <table:table-cell office:value-type="float" office:value="7504" calcext:value-type="float">
            <text:p>7504</text:p>
          </table:table-cell>
          <table:table-cell office:value-type="string" calcext:value-type="string">
            <text:p>cpu</text:p>
          </table:table-cell>
          <table:table-cell office:value-type="float" office:value="4.97159090909091" calcext:value-type="float">
            <text:p>4,97159090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8280cc8-4616-4500-b7b0-bb18588a6392</text:p>
          </table:table-cell>
          <table:table-cell office:value-type="float" office:value="1451894247378" calcext:value-type="float">
            <text:p>1451894247378</text:p>
          </table:table-cell>
          <table:table-cell office:value-type="float" office:value="7504" calcext:value-type="float">
            <text:p>7504</text:p>
          </table:table-cell>
          <table:table-cell office:value-type="string" calcext:value-type="string">
            <text:p>cpu</text:p>
          </table:table-cell>
          <table:table-cell office:value-type="float" office:value="6.77934782608696" calcext:value-type="float">
            <text:p>6,77934782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8280cc8-4616-4500-b7b0-bb18588a6392</text:p>
          </table:table-cell>
          <table:table-cell office:value-type="float" office:value="1451894247425" calcext:value-type="float">
            <text:p>1451894247425</text:p>
          </table:table-cell>
          <table:table-cell office:value-type="float" office:value="7504" calcext:value-type="float">
            <text:p>7504</text:p>
          </table:table-cell>
          <table:table-cell office:value-type="string" calcext:value-type="string">
            <text:p>cpu</text:p>
          </table:table-cell>
          <table:table-cell office:value-type="float" office:value="5.99676724137931" calcext:value-type="float">
            <text:p>5,99676724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8280cc8-4616-4500-b7b0-bb18588a6392</text:p>
          </table:table-cell>
          <table:table-cell office:value-type="float" office:value="1451894247475" calcext:value-type="float">
            <text:p>1451894247475</text:p>
          </table:table-cell>
          <table:table-cell office:value-type="float" office:value="7504" calcext:value-type="float">
            <text:p>7504</text:p>
          </table:table-cell>
          <table:table-cell office:value-type="string" calcext:value-type="string">
            <text:p>cpu</text:p>
          </table:table-cell>
          <table:table-cell office:value-type="float" office:value="5.33536585365854" calcext:value-type="float">
            <text:p>5,33536585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8280cc8-4616-4500-b7b0-bb18588a6392</text:p>
          </table:table-cell>
          <table:table-cell office:value-type="float" office:value="1451894247525" calcext:value-type="float">
            <text:p>1451894247525</text:p>
          </table:table-cell>
          <table:table-cell office:value-type="float" office:value="7504" calcext:value-type="float">
            <text:p>7504</text:p>
          </table:table-cell>
          <table:table-cell office:value-type="string" calcext:value-type="string">
            <text:p>cpu</text:p>
          </table:table-cell>
          <table:table-cell office:value-type="float" office:value="5.33536585365854" calcext:value-type="float">
            <text:p>5,33536585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8280cc8-4616-4500-b7b0-bb18588a6392</text:p>
          </table:table-cell>
          <table:table-cell office:value-type="float" office:value="1451894247576" calcext:value-type="float">
            <text:p>1451894247576</text:p>
          </table:table-cell>
          <table:table-cell office:value-type="float" office:value="7504" calcext:value-type="float">
            <text:p>7504</text:p>
          </table:table-cell>
          <table:table-cell office:value-type="string" calcext:value-type="string">
            <text:p>cpu</text:p>
          </table:table-cell>
          <table:table-cell office:value-type="float" office:value="6.155625" calcext:value-type="float">
            <text:p>6,1556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8280cc8-4616-4500-b7b0-bb18588a6392</text:p>
          </table:table-cell>
          <table:table-cell office:value-type="float" office:value="1451894247642" calcext:value-type="float">
            <text:p>1451894247642</text:p>
          </table:table-cell>
          <table:table-cell office:value-type="float" office:value="7504" calcext:value-type="float">
            <text:p>7504</text:p>
          </table:table-cell>
          <table:table-cell office:value-type="string" calcext:value-type="string">
            <text:p>cpu</text:p>
          </table:table-cell>
          <table:table-cell office:value-type="float" office:value="5.9152397260274" calcext:value-type="float">
            <text:p>5,9152397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8280cc8-4616-4500-b7b0-bb18588a6392</text:p>
          </table:table-cell>
          <table:table-cell office:value-type="float" office:value="1451894247668" calcext:value-type="float">
            <text:p>1451894247668</text:p>
          </table:table-cell>
          <table:table-cell office:value-type="float" office:value="7504" calcext:value-type="float">
            <text:p>7504</text:p>
          </table:table-cell>
          <table:table-cell office:value-type="string" calcext:value-type="string">
            <text:p>cpu</text:p>
          </table:table-cell>
          <table:table-cell office:value-type="float" office:value="6.20454545454546" calcext:value-type="float">
            <text:p>6,20454545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8280cc8-4616-4500-b7b0-bb18588a6392</text:p>
          </table:table-cell>
          <table:table-cell office:value-type="float" office:value="1451894247725" calcext:value-type="float">
            <text:p>1451894247725</text:p>
          </table:table-cell>
          <table:table-cell office:value-type="float" office:value="7504" calcext:value-type="float">
            <text:p>7504</text:p>
          </table:table-cell>
          <table:table-cell office:value-type="string" calcext:value-type="string">
            <text:p>cpu</text:p>
          </table:table-cell>
          <table:table-cell office:value-type="float" office:value="5.6304347826087" calcext:value-type="float">
            <text:p>5,63043478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8280cc8-4616-4500-b7b0-bb18588a6392</text:p>
          </table:table-cell>
          <table:table-cell office:value-type="float" office:value="1451894247775" calcext:value-type="float">
            <text:p>1451894247775</text:p>
          </table:table-cell>
          <table:table-cell office:value-type="float" office:value="7504" calcext:value-type="float">
            <text:p>7504</text:p>
          </table:table-cell>
          <table:table-cell office:value-type="string" calcext:value-type="string">
            <text:p>cpu</text:p>
          </table:table-cell>
          <table:table-cell office:value-type="float" office:value="4.88613861386139" calcext:value-type="float">
            <text:p>4,88613861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8280cc8-4616-4500-b7b0-bb18588a6392</text:p>
          </table:table-cell>
          <table:table-cell office:value-type="float" office:value="1451894247836" calcext:value-type="float">
            <text:p>1451894247836</text:p>
          </table:table-cell>
          <table:table-cell office:value-type="float" office:value="7504" calcext:value-type="float">
            <text:p>7504</text:p>
          </table:table-cell>
          <table:table-cell office:value-type="string" calcext:value-type="string">
            <text:p>cpu</text:p>
          </table:table-cell>
          <table:table-cell office:value-type="float" office:value="4.88613861386139" calcext:value-type="float">
            <text:p>4,88613861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8280cc8-4616-4500-b7b0-bb18588a6392</text:p>
          </table:table-cell>
          <table:table-cell office:value-type="float" office:value="1451894247882" calcext:value-type="float">
            <text:p>1451894247882</text:p>
          </table:table-cell>
          <table:table-cell office:value-type="float" office:value="7504" calcext:value-type="float">
            <text:p>7504</text:p>
          </table:table-cell>
          <table:table-cell office:value-type="string" calcext:value-type="string">
            <text:p>cpu</text:p>
          </table:table-cell>
          <table:table-cell office:value-type="float" office:value="5.53875" calcext:value-type="float">
            <text:p>5,538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8280cc8-4616-4500-b7b0-bb18588a6392</text:p>
          </table:table-cell>
          <table:table-cell office:value-type="float" office:value="1451894247917" calcext:value-type="float">
            <text:p>1451894247917</text:p>
          </table:table-cell>
          <table:table-cell office:value-type="float" office:value="7504" calcext:value-type="float">
            <text:p>7504</text:p>
          </table:table-cell>
          <table:table-cell office:value-type="string" calcext:value-type="string">
            <text:p>cpu</text:p>
          </table:table-cell>
          <table:table-cell office:value-type="float" office:value="5.99676724137931" calcext:value-type="float">
            <text:p>5,99676724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8280cc8-4616-4500-b7b0-bb18588a6392</text:p>
          </table:table-cell>
          <table:table-cell office:value-type="float" office:value="1451894247978" calcext:value-type="float">
            <text:p>1451894247978</text:p>
          </table:table-cell>
          <table:table-cell office:value-type="float" office:value="7504" calcext:value-type="float">
            <text:p>7504</text:p>
          </table:table-cell>
          <table:table-cell office:value-type="string" calcext:value-type="string">
            <text:p>cpu</text:p>
          </table:table-cell>
          <table:table-cell office:value-type="float" office:value="6.74353448275862" calcext:value-type="float">
            <text:p>6,74353448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8280cc8-4616-4500-b7b0-bb18588a6392</text:p>
          </table:table-cell>
          <table:table-cell office:value-type="float" office:value="1451894248028" calcext:value-type="float">
            <text:p>1451894248028</text:p>
          </table:table-cell>
          <table:table-cell office:value-type="float" office:value="7504" calcext:value-type="float">
            <text:p>7504</text:p>
          </table:table-cell>
          <table:table-cell office:value-type="string" calcext:value-type="string">
            <text:p>cpu</text:p>
          </table:table-cell>
          <table:table-cell office:value-type="float" office:value="4.93318965517241" calcext:value-type="float">
            <text:p>4,93318965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8280cc8-4616-4500-b7b0-bb18588a6392</text:p>
          </table:table-cell>
          <table:table-cell office:value-type="float" office:value="1451894248084" calcext:value-type="float">
            <text:p>1451894248084</text:p>
          </table:table-cell>
          <table:table-cell office:value-type="float" office:value="7504" calcext:value-type="float">
            <text:p>7504</text:p>
          </table:table-cell>
          <table:table-cell office:value-type="string" calcext:value-type="string">
            <text:p>cpu</text:p>
          </table:table-cell>
          <table:table-cell office:value-type="float" office:value="6.13636363636364" calcext:value-type="float">
            <text:p>6,13636363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8280cc8-4616-4500-b7b0-bb18588a6392</text:p>
          </table:table-cell>
          <table:table-cell office:value-type="float" office:value="1451894248131" calcext:value-type="float">
            <text:p>1451894248131</text:p>
          </table:table-cell>
          <table:table-cell office:value-type="float" office:value="7504" calcext:value-type="float">
            <text:p>7504</text:p>
          </table:table-cell>
          <table:table-cell office:value-type="string" calcext:value-type="string">
            <text:p>cpu</text:p>
          </table:table-cell>
          <table:table-cell office:value-type="float" office:value="5.00954198473282" calcext:value-type="float">
            <text:p>5,00954198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8280cc8-4616-4500-b7b0-bb18588a6392</text:p>
          </table:table-cell>
          <table:table-cell office:value-type="float" office:value="1451894248200" calcext:value-type="float">
            <text:p>1451894248200</text:p>
          </table:table-cell>
          <table:table-cell office:value-type="float" office:value="7504" calcext:value-type="float">
            <text:p>7504</text:p>
          </table:table-cell>
          <table:table-cell office:value-type="string" calcext:value-type="string">
            <text:p>cpu</text:p>
          </table:table-cell>
          <table:table-cell office:value-type="float" office:value="7.06034482758621" calcext:value-type="float">
            <text:p>7,06034482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8280cc8-4616-4500-b7b0-bb18588a6392</text:p>
          </table:table-cell>
          <table:table-cell office:value-type="float" office:value="1451894248232" calcext:value-type="float">
            <text:p>1451894248232</text:p>
          </table:table-cell>
          <table:table-cell office:value-type="float" office:value="7504" calcext:value-type="float">
            <text:p>7504</text:p>
          </table:table-cell>
          <table:table-cell office:value-type="string" calcext:value-type="string">
            <text:p>cpu</text:p>
          </table:table-cell>
          <table:table-cell office:value-type="float" office:value="4.95581896551724" calcext:value-type="float">
            <text:p>4,95581896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8280cc8-4616-4500-b7b0-bb18588a6392</text:p>
          </table:table-cell>
          <table:table-cell office:value-type="float" office:value="1451894248269" calcext:value-type="float">
            <text:p>1451894248269</text:p>
          </table:table-cell>
          <table:table-cell office:value-type="float" office:value="7504" calcext:value-type="float">
            <text:p>7504</text:p>
          </table:table-cell>
          <table:table-cell office:value-type="string" calcext:value-type="string">
            <text:p>cpu</text:p>
          </table:table-cell>
          <table:table-cell office:value-type="float" office:value="6.04610655737705" calcext:value-type="float">
            <text:p>6,04610655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8280cc8-4616-4500-b7b0-bb18588a6392</text:p>
          </table:table-cell>
          <table:table-cell office:value-type="float" office:value="1451894248331" calcext:value-type="float">
            <text:p>1451894248331</text:p>
          </table:table-cell>
          <table:table-cell office:value-type="float" office:value="7504" calcext:value-type="float">
            <text:p>7504</text:p>
          </table:table-cell>
          <table:table-cell office:value-type="string" calcext:value-type="string">
            <text:p>cpu</text:p>
          </table:table-cell>
          <table:table-cell office:value-type="float" office:value="4.93318965517241" calcext:value-type="float">
            <text:p>4,93318965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8280cc8-4616-4500-b7b0-bb18588a6392</text:p>
          </table:table-cell>
          <table:table-cell office:value-type="float" office:value="1451894248369" calcext:value-type="float">
            <text:p>1451894248369</text:p>
          </table:table-cell>
          <table:table-cell office:value-type="float" office:value="7504" calcext:value-type="float">
            <text:p>7504</text:p>
          </table:table-cell>
          <table:table-cell office:value-type="string" calcext:value-type="string">
            <text:p>cpu</text:p>
          </table:table-cell>
          <table:table-cell office:value-type="float" office:value="5.92613636363636" calcext:value-type="float">
            <text:p>5,92613636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8280cc8-4616-4500-b7b0-bb18588a6392</text:p>
          </table:table-cell>
          <table:table-cell office:value-type="float" office:value="1451894248432" calcext:value-type="float">
            <text:p>1451894248432</text:p>
          </table:table-cell>
          <table:table-cell office:value-type="float" office:value="7504" calcext:value-type="float">
            <text:p>7504</text:p>
          </table:table-cell>
          <table:table-cell office:value-type="string" calcext:value-type="string">
            <text:p>cpu</text:p>
          </table:table-cell>
          <table:table-cell office:value-type="float" office:value="5.99676724137931" calcext:value-type="float">
            <text:p>5,99676724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8280cc8-4616-4500-b7b0-bb18588a6392</text:p>
          </table:table-cell>
          <table:table-cell office:value-type="float" office:value="1451894248469" calcext:value-type="float">
            <text:p>1451894248469</text:p>
          </table:table-cell>
          <table:table-cell office:value-type="float" office:value="7504" calcext:value-type="float">
            <text:p>7504</text:p>
          </table:table-cell>
          <table:table-cell office:value-type="string" calcext:value-type="string">
            <text:p>cpu</text:p>
          </table:table-cell>
          <table:table-cell office:value-type="float" office:value="6.1593137254902" calcext:value-type="float">
            <text:p>6,15931372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8280cc8-4616-4500-b7b0-bb18588a6392</text:p>
          </table:table-cell>
          <table:table-cell office:value-type="float" office:value="1451894248532" calcext:value-type="float">
            <text:p>1451894248532</text:p>
          </table:table-cell>
          <table:table-cell office:value-type="float" office:value="7504" calcext:value-type="float">
            <text:p>7504</text:p>
          </table:table-cell>
          <table:table-cell office:value-type="string" calcext:value-type="string">
            <text:p>cpu</text:p>
          </table:table-cell>
          <table:table-cell office:value-type="float" office:value="5.73253676470588" calcext:value-type="float">
            <text:p>5,73253676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8280cc8-4616-4500-b7b0-bb18588a6392</text:p>
          </table:table-cell>
          <table:table-cell office:value-type="float" office:value="1451894248569" calcext:value-type="float">
            <text:p>1451894248569</text:p>
          </table:table-cell>
          <table:table-cell office:value-type="float" office:value="7504" calcext:value-type="float">
            <text:p>7504</text:p>
          </table:table-cell>
          <table:table-cell office:value-type="string" calcext:value-type="string">
            <text:p>cpu</text:p>
          </table:table-cell>
          <table:table-cell office:value-type="float" office:value="5.6573275862069" calcext:value-type="float">
            <text:p>5,65732758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8280cc8-4616-4500-b7b0-bb18588a6392</text:p>
          </table:table-cell>
          <table:table-cell office:value-type="float" office:value="1451894248648" calcext:value-type="float">
            <text:p>1451894248648</text:p>
          </table:table-cell>
          <table:table-cell office:value-type="float" office:value="7504" calcext:value-type="float">
            <text:p>7504</text:p>
          </table:table-cell>
          <table:table-cell office:value-type="string" calcext:value-type="string">
            <text:p>cpu</text:p>
          </table:table-cell>
          <table:table-cell office:value-type="float" office:value="7.08297413793103" calcext:value-type="float">
            <text:p>7,08297413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8280cc8-4616-4500-b7b0-bb18588a6392</text:p>
          </table:table-cell>
          <table:table-cell office:value-type="float" office:value="1451894248679" calcext:value-type="float">
            <text:p>1451894248679</text:p>
          </table:table-cell>
          <table:table-cell office:value-type="float" office:value="7504" calcext:value-type="float">
            <text:p>7504</text:p>
          </table:table-cell>
          <table:table-cell office:value-type="string" calcext:value-type="string">
            <text:p>cpu</text:p>
          </table:table-cell>
          <table:table-cell office:value-type="float" office:value="5.6573275862069" calcext:value-type="float">
            <text:p>5,65732758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8280cc8-4616-4500-b7b0-bb18588a6392</text:p>
          </table:table-cell>
          <table:table-cell office:value-type="float" office:value="1451894248735" calcext:value-type="float">
            <text:p>1451894248735</text:p>
          </table:table-cell>
          <table:table-cell office:value-type="float" office:value="7504" calcext:value-type="float">
            <text:p>7504</text:p>
          </table:table-cell>
          <table:table-cell office:value-type="string" calcext:value-type="string">
            <text:p>cpu</text:p>
          </table:table-cell>
          <table:table-cell office:value-type="float" office:value="5.72336065573771" calcext:value-type="float">
            <text:p>5,72336065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8280cc8-4616-4500-b7b0-bb18588a6392</text:p>
          </table:table-cell>
          <table:table-cell office:value-type="float" office:value="1451894248783" calcext:value-type="float">
            <text:p>1451894248783</text:p>
          </table:table-cell>
          <table:table-cell office:value-type="float" office:value="7504" calcext:value-type="float">
            <text:p>7504</text:p>
          </table:table-cell>
          <table:table-cell office:value-type="string" calcext:value-type="string">
            <text:p>cpu</text:p>
          </table:table-cell>
          <table:table-cell office:value-type="float" office:value="5.00954198473282" calcext:value-type="float">
            <text:p>5,00954198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8280cc8-4616-4500-b7b0-bb18588a6392</text:p>
          </table:table-cell>
          <table:table-cell office:value-type="float" office:value="1451894248820" calcext:value-type="float">
            <text:p>1451894248820</text:p>
          </table:table-cell>
          <table:table-cell office:value-type="float" office:value="7504" calcext:value-type="float">
            <text:p>7504</text:p>
          </table:table-cell>
          <table:table-cell office:value-type="string" calcext:value-type="string">
            <text:p>cpu</text:p>
          </table:table-cell>
          <table:table-cell office:value-type="float" office:value="6.52272727272727" calcext:value-type="float">
            <text:p>6,52272727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8280cc8-4616-4500-b7b0-bb18588a6392</text:p>
          </table:table-cell>
          <table:table-cell office:value-type="float" office:value="1451894248867" calcext:value-type="float">
            <text:p>1451894248867</text:p>
          </table:table-cell>
          <table:table-cell office:value-type="float" office:value="7504" calcext:value-type="float">
            <text:p>7504</text:p>
          </table:table-cell>
          <table:table-cell office:value-type="string" calcext:value-type="string">
            <text:p>cpu</text:p>
          </table:table-cell>
          <table:table-cell office:value-type="float" office:value="4.7554347826087" calcext:value-type="float">
            <text:p>4,75543478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8280cc8-4616-4500-b7b0-bb18588a6392</text:p>
          </table:table-cell>
          <table:table-cell office:value-type="float" office:value="1451894248936" calcext:value-type="float">
            <text:p>1451894248936</text:p>
          </table:table-cell>
          <table:table-cell office:value-type="float" office:value="7504" calcext:value-type="float">
            <text:p>7504</text:p>
          </table:table-cell>
          <table:table-cell office:value-type="string" calcext:value-type="string">
            <text:p>cpu</text:p>
          </table:table-cell>
          <table:table-cell office:value-type="float" office:value="6.89312977099237" calcext:value-type="float">
            <text:p>6,8931297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8280cc8-4616-4500-b7b0-bb18588a6392</text:p>
          </table:table-cell>
          <table:table-cell office:value-type="float" office:value="1451894248985" calcext:value-type="float">
            <text:p>1451894248985</text:p>
          </table:table-cell>
          <table:table-cell office:value-type="float" office:value="7504" calcext:value-type="float">
            <text:p>7504</text:p>
          </table:table-cell>
          <table:table-cell office:value-type="string" calcext:value-type="string">
            <text:p>cpu</text:p>
          </table:table-cell>
          <table:table-cell office:value-type="float" office:value="5.6573275862069" calcext:value-type="float">
            <text:p>5,65732758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8280cc8-4616-4500-b7b0-bb18588a6392</text:p>
          </table:table-cell>
          <table:table-cell office:value-type="float" office:value="1451894249020" calcext:value-type="float">
            <text:p>1451894249020</text:p>
          </table:table-cell>
          <table:table-cell office:value-type="float" office:value="7504" calcext:value-type="float">
            <text:p>7504</text:p>
          </table:table-cell>
          <table:table-cell office:value-type="string" calcext:value-type="string">
            <text:p>cpu</text:p>
          </table:table-cell>
          <table:table-cell office:value-type="float" office:value="6.35883620689655" calcext:value-type="float">
            <text:p>6,35883620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8280cc8-4616-4500-b7b0-bb18588a6392</text:p>
          </table:table-cell>
          <table:table-cell office:value-type="float" office:value="1451894249105" calcext:value-type="float">
            <text:p>1451894249105</text:p>
          </table:table-cell>
          <table:table-cell office:value-type="float" office:value="7504" calcext:value-type="float">
            <text:p>7504</text:p>
          </table:table-cell>
          <table:table-cell office:value-type="string" calcext:value-type="string">
            <text:p>cpu</text:p>
          </table:table-cell>
          <table:table-cell office:value-type="float" office:value="5.09671532846715" calcext:value-type="float">
            <text:p>5,09671532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8280cc8-4616-4500-b7b0-bb18588a6392</text:p>
          </table:table-cell>
          <table:table-cell office:value-type="float" office:value="1451894249136" calcext:value-type="float">
            <text:p>1451894249136</text:p>
          </table:table-cell>
          <table:table-cell office:value-type="float" office:value="7504" calcext:value-type="float">
            <text:p>7504</text:p>
          </table:table-cell>
          <table:table-cell office:value-type="string" calcext:value-type="string">
            <text:p>cpu</text:p>
          </table:table-cell>
          <table:table-cell office:value-type="float" office:value="6.49752475247525" calcext:value-type="float">
            <text:p>6,49752475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8280cc8-4616-4500-b7b0-bb18588a6392</text:p>
          </table:table-cell>
          <table:table-cell office:value-type="float" office:value="1451894249185" calcext:value-type="float">
            <text:p>1451894249185</text:p>
          </table:table-cell>
          <table:table-cell office:value-type="float" office:value="7504" calcext:value-type="float">
            <text:p>7504</text:p>
          </table:table-cell>
          <table:table-cell office:value-type="string" calcext:value-type="string">
            <text:p>cpu</text:p>
          </table:table-cell>
          <table:table-cell office:value-type="float" office:value="5.99676724137931" calcext:value-type="float">
            <text:p>5,99676724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8280cc8-4616-4500-b7b0-bb18588a6392</text:p>
          </table:table-cell>
          <table:table-cell office:value-type="float" office:value="1451894249221" calcext:value-type="float">
            <text:p>1451894249221</text:p>
          </table:table-cell>
          <table:table-cell office:value-type="float" office:value="7504" calcext:value-type="float">
            <text:p>7504</text:p>
          </table:table-cell>
          <table:table-cell office:value-type="string" calcext:value-type="string">
            <text:p>cpu</text:p>
          </table:table-cell>
          <table:table-cell office:value-type="float" office:value="7.77556818181818" calcext:value-type="float">
            <text:p>7,77556818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8280cc8-4616-4500-b7b0-bb18588a6392</text:p>
          </table:table-cell>
          <table:table-cell office:value-type="float" office:value="1451894249284" calcext:value-type="float">
            <text:p>1451894249284</text:p>
          </table:table-cell>
          <table:table-cell office:value-type="float" office:value="7504" calcext:value-type="float">
            <text:p>7504</text:p>
          </table:table-cell>
          <table:table-cell office:value-type="string" calcext:value-type="string">
            <text:p>cpu</text:p>
          </table:table-cell>
          <table:table-cell office:value-type="float" office:value="6.43382352941177" calcext:value-type="float">
            <text:p>6,43382352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8280cc8-4616-4500-b7b0-bb18588a6392</text:p>
          </table:table-cell>
          <table:table-cell office:value-type="float" office:value="1451894249321" calcext:value-type="float">
            <text:p>1451894249321</text:p>
          </table:table-cell>
          <table:table-cell office:value-type="float" office:value="7504" calcext:value-type="float">
            <text:p>7504</text:p>
          </table:table-cell>
          <table:table-cell office:value-type="string" calcext:value-type="string">
            <text:p>cpu</text:p>
          </table:table-cell>
          <table:table-cell office:value-type="float" office:value="5.58806818181818" calcext:value-type="float">
            <text:p>5,58806818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8280cc8-4616-4500-b7b0-bb18588a6392</text:p>
          </table:table-cell>
          <table:table-cell office:value-type="float" office:value="1451894249384" calcext:value-type="float">
            <text:p>1451894249384</text:p>
          </table:table-cell>
          <table:table-cell office:value-type="float" office:value="7504" calcext:value-type="float">
            <text:p>7504</text:p>
          </table:table-cell>
          <table:table-cell office:value-type="string" calcext:value-type="string">
            <text:p>cpu</text:p>
          </table:table-cell>
          <table:table-cell office:value-type="float" office:value="5.31788793103448" calcext:value-type="float">
            <text:p>5,3178879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8280cc8-4616-4500-b7b0-bb18588a6392</text:p>
          </table:table-cell>
          <table:table-cell office:value-type="float" office:value="1451894249421" calcext:value-type="float">
            <text:p>1451894249421</text:p>
          </table:table-cell>
          <table:table-cell office:value-type="float" office:value="7504" calcext:value-type="float">
            <text:p>7504</text:p>
          </table:table-cell>
          <table:table-cell office:value-type="string" calcext:value-type="string">
            <text:p>cpu</text:p>
          </table:table-cell>
          <table:table-cell office:value-type="float" office:value="6.87309160305344" calcext:value-type="float">
            <text:p>6,87309160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8280cc8-4616-4500-b7b0-bb18588a6392</text:p>
          </table:table-cell>
          <table:table-cell office:value-type="float" office:value="1451894249468" calcext:value-type="float">
            <text:p>1451894249468</text:p>
          </table:table-cell>
          <table:table-cell office:value-type="float" office:value="7504" calcext:value-type="float">
            <text:p>7504</text:p>
          </table:table-cell>
          <table:table-cell office:value-type="string" calcext:value-type="string">
            <text:p>cpu</text:p>
          </table:table-cell>
          <table:table-cell office:value-type="float" office:value="5.65548780487805" calcext:value-type="float">
            <text:p>5,65548780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8280cc8-4616-4500-b7b0-bb18588a6392</text:p>
          </table:table-cell>
          <table:table-cell office:value-type="float" office:value="1451894249522" calcext:value-type="float">
            <text:p>1451894249522</text:p>
          </table:table-cell>
          <table:table-cell office:value-type="float" office:value="7504" calcext:value-type="float">
            <text:p>7504</text:p>
          </table:table-cell>
          <table:table-cell office:value-type="string" calcext:value-type="string">
            <text:p>cpu</text:p>
          </table:table-cell>
          <table:table-cell office:value-type="float" office:value="5.65548780487805" calcext:value-type="float">
            <text:p>5,65548780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8280cc8-4616-4500-b7b0-bb18588a6392</text:p>
          </table:table-cell>
          <table:table-cell office:value-type="float" office:value="1451894249585" calcext:value-type="float">
            <text:p>1451894249585</text:p>
          </table:table-cell>
          <table:table-cell office:value-type="float" office:value="7504" calcext:value-type="float">
            <text:p>7504</text:p>
          </table:table-cell>
          <table:table-cell office:value-type="string" calcext:value-type="string">
            <text:p>cpu</text:p>
          </table:table-cell>
          <table:table-cell office:value-type="float" office:value="5.35271739130435" calcext:value-type="float">
            <text:p>5,35271739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8280cc8-4616-4500-b7b0-bb18588a6392</text:p>
          </table:table-cell>
          <table:table-cell office:value-type="float" office:value="1451894249638" calcext:value-type="float">
            <text:p>1451894249638</text:p>
          </table:table-cell>
          <table:table-cell office:value-type="float" office:value="7504" calcext:value-type="float">
            <text:p>7504</text:p>
          </table:table-cell>
          <table:table-cell office:value-type="string" calcext:value-type="string">
            <text:p>cpu</text:p>
          </table:table-cell>
          <table:table-cell office:value-type="float" office:value="6.52272727272727" calcext:value-type="float">
            <text:p>6,52272727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8280cc8-4616-4500-b7b0-bb18588a6392</text:p>
          </table:table-cell>
          <table:table-cell office:value-type="float" office:value="1451894249684" calcext:value-type="float">
            <text:p>1451894249684</text:p>
          </table:table-cell>
          <table:table-cell office:value-type="float" office:value="7504" calcext:value-type="float">
            <text:p>7504</text:p>
          </table:table-cell>
          <table:table-cell office:value-type="string" calcext:value-type="string">
            <text:p>cpu</text:p>
          </table:table-cell>
          <table:table-cell office:value-type="float" office:value="5.9513358778626" calcext:value-type="float">
            <text:p>5,95133587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8280cc8-4616-4500-b7b0-bb18588a6392</text:p>
          </table:table-cell>
          <table:table-cell office:value-type="float" office:value="1451894249707" calcext:value-type="float">
            <text:p>1451894249707</text:p>
          </table:table-cell>
          <table:table-cell office:value-type="float" office:value="7504" calcext:value-type="float">
            <text:p>7504</text:p>
          </table:table-cell>
          <table:table-cell office:value-type="string" calcext:value-type="string">
            <text:p>cpu</text:p>
          </table:table-cell>
          <table:table-cell office:value-type="float" office:value="6.74353448275862" calcext:value-type="float">
            <text:p>6,74353448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8280cc8-4616-4500-b7b0-bb18588a6392</text:p>
          </table:table-cell>
          <table:table-cell office:value-type="float" office:value="1451894249786" calcext:value-type="float">
            <text:p>1451894249786</text:p>
          </table:table-cell>
          <table:table-cell office:value-type="float" office:value="7504" calcext:value-type="float">
            <text:p>7504</text:p>
          </table:table-cell>
          <table:table-cell office:value-type="string" calcext:value-type="string">
            <text:p>cpu</text:p>
          </table:table-cell>
          <table:table-cell office:value-type="float" office:value="5.34510869565218" calcext:value-type="float">
            <text:p>5,34510869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8280cc8-4616-4500-b7b0-bb18588a6392</text:p>
          </table:table-cell>
          <table:table-cell office:value-type="float" office:value="1451894249822" calcext:value-type="float">
            <text:p>1451894249822</text:p>
          </table:table-cell>
          <table:table-cell office:value-type="float" office:value="7504" calcext:value-type="float">
            <text:p>7504</text:p>
          </table:table-cell>
          <table:table-cell office:value-type="string" calcext:value-type="string">
            <text:p>cpu</text:p>
          </table:table-cell>
          <table:table-cell office:value-type="float" office:value="7.12173913043478" calcext:value-type="float">
            <text:p>7,12173913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8280cc8-4616-4500-b7b0-bb18588a6392</text:p>
          </table:table-cell>
          <table:table-cell office:value-type="float" office:value="1451894249885" calcext:value-type="float">
            <text:p>1451894249885</text:p>
          </table:table-cell>
          <table:table-cell office:value-type="float" office:value="7504" calcext:value-type="float">
            <text:p>7504</text:p>
          </table:table-cell>
          <table:table-cell office:value-type="string" calcext:value-type="string">
            <text:p>cpu</text:p>
          </table:table-cell>
          <table:table-cell office:value-type="float" office:value="5.65076335877863" calcext:value-type="float">
            <text:p>5,65076335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8280cc8-4616-4500-b7b0-bb18588a6392</text:p>
          </table:table-cell>
          <table:table-cell office:value-type="float" office:value="1451894249954" calcext:value-type="float">
            <text:p>1451894249954</text:p>
          </table:table-cell>
          <table:table-cell office:value-type="float" office:value="7504" calcext:value-type="float">
            <text:p>7504</text:p>
          </table:table-cell>
          <table:table-cell office:value-type="string" calcext:value-type="string">
            <text:p>cpu</text:p>
          </table:table-cell>
          <table:table-cell office:value-type="float" office:value="6.88737623762376" calcext:value-type="float">
            <text:p>6,88737623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8280cc8-4616-4500-b7b0-bb18588a6392</text:p>
          </table:table-cell>
          <table:table-cell office:value-type="float" office:value="1451894249986" calcext:value-type="float">
            <text:p>1451894249986</text:p>
          </table:table-cell>
          <table:table-cell office:value-type="float" office:value="7504" calcext:value-type="float">
            <text:p>7504</text:p>
          </table:table-cell>
          <table:table-cell office:value-type="string" calcext:value-type="string">
            <text:p>cpu</text:p>
          </table:table-cell>
          <table:table-cell office:value-type="float" office:value="4.95581896551724" calcext:value-type="float">
            <text:p>4,95581896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8280cc8-4616-4500-b7b0-bb18588a6392</text:p>
          </table:table-cell>
          <table:table-cell office:value-type="float" office:value="1451894250023" calcext:value-type="float">
            <text:p>1451894250023</text:p>
          </table:table-cell>
          <table:table-cell office:value-type="float" office:value="7504" calcext:value-type="float">
            <text:p>7504</text:p>
          </table:table-cell>
          <table:table-cell office:value-type="string" calcext:value-type="string">
            <text:p>cpu</text:p>
          </table:table-cell>
          <table:table-cell office:value-type="float" office:value="5.37909836065574" calcext:value-type="float">
            <text:p>5,37909836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8280cc8-4616-4500-b7b0-bb18588a6392</text:p>
          </table:table-cell>
          <table:table-cell office:value-type="float" office:value="1451894250123" calcext:value-type="float">
            <text:p>1451894250123</text:p>
          </table:table-cell>
          <table:table-cell office:value-type="float" office:value="7504" calcext:value-type="float">
            <text:p>7504</text:p>
          </table:table-cell>
          <table:table-cell office:value-type="string" calcext:value-type="string">
            <text:p>cpu</text:p>
          </table:table-cell>
          <table:table-cell office:value-type="float" office:value="6.41071428571429" calcext:value-type="float">
            <text:p>6,41071428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8280cc8-4616-4500-b7b0-bb18588a6392</text:p>
          </table:table-cell>
          <table:table-cell office:value-type="float" office:value="1451894250123" calcext:value-type="float">
            <text:p>1451894250123</text:p>
          </table:table-cell>
          <table:table-cell office:value-type="float" office:value="7504" calcext:value-type="float">
            <text:p>7504</text:p>
          </table:table-cell>
          <table:table-cell office:value-type="string" calcext:value-type="string">
            <text:p>cpu</text:p>
          </table:table-cell>
          <table:table-cell office:value-type="float" office:value="6.07173913043478" calcext:value-type="float">
            <text:p>6,07173913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8280cc8-4616-4500-b7b0-bb18588a6392</text:p>
          </table:table-cell>
          <table:table-cell office:value-type="float" office:value="1451894250170" calcext:value-type="float">
            <text:p>1451894250170</text:p>
          </table:table-cell>
          <table:table-cell office:value-type="float" office:value="7504" calcext:value-type="float">
            <text:p>7504</text:p>
          </table:table-cell>
          <table:table-cell office:value-type="string" calcext:value-type="string">
            <text:p>cpu</text:p>
          </table:table-cell>
          <table:table-cell office:value-type="float" office:value="5.6573275862069" calcext:value-type="float">
            <text:p>5,65732758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8280cc8-4616-4500-b7b0-bb18588a6392</text:p>
          </table:table-cell>
          <table:table-cell office:value-type="float" office:value="1451894250228" calcext:value-type="float">
            <text:p>1451894250228</text:p>
          </table:table-cell>
          <table:table-cell office:value-type="float" office:value="7504" calcext:value-type="float">
            <text:p>7504</text:p>
          </table:table-cell>
          <table:table-cell office:value-type="string" calcext:value-type="string">
            <text:p>cpu</text:p>
          </table:table-cell>
          <table:table-cell office:value-type="float" office:value="6.04610655737705" calcext:value-type="float">
            <text:p>6,04610655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8280cc8-4616-4500-b7b0-bb18588a6392</text:p>
          </table:table-cell>
          <table:table-cell office:value-type="float" office:value="1451894250274" calcext:value-type="float">
            <text:p>1451894250274</text:p>
          </table:table-cell>
          <table:table-cell office:value-type="float" office:value="7504" calcext:value-type="float">
            <text:p>7504</text:p>
          </table:table-cell>
          <table:table-cell office:value-type="string" calcext:value-type="string">
            <text:p>cpu</text:p>
          </table:table-cell>
          <table:table-cell office:value-type="float" office:value="4.97159090909091" calcext:value-type="float">
            <text:p>4,97159090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8280cc8-4616-4500-b7b0-bb18588a6392</text:p>
          </table:table-cell>
          <table:table-cell office:value-type="float" office:value="1451894250327" calcext:value-type="float">
            <text:p>1451894250327</text:p>
          </table:table-cell>
          <table:table-cell office:value-type="float" office:value="7504" calcext:value-type="float">
            <text:p>7504</text:p>
          </table:table-cell>
          <table:table-cell office:value-type="string" calcext:value-type="string">
            <text:p>cpu</text:p>
          </table:table-cell>
          <table:table-cell office:value-type="float" office:value="6.72090517241379" calcext:value-type="float">
            <text:p>6,72090517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8280cc8-4616-4500-b7b0-bb18588a6392</text:p>
          </table:table-cell>
          <table:table-cell office:value-type="float" office:value="1451894250390" calcext:value-type="float">
            <text:p>1451894250390</text:p>
          </table:table-cell>
          <table:table-cell office:value-type="float" office:value="7504" calcext:value-type="float">
            <text:p>7504</text:p>
          </table:table-cell>
          <table:table-cell office:value-type="string" calcext:value-type="string">
            <text:p>cpu</text:p>
          </table:table-cell>
          <table:table-cell office:value-type="float" office:value="5.70652173913044" calcext:value-type="float">
            <text:p>5,70652173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8280cc8-4616-4500-b7b0-bb18588a6392</text:p>
          </table:table-cell>
          <table:table-cell office:value-type="float" office:value="1451894250428" calcext:value-type="float">
            <text:p>1451894250428</text:p>
          </table:table-cell>
          <table:table-cell office:value-type="float" office:value="7504" calcext:value-type="float">
            <text:p>7504</text:p>
          </table:table-cell>
          <table:table-cell office:value-type="string" calcext:value-type="string">
            <text:p>cpu</text:p>
          </table:table-cell>
          <table:table-cell office:value-type="float" office:value="7.0224358974359" calcext:value-type="float">
            <text:p>7,02243589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8280cc8-4616-4500-b7b0-bb18588a6392</text:p>
          </table:table-cell>
          <table:table-cell office:value-type="float" office:value="1451894250475" calcext:value-type="float">
            <text:p>1451894250475</text:p>
          </table:table-cell>
          <table:table-cell office:value-type="float" office:value="7504" calcext:value-type="float">
            <text:p>7504</text:p>
          </table:table-cell>
          <table:table-cell office:value-type="string" calcext:value-type="string">
            <text:p>cpu</text:p>
          </table:table-cell>
          <table:table-cell office:value-type="float" office:value="4.6905737704918" calcext:value-type="float">
            <text:p>4,69057377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8280cc8-4616-4500-b7b0-bb18588a6392</text:p>
          </table:table-cell>
          <table:table-cell office:value-type="float" office:value="1451894250528" calcext:value-type="float">
            <text:p>1451894250528</text:p>
          </table:table-cell>
          <table:table-cell office:value-type="float" office:value="7504" calcext:value-type="float">
            <text:p>7504</text:p>
          </table:table-cell>
          <table:table-cell office:value-type="string" calcext:value-type="string">
            <text:p>cpu</text:p>
          </table:table-cell>
          <table:table-cell office:value-type="float" office:value="6.41071428571429" calcext:value-type="float">
            <text:p>6,41071428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8280cc8-4616-4500-b7b0-bb18588a6392</text:p>
          </table:table-cell>
          <table:table-cell office:value-type="float" office:value="1451894250575" calcext:value-type="float">
            <text:p>1451894250575</text:p>
          </table:table-cell>
          <table:table-cell office:value-type="float" office:value="7504" calcext:value-type="float">
            <text:p>7504</text:p>
          </table:table-cell>
          <table:table-cell office:value-type="string" calcext:value-type="string">
            <text:p>cpu</text:p>
          </table:table-cell>
          <table:table-cell office:value-type="float" office:value="4.95581896551724" calcext:value-type="float">
            <text:p>4,95581896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8280cc8-4616-4500-b7b0-bb18588a6392</text:p>
          </table:table-cell>
          <table:table-cell office:value-type="float" office:value="1451894250613" calcext:value-type="float">
            <text:p>1451894250613</text:p>
          </table:table-cell>
          <table:table-cell office:value-type="float" office:value="7504" calcext:value-type="float">
            <text:p>7504</text:p>
          </table:table-cell>
          <table:table-cell office:value-type="string" calcext:value-type="string">
            <text:p>cpu</text:p>
          </table:table-cell>
          <table:table-cell office:value-type="float" office:value="6.43695652173913" calcext:value-type="float">
            <text:p>6,43695652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8280cc8-4616-4500-b7b0-bb18588a6392</text:p>
          </table:table-cell>
          <table:table-cell office:value-type="float" office:value="1451894250675" calcext:value-type="float">
            <text:p>1451894250675</text:p>
          </table:table-cell>
          <table:table-cell office:value-type="float" office:value="7504" calcext:value-type="float">
            <text:p>7504</text:p>
          </table:table-cell>
          <table:table-cell office:value-type="string" calcext:value-type="string">
            <text:p>cpu</text:p>
          </table:table-cell>
          <table:table-cell office:value-type="float" office:value="7.0358606557377" calcext:value-type="float">
            <text:p>7,03586065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8280cc8-4616-4500-b7b0-bb18588a6392</text:p>
          </table:table-cell>
          <table:table-cell office:value-type="float" office:value="1451894250728" calcext:value-type="float">
            <text:p>1451894250728</text:p>
          </table:table-cell>
          <table:table-cell office:value-type="float" office:value="7504" calcext:value-type="float">
            <text:p>7504</text:p>
          </table:table-cell>
          <table:table-cell office:value-type="string" calcext:value-type="string">
            <text:p>cpu</text:p>
          </table:table-cell>
          <table:table-cell office:value-type="float" office:value="4.97159090909091" calcext:value-type="float">
            <text:p>4,97159090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8280cc8-4616-4500-b7b0-bb18588a6392</text:p>
          </table:table-cell>
          <table:table-cell office:value-type="float" office:value="1451894250777" calcext:value-type="float">
            <text:p>1451894250777</text:p>
          </table:table-cell>
          <table:table-cell office:value-type="float" office:value="7504" calcext:value-type="float">
            <text:p>7504</text:p>
          </table:table-cell>
          <table:table-cell office:value-type="string" calcext:value-type="string">
            <text:p>cpu</text:p>
          </table:table-cell>
          <table:table-cell office:value-type="float" office:value="4.95581896551724" calcext:value-type="float">
            <text:p>4,95581896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8280cc8-4616-4500-b7b0-bb18588a6392</text:p>
          </table:table-cell>
          <table:table-cell office:value-type="float" office:value="1451894250830" calcext:value-type="float">
            <text:p>1451894250830</text:p>
          </table:table-cell>
          <table:table-cell office:value-type="float" office:value="7504" calcext:value-type="float">
            <text:p>7504</text:p>
          </table:table-cell>
          <table:table-cell office:value-type="string" calcext:value-type="string">
            <text:p>cpu</text:p>
          </table:table-cell>
          <table:table-cell office:value-type="float" office:value="6.35883620689655" calcext:value-type="float">
            <text:p>6,35883620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8280cc8-4616-4500-b7b0-bb18588a6392</text:p>
          </table:table-cell>
          <table:table-cell office:value-type="float" office:value="1451894250877" calcext:value-type="float">
            <text:p>1451894250877</text:p>
          </table:table-cell>
          <table:table-cell office:value-type="float" office:value="7504" calcext:value-type="float">
            <text:p>7504</text:p>
          </table:table-cell>
          <table:table-cell office:value-type="string" calcext:value-type="string">
            <text:p>cpu</text:p>
          </table:table-cell>
          <table:table-cell office:value-type="float" office:value="5.69069343065693" calcext:value-type="float">
            <text:p>5,69069343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8280cc8-4616-4500-b7b0-bb18588a6392</text:p>
          </table:table-cell>
          <table:table-cell office:value-type="float" office:value="1451894250930" calcext:value-type="float">
            <text:p>1451894250930</text:p>
          </table:table-cell>
          <table:table-cell office:value-type="float" office:value="7504" calcext:value-type="float">
            <text:p>7504</text:p>
          </table:table-cell>
          <table:table-cell office:value-type="string" calcext:value-type="string">
            <text:p>cpu</text:p>
          </table:table-cell>
          <table:table-cell office:value-type="float" office:value="5.85714285714286" calcext:value-type="float">
            <text:p>5,85714285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8280cc8-4616-4500-b7b0-bb18588a6392</text:p>
          </table:table-cell>
          <table:table-cell office:value-type="float" office:value="1451894250977" calcext:value-type="float">
            <text:p>1451894250977</text:p>
          </table:table-cell>
          <table:table-cell office:value-type="float" office:value="7504" calcext:value-type="float">
            <text:p>7504</text:p>
          </table:table-cell>
          <table:table-cell office:value-type="string" calcext:value-type="string">
            <text:p>cpu</text:p>
          </table:table-cell>
          <table:table-cell office:value-type="float" office:value="4.91346153846154" calcext:value-type="float">
            <text:p>4,91346153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8280cc8-4616-4500-b7b0-bb18588a6392</text:p>
          </table:table-cell>
          <table:table-cell office:value-type="float" office:value="1451894251030" calcext:value-type="float">
            <text:p>1451894251030</text:p>
          </table:table-cell>
          <table:table-cell office:value-type="float" office:value="7504" calcext:value-type="float">
            <text:p>7504</text:p>
          </table:table-cell>
          <table:table-cell office:value-type="string" calcext:value-type="string">
            <text:p>cpu</text:p>
          </table:table-cell>
          <table:table-cell office:value-type="float" office:value="4.91346153846154" calcext:value-type="float">
            <text:p>4,91346153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8280cc8-4616-4500-b7b0-bb18588a6392</text:p>
          </table:table-cell>
          <table:table-cell office:value-type="float" office:value="1451894251077" calcext:value-type="float">
            <text:p>1451894251077</text:p>
          </table:table-cell>
          <table:table-cell office:value-type="float" office:value="7504" calcext:value-type="float">
            <text:p>7504</text:p>
          </table:table-cell>
          <table:table-cell office:value-type="string" calcext:value-type="string">
            <text:p>cpu</text:p>
          </table:table-cell>
          <table:table-cell office:value-type="float" office:value="6.5625" calcext:value-type="float">
            <text:p>6,56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8280cc8-4616-4500-b7b0-bb18588a6392</text:p>
          </table:table-cell>
          <table:table-cell office:value-type="float" office:value="1451894251131" calcext:value-type="float">
            <text:p>1451894251131</text:p>
          </table:table-cell>
          <table:table-cell office:value-type="float" office:value="7504" calcext:value-type="float">
            <text:p>7504</text:p>
          </table:table-cell>
          <table:table-cell office:value-type="string" calcext:value-type="string">
            <text:p>cpu</text:p>
          </table:table-cell>
          <table:table-cell office:value-type="float" office:value="4.93318965517241" calcext:value-type="float">
            <text:p>4,93318965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8280cc8-4616-4500-b7b0-bb18588a6392</text:p>
          </table:table-cell>
          <table:table-cell office:value-type="float" office:value="1451894251162" calcext:value-type="float">
            <text:p>1451894251162</text:p>
          </table:table-cell>
          <table:table-cell office:value-type="float" office:value="7504" calcext:value-type="float">
            <text:p>7504</text:p>
          </table:table-cell>
          <table:table-cell office:value-type="string" calcext:value-type="string">
            <text:p>cpu</text:p>
          </table:table-cell>
          <table:table-cell office:value-type="float" office:value="4.93318965517241" calcext:value-type="float">
            <text:p>4,93318965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8280cc8-4616-4500-b7b0-bb18588a6392</text:p>
          </table:table-cell>
          <table:table-cell office:value-type="float" office:value="1451894251231" calcext:value-type="float">
            <text:p>1451894251231</text:p>
          </table:table-cell>
          <table:table-cell office:value-type="float" office:value="7504" calcext:value-type="float">
            <text:p>7504</text:p>
          </table:table-cell>
          <table:table-cell office:value-type="string" calcext:value-type="string">
            <text:p>cpu</text:p>
          </table:table-cell>
          <table:table-cell office:value-type="float" office:value="5.71395348837209" calcext:value-type="float">
            <text:p>5,71395348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8280cc8-4616-4500-b7b0-bb18588a6392</text:p>
          </table:table-cell>
          <table:table-cell office:value-type="float" office:value="1451894251262" calcext:value-type="float">
            <text:p>1451894251262</text:p>
          </table:table-cell>
          <table:table-cell office:value-type="float" office:value="7504" calcext:value-type="float">
            <text:p>7504</text:p>
          </table:table-cell>
          <table:table-cell office:value-type="string" calcext:value-type="string">
            <text:p>cpu</text:p>
          </table:table-cell>
          <table:table-cell office:value-type="float" office:value="5.31788793103448" calcext:value-type="float">
            <text:p>5,3178879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8280cc8-4616-4500-b7b0-bb18588a6392</text:p>
          </table:table-cell>
          <table:table-cell office:value-type="float" office:value="1451894251331" calcext:value-type="float">
            <text:p>1451894251331</text:p>
          </table:table-cell>
          <table:table-cell office:value-type="float" office:value="7504" calcext:value-type="float">
            <text:p>7504</text:p>
          </table:table-cell>
          <table:table-cell office:value-type="string" calcext:value-type="string">
            <text:p>cpu</text:p>
          </table:table-cell>
          <table:table-cell office:value-type="float" office:value="6.1593137254902" calcext:value-type="float">
            <text:p>6,15931372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8280cc8-4616-4500-b7b0-bb18588a6392</text:p>
          </table:table-cell>
          <table:table-cell office:value-type="float" office:value="1451894251362" calcext:value-type="float">
            <text:p>1451894251362</text:p>
          </table:table-cell>
          <table:table-cell office:value-type="float" office:value="7504" calcext:value-type="float">
            <text:p>7504</text:p>
          </table:table-cell>
          <table:table-cell office:value-type="string" calcext:value-type="string">
            <text:p>cpu</text:p>
          </table:table-cell>
          <table:table-cell office:value-type="float" office:value="6.52272727272727" calcext:value-type="float">
            <text:p>6,52272727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8280cc8-4616-4500-b7b0-bb18588a6392</text:p>
          </table:table-cell>
          <table:table-cell office:value-type="float" office:value="1451894251431" calcext:value-type="float">
            <text:p>1451894251431</text:p>
          </table:table-cell>
          <table:table-cell office:value-type="float" office:value="7504" calcext:value-type="float">
            <text:p>7504</text:p>
          </table:table-cell>
          <table:table-cell office:value-type="string" calcext:value-type="string">
            <text:p>cpu</text:p>
          </table:table-cell>
          <table:table-cell office:value-type="float" office:value="6.01939655172414" calcext:value-type="float">
            <text:p>6,01939655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8280cc8-4616-4500-b7b0-bb18588a6392</text:p>
          </table:table-cell>
          <table:table-cell office:value-type="float" office:value="1451894251478" calcext:value-type="float">
            <text:p>1451894251478</text:p>
          </table:table-cell>
          <table:table-cell office:value-type="float" office:value="7504" calcext:value-type="float">
            <text:p>7504</text:p>
          </table:table-cell>
          <table:table-cell office:value-type="string" calcext:value-type="string">
            <text:p>cpu</text:p>
          </table:table-cell>
          <table:table-cell office:value-type="float" office:value="6.26911764705882" calcext:value-type="float">
            <text:p>6,26911764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8280cc8-4616-4500-b7b0-bb18588a6392</text:p>
          </table:table-cell>
          <table:table-cell office:value-type="float" office:value="1451894251532" calcext:value-type="float">
            <text:p>1451894251532</text:p>
          </table:table-cell>
          <table:table-cell office:value-type="float" office:value="7504" calcext:value-type="float">
            <text:p>7504</text:p>
          </table:table-cell>
          <table:table-cell office:value-type="string" calcext:value-type="string">
            <text:p>cpu</text:p>
          </table:table-cell>
          <table:table-cell office:value-type="float" office:value="5.81957547169811" calcext:value-type="float">
            <text:p>5,81957547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8280cc8-4616-4500-b7b0-bb18588a6392</text:p>
          </table:table-cell>
          <table:table-cell office:value-type="float" office:value="1451894251563" calcext:value-type="float">
            <text:p>1451894251563</text:p>
          </table:table-cell>
          <table:table-cell office:value-type="float" office:value="7504" calcext:value-type="float">
            <text:p>7504</text:p>
          </table:table-cell>
          <table:table-cell office:value-type="string" calcext:value-type="string">
            <text:p>cpu</text:p>
          </table:table-cell>
          <table:table-cell office:value-type="float" office:value="4.7554347826087" calcext:value-type="float">
            <text:p>4,75543478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8280cc8-4616-4500-b7b0-bb18588a6392</text:p>
          </table:table-cell>
          <table:table-cell office:value-type="float" office:value="1451894251632" calcext:value-type="float">
            <text:p>1451894251632</text:p>
          </table:table-cell>
          <table:table-cell office:value-type="float" office:value="7504" calcext:value-type="float">
            <text:p>7504</text:p>
          </table:table-cell>
          <table:table-cell office:value-type="string" calcext:value-type="string">
            <text:p>cpu</text:p>
          </table:table-cell>
          <table:table-cell office:value-type="float" office:value="6.35883620689655" calcext:value-type="float">
            <text:p>6,35883620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8280cc8-4616-4500-b7b0-bb18588a6392</text:p>
          </table:table-cell>
          <table:table-cell office:value-type="float" office:value="1451894251679" calcext:value-type="float">
            <text:p>1451894251679</text:p>
          </table:table-cell>
          <table:table-cell office:value-type="float" office:value="7504" calcext:value-type="float">
            <text:p>7504</text:p>
          </table:table-cell>
          <table:table-cell office:value-type="string" calcext:value-type="string">
            <text:p>cpu</text:p>
          </table:table-cell>
          <table:table-cell office:value-type="float" office:value="5.6573275862069" calcext:value-type="float">
            <text:p>5,65732758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8280cc8-4616-4500-b7b0-bb18588a6392</text:p>
          </table:table-cell>
          <table:table-cell office:value-type="float" office:value="1451894251732" calcext:value-type="float">
            <text:p>1451894251732</text:p>
          </table:table-cell>
          <table:table-cell office:value-type="float" office:value="7504" calcext:value-type="float">
            <text:p>7504</text:p>
          </table:table-cell>
          <table:table-cell office:value-type="string" calcext:value-type="string">
            <text:p>cpu</text:p>
          </table:table-cell>
          <table:table-cell office:value-type="float" office:value="6.42857142857143" calcext:value-type="float">
            <text:p>6,42857142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8280cc8-4616-4500-b7b0-bb18588a6392</text:p>
          </table:table-cell>
          <table:table-cell office:value-type="float" office:value="1451894251801" calcext:value-type="float">
            <text:p>1451894251801</text:p>
          </table:table-cell>
          <table:table-cell office:value-type="float" office:value="7504" calcext:value-type="float">
            <text:p>7504</text:p>
          </table:table-cell>
          <table:table-cell office:value-type="string" calcext:value-type="string">
            <text:p>cpu</text:p>
          </table:table-cell>
          <table:table-cell office:value-type="float" office:value="5.37909836065574" calcext:value-type="float">
            <text:p>5,37909836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8280cc8-4616-4500-b7b0-bb18588a6392</text:p>
          </table:table-cell>
          <table:table-cell office:value-type="float" office:value="1451894251817" calcext:value-type="float">
            <text:p>1451894251817</text:p>
          </table:table-cell>
          <table:table-cell office:value-type="float" office:value="7504" calcext:value-type="float">
            <text:p>7504</text:p>
          </table:table-cell>
          <table:table-cell office:value-type="string" calcext:value-type="string">
            <text:p>cpu</text:p>
          </table:table-cell>
          <table:table-cell office:value-type="float" office:value="5.99676724137931" calcext:value-type="float">
            <text:p>5,99676724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8280cc8-4616-4500-b7b0-bb18588a6392</text:p>
          </table:table-cell>
          <table:table-cell office:value-type="float" office:value="1451894251880" calcext:value-type="float">
            <text:p>1451894251880</text:p>
          </table:table-cell>
          <table:table-cell office:value-type="float" office:value="7504" calcext:value-type="float">
            <text:p>7504</text:p>
          </table:table-cell>
          <table:table-cell office:value-type="string" calcext:value-type="string">
            <text:p>cpu</text:p>
          </table:table-cell>
          <table:table-cell office:value-type="float" office:value="4.93318965517241" calcext:value-type="float">
            <text:p>4,93318965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8280cc8-4616-4500-b7b0-bb18588a6392</text:p>
          </table:table-cell>
          <table:table-cell office:value-type="float" office:value="1451894251932" calcext:value-type="float">
            <text:p>1451894251932</text:p>
          </table:table-cell>
          <table:table-cell office:value-type="float" office:value="7504" calcext:value-type="float">
            <text:p>7504</text:p>
          </table:table-cell>
          <table:table-cell office:value-type="string" calcext:value-type="string">
            <text:p>cpu</text:p>
          </table:table-cell>
          <table:table-cell office:value-type="float" office:value="7.50978260869565" calcext:value-type="float">
            <text:p>7,50978260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8280cc8-4616-4500-b7b0-bb18588a6392</text:p>
          </table:table-cell>
          <table:table-cell office:value-type="float" office:value="1451894251963" calcext:value-type="float">
            <text:p>1451894251963</text:p>
          </table:table-cell>
          <table:table-cell office:value-type="float" office:value="7504" calcext:value-type="float">
            <text:p>7504</text:p>
          </table:table-cell>
          <table:table-cell office:value-type="string" calcext:value-type="string">
            <text:p>cpu</text:p>
          </table:table-cell>
          <table:table-cell office:value-type="float" office:value="4.97159090909091" calcext:value-type="float">
            <text:p>4,97159090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8280cc8-4616-4500-b7b0-bb18588a6392</text:p>
          </table:table-cell>
          <table:table-cell office:value-type="float" office:value="1451894252032" calcext:value-type="float">
            <text:p>1451894252032</text:p>
          </table:table-cell>
          <table:table-cell office:value-type="float" office:value="7504" calcext:value-type="float">
            <text:p>7504</text:p>
          </table:table-cell>
          <table:table-cell office:value-type="string" calcext:value-type="string">
            <text:p>cpu</text:p>
          </table:table-cell>
          <table:table-cell office:value-type="float" office:value="5.37909836065574" calcext:value-type="float">
            <text:p>5,37909836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8280cc8-4616-4500-b7b0-bb18588a6392</text:p>
          </table:table-cell>
          <table:table-cell office:value-type="float" office:value="1451894252080" calcext:value-type="float">
            <text:p>1451894252080</text:p>
          </table:table-cell>
          <table:table-cell office:value-type="float" office:value="7504" calcext:value-type="float">
            <text:p>7504</text:p>
          </table:table-cell>
          <table:table-cell office:value-type="string" calcext:value-type="string">
            <text:p>cpu</text:p>
          </table:table-cell>
          <table:table-cell office:value-type="float" office:value="5.58806818181818" calcext:value-type="float">
            <text:p>5,58806818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8280cc8-4616-4500-b7b0-bb18588a6392</text:p>
          </table:table-cell>
          <table:table-cell office:value-type="float" office:value="1451894252183" calcext:value-type="float">
            <text:p>1451894252183</text:p>
          </table:table-cell>
          <table:table-cell office:value-type="float" office:value="7504" calcext:value-type="float">
            <text:p>7504</text:p>
          </table:table-cell>
          <table:table-cell office:value-type="string" calcext:value-type="string">
            <text:p>cpu</text:p>
          </table:table-cell>
          <table:table-cell office:value-type="float" office:value="5.58928571428571" calcext:value-type="float">
            <text:p>5,58928571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8280cc8-4616-4500-b7b0-bb18588a6392</text:p>
          </table:table-cell>
          <table:table-cell office:value-type="float" office:value="1451894252183" calcext:value-type="float">
            <text:p>1451894252183</text:p>
          </table:table-cell>
          <table:table-cell office:value-type="float" office:value="7504" calcext:value-type="float">
            <text:p>7504</text:p>
          </table:table-cell>
          <table:table-cell office:value-type="string" calcext:value-type="string">
            <text:p>cpu</text:p>
          </table:table-cell>
          <table:table-cell office:value-type="float" office:value="6.04610655737705" calcext:value-type="float">
            <text:p>6,04610655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8280cc8-4616-4500-b7b0-bb18588a6392</text:p>
          </table:table-cell>
          <table:table-cell office:value-type="float" office:value="1451894252217" calcext:value-type="float">
            <text:p>1451894252217</text:p>
          </table:table-cell>
          <table:table-cell office:value-type="float" office:value="7504" calcext:value-type="float">
            <text:p>7504</text:p>
          </table:table-cell>
          <table:table-cell office:value-type="string" calcext:value-type="string">
            <text:p>cpu</text:p>
          </table:table-cell>
          <table:table-cell office:value-type="float" office:value="5.00954198473282" calcext:value-type="float">
            <text:p>5,00954198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8280cc8-4616-4500-b7b0-bb18588a6392</text:p>
          </table:table-cell>
          <table:table-cell office:value-type="float" office:value="1451894252285" calcext:value-type="float">
            <text:p>1451894252285</text:p>
          </table:table-cell>
          <table:table-cell office:value-type="float" office:value="7504" calcext:value-type="float">
            <text:p>7504</text:p>
          </table:table-cell>
          <table:table-cell office:value-type="string" calcext:value-type="string">
            <text:p>cpu</text:p>
          </table:table-cell>
          <table:table-cell office:value-type="float" office:value="4.95581896551724" calcext:value-type="float">
            <text:p>4,95581896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8280cc8-4616-4500-b7b0-bb18588a6392</text:p>
          </table:table-cell>
          <table:table-cell office:value-type="float" office:value="1451894252333" calcext:value-type="float">
            <text:p>1451894252333</text:p>
          </table:table-cell>
          <table:table-cell office:value-type="float" office:value="7504" calcext:value-type="float">
            <text:p>7504</text:p>
          </table:table-cell>
          <table:table-cell office:value-type="string" calcext:value-type="string">
            <text:p>cpu</text:p>
          </table:table-cell>
          <table:table-cell office:value-type="float" office:value="6.35883620689655" calcext:value-type="float">
            <text:p>6,35883620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8280cc8-4616-4500-b7b0-bb18588a6392</text:p>
          </table:table-cell>
          <table:table-cell office:value-type="float" office:value="1451894252364" calcext:value-type="float">
            <text:p>1451894252364</text:p>
          </table:table-cell>
          <table:table-cell office:value-type="float" office:value="7504" calcext:value-type="float">
            <text:p>7504</text:p>
          </table:table-cell>
          <table:table-cell office:value-type="string" calcext:value-type="string">
            <text:p>cpu</text:p>
          </table:table-cell>
          <table:table-cell office:value-type="float" office:value="5.93478260869565" calcext:value-type="float">
            <text:p>5,93478260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8280cc8-4616-4500-b7b0-bb18588a6392</text:p>
          </table:table-cell>
          <table:table-cell office:value-type="float" office:value="1451894252433" calcext:value-type="float">
            <text:p>1451894252433</text:p>
          </table:table-cell>
          <table:table-cell office:value-type="float" office:value="7504" calcext:value-type="float">
            <text:p>7504</text:p>
          </table:table-cell>
          <table:table-cell office:value-type="string" calcext:value-type="string">
            <text:p>cpu</text:p>
          </table:table-cell>
          <table:table-cell office:value-type="float" office:value="5.31788793103448" calcext:value-type="float">
            <text:p>5,3178879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8280cc8-4616-4500-b7b0-bb18588a6392</text:p>
          </table:table-cell>
          <table:table-cell office:value-type="float" office:value="1451894252464" calcext:value-type="float">
            <text:p>1451894252464</text:p>
          </table:table-cell>
          <table:table-cell office:value-type="float" office:value="7504" calcext:value-type="float">
            <text:p>7504</text:p>
          </table:table-cell>
          <table:table-cell office:value-type="string" calcext:value-type="string">
            <text:p>cpu</text:p>
          </table:table-cell>
          <table:table-cell office:value-type="float" office:value="6.2719465648855" calcext:value-type="float">
            <text:p>6,27194656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8280cc8-4616-4500-b7b0-bb18588a6392</text:p>
          </table:table-cell>
          <table:table-cell office:value-type="float" office:value="1451894252533" calcext:value-type="float">
            <text:p>1451894252533</text:p>
          </table:table-cell>
          <table:table-cell office:value-type="float" office:value="7504" calcext:value-type="float">
            <text:p>7504</text:p>
          </table:table-cell>
          <table:table-cell office:value-type="string" calcext:value-type="string">
            <text:p>cpu</text:p>
          </table:table-cell>
          <table:table-cell office:value-type="float" office:value="5.59090909090909" calcext:value-type="float">
            <text:p>5,59090909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8280cc8-4616-4500-b7b0-bb18588a6392</text:p>
          </table:table-cell>
          <table:table-cell office:value-type="float" office:value="1451894252581" calcext:value-type="float">
            <text:p>1451894252581</text:p>
          </table:table-cell>
          <table:table-cell office:value-type="float" office:value="7504" calcext:value-type="float">
            <text:p>7504</text:p>
          </table:table-cell>
          <table:table-cell office:value-type="string" calcext:value-type="string">
            <text:p>cpu</text:p>
          </table:table-cell>
          <table:table-cell office:value-type="float" office:value="5.59090909090909" calcext:value-type="float">
            <text:p>5,59090909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8280cc8-4616-4500-b7b0-bb18588a6392</text:p>
          </table:table-cell>
          <table:table-cell office:value-type="float" office:value="1451894252618" calcext:value-type="float">
            <text:p>1451894252618</text:p>
          </table:table-cell>
          <table:table-cell office:value-type="float" office:value="7504" calcext:value-type="float">
            <text:p>7504</text:p>
          </table:table-cell>
          <table:table-cell office:value-type="string" calcext:value-type="string">
            <text:p>cpu</text:p>
          </table:table-cell>
          <table:table-cell office:value-type="float" office:value="6.21590909090909" calcext:value-type="float">
            <text:p>6,21590909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8280cc8-4616-4500-b7b0-bb18588a6392</text:p>
          </table:table-cell>
          <table:table-cell office:value-type="float" office:value="1451894252703" calcext:value-type="float">
            <text:p>1451894252703</text:p>
          </table:table-cell>
          <table:table-cell office:value-type="float" office:value="7504" calcext:value-type="float">
            <text:p>7504</text:p>
          </table:table-cell>
          <table:table-cell office:value-type="string" calcext:value-type="string">
            <text:p>cpu</text:p>
          </table:table-cell>
          <table:table-cell office:value-type="float" office:value="7.30321782178218" calcext:value-type="float">
            <text:p>7,30321782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8280cc8-4616-4500-b7b0-bb18588a6392</text:p>
          </table:table-cell>
          <table:table-cell office:value-type="float" office:value="1451894252718" calcext:value-type="float">
            <text:p>1451894252718</text:p>
          </table:table-cell>
          <table:table-cell office:value-type="float" office:value="7504" calcext:value-type="float">
            <text:p>7504</text:p>
          </table:table-cell>
          <table:table-cell office:value-type="string" calcext:value-type="string">
            <text:p>cpu</text:p>
          </table:table-cell>
          <table:table-cell office:value-type="float" office:value="4.95581896551724" calcext:value-type="float">
            <text:p>4,95581896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8280cc8-4616-4500-b7b0-bb18588a6392</text:p>
          </table:table-cell>
          <table:table-cell office:value-type="float" office:value="1451894252781" calcext:value-type="float">
            <text:p>1451894252781</text:p>
          </table:table-cell>
          <table:table-cell office:value-type="float" office:value="7504" calcext:value-type="float">
            <text:p>7504</text:p>
          </table:table-cell>
          <table:table-cell office:value-type="string" calcext:value-type="string">
            <text:p>cpu</text:p>
          </table:table-cell>
          <table:table-cell office:value-type="float" office:value="5.70652173913044" calcext:value-type="float">
            <text:p>5,70652173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8280cc8-4616-4500-b7b0-bb18588a6392</text:p>
          </table:table-cell>
          <table:table-cell office:value-type="float" office:value="1451894252819" calcext:value-type="float">
            <text:p>1451894252819</text:p>
          </table:table-cell>
          <table:table-cell office:value-type="float" office:value="7504" calcext:value-type="float">
            <text:p>7504</text:p>
          </table:table-cell>
          <table:table-cell office:value-type="string" calcext:value-type="string">
            <text:p>cpu</text:p>
          </table:table-cell>
          <table:table-cell office:value-type="float" office:value="5.93478260869565" calcext:value-type="float">
            <text:p>5,93478260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8280cc8-4616-4500-b7b0-bb18588a6392</text:p>
          </table:table-cell>
          <table:table-cell office:value-type="float" office:value="1451894252882" calcext:value-type="float">
            <text:p>1451894252882</text:p>
          </table:table-cell>
          <table:table-cell office:value-type="float" office:value="7504" calcext:value-type="float">
            <text:p>7504</text:p>
          </table:table-cell>
          <table:table-cell office:value-type="string" calcext:value-type="string">
            <text:p>cpu</text:p>
          </table:table-cell>
          <table:table-cell office:value-type="float" office:value="6.49752475247525" calcext:value-type="float">
            <text:p>6,49752475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8280cc8-4616-4500-b7b0-bb18588a6392</text:p>
          </table:table-cell>
          <table:table-cell office:value-type="float" office:value="1451894252919" calcext:value-type="float">
            <text:p>1451894252919</text:p>
          </table:table-cell>
          <table:table-cell office:value-type="float" office:value="7504" calcext:value-type="float">
            <text:p>7504</text:p>
          </table:table-cell>
          <table:table-cell office:value-type="string" calcext:value-type="string">
            <text:p>cpu</text:p>
          </table:table-cell>
          <table:table-cell office:value-type="float" office:value="6.07638888888889" calcext:value-type="float">
            <text:p>6,07638888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8280cc8-4616-4500-b7b0-bb18588a6392</text:p>
          </table:table-cell>
          <table:table-cell office:value-type="float" office:value="1451894252966" calcext:value-type="float">
            <text:p>1451894252966</text:p>
          </table:table-cell>
          <table:table-cell office:value-type="float" office:value="7504" calcext:value-type="float">
            <text:p>7504</text:p>
          </table:table-cell>
          <table:table-cell office:value-type="string" calcext:value-type="string">
            <text:p>cpu</text:p>
          </table:table-cell>
          <table:table-cell office:value-type="float" office:value="6.01939655172414" calcext:value-type="float">
            <text:p>6,01939655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8280cc8-4616-4500-b7b0-bb18588a6392</text:p>
          </table:table-cell>
          <table:table-cell office:value-type="float" office:value="1451894253034" calcext:value-type="float">
            <text:p>1451894253034</text:p>
          </table:table-cell>
          <table:table-cell office:value-type="float" office:value="7504" calcext:value-type="float">
            <text:p>7504</text:p>
          </table:table-cell>
          <table:table-cell office:value-type="string" calcext:value-type="string">
            <text:p>cpu</text:p>
          </table:table-cell>
          <table:table-cell office:value-type="float" office:value="6.08168316831683" calcext:value-type="float">
            <text:p>6,08168316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8280cc8-4616-4500-b7b0-bb18588a6392</text:p>
          </table:table-cell>
          <table:table-cell office:value-type="float" office:value="1451894253104" calcext:value-type="float">
            <text:p>1451894253104</text:p>
          </table:table-cell>
          <table:table-cell office:value-type="float" office:value="7504" calcext:value-type="float">
            <text:p>7504</text:p>
          </table:table-cell>
          <table:table-cell office:value-type="string" calcext:value-type="string">
            <text:p>cpu</text:p>
          </table:table-cell>
          <table:table-cell office:value-type="float" office:value="5.93478260869565" calcext:value-type="float">
            <text:p>5,93478260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8280cc8-4616-4500-b7b0-bb18588a6392</text:p>
          </table:table-cell>
          <table:table-cell office:value-type="float" office:value="1451894253135" calcext:value-type="float">
            <text:p>1451894253135</text:p>
          </table:table-cell>
          <table:table-cell office:value-type="float" office:value="7504" calcext:value-type="float">
            <text:p>7504</text:p>
          </table:table-cell>
          <table:table-cell office:value-type="string" calcext:value-type="string">
            <text:p>cpu</text:p>
          </table:table-cell>
          <table:table-cell office:value-type="float" office:value="5.6573275862069" calcext:value-type="float">
            <text:p>5,65732758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8280cc8-4616-4500-b7b0-bb18588a6392</text:p>
          </table:table-cell>
          <table:table-cell office:value-type="float" office:value="1451894253182" calcext:value-type="float">
            <text:p>1451894253182</text:p>
          </table:table-cell>
          <table:table-cell office:value-type="float" office:value="7504" calcext:value-type="float">
            <text:p>7504</text:p>
          </table:table-cell>
          <table:table-cell office:value-type="string" calcext:value-type="string">
            <text:p>cpu</text:p>
          </table:table-cell>
          <table:table-cell office:value-type="float" office:value="5.6573275862069" calcext:value-type="float">
            <text:p>5,65732758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8280cc8-4616-4500-b7b0-bb18588a6392</text:p>
          </table:table-cell>
          <table:table-cell office:value-type="float" office:value="1451894253216" calcext:value-type="float">
            <text:p>1451894253216</text:p>
          </table:table-cell>
          <table:table-cell office:value-type="float" office:value="7504" calcext:value-type="float">
            <text:p>7504</text:p>
          </table:table-cell>
          <table:table-cell office:value-type="string" calcext:value-type="string">
            <text:p>cpu</text:p>
          </table:table-cell>
          <table:table-cell office:value-type="float" office:value="6.27083333333333" calcext:value-type="float">
            <text:p>6,27083333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8280cc8-4616-4500-b7b0-bb18588a6392</text:p>
          </table:table-cell>
          <table:table-cell office:value-type="float" office:value="1451894253280" calcext:value-type="float">
            <text:p>1451894253280</text:p>
          </table:table-cell>
          <table:table-cell office:value-type="float" office:value="7504" calcext:value-type="float">
            <text:p>7504</text:p>
          </table:table-cell>
          <table:table-cell office:value-type="string" calcext:value-type="string">
            <text:p>cpu</text:p>
          </table:table-cell>
          <table:table-cell office:value-type="float" office:value="6.1593137254902" calcext:value-type="float">
            <text:p>6,15931372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8280cc8-4616-4500-b7b0-bb18588a6392</text:p>
          </table:table-cell>
          <table:table-cell office:value-type="float" office:value="1451894253327" calcext:value-type="float">
            <text:p>1451894253327</text:p>
          </table:table-cell>
          <table:table-cell office:value-type="float" office:value="7504" calcext:value-type="float">
            <text:p>7504</text:p>
          </table:table-cell>
          <table:table-cell office:value-type="string" calcext:value-type="string">
            <text:p>cpu</text:p>
          </table:table-cell>
          <table:table-cell office:value-type="float" office:value="6.38513513513514" calcext:value-type="float">
            <text:p>6,38513513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8280cc8-4616-4500-b7b0-bb18588a6392</text:p>
          </table:table-cell>
          <table:table-cell office:value-type="float" office:value="1451894253396" calcext:value-type="float">
            <text:p>1451894253396</text:p>
          </table:table-cell>
          <table:table-cell office:value-type="float" office:value="7504" calcext:value-type="float">
            <text:p>7504</text:p>
          </table:table-cell>
          <table:table-cell office:value-type="string" calcext:value-type="string">
            <text:p>cpu</text:p>
          </table:table-cell>
          <table:table-cell office:value-type="float" office:value="6.41413043478261" calcext:value-type="float">
            <text:p>6,41413043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8280cc8-4616-4500-b7b0-bb18588a6392</text:p>
          </table:table-cell>
          <table:table-cell office:value-type="float" office:value="1451894253427" calcext:value-type="float">
            <text:p>1451894253427</text:p>
          </table:table-cell>
          <table:table-cell office:value-type="float" office:value="7504" calcext:value-type="float">
            <text:p>7504</text:p>
          </table:table-cell>
          <table:table-cell office:value-type="string" calcext:value-type="string">
            <text:p>cpu</text:p>
          </table:table-cell>
          <table:table-cell office:value-type="float" office:value="5.99676724137931" calcext:value-type="float">
            <text:p>5,99676724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8280cc8-4616-4500-b7b0-bb18588a6392</text:p>
          </table:table-cell>
          <table:table-cell office:value-type="float" office:value="1451894253480" calcext:value-type="float">
            <text:p>1451894253480</text:p>
          </table:table-cell>
          <table:table-cell office:value-type="float" office:value="7504" calcext:value-type="float">
            <text:p>7504</text:p>
          </table:table-cell>
          <table:table-cell office:value-type="string" calcext:value-type="string">
            <text:p>cpu</text:p>
          </table:table-cell>
          <table:table-cell office:value-type="float" office:value="5.33536585365854" calcext:value-type="float">
            <text:p>5,33536585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8280cc8-4616-4500-b7b0-bb18588a6392</text:p>
          </table:table-cell>
          <table:table-cell office:value-type="float" office:value="1451894253527" calcext:value-type="float">
            <text:p>1451894253527</text:p>
          </table:table-cell>
          <table:table-cell office:value-type="float" office:value="7504" calcext:value-type="float">
            <text:p>7504</text:p>
          </table:table-cell>
          <table:table-cell office:value-type="string" calcext:value-type="string">
            <text:p>cpu</text:p>
          </table:table-cell>
          <table:table-cell office:value-type="float" office:value="5.6573275862069" calcext:value-type="float">
            <text:p>5,65732758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8280cc8-4616-4500-b7b0-bb18588a6392</text:p>
          </table:table-cell>
          <table:table-cell office:value-type="float" office:value="1451894253580" calcext:value-type="float">
            <text:p>1451894253580</text:p>
          </table:table-cell>
          <table:table-cell office:value-type="float" office:value="7504" calcext:value-type="float">
            <text:p>7504</text:p>
          </table:table-cell>
          <table:table-cell office:value-type="string" calcext:value-type="string">
            <text:p>cpu</text:p>
          </table:table-cell>
          <table:table-cell office:value-type="float" office:value="6.43695652173913" calcext:value-type="float">
            <text:p>6,43695652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8280cc8-4616-4500-b7b0-bb18588a6392</text:p>
          </table:table-cell>
          <table:table-cell office:value-type="float" office:value="1451894253627" calcext:value-type="float">
            <text:p>1451894253627</text:p>
          </table:table-cell>
          <table:table-cell office:value-type="float" office:value="7504" calcext:value-type="float">
            <text:p>7504</text:p>
          </table:table-cell>
          <table:table-cell office:value-type="string" calcext:value-type="string">
            <text:p>cpu</text:p>
          </table:table-cell>
          <table:table-cell office:value-type="float" office:value="4.95581896551724" calcext:value-type="float">
            <text:p>4,95581896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8280cc8-4616-4500-b7b0-bb18588a6392</text:p>
          </table:table-cell>
          <table:table-cell office:value-type="float" office:value="1451894253665" calcext:value-type="float">
            <text:p>1451894253665</text:p>
          </table:table-cell>
          <table:table-cell office:value-type="float" office:value="7504" calcext:value-type="float">
            <text:p>7504</text:p>
          </table:table-cell>
          <table:table-cell office:value-type="string" calcext:value-type="string">
            <text:p>cpu</text:p>
          </table:table-cell>
          <table:table-cell office:value-type="float" office:value="6.88737623762376" calcext:value-type="float">
            <text:p>6,88737623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8280cc8-4616-4500-b7b0-bb18588a6392</text:p>
          </table:table-cell>
          <table:table-cell office:value-type="float" office:value="1451894253728" calcext:value-type="float">
            <text:p>1451894253728</text:p>
          </table:table-cell>
          <table:table-cell office:value-type="float" office:value="7504" calcext:value-type="float">
            <text:p>7504</text:p>
          </table:table-cell>
          <table:table-cell office:value-type="string" calcext:value-type="string">
            <text:p>cpu</text:p>
          </table:table-cell>
          <table:table-cell office:value-type="float" office:value="5.09558823529412" calcext:value-type="float">
            <text:p>5,0955882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8280cc8-4616-4500-b7b0-bb18588a6392</text:p>
          </table:table-cell>
          <table:table-cell office:value-type="float" office:value="1451894253765" calcext:value-type="float">
            <text:p>1451894253765</text:p>
          </table:table-cell>
          <table:table-cell office:value-type="float" office:value="7504" calcext:value-type="float">
            <text:p>7504</text:p>
          </table:table-cell>
          <table:table-cell office:value-type="string" calcext:value-type="string">
            <text:p>cpu</text:p>
          </table:table-cell>
          <table:table-cell office:value-type="float" office:value="6.92922794117647" calcext:value-type="float">
            <text:p>6,92922794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8280cc8-4616-4500-b7b0-bb18588a6392</text:p>
          </table:table-cell>
          <table:table-cell office:value-type="float" office:value="1451894253828" calcext:value-type="float">
            <text:p>1451894253828</text:p>
          </table:table-cell>
          <table:table-cell office:value-type="float" office:value="7504" calcext:value-type="float">
            <text:p>7504</text:p>
          </table:table-cell>
          <table:table-cell office:value-type="string" calcext:value-type="string">
            <text:p>cpu</text:p>
          </table:table-cell>
          <table:table-cell office:value-type="float" office:value="5.6573275862069" calcext:value-type="float">
            <text:p>5,65732758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8280cc8-4616-4500-b7b0-bb18588a6392</text:p>
          </table:table-cell>
          <table:table-cell office:value-type="float" office:value="1451894253881" calcext:value-type="float">
            <text:p>1451894253881</text:p>
          </table:table-cell>
          <table:table-cell office:value-type="float" office:value="7504" calcext:value-type="float">
            <text:p>7504</text:p>
          </table:table-cell>
          <table:table-cell office:value-type="string" calcext:value-type="string">
            <text:p>cpu</text:p>
          </table:table-cell>
          <table:table-cell office:value-type="float" office:value="4.95581896551724" calcext:value-type="float">
            <text:p>4,95581896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8280cc8-4616-4500-b7b0-bb18588a6392</text:p>
          </table:table-cell>
          <table:table-cell office:value-type="float" office:value="1451894253912" calcext:value-type="float">
            <text:p>1451894253912</text:p>
          </table:table-cell>
          <table:table-cell office:value-type="float" office:value="7504" calcext:value-type="float">
            <text:p>7504</text:p>
          </table:table-cell>
          <table:table-cell office:value-type="string" calcext:value-type="string">
            <text:p>cpu</text:p>
          </table:table-cell>
          <table:table-cell office:value-type="float" office:value="5.6573275862069" calcext:value-type="float">
            <text:p>5,65732758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8280cc8-4616-4500-b7b0-bb18588a6392</text:p>
          </table:table-cell>
          <table:table-cell office:value-type="float" office:value="1451894253981" calcext:value-type="float">
            <text:p>1451894253981</text:p>
          </table:table-cell>
          <table:table-cell office:value-type="float" office:value="7504" calcext:value-type="float">
            <text:p>7504</text:p>
          </table:table-cell>
          <table:table-cell office:value-type="string" calcext:value-type="string">
            <text:p>cpu</text:p>
          </table:table-cell>
          <table:table-cell office:value-type="float" office:value="6.77934782608696" calcext:value-type="float">
            <text:p>6,77934782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8280cc8-4616-4500-b7b0-bb18588a6392</text:p>
          </table:table-cell>
          <table:table-cell office:value-type="float" office:value="1451894254012" calcext:value-type="float">
            <text:p>1451894254012</text:p>
          </table:table-cell>
          <table:table-cell office:value-type="float" office:value="7504" calcext:value-type="float">
            <text:p>7504</text:p>
          </table:table-cell>
          <table:table-cell office:value-type="string" calcext:value-type="string">
            <text:p>cpu</text:p>
          </table:table-cell>
          <table:table-cell office:value-type="float" office:value="6.67987804878049" calcext:value-type="float">
            <text:p>6,67987804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8280cc8-4616-4500-b7b0-bb18588a6392</text:p>
          </table:table-cell>
          <table:table-cell office:value-type="float" office:value="1451894254097" calcext:value-type="float">
            <text:p>1451894254097</text:p>
          </table:table-cell>
          <table:table-cell office:value-type="float" office:value="7504" calcext:value-type="float">
            <text:p>7504</text:p>
          </table:table-cell>
          <table:table-cell office:value-type="string" calcext:value-type="string">
            <text:p>cpu</text:p>
          </table:table-cell>
          <table:table-cell office:value-type="float" office:value="4.93318965517241" calcext:value-type="float">
            <text:p>4,93318965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8280cc8-4616-4500-b7b0-bb18588a6392</text:p>
          </table:table-cell>
          <table:table-cell office:value-type="float" office:value="1451894254128" calcext:value-type="float">
            <text:p>1451894254128</text:p>
          </table:table-cell>
          <table:table-cell office:value-type="float" office:value="7504" calcext:value-type="float">
            <text:p>7504</text:p>
          </table:table-cell>
          <table:table-cell office:value-type="string" calcext:value-type="string">
            <text:p>cpu</text:p>
          </table:table-cell>
          <table:table-cell office:value-type="float" office:value="5.58928571428571" calcext:value-type="float">
            <text:p>5,58928571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8280cc8-4616-4500-b7b0-bb18588a6392</text:p>
          </table:table-cell>
          <table:table-cell office:value-type="float" office:value="1451894254166" calcext:value-type="float">
            <text:p>1451894254166</text:p>
          </table:table-cell>
          <table:table-cell office:value-type="float" office:value="7504" calcext:value-type="float">
            <text:p>7504</text:p>
          </table:table-cell>
          <table:table-cell office:value-type="string" calcext:value-type="string">
            <text:p>cpu</text:p>
          </table:table-cell>
          <table:table-cell office:value-type="float" office:value="6.54347826086957" calcext:value-type="float">
            <text:p>6,54347826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8280cc8-4616-4500-b7b0-bb18588a6392</text:p>
          </table:table-cell>
          <table:table-cell office:value-type="float" office:value="1451894254228" calcext:value-type="float">
            <text:p>1451894254228</text:p>
          </table:table-cell>
          <table:table-cell office:value-type="float" office:value="7504" calcext:value-type="float">
            <text:p>7504</text:p>
          </table:table-cell>
          <table:table-cell office:value-type="string" calcext:value-type="string">
            <text:p>cpu</text:p>
          </table:table-cell>
          <table:table-cell office:value-type="float" office:value="6.75652173913043" calcext:value-type="float">
            <text:p>6,75652173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8280cc8-4616-4500-b7b0-bb18588a6392</text:p>
          </table:table-cell>
          <table:table-cell office:value-type="float" office:value="1451894254282" calcext:value-type="float">
            <text:p>1451894254282</text:p>
          </table:table-cell>
          <table:table-cell office:value-type="float" office:value="7504" calcext:value-type="float">
            <text:p>7504</text:p>
          </table:table-cell>
          <table:table-cell office:value-type="string" calcext:value-type="string">
            <text:p>cpu</text:p>
          </table:table-cell>
          <table:table-cell office:value-type="float" office:value="6.01939655172414" calcext:value-type="float">
            <text:p>6,01939655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8280cc8-4616-4500-b7b0-bb18588a6392</text:p>
          </table:table-cell>
          <table:table-cell office:value-type="float" office:value="1451894254313" calcext:value-type="float">
            <text:p>1451894254313</text:p>
          </table:table-cell>
          <table:table-cell office:value-type="float" office:value="7504" calcext:value-type="float">
            <text:p>7504</text:p>
          </table:table-cell>
          <table:table-cell office:value-type="string" calcext:value-type="string">
            <text:p>cpu</text:p>
          </table:table-cell>
          <table:table-cell office:value-type="float" office:value="5.6573275862069" calcext:value-type="float">
            <text:p>5,65732758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8280cc8-4616-4500-b7b0-bb18588a6392</text:p>
          </table:table-cell>
          <table:table-cell office:value-type="float" office:value="1451894254382" calcext:value-type="float">
            <text:p>1451894254382</text:p>
          </table:table-cell>
          <table:table-cell office:value-type="float" office:value="7504" calcext:value-type="float">
            <text:p>7504</text:p>
          </table:table-cell>
          <table:table-cell office:value-type="string" calcext:value-type="string">
            <text:p>cpu</text:p>
          </table:table-cell>
          <table:table-cell office:value-type="float" office:value="7.07533112582782" calcext:value-type="float">
            <text:p>7,07533112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8280cc8-4616-4500-b7b0-bb18588a6392</text:p>
          </table:table-cell>
          <table:table-cell office:value-type="float" office:value="1451894254413" calcext:value-type="float">
            <text:p>1451894254413</text:p>
          </table:table-cell>
          <table:table-cell office:value-type="float" office:value="7504" calcext:value-type="float">
            <text:p>7504</text:p>
          </table:table-cell>
          <table:table-cell office:value-type="string" calcext:value-type="string">
            <text:p>cpu</text:p>
          </table:table-cell>
          <table:table-cell office:value-type="float" office:value="7.16140776699029" calcext:value-type="float">
            <text:p>7,1614077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8280cc8-4616-4500-b7b0-bb18588a6392</text:p>
          </table:table-cell>
          <table:table-cell office:value-type="float" office:value="1451894254482" calcext:value-type="float">
            <text:p>1451894254482</text:p>
          </table:table-cell>
          <table:table-cell office:value-type="float" office:value="7504" calcext:value-type="float">
            <text:p>7504</text:p>
          </table:table-cell>
          <table:table-cell office:value-type="string" calcext:value-type="string">
            <text:p>cpu</text:p>
          </table:table-cell>
          <table:table-cell office:value-type="float" office:value="4.95581896551724" calcext:value-type="float">
            <text:p>4,95581896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8280cc8-4616-4500-b7b0-bb18588a6392</text:p>
          </table:table-cell>
          <table:table-cell office:value-type="float" office:value="1451894254513" calcext:value-type="float">
            <text:p>1451894254513</text:p>
          </table:table-cell>
          <table:table-cell office:value-type="float" office:value="7504" calcext:value-type="float">
            <text:p>7504</text:p>
          </table:table-cell>
          <table:table-cell office:value-type="string" calcext:value-type="string">
            <text:p>cpu</text:p>
          </table:table-cell>
          <table:table-cell office:value-type="float" office:value="6.12016574585635" calcext:value-type="float">
            <text:p>6,12016574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8280cc8-4616-4500-b7b0-bb18588a6392</text:p>
          </table:table-cell>
          <table:table-cell office:value-type="float" office:value="1451894254582" calcext:value-type="float">
            <text:p>1451894254582</text:p>
          </table:table-cell>
          <table:table-cell office:value-type="float" office:value="7504" calcext:value-type="float">
            <text:p>7504</text:p>
          </table:table-cell>
          <table:table-cell office:value-type="string" calcext:value-type="string">
            <text:p>cpu</text:p>
          </table:table-cell>
          <table:table-cell office:value-type="float" office:value="5.52631578947368" calcext:value-type="float">
            <text:p>5,52631578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8280cc8-4616-4500-b7b0-bb18588a6392</text:p>
          </table:table-cell>
          <table:table-cell office:value-type="float" office:value="1451894254629" calcext:value-type="float">
            <text:p>1451894254629</text:p>
          </table:table-cell>
          <table:table-cell office:value-type="float" office:value="7504" calcext:value-type="float">
            <text:p>7504</text:p>
          </table:table-cell>
          <table:table-cell office:value-type="string" calcext:value-type="string">
            <text:p>cpu</text:p>
          </table:table-cell>
          <table:table-cell office:value-type="float" office:value="7.32920792079208" calcext:value-type="float">
            <text:p>7,32920792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8280cc8-4616-4500-b7b0-bb18588a6392</text:p>
          </table:table-cell>
          <table:table-cell office:value-type="float" office:value="1451894254667" calcext:value-type="float">
            <text:p>1451894254667</text:p>
          </table:table-cell>
          <table:table-cell office:value-type="float" office:value="7504" calcext:value-type="float">
            <text:p>7504</text:p>
          </table:table-cell>
          <table:table-cell office:value-type="string" calcext:value-type="string">
            <text:p>cpu</text:p>
          </table:table-cell>
          <table:table-cell office:value-type="float" office:value="6.04891304347826" calcext:value-type="float">
            <text:p>6,04891304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8280cc8-4616-4500-b7b0-bb18588a6392</text:p>
          </table:table-cell>
          <table:table-cell office:value-type="float" office:value="1451894254751" calcext:value-type="float">
            <text:p>1451894254751</text:p>
          </table:table-cell>
          <table:table-cell office:value-type="float" office:value="7504" calcext:value-type="float">
            <text:p>7504</text:p>
          </table:table-cell>
          <table:table-cell office:value-type="string" calcext:value-type="string">
            <text:p>cpu</text:p>
          </table:table-cell>
          <table:table-cell office:value-type="float" office:value="4.95581896551724" calcext:value-type="float">
            <text:p>4,95581896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8280cc8-4616-4500-b7b0-bb18588a6392</text:p>
          </table:table-cell>
          <table:table-cell office:value-type="float" office:value="1451894254783" calcext:value-type="float">
            <text:p>1451894254783</text:p>
          </table:table-cell>
          <table:table-cell office:value-type="float" office:value="7504" calcext:value-type="float">
            <text:p>7504</text:p>
          </table:table-cell>
          <table:table-cell office:value-type="string" calcext:value-type="string">
            <text:p>cpu</text:p>
          </table:table-cell>
          <table:table-cell office:value-type="float" office:value="6.2719465648855" calcext:value-type="float">
            <text:p>6,27194656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8280cc8-4616-4500-b7b0-bb18588a6392</text:p>
          </table:table-cell>
          <table:table-cell office:value-type="float" office:value="1451894254814" calcext:value-type="float">
            <text:p>1451894254814</text:p>
          </table:table-cell>
          <table:table-cell office:value-type="float" office:value="7504" calcext:value-type="float">
            <text:p>7504</text:p>
          </table:table-cell>
          <table:table-cell office:value-type="string" calcext:value-type="string">
            <text:p>cpu</text:p>
          </table:table-cell>
          <table:table-cell office:value-type="float" office:value="5.60897435897436" calcext:value-type="float">
            <text:p>5,6089743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8280cc8-4616-4500-b7b0-bb18588a6392</text:p>
          </table:table-cell>
          <table:table-cell office:value-type="float" office:value="1451894254867" calcext:value-type="float">
            <text:p>1451894254867</text:p>
          </table:table-cell>
          <table:table-cell office:value-type="float" office:value="7504" calcext:value-type="float">
            <text:p>7504</text:p>
          </table:table-cell>
          <table:table-cell office:value-type="string" calcext:value-type="string">
            <text:p>cpu</text:p>
          </table:table-cell>
          <table:table-cell office:value-type="float" office:value="5.42355371900826" calcext:value-type="float">
            <text:p>5,4235537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8280cc8-4616-4500-b7b0-bb18588a6392</text:p>
          </table:table-cell>
          <table:table-cell office:value-type="float" office:value="1451894254930" calcext:value-type="float">
            <text:p>1451894254930</text:p>
          </table:table-cell>
          <table:table-cell office:value-type="float" office:value="7504" calcext:value-type="float">
            <text:p>7504</text:p>
          </table:table-cell>
          <table:table-cell office:value-type="string" calcext:value-type="string">
            <text:p>cpu</text:p>
          </table:table-cell>
          <table:table-cell office:value-type="float" office:value="6.79601226993865" calcext:value-type="float">
            <text:p>6,79601226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8280cc8-4616-4500-b7b0-bb18588a6392</text:p>
          </table:table-cell>
          <table:table-cell office:value-type="float" office:value="1451894254983" calcext:value-type="float">
            <text:p>1451894254983</text:p>
          </table:table-cell>
          <table:table-cell office:value-type="float" office:value="7504" calcext:value-type="float">
            <text:p>7504</text:p>
          </table:table-cell>
          <table:table-cell office:value-type="string" calcext:value-type="string">
            <text:p>cpu</text:p>
          </table:table-cell>
          <table:table-cell office:value-type="float" office:value="5.04076086956522" calcext:value-type="float">
            <text:p>5,04076086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8280cc8-4616-4500-b7b0-bb18588a6392</text:p>
          </table:table-cell>
          <table:table-cell office:value-type="float" office:value="1451894255014" calcext:value-type="float">
            <text:p>1451894255014</text:p>
          </table:table-cell>
          <table:table-cell office:value-type="float" office:value="7504" calcext:value-type="float">
            <text:p>7504</text:p>
          </table:table-cell>
          <table:table-cell office:value-type="string" calcext:value-type="string">
            <text:p>cpu</text:p>
          </table:table-cell>
          <table:table-cell office:value-type="float" office:value="7.42241379310345" calcext:value-type="float">
            <text:p>7,42241379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8280cc8-4616-4500-b7b0-bb18588a6392</text:p>
          </table:table-cell>
          <table:table-cell office:value-type="float" office:value="1451894255083" calcext:value-type="float">
            <text:p>1451894255083</text:p>
          </table:table-cell>
          <table:table-cell office:value-type="float" office:value="7504" calcext:value-type="float">
            <text:p>7504</text:p>
          </table:table-cell>
          <table:table-cell office:value-type="string" calcext:value-type="string">
            <text:p>cpu</text:p>
          </table:table-cell>
          <table:table-cell office:value-type="float" office:value="5.6573275862069" calcext:value-type="float">
            <text:p>5,65732758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8280cc8-4616-4500-b7b0-bb18588a6392</text:p>
          </table:table-cell>
          <table:table-cell office:value-type="float" office:value="1451894255130" calcext:value-type="float">
            <text:p>1451894255130</text:p>
          </table:table-cell>
          <table:table-cell office:value-type="float" office:value="7504" calcext:value-type="float">
            <text:p>7504</text:p>
          </table:table-cell>
          <table:table-cell office:value-type="string" calcext:value-type="string">
            <text:p>cpu</text:p>
          </table:table-cell>
          <table:table-cell office:value-type="float" office:value="6.43695652173913" calcext:value-type="float">
            <text:p>6,43695652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8280cc8-4616-4500-b7b0-bb18588a6392</text:p>
          </table:table-cell>
          <table:table-cell office:value-type="float" office:value="1451894255168" calcext:value-type="float">
            <text:p>1451894255168</text:p>
          </table:table-cell>
          <table:table-cell office:value-type="float" office:value="7504" calcext:value-type="float">
            <text:p>7504</text:p>
          </table:table-cell>
          <table:table-cell office:value-type="string" calcext:value-type="string">
            <text:p>cpu</text:p>
          </table:table-cell>
          <table:table-cell office:value-type="float" office:value="6.05569306930693" calcext:value-type="float">
            <text:p>6,05569306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8280cc8-4616-4500-b7b0-bb18588a6392</text:p>
          </table:table-cell>
          <table:table-cell office:value-type="float" office:value="1451894255230" calcext:value-type="float">
            <text:p>1451894255230</text:p>
          </table:table-cell>
          <table:table-cell office:value-type="float" office:value="7504" calcext:value-type="float">
            <text:p>7504</text:p>
          </table:table-cell>
          <table:table-cell office:value-type="string" calcext:value-type="string">
            <text:p>cpu</text:p>
          </table:table-cell>
          <table:table-cell office:value-type="float" office:value="5.33015267175573" calcext:value-type="float">
            <text:p>5,33015267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8280cc8-4616-4500-b7b0-bb18588a6392</text:p>
          </table:table-cell>
          <table:table-cell office:value-type="float" office:value="1451894255268" calcext:value-type="float">
            <text:p>1451894255268</text:p>
          </table:table-cell>
          <table:table-cell office:value-type="float" office:value="7504" calcext:value-type="float">
            <text:p>7504</text:p>
          </table:table-cell>
          <table:table-cell office:value-type="string" calcext:value-type="string">
            <text:p>cpu</text:p>
          </table:table-cell>
          <table:table-cell office:value-type="float" office:value="5.93478260869565" calcext:value-type="float">
            <text:p>5,93478260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8280cc8-4616-4500-b7b0-bb18588a6392</text:p>
          </table:table-cell>
          <table:table-cell office:value-type="float" office:value="1451894255330" calcext:value-type="float">
            <text:p>1451894255330</text:p>
          </table:table-cell>
          <table:table-cell office:value-type="float" office:value="7504" calcext:value-type="float">
            <text:p>7504</text:p>
          </table:table-cell>
          <table:table-cell office:value-type="string" calcext:value-type="string">
            <text:p>cpu</text:p>
          </table:table-cell>
          <table:table-cell office:value-type="float" office:value="6.03911042944785" calcext:value-type="float">
            <text:p>6,03911042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8280cc8-4616-4500-b7b0-bb18588a6392</text:p>
          </table:table-cell>
          <table:table-cell office:value-type="float" office:value="1451894255368" calcext:value-type="float">
            <text:p>1451894255368</text:p>
          </table:table-cell>
          <table:table-cell office:value-type="float" office:value="7504" calcext:value-type="float">
            <text:p>7504</text:p>
          </table:table-cell>
          <table:table-cell office:value-type="string" calcext:value-type="string">
            <text:p>cpu</text:p>
          </table:table-cell>
          <table:table-cell office:value-type="float" office:value="5.95380434782609" calcext:value-type="float">
            <text:p>5,95380434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8280cc8-4616-4500-b7b0-bb18588a6392</text:p>
          </table:table-cell>
          <table:table-cell office:value-type="float" office:value="1451894255430" calcext:value-type="float">
            <text:p>1451894255430</text:p>
          </table:table-cell>
          <table:table-cell office:value-type="float" office:value="7504" calcext:value-type="float">
            <text:p>7504</text:p>
          </table:table-cell>
          <table:table-cell office:value-type="string" calcext:value-type="string">
            <text:p>cpu</text:p>
          </table:table-cell>
          <table:table-cell office:value-type="float" office:value="5.60795454545455" calcext:value-type="float">
            <text:p>5,60795454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8280cc8-4616-4500-b7b0-bb18588a6392</text:p>
          </table:table-cell>
          <table:table-cell office:value-type="float" office:value="1451894255484" calcext:value-type="float">
            <text:p>1451894255484</text:p>
          </table:table-cell>
          <table:table-cell office:value-type="float" office:value="7504" calcext:value-type="float">
            <text:p>7504</text:p>
          </table:table-cell>
          <table:table-cell office:value-type="string" calcext:value-type="string">
            <text:p>cpu</text:p>
          </table:table-cell>
          <table:table-cell office:value-type="float" office:value="5.00954198473282" calcext:value-type="float">
            <text:p>5,00954198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8280cc8-4616-4500-b7b0-bb18588a6392</text:p>
          </table:table-cell>
          <table:table-cell office:value-type="float" office:value="1451894255515" calcext:value-type="float">
            <text:p>1451894255515</text:p>
          </table:table-cell>
          <table:table-cell office:value-type="float" office:value="7504" calcext:value-type="float">
            <text:p>7504</text:p>
          </table:table-cell>
          <table:table-cell office:value-type="string" calcext:value-type="string">
            <text:p>cpu</text:p>
          </table:table-cell>
          <table:table-cell office:value-type="float" office:value="6.23913043478261" calcext:value-type="float">
            <text:p>6,23913043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8280cc8-4616-4500-b7b0-bb18588a6392</text:p>
          </table:table-cell>
          <table:table-cell office:value-type="float" office:value="1451894255584" calcext:value-type="float">
            <text:p>1451894255584</text:p>
          </table:table-cell>
          <table:table-cell office:value-type="float" office:value="7504" calcext:value-type="float">
            <text:p>7504</text:p>
          </table:table-cell>
          <table:table-cell office:value-type="string" calcext:value-type="string">
            <text:p>cpu</text:p>
          </table:table-cell>
          <table:table-cell office:value-type="float" office:value="6.25190839694657" calcext:value-type="float">
            <text:p>6,25190839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8280cc8-4616-4500-b7b0-bb18588a6392</text:p>
          </table:table-cell>
          <table:table-cell office:value-type="float" office:value="1451894255615" calcext:value-type="float">
            <text:p>1451894255615</text:p>
          </table:table-cell>
          <table:table-cell office:value-type="float" office:value="7504" calcext:value-type="float">
            <text:p>7504</text:p>
          </table:table-cell>
          <table:table-cell office:value-type="string" calcext:value-type="string">
            <text:p>cpu</text:p>
          </table:table-cell>
          <table:table-cell office:value-type="float" office:value="4.82107843137255" calcext:value-type="float">
            <text:p>4,82107843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8280cc8-4616-4500-b7b0-bb18588a6392</text:p>
          </table:table-cell>
          <table:table-cell office:value-type="float" office:value="1451894255684" calcext:value-type="float">
            <text:p>1451894255684</text:p>
          </table:table-cell>
          <table:table-cell office:value-type="float" office:value="7504" calcext:value-type="float">
            <text:p>7504</text:p>
          </table:table-cell>
          <table:table-cell office:value-type="string" calcext:value-type="string">
            <text:p>cpu</text:p>
          </table:table-cell>
          <table:table-cell office:value-type="float" office:value="6.84090909090909" calcext:value-type="float">
            <text:p>6,84090909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8280cc8-4616-4500-b7b0-bb18588a6392</text:p>
          </table:table-cell>
          <table:table-cell office:value-type="float" office:value="1451894255731" calcext:value-type="float">
            <text:p>1451894255731</text:p>
          </table:table-cell>
          <table:table-cell office:value-type="float" office:value="7504" calcext:value-type="float">
            <text:p>7504</text:p>
          </table:table-cell>
          <table:table-cell office:value-type="string" calcext:value-type="string">
            <text:p>cpu</text:p>
          </table:table-cell>
          <table:table-cell office:value-type="float" office:value="7.78993055555556" calcext:value-type="float">
            <text:p>7,78993055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8280cc8-4616-4500-b7b0-bb18588a6392</text:p>
          </table:table-cell>
          <table:table-cell office:value-type="float" office:value="1451894255768" calcext:value-type="float">
            <text:p>1451894255768</text:p>
          </table:table-cell>
          <table:table-cell office:value-type="float" office:value="7504" calcext:value-type="float">
            <text:p>7504</text:p>
          </table:table-cell>
          <table:table-cell office:value-type="string" calcext:value-type="string">
            <text:p>cpu</text:p>
          </table:table-cell>
          <table:table-cell office:value-type="float" office:value="6.71311475409836" calcext:value-type="float">
            <text:p>6,71311475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8280cc8-4616-4500-b7b0-bb18588a6392</text:p>
          </table:table-cell>
          <table:table-cell office:value-type="float" office:value="1451894255815" calcext:value-type="float">
            <text:p>1451894255815</text:p>
          </table:table-cell>
          <table:table-cell office:value-type="float" office:value="7504" calcext:value-type="float">
            <text:p>7504</text:p>
          </table:table-cell>
          <table:table-cell office:value-type="string" calcext:value-type="string">
            <text:p>cpu</text:p>
          </table:table-cell>
          <table:table-cell office:value-type="float" office:value="4.00121359223301" calcext:value-type="float">
            <text:p>4,00121359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8280cc8-4616-4500-b7b0-bb18588a6392</text:p>
          </table:table-cell>
          <table:table-cell office:value-type="float" office:value="1451894255884" calcext:value-type="float">
            <text:p>1451894255884</text:p>
          </table:table-cell>
          <table:table-cell office:value-type="float" office:value="7504" calcext:value-type="float">
            <text:p>7504</text:p>
          </table:table-cell>
          <table:table-cell office:value-type="string" calcext:value-type="string">
            <text:p>cpu</text:p>
          </table:table-cell>
          <table:table-cell office:value-type="float" office:value="2.83292079207921" calcext:value-type="float">
            <text:p>2,83292079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8280cc8-4616-4500-b7b0-bb18588a6392</text:p>
          </table:table-cell>
          <table:table-cell office:value-type="float" office:value="1451894255931" calcext:value-type="float">
            <text:p>1451894255931</text:p>
          </table:table-cell>
          <table:table-cell office:value-type="float" office:value="7504" calcext:value-type="float">
            <text:p>7504</text:p>
          </table:table-cell>
          <table:table-cell office:value-type="string" calcext:value-type="string">
            <text:p>cpu</text:p>
          </table:table-cell>
          <table:table-cell office:value-type="float" office:value="0.330708661417323" calcext:value-type="float">
            <text:p>0,33070866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8280cc8-4616-4500-b7b0-bb18588a6392</text:p>
          </table:table-cell>
          <table:table-cell office:value-type="float" office:value="1451894255969" calcext:value-type="float">
            <text:p>1451894255969</text:p>
          </table:table-cell>
          <table:table-cell office:value-type="float" office:value="7504" calcext:value-type="float">
            <text:p>7504</text:p>
          </table:table-cell>
          <table:table-cell office:value-type="string" calcext:value-type="string">
            <text:p>cpu</text:p>
          </table:table-cell>
          <table:table-cell office:value-type="float" office:value="0.330708661417323" calcext:value-type="float">
            <text:p>0,33070866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8280cc8-4616-4500-b7b0-bb18588a6392</text:p>
          </table:table-cell>
          <table:table-cell office:value-type="float" office:value="1451894256031" calcext:value-type="float">
            <text:p>1451894256031</text:p>
          </table:table-cell>
          <table:table-cell office:value-type="float" office:value="7504" calcext:value-type="float">
            <text:p>7504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8280cc8-4616-4500-b7b0-bb18588a6392</text:p>
          </table:table-cell>
          <table:table-cell office:value-type="float" office:value="1451894256069" calcext:value-type="float">
            <text:p>1451894256069</text:p>
          </table:table-cell>
          <table:table-cell office:value-type="float" office:value="7504" calcext:value-type="float">
            <text:p>7504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8280cc8-4616-4500-b7b0-bb18588a6392</text:p>
          </table:table-cell>
          <table:table-cell office:value-type="float" office:value="1451894256132" calcext:value-type="float">
            <text:p>1451894256132</text:p>
          </table:table-cell>
          <table:table-cell office:value-type="float" office:value="7504" calcext:value-type="float">
            <text:p>7504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8280cc8-4616-4500-b7b0-bb18588a6392</text:p>
          </table:table-cell>
          <table:table-cell office:value-type="float" office:value="1451894256170" calcext:value-type="float">
            <text:p>1451894256170</text:p>
          </table:table-cell>
          <table:table-cell office:value-type="float" office:value="7504" calcext:value-type="float">
            <text:p>7504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8280cc8-4616-4500-b7b0-bb18588a6392</text:p>
          </table:table-cell>
          <table:table-cell office:value-type="float" office:value="1451894256232" calcext:value-type="float">
            <text:p>1451894256232</text:p>
          </table:table-cell>
          <table:table-cell office:value-type="float" office:value="7504" calcext:value-type="float">
            <text:p>7504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8280cc8-4616-4500-b7b0-bb18588a6392</text:p>
          </table:table-cell>
          <table:table-cell office:value-type="float" office:value="1451894256270" calcext:value-type="float">
            <text:p>1451894256270</text:p>
          </table:table-cell>
          <table:table-cell office:value-type="float" office:value="7504" calcext:value-type="float">
            <text:p>7504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8280cc8-4616-4500-b7b0-bb18588a6392</text:p>
          </table:table-cell>
          <table:table-cell office:value-type="float" office:value="1451894256332" calcext:value-type="float">
            <text:p>1451894256332</text:p>
          </table:table-cell>
          <table:table-cell office:value-type="float" office:value="7504" calcext:value-type="float">
            <text:p>7504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8280cc8-4616-4500-b7b0-bb18588a6392</text:p>
          </table:table-cell>
          <table:table-cell office:value-type="float" office:value="1451894256370" calcext:value-type="float">
            <text:p>1451894256370</text:p>
          </table:table-cell>
          <table:table-cell office:value-type="float" office:value="7504" calcext:value-type="float">
            <text:p>7504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8280cc8-4616-4500-b7b0-bb18588a6392</text:p>
          </table:table-cell>
          <table:table-cell office:value-type="float" office:value="1451894256433" calcext:value-type="float">
            <text:p>1451894256433</text:p>
          </table:table-cell>
          <table:table-cell office:value-type="float" office:value="7504" calcext:value-type="float">
            <text:p>7504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8280cc8-4616-4500-b7b0-bb18588a6392</text:p>
          </table:table-cell>
          <table:table-cell office:value-type="float" office:value="1451894256490" calcext:value-type="float">
            <text:p>1451894256490</text:p>
          </table:table-cell>
          <table:table-cell office:value-type="float" office:value="7504" calcext:value-type="float">
            <text:p>7504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8280cc8-4616-4500-b7b0-bb18588a6392</text:p>
          </table:table-cell>
          <table:table-cell office:value-type="float" office:value="1451894256521" calcext:value-type="float">
            <text:p>1451894256521</text:p>
          </table:table-cell>
          <table:table-cell office:value-type="float" office:value="7504" calcext:value-type="float">
            <text:p>7504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8280cc8-4616-4500-b7b0-bb18588a6392</text:p>
          </table:table-cell>
          <table:table-cell office:value-type="float" office:value="1451894256590" calcext:value-type="float">
            <text:p>1451894256590</text:p>
          </table:table-cell>
          <table:table-cell office:value-type="float" office:value="7504" calcext:value-type="float">
            <text:p>7504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8280cc8-4616-4500-b7b0-bb18588a6392</text:p>
          </table:table-cell>
          <table:table-cell office:value-type="float" office:value="1451894256637" calcext:value-type="float">
            <text:p>1451894256637</text:p>
          </table:table-cell>
          <table:table-cell office:value-type="float" office:value="7504" calcext:value-type="float">
            <text:p>7504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8280cc8-4616-4500-b7b0-bb18588a6392</text:p>
          </table:table-cell>
          <table:table-cell office:value-type="float" office:value="1451894256691" calcext:value-type="float">
            <text:p>1451894256691</text:p>
          </table:table-cell>
          <table:table-cell office:value-type="float" office:value="7504" calcext:value-type="float">
            <text:p>7504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8280cc8-4616-4500-b7b0-bb18588a6392</text:p>
          </table:table-cell>
          <table:table-cell office:value-type="float" office:value="1451894256722" calcext:value-type="float">
            <text:p>1451894256722</text:p>
          </table:table-cell>
          <table:table-cell office:value-type="float" office:value="7504" calcext:value-type="float">
            <text:p>7504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8280cc8-4616-4500-b7b0-bb18588a6392</text:p>
          </table:table-cell>
          <table:table-cell office:value-type="float" office:value="1451894256753" calcext:value-type="float">
            <text:p>1451894256753</text:p>
          </table:table-cell>
          <table:table-cell office:value-type="float" office:value="7504" calcext:value-type="float">
            <text:p>7504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8280cc8-4616-4500-b7b0-bb18588a6392</text:p>
          </table:table-cell>
          <table:table-cell office:value-type="float" office:value="1451894256822" calcext:value-type="float">
            <text:p>1451894256822</text:p>
          </table:table-cell>
          <table:table-cell office:value-type="float" office:value="7504" calcext:value-type="float">
            <text:p>7504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8280cc8-4616-4500-b7b0-bb18588a6392</text:p>
          </table:table-cell>
          <table:table-cell office:value-type="float" office:value="1451894256875" calcext:value-type="float">
            <text:p>1451894256875</text:p>
          </table:table-cell>
          <table:table-cell office:value-type="float" office:value="7504" calcext:value-type="float">
            <text:p>7504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8280cc8-4616-4500-b7b0-bb18588a6392</text:p>
          </table:table-cell>
          <table:table-cell office:value-type="float" office:value="1451894256922" calcext:value-type="float">
            <text:p>1451894256922</text:p>
          </table:table-cell>
          <table:table-cell office:value-type="float" office:value="7504" calcext:value-type="float">
            <text:p>7504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8280cc8-4616-4500-b7b0-bb18588a6392</text:p>
          </table:table-cell>
          <table:table-cell office:value-type="float" office:value="1451894256991" calcext:value-type="float">
            <text:p>1451894256991</text:p>
          </table:table-cell>
          <table:table-cell office:value-type="float" office:value="7504" calcext:value-type="float">
            <text:p>7504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8280cc8-4616-4500-b7b0-bb18588a6392</text:p>
          </table:table-cell>
          <table:table-cell office:value-type="float" office:value="1451894257023" calcext:value-type="float">
            <text:p>1451894257023</text:p>
          </table:table-cell>
          <table:table-cell office:value-type="float" office:value="7504" calcext:value-type="float">
            <text:p>7504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8280cc8-4616-4500-b7b0-bb18588a6392</text:p>
          </table:table-cell>
          <table:table-cell office:value-type="float" office:value="1451894257076" calcext:value-type="float">
            <text:p>1451894257076</text:p>
          </table:table-cell>
          <table:table-cell office:value-type="float" office:value="7504" calcext:value-type="float">
            <text:p>7504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8280cc8-4616-4500-b7b0-bb18588a6392</text:p>
          </table:table-cell>
          <table:table-cell office:value-type="float" office:value="1451894257123" calcext:value-type="float">
            <text:p>1451894257123</text:p>
          </table:table-cell>
          <table:table-cell office:value-type="float" office:value="7504" calcext:value-type="float">
            <text:p>7504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8280cc8-4616-4500-b7b0-bb18588a6392</text:p>
          </table:table-cell>
          <table:table-cell office:value-type="float" office:value="1451894257191" calcext:value-type="float">
            <text:p>1451894257191</text:p>
          </table:table-cell>
          <table:table-cell office:value-type="float" office:value="7504" calcext:value-type="float">
            <text:p>7504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8280cc8-4616-4500-b7b0-bb18588a6392</text:p>
          </table:table-cell>
          <table:table-cell office:value-type="float" office:value="1451894257223" calcext:value-type="float">
            <text:p>1451894257223</text:p>
          </table:table-cell>
          <table:table-cell office:value-type="float" office:value="7504" calcext:value-type="float">
            <text:p>7504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8280cc8-4616-4500-b7b0-bb18588a6392</text:p>
          </table:table-cell>
          <table:table-cell office:value-type="float" office:value="1451894257270" calcext:value-type="float">
            <text:p>1451894257270</text:p>
          </table:table-cell>
          <table:table-cell office:value-type="float" office:value="7504" calcext:value-type="float">
            <text:p>7504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8280cc8-4616-4500-b7b0-bb18588a6392</text:p>
          </table:table-cell>
          <table:table-cell office:value-type="float" office:value="1451894257322" calcext:value-type="float">
            <text:p>1451894257322</text:p>
          </table:table-cell>
          <table:table-cell office:value-type="float" office:value="7504" calcext:value-type="float">
            <text:p>7504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8280cc8-4616-4500-b7b0-bb18588a6392</text:p>
          </table:table-cell>
          <table:table-cell office:value-type="float" office:value="1451894257376" calcext:value-type="float">
            <text:p>1451894257376</text:p>
          </table:table-cell>
          <table:table-cell office:value-type="float" office:value="7504" calcext:value-type="float">
            <text:p>7504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8280cc8-4616-4500-b7b0-bb18588a6392</text:p>
          </table:table-cell>
          <table:table-cell office:value-type="float" office:value="1451894257423" calcext:value-type="float">
            <text:p>1451894257423</text:p>
          </table:table-cell>
          <table:table-cell office:value-type="float" office:value="7504" calcext:value-type="float">
            <text:p>7504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8280cc8-4616-4500-b7b0-bb18588a6392</text:p>
          </table:table-cell>
          <table:table-cell office:value-type="float" office:value="1451894257492" calcext:value-type="float">
            <text:p>1451894257492</text:p>
          </table:table-cell>
          <table:table-cell office:value-type="float" office:value="7504" calcext:value-type="float">
            <text:p>7504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8280cc8-4616-4500-b7b0-bb18588a6392</text:p>
          </table:table-cell>
          <table:table-cell office:value-type="float" office:value="1451894257523" calcext:value-type="float">
            <text:p>1451894257523</text:p>
          </table:table-cell>
          <table:table-cell office:value-type="float" office:value="7504" calcext:value-type="float">
            <text:p>7504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8280cc8-4616-4500-b7b0-bb18588a6392</text:p>
          </table:table-cell>
          <table:table-cell office:value-type="float" office:value="1451894257570" calcext:value-type="float">
            <text:p>1451894257570</text:p>
          </table:table-cell>
          <table:table-cell office:value-type="float" office:value="7504" calcext:value-type="float">
            <text:p>7504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8280cc8-4616-4500-b7b0-bb18588a6392</text:p>
          </table:table-cell>
          <table:table-cell office:value-type="float" office:value="1451894257639" calcext:value-type="float">
            <text:p>1451894257639</text:p>
          </table:table-cell>
          <table:table-cell office:value-type="float" office:value="7504" calcext:value-type="float">
            <text:p>7504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67557ca-4b91-4e06-aece-be394e862a8c</text:p>
          </table:table-cell>
          <table:table-cell office:value-type="float" office:value="1451894349440" calcext:value-type="float">
            <text:p>1451894349440</text:p>
          </table:table-cell>
          <table:table-cell office:value-type="float" office:value="4392" calcext:value-type="float">
            <text:p>4392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67557ca-4b91-4e06-aece-be394e862a8c</text:p>
          </table:table-cell>
          <table:table-cell office:value-type="float" office:value="1451894349502" calcext:value-type="float">
            <text:p>1451894349502</text:p>
          </table:table-cell>
          <table:table-cell office:value-type="float" office:value="4392" calcext:value-type="float">
            <text:p>4392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67557ca-4b91-4e06-aece-be394e862a8c</text:p>
          </table:table-cell>
          <table:table-cell office:value-type="float" office:value="1451894349556" calcext:value-type="float">
            <text:p>1451894349556</text:p>
          </table:table-cell>
          <table:table-cell office:value-type="float" office:value="4392" calcext:value-type="float">
            <text:p>4392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67557ca-4b91-4e06-aece-be394e862a8c</text:p>
          </table:table-cell>
          <table:table-cell office:value-type="float" office:value="1451894349602" calcext:value-type="float">
            <text:p>1451894349602</text:p>
          </table:table-cell>
          <table:table-cell office:value-type="float" office:value="4392" calcext:value-type="float">
            <text:p>4392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67557ca-4b91-4e06-aece-be394e862a8c</text:p>
          </table:table-cell>
          <table:table-cell office:value-type="float" office:value="1451894349656" calcext:value-type="float">
            <text:p>1451894349656</text:p>
          </table:table-cell>
          <table:table-cell office:value-type="float" office:value="4392" calcext:value-type="float">
            <text:p>4392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67557ca-4b91-4e06-aece-be394e862a8c</text:p>
          </table:table-cell>
          <table:table-cell office:value-type="float" office:value="1451894349703" calcext:value-type="float">
            <text:p>1451894349703</text:p>
          </table:table-cell>
          <table:table-cell office:value-type="float" office:value="4392" calcext:value-type="float">
            <text:p>4392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67557ca-4b91-4e06-aece-be394e862a8c</text:p>
          </table:table-cell>
          <table:table-cell office:value-type="float" office:value="1451894349756" calcext:value-type="float">
            <text:p>1451894349756</text:p>
          </table:table-cell>
          <table:table-cell office:value-type="float" office:value="4392" calcext:value-type="float">
            <text:p>4392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67557ca-4b91-4e06-aece-be394e862a8c</text:p>
          </table:table-cell>
          <table:table-cell office:value-type="float" office:value="1451894349803" calcext:value-type="float">
            <text:p>1451894349803</text:p>
          </table:table-cell>
          <table:table-cell office:value-type="float" office:value="4392" calcext:value-type="float">
            <text:p>4392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67557ca-4b91-4e06-aece-be394e862a8c</text:p>
          </table:table-cell>
          <table:table-cell office:value-type="float" office:value="1451894349856" calcext:value-type="float">
            <text:p>1451894349856</text:p>
          </table:table-cell>
          <table:table-cell office:value-type="float" office:value="4392" calcext:value-type="float">
            <text:p>4392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67557ca-4b91-4e06-aece-be394e862a8c</text:p>
          </table:table-cell>
          <table:table-cell office:value-type="float" office:value="1451894349903" calcext:value-type="float">
            <text:p>1451894349903</text:p>
          </table:table-cell>
          <table:table-cell office:value-type="float" office:value="4392" calcext:value-type="float">
            <text:p>4392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67557ca-4b91-4e06-aece-be394e862a8c</text:p>
          </table:table-cell>
          <table:table-cell office:value-type="float" office:value="1451894349957" calcext:value-type="float">
            <text:p>1451894349957</text:p>
          </table:table-cell>
          <table:table-cell office:value-type="float" office:value="4392" calcext:value-type="float">
            <text:p>4392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67557ca-4b91-4e06-aece-be394e862a8c</text:p>
          </table:table-cell>
          <table:table-cell office:value-type="float" office:value="1451894350004" calcext:value-type="float">
            <text:p>1451894350004</text:p>
          </table:table-cell>
          <table:table-cell office:value-type="float" office:value="4392" calcext:value-type="float">
            <text:p>4392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67557ca-4b91-4e06-aece-be394e862a8c</text:p>
          </table:table-cell>
          <table:table-cell office:value-type="float" office:value="1451894350057" calcext:value-type="float">
            <text:p>1451894350057</text:p>
          </table:table-cell>
          <table:table-cell office:value-type="float" office:value="4392" calcext:value-type="float">
            <text:p>4392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67557ca-4b91-4e06-aece-be394e862a8c</text:p>
          </table:table-cell>
          <table:table-cell office:value-type="float" office:value="1451894350104" calcext:value-type="float">
            <text:p>1451894350104</text:p>
          </table:table-cell>
          <table:table-cell office:value-type="float" office:value="4392" calcext:value-type="float">
            <text:p>4392</text:p>
          </table:table-cell>
          <table:table-cell office:value-type="string" calcext:value-type="string">
            <text:p>cpu</text:p>
          </table:table-cell>
          <table:table-cell office:value-type="float" office:value="5.32766272189349" calcext:value-type="float">
            <text:p>5,32766272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67557ca-4b91-4e06-aece-be394e862a8c</text:p>
          </table:table-cell>
          <table:table-cell office:value-type="float" office:value="1451894350157" calcext:value-type="float">
            <text:p>1451894350157</text:p>
          </table:table-cell>
          <table:table-cell office:value-type="float" office:value="4392" calcext:value-type="float">
            <text:p>4392</text:p>
          </table:table-cell>
          <table:table-cell office:value-type="string" calcext:value-type="string">
            <text:p>cpu</text:p>
          </table:table-cell>
          <table:table-cell office:value-type="float" office:value="10.0815653669725" calcext:value-type="float">
            <text:p>10,0815653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67557ca-4b91-4e06-aece-be394e862a8c</text:p>
          </table:table-cell>
          <table:table-cell office:value-type="float" office:value="1451894350204" calcext:value-type="float">
            <text:p>1451894350204</text:p>
          </table:table-cell>
          <table:table-cell office:value-type="float" office:value="4392" calcext:value-type="float">
            <text:p>4392</text:p>
          </table:table-cell>
          <table:table-cell office:value-type="string" calcext:value-type="string">
            <text:p>cpu</text:p>
          </table:table-cell>
          <table:table-cell office:value-type="float" office:value="8.48763217522659" calcext:value-type="float">
            <text:p>8,48763217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67557ca-4b91-4e06-aece-be394e862a8c</text:p>
          </table:table-cell>
          <table:table-cell office:value-type="float" office:value="1451894350257" calcext:value-type="float">
            <text:p>1451894350257</text:p>
          </table:table-cell>
          <table:table-cell office:value-type="float" office:value="4392" calcext:value-type="float">
            <text:p>4392</text:p>
          </table:table-cell>
          <table:table-cell office:value-type="string" calcext:value-type="string">
            <text:p>cpu</text:p>
          </table:table-cell>
          <table:table-cell office:value-type="float" office:value="0.875" calcext:value-type="float">
            <text:p>0,8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67557ca-4b91-4e06-aece-be394e862a8c</text:p>
          </table:table-cell>
          <table:table-cell office:value-type="float" office:value="1451894350304" calcext:value-type="float">
            <text:p>1451894350304</text:p>
          </table:table-cell>
          <table:table-cell office:value-type="float" office:value="4392" calcext:value-type="float">
            <text:p>4392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67557ca-4b91-4e06-aece-be394e862a8c</text:p>
          </table:table-cell>
          <table:table-cell office:value-type="float" office:value="1451894350357" calcext:value-type="float">
            <text:p>1451894350357</text:p>
          </table:table-cell>
          <table:table-cell office:value-type="float" office:value="4392" calcext:value-type="float">
            <text:p>4392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67557ca-4b91-4e06-aece-be394e862a8c</text:p>
          </table:table-cell>
          <table:table-cell office:value-type="float" office:value="1451894350404" calcext:value-type="float">
            <text:p>1451894350404</text:p>
          </table:table-cell>
          <table:table-cell office:value-type="float" office:value="4392" calcext:value-type="float">
            <text:p>4392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67557ca-4b91-4e06-aece-be394e862a8c</text:p>
          </table:table-cell>
          <table:table-cell office:value-type="float" office:value="1451894350457" calcext:value-type="float">
            <text:p>1451894350457</text:p>
          </table:table-cell>
          <table:table-cell office:value-type="float" office:value="4392" calcext:value-type="float">
            <text:p>4392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67557ca-4b91-4e06-aece-be394e862a8c</text:p>
          </table:table-cell>
          <table:table-cell office:value-type="float" office:value="1451894350504" calcext:value-type="float">
            <text:p>1451894350504</text:p>
          </table:table-cell>
          <table:table-cell office:value-type="float" office:value="4392" calcext:value-type="float">
            <text:p>4392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67557ca-4b91-4e06-aece-be394e862a8c</text:p>
          </table:table-cell>
          <table:table-cell office:value-type="float" office:value="1451894350557" calcext:value-type="float">
            <text:p>1451894350557</text:p>
          </table:table-cell>
          <table:table-cell office:value-type="float" office:value="4392" calcext:value-type="float">
            <text:p>4392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67557ca-4b91-4e06-aece-be394e862a8c</text:p>
          </table:table-cell>
          <table:table-cell office:value-type="float" office:value="1451894350604" calcext:value-type="float">
            <text:p>1451894350604</text:p>
          </table:table-cell>
          <table:table-cell office:value-type="float" office:value="4392" calcext:value-type="float">
            <text:p>4392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67557ca-4b91-4e06-aece-be394e862a8c</text:p>
          </table:table-cell>
          <table:table-cell office:value-type="float" office:value="1451894350736" calcext:value-type="float">
            <text:p>1451894350736</text:p>
          </table:table-cell>
          <table:table-cell office:value-type="float" office:value="4392" calcext:value-type="float">
            <text:p>4392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67557ca-4b91-4e06-aece-be394e862a8c</text:p>
          </table:table-cell>
          <table:table-cell office:value-type="float" office:value="1451894350736" calcext:value-type="float">
            <text:p>1451894350736</text:p>
          </table:table-cell>
          <table:table-cell office:value-type="float" office:value="4392" calcext:value-type="float">
            <text:p>4392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67557ca-4b91-4e06-aece-be394e862a8c</text:p>
          </table:table-cell>
          <table:table-cell office:value-type="float" office:value="1451894350804" calcext:value-type="float">
            <text:p>1451894350804</text:p>
          </table:table-cell>
          <table:table-cell office:value-type="float" office:value="4392" calcext:value-type="float">
            <text:p>4392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67557ca-4b91-4e06-aece-be394e862a8c</text:p>
          </table:table-cell>
          <table:table-cell office:value-type="float" office:value="1451894350804" calcext:value-type="float">
            <text:p>1451894350804</text:p>
          </table:table-cell>
          <table:table-cell office:value-type="float" office:value="4392" calcext:value-type="float">
            <text:p>4392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67557ca-4b91-4e06-aece-be394e862a8c</text:p>
          </table:table-cell>
          <table:table-cell office:value-type="float" office:value="1451894350857" calcext:value-type="float">
            <text:p>1451894350857</text:p>
          </table:table-cell>
          <table:table-cell office:value-type="float" office:value="4392" calcext:value-type="float">
            <text:p>4392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67557ca-4b91-4e06-aece-be394e862a8c</text:p>
          </table:table-cell>
          <table:table-cell office:value-type="float" office:value="1451894350889" calcext:value-type="float">
            <text:p>1451894350889</text:p>
          </table:table-cell>
          <table:table-cell office:value-type="float" office:value="4392" calcext:value-type="float">
            <text:p>4392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67557ca-4b91-4e06-aece-be394e862a8c</text:p>
          </table:table-cell>
          <table:table-cell office:value-type="float" office:value="1451894351004" calcext:value-type="float">
            <text:p>1451894351004</text:p>
          </table:table-cell>
          <table:table-cell office:value-type="float" office:value="4392" calcext:value-type="float">
            <text:p>4392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67557ca-4b91-4e06-aece-be394e862a8c</text:p>
          </table:table-cell>
          <table:table-cell office:value-type="float" office:value="1451894351020" calcext:value-type="float">
            <text:p>1451894351020</text:p>
          </table:table-cell>
          <table:table-cell office:value-type="float" office:value="4392" calcext:value-type="float">
            <text:p>4392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67557ca-4b91-4e06-aece-be394e862a8c</text:p>
          </table:table-cell>
          <table:table-cell office:value-type="float" office:value="1451894351020" calcext:value-type="float">
            <text:p>1451894351020</text:p>
          </table:table-cell>
          <table:table-cell office:value-type="float" office:value="4392" calcext:value-type="float">
            <text:p>4392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67557ca-4b91-4e06-aece-be394e862a8c</text:p>
          </table:table-cell>
          <table:table-cell office:value-type="float" office:value="1451894351120" calcext:value-type="float">
            <text:p>1451894351120</text:p>
          </table:table-cell>
          <table:table-cell office:value-type="float" office:value="4392" calcext:value-type="float">
            <text:p>4392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67557ca-4b91-4e06-aece-be394e862a8c</text:p>
          </table:table-cell>
          <table:table-cell office:value-type="float" office:value="1451894351175" calcext:value-type="float">
            <text:p>1451894351175</text:p>
          </table:table-cell>
          <table:table-cell office:value-type="float" office:value="4392" calcext:value-type="float">
            <text:p>4392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67557ca-4b91-4e06-aece-be394e862a8c</text:p>
          </table:table-cell>
          <table:table-cell office:value-type="float" office:value="1451894352536" calcext:value-type="float">
            <text:p>1451894352536</text:p>
          </table:table-cell>
          <table:table-cell office:value-type="float" office:value="4392" calcext:value-type="float">
            <text:p>4392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67557ca-4b91-4e06-aece-be394e862a8c</text:p>
          </table:table-cell>
          <table:table-cell office:value-type="float" office:value="1451894352549" calcext:value-type="float">
            <text:p>1451894352549</text:p>
          </table:table-cell>
          <table:table-cell office:value-type="float" office:value="4392" calcext:value-type="float">
            <text:p>4392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67557ca-4b91-4e06-aece-be394e862a8c</text:p>
          </table:table-cell>
          <table:table-cell office:value-type="float" office:value="1451894352550" calcext:value-type="float">
            <text:p>1451894352550</text:p>
          </table:table-cell>
          <table:table-cell office:value-type="float" office:value="4392" calcext:value-type="float">
            <text:p>4392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67557ca-4b91-4e06-aece-be394e862a8c</text:p>
          </table:table-cell>
          <table:table-cell office:value-type="float" office:value="1451894352550" calcext:value-type="float">
            <text:p>1451894352550</text:p>
          </table:table-cell>
          <table:table-cell office:value-type="float" office:value="4392" calcext:value-type="float">
            <text:p>4392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67557ca-4b91-4e06-aece-be394e862a8c</text:p>
          </table:table-cell>
          <table:table-cell office:value-type="float" office:value="1451894352550" calcext:value-type="float">
            <text:p>1451894352550</text:p>
          </table:table-cell>
          <table:table-cell office:value-type="float" office:value="4392" calcext:value-type="float">
            <text:p>4392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67557ca-4b91-4e06-aece-be394e862a8c</text:p>
          </table:table-cell>
          <table:table-cell office:value-type="float" office:value="1451894352551" calcext:value-type="float">
            <text:p>1451894352551</text:p>
          </table:table-cell>
          <table:table-cell office:value-type="float" office:value="4392" calcext:value-type="float">
            <text:p>4392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67557ca-4b91-4e06-aece-be394e862a8c</text:p>
          </table:table-cell>
          <table:table-cell office:value-type="float" office:value="1451894352551" calcext:value-type="float">
            <text:p>1451894352551</text:p>
          </table:table-cell>
          <table:table-cell office:value-type="float" office:value="4392" calcext:value-type="float">
            <text:p>4392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67557ca-4b91-4e06-aece-be394e862a8c</text:p>
          </table:table-cell>
          <table:table-cell office:value-type="float" office:value="1451894352551" calcext:value-type="float">
            <text:p>1451894352551</text:p>
          </table:table-cell>
          <table:table-cell office:value-type="float" office:value="4392" calcext:value-type="float">
            <text:p>4392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67557ca-4b91-4e06-aece-be394e862a8c</text:p>
          </table:table-cell>
          <table:table-cell office:value-type="float" office:value="1451894352551" calcext:value-type="float">
            <text:p>1451894352551</text:p>
          </table:table-cell>
          <table:table-cell office:value-type="float" office:value="4392" calcext:value-type="float">
            <text:p>4392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67557ca-4b91-4e06-aece-be394e862a8c</text:p>
          </table:table-cell>
          <table:table-cell office:value-type="float" office:value="1451894352551" calcext:value-type="float">
            <text:p>1451894352551</text:p>
          </table:table-cell>
          <table:table-cell office:value-type="float" office:value="4392" calcext:value-type="float">
            <text:p>4392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67557ca-4b91-4e06-aece-be394e862a8c</text:p>
          </table:table-cell>
          <table:table-cell office:value-type="float" office:value="1451894352552" calcext:value-type="float">
            <text:p>1451894352552</text:p>
          </table:table-cell>
          <table:table-cell office:value-type="float" office:value="4392" calcext:value-type="float">
            <text:p>4392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67557ca-4b91-4e06-aece-be394e862a8c</text:p>
          </table:table-cell>
          <table:table-cell office:value-type="float" office:value="1451894352552" calcext:value-type="float">
            <text:p>1451894352552</text:p>
          </table:table-cell>
          <table:table-cell office:value-type="float" office:value="4392" calcext:value-type="float">
            <text:p>4392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67557ca-4b91-4e06-aece-be394e862a8c</text:p>
          </table:table-cell>
          <table:table-cell office:value-type="float" office:value="1451894352552" calcext:value-type="float">
            <text:p>1451894352552</text:p>
          </table:table-cell>
          <table:table-cell office:value-type="float" office:value="4392" calcext:value-type="float">
            <text:p>4392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67557ca-4b91-4e06-aece-be394e862a8c</text:p>
          </table:table-cell>
          <table:table-cell office:value-type="float" office:value="1451894352552" calcext:value-type="float">
            <text:p>1451894352552</text:p>
          </table:table-cell>
          <table:table-cell office:value-type="float" office:value="4392" calcext:value-type="float">
            <text:p>4392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67557ca-4b91-4e06-aece-be394e862a8c</text:p>
          </table:table-cell>
          <table:table-cell office:value-type="float" office:value="1451894352552" calcext:value-type="float">
            <text:p>1451894352552</text:p>
          </table:table-cell>
          <table:table-cell office:value-type="float" office:value="4392" calcext:value-type="float">
            <text:p>4392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67557ca-4b91-4e06-aece-be394e862a8c</text:p>
          </table:table-cell>
          <table:table-cell office:value-type="float" office:value="1451894352552" calcext:value-type="float">
            <text:p>1451894352552</text:p>
          </table:table-cell>
          <table:table-cell office:value-type="float" office:value="4392" calcext:value-type="float">
            <text:p>4392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67557ca-4b91-4e06-aece-be394e862a8c</text:p>
          </table:table-cell>
          <table:table-cell office:value-type="float" office:value="1451894352553" calcext:value-type="float">
            <text:p>1451894352553</text:p>
          </table:table-cell>
          <table:table-cell office:value-type="float" office:value="4392" calcext:value-type="float">
            <text:p>4392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67557ca-4b91-4e06-aece-be394e862a8c</text:p>
          </table:table-cell>
          <table:table-cell office:value-type="float" office:value="1451894352553" calcext:value-type="float">
            <text:p>1451894352553</text:p>
          </table:table-cell>
          <table:table-cell office:value-type="float" office:value="4392" calcext:value-type="float">
            <text:p>4392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67557ca-4b91-4e06-aece-be394e862a8c</text:p>
          </table:table-cell>
          <table:table-cell office:value-type="float" office:value="1451894352553" calcext:value-type="float">
            <text:p>1451894352553</text:p>
          </table:table-cell>
          <table:table-cell office:value-type="float" office:value="4392" calcext:value-type="float">
            <text:p>4392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67557ca-4b91-4e06-aece-be394e862a8c</text:p>
          </table:table-cell>
          <table:table-cell office:value-type="float" office:value="1451894352553" calcext:value-type="float">
            <text:p>1451894352553</text:p>
          </table:table-cell>
          <table:table-cell office:value-type="float" office:value="4392" calcext:value-type="float">
            <text:p>4392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67557ca-4b91-4e06-aece-be394e862a8c</text:p>
          </table:table-cell>
          <table:table-cell office:value-type="float" office:value="1451894352553" calcext:value-type="float">
            <text:p>1451894352553</text:p>
          </table:table-cell>
          <table:table-cell office:value-type="float" office:value="4392" calcext:value-type="float">
            <text:p>4392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67557ca-4b91-4e06-aece-be394e862a8c</text:p>
          </table:table-cell>
          <table:table-cell office:value-type="float" office:value="1451894352553" calcext:value-type="float">
            <text:p>1451894352553</text:p>
          </table:table-cell>
          <table:table-cell office:value-type="float" office:value="4392" calcext:value-type="float">
            <text:p>4392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67557ca-4b91-4e06-aece-be394e862a8c</text:p>
          </table:table-cell>
          <table:table-cell office:value-type="float" office:value="1451894352563" calcext:value-type="float">
            <text:p>1451894352563</text:p>
          </table:table-cell>
          <table:table-cell office:value-type="float" office:value="4392" calcext:value-type="float">
            <text:p>4392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67557ca-4b91-4e06-aece-be394e862a8c</text:p>
          </table:table-cell>
          <table:table-cell office:value-type="float" office:value="1451894352564" calcext:value-type="float">
            <text:p>1451894352564</text:p>
          </table:table-cell>
          <table:table-cell office:value-type="float" office:value="4392" calcext:value-type="float">
            <text:p>4392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67557ca-4b91-4e06-aece-be394e862a8c</text:p>
          </table:table-cell>
          <table:table-cell office:value-type="float" office:value="1451894352565" calcext:value-type="float">
            <text:p>1451894352565</text:p>
          </table:table-cell>
          <table:table-cell office:value-type="float" office:value="4392" calcext:value-type="float">
            <text:p>4392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67557ca-4b91-4e06-aece-be394e862a8c</text:p>
          </table:table-cell>
          <table:table-cell office:value-type="float" office:value="1451894352595" calcext:value-type="float">
            <text:p>1451894352595</text:p>
          </table:table-cell>
          <table:table-cell office:value-type="float" office:value="4392" calcext:value-type="float">
            <text:p>4392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67557ca-4b91-4e06-aece-be394e862a8c</text:p>
          </table:table-cell>
          <table:table-cell office:value-type="float" office:value="1451894352625" calcext:value-type="float">
            <text:p>1451894352625</text:p>
          </table:table-cell>
          <table:table-cell office:value-type="float" office:value="4392" calcext:value-type="float">
            <text:p>4392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67557ca-4b91-4e06-aece-be394e862a8c</text:p>
          </table:table-cell>
          <table:table-cell office:value-type="float" office:value="1451894352625" calcext:value-type="float">
            <text:p>1451894352625</text:p>
          </table:table-cell>
          <table:table-cell office:value-type="float" office:value="4392" calcext:value-type="float">
            <text:p>4392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67557ca-4b91-4e06-aece-be394e862a8c</text:p>
          </table:table-cell>
          <table:table-cell office:value-type="float" office:value="1451894352626" calcext:value-type="float">
            <text:p>1451894352626</text:p>
          </table:table-cell>
          <table:table-cell office:value-type="float" office:value="4392" calcext:value-type="float">
            <text:p>4392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67557ca-4b91-4e06-aece-be394e862a8c</text:p>
          </table:table-cell>
          <table:table-cell office:value-type="float" office:value="1451894352761" calcext:value-type="float">
            <text:p>1451894352761</text:p>
          </table:table-cell>
          <table:table-cell office:value-type="float" office:value="4392" calcext:value-type="float">
            <text:p>4392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67557ca-4b91-4e06-aece-be394e862a8c</text:p>
          </table:table-cell>
          <table:table-cell office:value-type="float" office:value="1451894352768" calcext:value-type="float">
            <text:p>1451894352768</text:p>
          </table:table-cell>
          <table:table-cell office:value-type="float" office:value="4392" calcext:value-type="float">
            <text:p>4392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67557ca-4b91-4e06-aece-be394e862a8c</text:p>
          </table:table-cell>
          <table:table-cell office:value-type="float" office:value="1451894352801" calcext:value-type="float">
            <text:p>1451894352801</text:p>
          </table:table-cell>
          <table:table-cell office:value-type="float" office:value="4392" calcext:value-type="float">
            <text:p>4392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67557ca-4b91-4e06-aece-be394e862a8c</text:p>
          </table:table-cell>
          <table:table-cell office:value-type="float" office:value="1451894352803" calcext:value-type="float">
            <text:p>1451894352803</text:p>
          </table:table-cell>
          <table:table-cell office:value-type="float" office:value="4392" calcext:value-type="float">
            <text:p>4392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67557ca-4b91-4e06-aece-be394e862a8c</text:p>
          </table:table-cell>
          <table:table-cell office:value-type="float" office:value="1451894352836" calcext:value-type="float">
            <text:p>1451894352836</text:p>
          </table:table-cell>
          <table:table-cell office:value-type="float" office:value="4392" calcext:value-type="float">
            <text:p>4392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67557ca-4b91-4e06-aece-be394e862a8c</text:p>
          </table:table-cell>
          <table:table-cell office:value-type="float" office:value="1451894352900" calcext:value-type="float">
            <text:p>1451894352900</text:p>
          </table:table-cell>
          <table:table-cell office:value-type="float" office:value="4392" calcext:value-type="float">
            <text:p>4392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67557ca-4b91-4e06-aece-be394e862a8c</text:p>
          </table:table-cell>
          <table:table-cell office:value-type="float" office:value="1451894352967" calcext:value-type="float">
            <text:p>1451894352967</text:p>
          </table:table-cell>
          <table:table-cell office:value-type="float" office:value="4392" calcext:value-type="float">
            <text:p>4392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67557ca-4b91-4e06-aece-be394e862a8c</text:p>
          </table:table-cell>
          <table:table-cell office:value-type="float" office:value="1451894353032" calcext:value-type="float">
            <text:p>1451894353032</text:p>
          </table:table-cell>
          <table:table-cell office:value-type="float" office:value="4392" calcext:value-type="float">
            <text:p>4392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67557ca-4b91-4e06-aece-be394e862a8c</text:p>
          </table:table-cell>
          <table:table-cell office:value-type="float" office:value="1451894353032" calcext:value-type="float">
            <text:p>1451894353032</text:p>
          </table:table-cell>
          <table:table-cell office:value-type="float" office:value="4392" calcext:value-type="float">
            <text:p>4392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67557ca-4b91-4e06-aece-be394e862a8c</text:p>
          </table:table-cell>
          <table:table-cell office:value-type="float" office:value="1451894353098" calcext:value-type="float">
            <text:p>1451894353098</text:p>
          </table:table-cell>
          <table:table-cell office:value-type="float" office:value="4392" calcext:value-type="float">
            <text:p>4392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67557ca-4b91-4e06-aece-be394e862a8c</text:p>
          </table:table-cell>
          <table:table-cell office:value-type="float" office:value="1451894353291" calcext:value-type="float">
            <text:p>1451894353291</text:p>
          </table:table-cell>
          <table:table-cell office:value-type="float" office:value="4392" calcext:value-type="float">
            <text:p>4392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67557ca-4b91-4e06-aece-be394e862a8c</text:p>
          </table:table-cell>
          <table:table-cell office:value-type="float" office:value="1451894353291" calcext:value-type="float">
            <text:p>1451894353291</text:p>
          </table:table-cell>
          <table:table-cell office:value-type="float" office:value="4392" calcext:value-type="float">
            <text:p>4392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67557ca-4b91-4e06-aece-be394e862a8c</text:p>
          </table:table-cell>
          <table:table-cell office:value-type="float" office:value="1451894353291" calcext:value-type="float">
            <text:p>1451894353291</text:p>
          </table:table-cell>
          <table:table-cell office:value-type="float" office:value="4392" calcext:value-type="float">
            <text:p>4392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67557ca-4b91-4e06-aece-be394e862a8c</text:p>
          </table:table-cell>
          <table:table-cell office:value-type="float" office:value="1451894353291" calcext:value-type="float">
            <text:p>1451894353291</text:p>
          </table:table-cell>
          <table:table-cell office:value-type="float" office:value="4392" calcext:value-type="float">
            <text:p>4392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67557ca-4b91-4e06-aece-be394e862a8c</text:p>
          </table:table-cell>
          <table:table-cell office:value-type="float" office:value="1451894353356" calcext:value-type="float">
            <text:p>1451894353356</text:p>
          </table:table-cell>
          <table:table-cell office:value-type="float" office:value="4392" calcext:value-type="float">
            <text:p>4392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67557ca-4b91-4e06-aece-be394e862a8c</text:p>
          </table:table-cell>
          <table:table-cell office:value-type="float" office:value="1451894353423" calcext:value-type="float">
            <text:p>1451894353423</text:p>
          </table:table-cell>
          <table:table-cell office:value-type="float" office:value="4392" calcext:value-type="float">
            <text:p>4392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67557ca-4b91-4e06-aece-be394e862a8c</text:p>
          </table:table-cell>
          <table:table-cell office:value-type="float" office:value="1451894353489" calcext:value-type="float">
            <text:p>1451894353489</text:p>
          </table:table-cell>
          <table:table-cell office:value-type="float" office:value="4392" calcext:value-type="float">
            <text:p>4392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67557ca-4b91-4e06-aece-be394e862a8c</text:p>
          </table:table-cell>
          <table:table-cell office:value-type="float" office:value="1451894353490" calcext:value-type="float">
            <text:p>1451894353490</text:p>
          </table:table-cell>
          <table:table-cell office:value-type="float" office:value="4392" calcext:value-type="float">
            <text:p>4392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67557ca-4b91-4e06-aece-be394e862a8c</text:p>
          </table:table-cell>
          <table:table-cell office:value-type="float" office:value="1451894353716" calcext:value-type="float">
            <text:p>1451894353716</text:p>
          </table:table-cell>
          <table:table-cell office:value-type="float" office:value="4392" calcext:value-type="float">
            <text:p>4392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67557ca-4b91-4e06-aece-be394e862a8c</text:p>
          </table:table-cell>
          <table:table-cell office:value-type="float" office:value="1451894353726" calcext:value-type="float">
            <text:p>1451894353726</text:p>
          </table:table-cell>
          <table:table-cell office:value-type="float" office:value="4392" calcext:value-type="float">
            <text:p>4392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67557ca-4b91-4e06-aece-be394e862a8c</text:p>
          </table:table-cell>
          <table:table-cell office:value-type="float" office:value="1451894353736" calcext:value-type="float">
            <text:p>1451894353736</text:p>
          </table:table-cell>
          <table:table-cell office:value-type="float" office:value="4392" calcext:value-type="float">
            <text:p>4392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67557ca-4b91-4e06-aece-be394e862a8c</text:p>
          </table:table-cell>
          <table:table-cell office:value-type="float" office:value="1451894353775" calcext:value-type="float">
            <text:p>1451894353775</text:p>
          </table:table-cell>
          <table:table-cell office:value-type="float" office:value="4392" calcext:value-type="float">
            <text:p>4392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67557ca-4b91-4e06-aece-be394e862a8c</text:p>
          </table:table-cell>
          <table:table-cell office:value-type="float" office:value="1451894353807" calcext:value-type="float">
            <text:p>1451894353807</text:p>
          </table:table-cell>
          <table:table-cell office:value-type="float" office:value="4392" calcext:value-type="float">
            <text:p>4392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67557ca-4b91-4e06-aece-be394e862a8c</text:p>
          </table:table-cell>
          <table:table-cell office:value-type="float" office:value="1451894353839" calcext:value-type="float">
            <text:p>1451894353839</text:p>
          </table:table-cell>
          <table:table-cell office:value-type="float" office:value="4392" calcext:value-type="float">
            <text:p>4392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67557ca-4b91-4e06-aece-be394e862a8c</text:p>
          </table:table-cell>
          <table:table-cell office:value-type="float" office:value="1451894353839" calcext:value-type="float">
            <text:p>1451894353839</text:p>
          </table:table-cell>
          <table:table-cell office:value-type="float" office:value="4392" calcext:value-type="float">
            <text:p>4392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67557ca-4b91-4e06-aece-be394e862a8c</text:p>
          </table:table-cell>
          <table:table-cell office:value-type="float" office:value="1451894354000" calcext:value-type="float">
            <text:p>1451894354000</text:p>
          </table:table-cell>
          <table:table-cell office:value-type="float" office:value="4392" calcext:value-type="float">
            <text:p>4392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67557ca-4b91-4e06-aece-be394e862a8c</text:p>
          </table:table-cell>
          <table:table-cell office:value-type="float" office:value="1451894354002" calcext:value-type="float">
            <text:p>1451894354002</text:p>
          </table:table-cell>
          <table:table-cell office:value-type="float" office:value="4392" calcext:value-type="float">
            <text:p>4392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67557ca-4b91-4e06-aece-be394e862a8c</text:p>
          </table:table-cell>
          <table:table-cell office:value-type="float" office:value="1451894354003" calcext:value-type="float">
            <text:p>1451894354003</text:p>
          </table:table-cell>
          <table:table-cell office:value-type="float" office:value="4392" calcext:value-type="float">
            <text:p>4392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67557ca-4b91-4e06-aece-be394e862a8c</text:p>
          </table:table-cell>
          <table:table-cell office:value-type="float" office:value="1451894354044" calcext:value-type="float">
            <text:p>1451894354044</text:p>
          </table:table-cell>
          <table:table-cell office:value-type="float" office:value="4392" calcext:value-type="float">
            <text:p>4392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67557ca-4b91-4e06-aece-be394e862a8c</text:p>
          </table:table-cell>
          <table:table-cell office:value-type="float" office:value="1451894354105" calcext:value-type="float">
            <text:p>1451894354105</text:p>
          </table:table-cell>
          <table:table-cell office:value-type="float" office:value="4392" calcext:value-type="float">
            <text:p>4392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67557ca-4b91-4e06-aece-be394e862a8c</text:p>
          </table:table-cell>
          <table:table-cell office:value-type="float" office:value="1451894354182" calcext:value-type="float">
            <text:p>1451894354182</text:p>
          </table:table-cell>
          <table:table-cell office:value-type="float" office:value="4392" calcext:value-type="float">
            <text:p>4392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67557ca-4b91-4e06-aece-be394e862a8c</text:p>
          </table:table-cell>
          <table:table-cell office:value-type="float" office:value="1451894354183" calcext:value-type="float">
            <text:p>1451894354183</text:p>
          </table:table-cell>
          <table:table-cell office:value-type="float" office:value="4392" calcext:value-type="float">
            <text:p>4392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67557ca-4b91-4e06-aece-be394e862a8c</text:p>
          </table:table-cell>
          <table:table-cell office:value-type="float" office:value="1451894354235" calcext:value-type="float">
            <text:p>1451894354235</text:p>
          </table:table-cell>
          <table:table-cell office:value-type="float" office:value="4392" calcext:value-type="float">
            <text:p>4392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67557ca-4b91-4e06-aece-be394e862a8c</text:p>
          </table:table-cell>
          <table:table-cell office:value-type="float" office:value="1451894354295" calcext:value-type="float">
            <text:p>1451894354295</text:p>
          </table:table-cell>
          <table:table-cell office:value-type="float" office:value="4392" calcext:value-type="float">
            <text:p>4392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67557ca-4b91-4e06-aece-be394e862a8c</text:p>
          </table:table-cell>
          <table:table-cell office:value-type="float" office:value="1451894354354" calcext:value-type="float">
            <text:p>1451894354354</text:p>
          </table:table-cell>
          <table:table-cell office:value-type="float" office:value="4392" calcext:value-type="float">
            <text:p>4392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67557ca-4b91-4e06-aece-be394e862a8c</text:p>
          </table:table-cell>
          <table:table-cell office:value-type="float" office:value="1451894354410" calcext:value-type="float">
            <text:p>1451894354410</text:p>
          </table:table-cell>
          <table:table-cell office:value-type="float" office:value="4392" calcext:value-type="float">
            <text:p>4392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67557ca-4b91-4e06-aece-be394e862a8c</text:p>
          </table:table-cell>
          <table:table-cell office:value-type="float" office:value="1451894354448" calcext:value-type="float">
            <text:p>1451894354448</text:p>
          </table:table-cell>
          <table:table-cell office:value-type="float" office:value="4392" calcext:value-type="float">
            <text:p>4392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67557ca-4b91-4e06-aece-be394e862a8c</text:p>
          </table:table-cell>
          <table:table-cell office:value-type="float" office:value="1451894354533" calcext:value-type="float">
            <text:p>1451894354533</text:p>
          </table:table-cell>
          <table:table-cell office:value-type="float" office:value="4392" calcext:value-type="float">
            <text:p>4392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67557ca-4b91-4e06-aece-be394e862a8c</text:p>
          </table:table-cell>
          <table:table-cell office:value-type="float" office:value="1451894354544" calcext:value-type="float">
            <text:p>1451894354544</text:p>
          </table:table-cell>
          <table:table-cell office:value-type="float" office:value="4392" calcext:value-type="float">
            <text:p>4392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67557ca-4b91-4e06-aece-be394e862a8c</text:p>
          </table:table-cell>
          <table:table-cell office:value-type="float" office:value="1451894354598" calcext:value-type="float">
            <text:p>1451894354598</text:p>
          </table:table-cell>
          <table:table-cell office:value-type="float" office:value="4392" calcext:value-type="float">
            <text:p>4392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67557ca-4b91-4e06-aece-be394e862a8c</text:p>
          </table:table-cell>
          <table:table-cell office:value-type="float" office:value="1451894354643" calcext:value-type="float">
            <text:p>1451894354643</text:p>
          </table:table-cell>
          <table:table-cell office:value-type="float" office:value="4392" calcext:value-type="float">
            <text:p>4392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67557ca-4b91-4e06-aece-be394e862a8c</text:p>
          </table:table-cell>
          <table:table-cell office:value-type="float" office:value="1451894354699" calcext:value-type="float">
            <text:p>1451894354699</text:p>
          </table:table-cell>
          <table:table-cell office:value-type="float" office:value="4392" calcext:value-type="float">
            <text:p>4392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67557ca-4b91-4e06-aece-be394e862a8c</text:p>
          </table:table-cell>
          <table:table-cell office:value-type="float" office:value="1451894354768" calcext:value-type="float">
            <text:p>1451894354768</text:p>
          </table:table-cell>
          <table:table-cell office:value-type="float" office:value="4392" calcext:value-type="float">
            <text:p>4392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67557ca-4b91-4e06-aece-be394e862a8c</text:p>
          </table:table-cell>
          <table:table-cell office:value-type="float" office:value="1451894354803" calcext:value-type="float">
            <text:p>1451894354803</text:p>
          </table:table-cell>
          <table:table-cell office:value-type="float" office:value="4392" calcext:value-type="float">
            <text:p>4392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3ba55df-3bf5-4e4e-9cbf-4238e00efaa7</text:p>
          </table:table-cell>
          <table:table-cell office:value-type="float" office:value="1451894389652" calcext:value-type="float">
            <text:p>1451894389652</text:p>
          </table:table-cell>
          <table:table-cell office:value-type="float" office:value="7976" calcext:value-type="float">
            <text:p>7976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3ba55df-3bf5-4e4e-9cbf-4238e00efaa7</text:p>
          </table:table-cell>
          <table:table-cell office:value-type="float" office:value="1451894389721" calcext:value-type="float">
            <text:p>1451894389721</text:p>
          </table:table-cell>
          <table:table-cell office:value-type="float" office:value="7976" calcext:value-type="float">
            <text:p>7976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3ba55df-3bf5-4e4e-9cbf-4238e00efaa7</text:p>
          </table:table-cell>
          <table:table-cell office:value-type="float" office:value="1451894389752" calcext:value-type="float">
            <text:p>1451894389752</text:p>
          </table:table-cell>
          <table:table-cell office:value-type="float" office:value="7976" calcext:value-type="float">
            <text:p>7976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3ba55df-3bf5-4e4e-9cbf-4238e00efaa7</text:p>
          </table:table-cell>
          <table:table-cell office:value-type="float" office:value="1451894389821" calcext:value-type="float">
            <text:p>1451894389821</text:p>
          </table:table-cell>
          <table:table-cell office:value-type="float" office:value="7976" calcext:value-type="float">
            <text:p>7976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3ba55df-3bf5-4e4e-9cbf-4238e00efaa7</text:p>
          </table:table-cell>
          <table:table-cell office:value-type="float" office:value="1451894389884" calcext:value-type="float">
            <text:p>1451894389884</text:p>
          </table:table-cell>
          <table:table-cell office:value-type="float" office:value="7976" calcext:value-type="float">
            <text:p>7976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3ba55df-3bf5-4e4e-9cbf-4238e00efaa7</text:p>
          </table:table-cell>
          <table:table-cell office:value-type="float" office:value="1451894389921" calcext:value-type="float">
            <text:p>1451894389921</text:p>
          </table:table-cell>
          <table:table-cell office:value-type="float" office:value="7976" calcext:value-type="float">
            <text:p>7976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3ba55df-3bf5-4e4e-9cbf-4238e00efaa7</text:p>
          </table:table-cell>
          <table:table-cell office:value-type="float" office:value="1451894389952" calcext:value-type="float">
            <text:p>1451894389952</text:p>
          </table:table-cell>
          <table:table-cell office:value-type="float" office:value="7976" calcext:value-type="float">
            <text:p>7976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3ba55df-3bf5-4e4e-9cbf-4238e00efaa7</text:p>
          </table:table-cell>
          <table:table-cell office:value-type="float" office:value="1451894390021" calcext:value-type="float">
            <text:p>1451894390021</text:p>
          </table:table-cell>
          <table:table-cell office:value-type="float" office:value="7976" calcext:value-type="float">
            <text:p>7976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3ba55df-3bf5-4e4e-9cbf-4238e00efaa7</text:p>
          </table:table-cell>
          <table:table-cell office:value-type="float" office:value="1451894390084" calcext:value-type="float">
            <text:p>1451894390084</text:p>
          </table:table-cell>
          <table:table-cell office:value-type="float" office:value="7976" calcext:value-type="float">
            <text:p>7976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3ba55df-3bf5-4e4e-9cbf-4238e00efaa7</text:p>
          </table:table-cell>
          <table:table-cell office:value-type="float" office:value="1451894390121" calcext:value-type="float">
            <text:p>1451894390121</text:p>
          </table:table-cell>
          <table:table-cell office:value-type="float" office:value="7976" calcext:value-type="float">
            <text:p>7976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3ba55df-3bf5-4e4e-9cbf-4238e00efaa7</text:p>
          </table:table-cell>
          <table:table-cell office:value-type="float" office:value="1451894390153" calcext:value-type="float">
            <text:p>1451894390153</text:p>
          </table:table-cell>
          <table:table-cell office:value-type="float" office:value="7976" calcext:value-type="float">
            <text:p>7976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3ba55df-3bf5-4e4e-9cbf-4238e00efaa7</text:p>
          </table:table-cell>
          <table:table-cell office:value-type="float" office:value="1451894390221" calcext:value-type="float">
            <text:p>1451894390221</text:p>
          </table:table-cell>
          <table:table-cell office:value-type="float" office:value="7976" calcext:value-type="float">
            <text:p>7976</text:p>
          </table:table-cell>
          <table:table-cell office:value-type="string" calcext:value-type="string">
            <text:p>cpu</text:p>
          </table:table-cell>
          <table:table-cell office:value-type="float" office:value="6.37135922330097" calcext:value-type="float">
            <text:p>6,37135922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3ba55df-3bf5-4e4e-9cbf-4238e00efaa7</text:p>
          </table:table-cell>
          <table:table-cell office:value-type="float" office:value="1451894390284" calcext:value-type="float">
            <text:p>1451894390284</text:p>
          </table:table-cell>
          <table:table-cell office:value-type="float" office:value="7976" calcext:value-type="float">
            <text:p>7976</text:p>
          </table:table-cell>
          <table:table-cell office:value-type="string" calcext:value-type="string">
            <text:p>cpu</text:p>
          </table:table-cell>
          <table:table-cell office:value-type="float" office:value="9.11904761904762" calcext:value-type="float">
            <text:p>9,1190476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3ba55df-3bf5-4e4e-9cbf-4238e00efaa7</text:p>
          </table:table-cell>
          <table:table-cell office:value-type="float" office:value="1451894390322" calcext:value-type="float">
            <text:p>1451894390322</text:p>
          </table:table-cell>
          <table:table-cell office:value-type="float" office:value="7976" calcext:value-type="float">
            <text:p>7976</text:p>
          </table:table-cell>
          <table:table-cell office:value-type="string" calcext:value-type="string">
            <text:p>cpu</text:p>
          </table:table-cell>
          <table:table-cell office:value-type="float" office:value="8.23165760869565" calcext:value-type="float">
            <text:p>8,23165760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3ba55df-3bf5-4e4e-9cbf-4238e00efaa7</text:p>
          </table:table-cell>
          <table:table-cell office:value-type="float" office:value="1451894390353" calcext:value-type="float">
            <text:p>1451894390353</text:p>
          </table:table-cell>
          <table:table-cell office:value-type="float" office:value="7976" calcext:value-type="float">
            <text:p>7976</text:p>
          </table:table-cell>
          <table:table-cell office:value-type="string" calcext:value-type="string">
            <text:p>cpu</text:p>
          </table:table-cell>
          <table:table-cell office:value-type="float" office:value="8.553125" calcext:value-type="float">
            <text:p>8,5531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3ba55df-3bf5-4e4e-9cbf-4238e00efaa7</text:p>
          </table:table-cell>
          <table:table-cell office:value-type="float" office:value="1451894390422" calcext:value-type="float">
            <text:p>1451894390422</text:p>
          </table:table-cell>
          <table:table-cell office:value-type="float" office:value="7976" calcext:value-type="float">
            <text:p>7976</text:p>
          </table:table-cell>
          <table:table-cell office:value-type="string" calcext:value-type="string">
            <text:p>cpu</text:p>
          </table:table-cell>
          <table:table-cell office:value-type="float" office:value="7.18492268041237" calcext:value-type="float">
            <text:p>7,18492268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3ba55df-3bf5-4e4e-9cbf-4238e00efaa7</text:p>
          </table:table-cell>
          <table:table-cell office:value-type="float" office:value="1451894390484" calcext:value-type="float">
            <text:p>1451894390484</text:p>
          </table:table-cell>
          <table:table-cell office:value-type="float" office:value="7976" calcext:value-type="float">
            <text:p>7976</text:p>
          </table:table-cell>
          <table:table-cell office:value-type="string" calcext:value-type="string">
            <text:p>cpu</text:p>
          </table:table-cell>
          <table:table-cell office:value-type="float" office:value="8.57897727272727" calcext:value-type="float">
            <text:p>8,57897727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3ba55df-3bf5-4e4e-9cbf-4238e00efaa7</text:p>
          </table:table-cell>
          <table:table-cell office:value-type="float" office:value="1451894390505" calcext:value-type="float">
            <text:p>1451894390505</text:p>
          </table:table-cell>
          <table:table-cell office:value-type="float" office:value="7976" calcext:value-type="float">
            <text:p>7976</text:p>
          </table:table-cell>
          <table:table-cell office:value-type="string" calcext:value-type="string">
            <text:p>cpu</text:p>
          </table:table-cell>
          <table:table-cell office:value-type="float" office:value="7.83639705882353" calcext:value-type="float">
            <text:p>7,83639705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3ba55df-3bf5-4e4e-9cbf-4238e00efaa7</text:p>
          </table:table-cell>
          <table:table-cell office:value-type="float" office:value="1451894390585" calcext:value-type="float">
            <text:p>1451894390585</text:p>
          </table:table-cell>
          <table:table-cell office:value-type="float" office:value="7976" calcext:value-type="float">
            <text:p>7976</text:p>
          </table:table-cell>
          <table:table-cell office:value-type="string" calcext:value-type="string">
            <text:p>cpu</text:p>
          </table:table-cell>
          <table:table-cell office:value-type="float" office:value="8.05708092485549" calcext:value-type="float">
            <text:p>8,05708092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3ba55df-3bf5-4e4e-9cbf-4238e00efaa7</text:p>
          </table:table-cell>
          <table:table-cell office:value-type="float" office:value="1451894390622" calcext:value-type="float">
            <text:p>1451894390622</text:p>
          </table:table-cell>
          <table:table-cell office:value-type="float" office:value="7976" calcext:value-type="float">
            <text:p>7976</text:p>
          </table:table-cell>
          <table:table-cell office:value-type="string" calcext:value-type="string">
            <text:p>cpu</text:p>
          </table:table-cell>
          <table:table-cell office:value-type="float" office:value="8.16666666666667" calcext:value-type="float">
            <text:p>8,16666666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3ba55df-3bf5-4e4e-9cbf-4238e00efaa7</text:p>
          </table:table-cell>
          <table:table-cell office:value-type="float" office:value="1451894390685" calcext:value-type="float">
            <text:p>1451894390685</text:p>
          </table:table-cell>
          <table:table-cell office:value-type="float" office:value="7976" calcext:value-type="float">
            <text:p>7976</text:p>
          </table:table-cell>
          <table:table-cell office:value-type="string" calcext:value-type="string">
            <text:p>cpu</text:p>
          </table:table-cell>
          <table:table-cell office:value-type="float" office:value="8.04227941176471" calcext:value-type="float">
            <text:p>8,04227941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3ba55df-3bf5-4e4e-9cbf-4238e00efaa7</text:p>
          </table:table-cell>
          <table:table-cell office:value-type="float" office:value="1451894390785" calcext:value-type="float">
            <text:p>1451894390785</text:p>
          </table:table-cell>
          <table:table-cell office:value-type="float" office:value="7976" calcext:value-type="float">
            <text:p>7976</text:p>
          </table:table-cell>
          <table:table-cell office:value-type="string" calcext:value-type="string">
            <text:p>cpu</text:p>
          </table:table-cell>
          <table:table-cell office:value-type="float" office:value="8.48076923076923" calcext:value-type="float">
            <text:p>8,48076923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3ba55df-3bf5-4e4e-9cbf-4238e00efaa7</text:p>
          </table:table-cell>
          <table:table-cell office:value-type="float" office:value="1451894390817" calcext:value-type="float">
            <text:p>1451894390817</text:p>
          </table:table-cell>
          <table:table-cell office:value-type="float" office:value="7976" calcext:value-type="float">
            <text:p>7976</text:p>
          </table:table-cell>
          <table:table-cell office:value-type="string" calcext:value-type="string">
            <text:p>cpu</text:p>
          </table:table-cell>
          <table:table-cell office:value-type="float" office:value="7.64892344497608" calcext:value-type="float">
            <text:p>7,6489234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3ba55df-3bf5-4e4e-9cbf-4238e00efaa7</text:p>
          </table:table-cell>
          <table:table-cell office:value-type="float" office:value="1451894390851" calcext:value-type="float">
            <text:p>1451894390851</text:p>
          </table:table-cell>
          <table:table-cell office:value-type="float" office:value="7976" calcext:value-type="float">
            <text:p>7976</text:p>
          </table:table-cell>
          <table:table-cell office:value-type="string" calcext:value-type="string">
            <text:p>cpu</text:p>
          </table:table-cell>
          <table:table-cell office:value-type="float" office:value="8.00304878048781" calcext:value-type="float">
            <text:p>8,00304878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3ba55df-3bf5-4e4e-9cbf-4238e00efaa7</text:p>
          </table:table-cell>
          <table:table-cell office:value-type="float" office:value="1451894390852" calcext:value-type="float">
            <text:p>1451894390852</text:p>
          </table:table-cell>
          <table:table-cell office:value-type="float" office:value="7976" calcext:value-type="float">
            <text:p>7976</text:p>
          </table:table-cell>
          <table:table-cell office:value-type="string" calcext:value-type="string">
            <text:p>cpu</text:p>
          </table:table-cell>
          <table:table-cell office:value-type="float" office:value="7.93014705882353" calcext:value-type="float">
            <text:p>7,93014705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3ba55df-3bf5-4e4e-9cbf-4238e00efaa7</text:p>
          </table:table-cell>
          <table:table-cell office:value-type="float" office:value="1451894390919" calcext:value-type="float">
            <text:p>1451894390919</text:p>
          </table:table-cell>
          <table:table-cell office:value-type="float" office:value="7976" calcext:value-type="float">
            <text:p>7976</text:p>
          </table:table-cell>
          <table:table-cell office:value-type="string" calcext:value-type="string">
            <text:p>cpu</text:p>
          </table:table-cell>
          <table:table-cell office:value-type="float" office:value="8.24033505154639" calcext:value-type="float">
            <text:p>8,24033505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3ba55df-3bf5-4e4e-9cbf-4238e00efaa7</text:p>
          </table:table-cell>
          <table:table-cell office:value-type="float" office:value="1451894390965" calcext:value-type="float">
            <text:p>1451894390965</text:p>
          </table:table-cell>
          <table:table-cell office:value-type="float" office:value="7976" calcext:value-type="float">
            <text:p>7976</text:p>
          </table:table-cell>
          <table:table-cell office:value-type="string" calcext:value-type="string">
            <text:p>cpu</text:p>
          </table:table-cell>
          <table:table-cell office:value-type="float" office:value="7.54017857142857" calcext:value-type="float">
            <text:p>7,54017857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3ba55df-3bf5-4e4e-9cbf-4238e00efaa7</text:p>
          </table:table-cell>
          <table:table-cell office:value-type="float" office:value="1451894391019" calcext:value-type="float">
            <text:p>1451894391019</text:p>
          </table:table-cell>
          <table:table-cell office:value-type="float" office:value="7976" calcext:value-type="float">
            <text:p>7976</text:p>
          </table:table-cell>
          <table:table-cell office:value-type="string" calcext:value-type="string">
            <text:p>cpu</text:p>
          </table:table-cell>
          <table:table-cell office:value-type="float" office:value="7.88903743315508" calcext:value-type="float">
            <text:p>7,88903743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3ba55df-3bf5-4e4e-9cbf-4238e00efaa7</text:p>
          </table:table-cell>
          <table:table-cell office:value-type="float" office:value="1451894391050" calcext:value-type="float">
            <text:p>1451894391050</text:p>
          </table:table-cell>
          <table:table-cell office:value-type="float" office:value="7976" calcext:value-type="float">
            <text:p>7976</text:p>
          </table:table-cell>
          <table:table-cell office:value-type="string" calcext:value-type="string">
            <text:p>cpu</text:p>
          </table:table-cell>
          <table:table-cell office:value-type="float" office:value="8.46502293577982" calcext:value-type="float">
            <text:p>8,46502293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3ba55df-3bf5-4e4e-9cbf-4238e00efaa7</text:p>
          </table:table-cell>
          <table:table-cell office:value-type="float" office:value="1451894391119" calcext:value-type="float">
            <text:p>1451894391119</text:p>
          </table:table-cell>
          <table:table-cell office:value-type="float" office:value="7976" calcext:value-type="float">
            <text:p>7976</text:p>
          </table:table-cell>
          <table:table-cell office:value-type="string" calcext:value-type="string">
            <text:p>cpu</text:p>
          </table:table-cell>
          <table:table-cell office:value-type="float" office:value="7.83920454545455" calcext:value-type="float">
            <text:p>7,83920454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3ba55df-3bf5-4e4e-9cbf-4238e00efaa7</text:p>
          </table:table-cell>
          <table:table-cell office:value-type="float" office:value="1451894391185" calcext:value-type="float">
            <text:p>1451894391185</text:p>
          </table:table-cell>
          <table:table-cell office:value-type="float" office:value="7976" calcext:value-type="float">
            <text:p>7976</text:p>
          </table:table-cell>
          <table:table-cell office:value-type="string" calcext:value-type="string">
            <text:p>cpu</text:p>
          </table:table-cell>
          <table:table-cell office:value-type="float" office:value="7.88621794871795" calcext:value-type="float">
            <text:p>7,88621794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3ba55df-3bf5-4e4e-9cbf-4238e00efaa7</text:p>
          </table:table-cell>
          <table:table-cell office:value-type="float" office:value="1451894391219" calcext:value-type="float">
            <text:p>1451894391219</text:p>
          </table:table-cell>
          <table:table-cell office:value-type="float" office:value="7976" calcext:value-type="float">
            <text:p>7976</text:p>
          </table:table-cell>
          <table:table-cell office:value-type="string" calcext:value-type="string">
            <text:p>cpu</text:p>
          </table:table-cell>
          <table:table-cell office:value-type="float" office:value="8.45833333333333" calcext:value-type="float">
            <text:p>8,45833333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3ba55df-3bf5-4e4e-9cbf-4238e00efaa7</text:p>
          </table:table-cell>
          <table:table-cell office:value-type="float" office:value="1451894391283" calcext:value-type="float">
            <text:p>1451894391283</text:p>
          </table:table-cell>
          <table:table-cell office:value-type="float" office:value="7976" calcext:value-type="float">
            <text:p>7976</text:p>
          </table:table-cell>
          <table:table-cell office:value-type="string" calcext:value-type="string">
            <text:p>cpu</text:p>
          </table:table-cell>
          <table:table-cell office:value-type="float" office:value="8.09865470852018" calcext:value-type="float">
            <text:p>8,09865470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3ba55df-3bf5-4e4e-9cbf-4238e00efaa7</text:p>
          </table:table-cell>
          <table:table-cell office:value-type="float" office:value="1451894391395" calcext:value-type="float">
            <text:p>1451894391395</text:p>
          </table:table-cell>
          <table:table-cell office:value-type="float" office:value="7976" calcext:value-type="float">
            <text:p>7976</text:p>
          </table:table-cell>
          <table:table-cell office:value-type="string" calcext:value-type="string">
            <text:p>cpu</text:p>
          </table:table-cell>
          <table:table-cell office:value-type="float" office:value="6.80161943319838" calcext:value-type="float">
            <text:p>6,80161943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3ba55df-3bf5-4e4e-9cbf-4238e00efaa7</text:p>
          </table:table-cell>
          <table:table-cell office:value-type="float" office:value="1451894391396" calcext:value-type="float">
            <text:p>1451894391396</text:p>
          </table:table-cell>
          <table:table-cell office:value-type="float" office:value="7976" calcext:value-type="float">
            <text:p>7976</text:p>
          </table:table-cell>
          <table:table-cell office:value-type="string" calcext:value-type="string">
            <text:p>cpu</text:p>
          </table:table-cell>
          <table:table-cell office:value-type="float" office:value="8.92753623188406" calcext:value-type="float">
            <text:p>8,92753623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3ba55df-3bf5-4e4e-9cbf-4238e00efaa7</text:p>
          </table:table-cell>
          <table:table-cell office:value-type="float" office:value="1451894391435" calcext:value-type="float">
            <text:p>1451894391435</text:p>
          </table:table-cell>
          <table:table-cell office:value-type="float" office:value="7976" calcext:value-type="float">
            <text:p>7976</text:p>
          </table:table-cell>
          <table:table-cell office:value-type="string" calcext:value-type="string">
            <text:p>cpu</text:p>
          </table:table-cell>
          <table:table-cell office:value-type="float" office:value="6.1425" calcext:value-type="float">
            <text:p>6,14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3ba55df-3bf5-4e4e-9cbf-4238e00efaa7</text:p>
          </table:table-cell>
          <table:table-cell office:value-type="float" office:value="1451894391485" calcext:value-type="float">
            <text:p>1451894391485</text:p>
          </table:table-cell>
          <table:table-cell office:value-type="float" office:value="7976" calcext:value-type="float">
            <text:p>7976</text:p>
          </table:table-cell>
          <table:table-cell office:value-type="string" calcext:value-type="string">
            <text:p>cpu</text:p>
          </table:table-cell>
          <table:table-cell office:value-type="float" office:value="7.94909274193548" calcext:value-type="float">
            <text:p>7,94909274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3ba55df-3bf5-4e4e-9cbf-4238e00efaa7</text:p>
          </table:table-cell>
          <table:table-cell office:value-type="float" office:value="1451894391533" calcext:value-type="float">
            <text:p>1451894391533</text:p>
          </table:table-cell>
          <table:table-cell office:value-type="float" office:value="7976" calcext:value-type="float">
            <text:p>7976</text:p>
          </table:table-cell>
          <table:table-cell office:value-type="string" calcext:value-type="string">
            <text:p>cpu</text:p>
          </table:table-cell>
          <table:table-cell office:value-type="float" office:value="8.13549618320611" calcext:value-type="float">
            <text:p>8,13549618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3ba55df-3bf5-4e4e-9cbf-4238e00efaa7</text:p>
          </table:table-cell>
          <table:table-cell office:value-type="float" office:value="1451894391585" calcext:value-type="float">
            <text:p>1451894391585</text:p>
          </table:table-cell>
          <table:table-cell office:value-type="float" office:value="7976" calcext:value-type="float">
            <text:p>7976</text:p>
          </table:table-cell>
          <table:table-cell office:value-type="string" calcext:value-type="string">
            <text:p>cpu</text:p>
          </table:table-cell>
          <table:table-cell office:value-type="float" office:value="7.79625" calcext:value-type="float">
            <text:p>7,796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3ba55df-3bf5-4e4e-9cbf-4238e00efaa7</text:p>
          </table:table-cell>
          <table:table-cell office:value-type="float" office:value="1451894391626" calcext:value-type="float">
            <text:p>1451894391626</text:p>
          </table:table-cell>
          <table:table-cell office:value-type="float" office:value="7976" calcext:value-type="float">
            <text:p>7976</text:p>
          </table:table-cell>
          <table:table-cell office:value-type="string" calcext:value-type="string">
            <text:p>cpu</text:p>
          </table:table-cell>
          <table:table-cell office:value-type="float" office:value="6.02038043478261" calcext:value-type="float">
            <text:p>6,02038043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3ba55df-3bf5-4e4e-9cbf-4238e00efaa7</text:p>
          </table:table-cell>
          <table:table-cell office:value-type="float" office:value="1451894391675" calcext:value-type="float">
            <text:p>1451894391675</text:p>
          </table:table-cell>
          <table:table-cell office:value-type="float" office:value="7976" calcext:value-type="float">
            <text:p>7976</text:p>
          </table:table-cell>
          <table:table-cell office:value-type="string" calcext:value-type="string">
            <text:p>cpu</text:p>
          </table:table-cell>
          <table:table-cell office:value-type="float" office:value="0.701508620689655" calcext:value-type="float">
            <text:p>0,70150862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3ba55df-3bf5-4e4e-9cbf-4238e00efaa7</text:p>
          </table:table-cell>
          <table:table-cell office:value-type="float" office:value="1451894391727" calcext:value-type="float">
            <text:p>1451894391727</text:p>
          </table:table-cell>
          <table:table-cell office:value-type="float" office:value="7976" calcext:value-type="float">
            <text:p>7976</text:p>
          </table:table-cell>
          <table:table-cell office:value-type="string" calcext:value-type="string">
            <text:p>cpu</text:p>
          </table:table-cell>
          <table:table-cell office:value-type="float" office:value="0.701508620689655" calcext:value-type="float">
            <text:p>0,70150862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3ba55df-3bf5-4e4e-9cbf-4238e00efaa7</text:p>
          </table:table-cell>
          <table:table-cell office:value-type="float" office:value="1451894391777" calcext:value-type="float">
            <text:p>1451894391777</text:p>
          </table:table-cell>
          <table:table-cell office:value-type="float" office:value="7976" calcext:value-type="float">
            <text:p>7976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3ba55df-3bf5-4e4e-9cbf-4238e00efaa7</text:p>
          </table:table-cell>
          <table:table-cell office:value-type="float" office:value="1451894391856" calcext:value-type="float">
            <text:p>1451894391856</text:p>
          </table:table-cell>
          <table:table-cell office:value-type="float" office:value="7976" calcext:value-type="float">
            <text:p>7976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3ba55df-3bf5-4e4e-9cbf-4238e00efaa7</text:p>
          </table:table-cell>
          <table:table-cell office:value-type="float" office:value="1451894391857" calcext:value-type="float">
            <text:p>1451894391857</text:p>
          </table:table-cell>
          <table:table-cell office:value-type="float" office:value="7976" calcext:value-type="float">
            <text:p>7976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3ba55df-3bf5-4e4e-9cbf-4238e00efaa7</text:p>
          </table:table-cell>
          <table:table-cell office:value-type="float" office:value="1451894391927" calcext:value-type="float">
            <text:p>1451894391927</text:p>
          </table:table-cell>
          <table:table-cell office:value-type="float" office:value="7976" calcext:value-type="float">
            <text:p>7976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3ba55df-3bf5-4e4e-9cbf-4238e00efaa7</text:p>
          </table:table-cell>
          <table:table-cell office:value-type="float" office:value="1451894391980" calcext:value-type="float">
            <text:p>1451894391980</text:p>
          </table:table-cell>
          <table:table-cell office:value-type="float" office:value="7976" calcext:value-type="float">
            <text:p>7976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3ba55df-3bf5-4e4e-9cbf-4238e00efaa7</text:p>
          </table:table-cell>
          <table:table-cell office:value-type="float" office:value="1451894392027" calcext:value-type="float">
            <text:p>1451894392027</text:p>
          </table:table-cell>
          <table:table-cell office:value-type="float" office:value="7976" calcext:value-type="float">
            <text:p>7976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3ba55df-3bf5-4e4e-9cbf-4238e00efaa7</text:p>
          </table:table-cell>
          <table:table-cell office:value-type="float" office:value="1451894392082" calcext:value-type="float">
            <text:p>1451894392082</text:p>
          </table:table-cell>
          <table:table-cell office:value-type="float" office:value="7976" calcext:value-type="float">
            <text:p>7976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3ba55df-3bf5-4e4e-9cbf-4238e00efaa7</text:p>
          </table:table-cell>
          <table:table-cell office:value-type="float" office:value="1451894392132" calcext:value-type="float">
            <text:p>1451894392132</text:p>
          </table:table-cell>
          <table:table-cell office:value-type="float" office:value="7976" calcext:value-type="float">
            <text:p>7976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3ba55df-3bf5-4e4e-9cbf-4238e00efaa7</text:p>
          </table:table-cell>
          <table:table-cell office:value-type="float" office:value="1451894392205" calcext:value-type="float">
            <text:p>1451894392205</text:p>
          </table:table-cell>
          <table:table-cell office:value-type="float" office:value="7976" calcext:value-type="float">
            <text:p>7976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3ba55df-3bf5-4e4e-9cbf-4238e00efaa7</text:p>
          </table:table-cell>
          <table:table-cell office:value-type="float" office:value="1451894392205" calcext:value-type="float">
            <text:p>1451894392205</text:p>
          </table:table-cell>
          <table:table-cell office:value-type="float" office:value="7976" calcext:value-type="float">
            <text:p>7976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3ba55df-3bf5-4e4e-9cbf-4238e00efaa7</text:p>
          </table:table-cell>
          <table:table-cell office:value-type="float" office:value="1451894392304" calcext:value-type="float">
            <text:p>1451894392304</text:p>
          </table:table-cell>
          <table:table-cell office:value-type="float" office:value="7976" calcext:value-type="float">
            <text:p>7976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3ba55df-3bf5-4e4e-9cbf-4238e00efaa7</text:p>
          </table:table-cell>
          <table:table-cell office:value-type="float" office:value="1451894392306" calcext:value-type="float">
            <text:p>1451894392306</text:p>
          </table:table-cell>
          <table:table-cell office:value-type="float" office:value="7976" calcext:value-type="float">
            <text:p>7976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3ba55df-3bf5-4e4e-9cbf-4238e00efaa7</text:p>
          </table:table-cell>
          <table:table-cell office:value-type="float" office:value="1451894392398" calcext:value-type="float">
            <text:p>1451894392398</text:p>
          </table:table-cell>
          <table:table-cell office:value-type="float" office:value="7976" calcext:value-type="float">
            <text:p>7976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3ba55df-3bf5-4e4e-9cbf-4238e00efaa7</text:p>
          </table:table-cell>
          <table:table-cell office:value-type="float" office:value="1451894392415" calcext:value-type="float">
            <text:p>1451894392415</text:p>
          </table:table-cell>
          <table:table-cell office:value-type="float" office:value="7976" calcext:value-type="float">
            <text:p>7976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3ba55df-3bf5-4e4e-9cbf-4238e00efaa7</text:p>
          </table:table-cell>
          <table:table-cell office:value-type="float" office:value="1451894392497" calcext:value-type="float">
            <text:p>1451894392497</text:p>
          </table:table-cell>
          <table:table-cell office:value-type="float" office:value="7976" calcext:value-type="float">
            <text:p>7976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3ba55df-3bf5-4e4e-9cbf-4238e00efaa7</text:p>
          </table:table-cell>
          <table:table-cell office:value-type="float" office:value="1451894392526" calcext:value-type="float">
            <text:p>1451894392526</text:p>
          </table:table-cell>
          <table:table-cell office:value-type="float" office:value="7976" calcext:value-type="float">
            <text:p>7976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3ba55df-3bf5-4e4e-9cbf-4238e00efaa7</text:p>
          </table:table-cell>
          <table:table-cell office:value-type="float" office:value="1451894392593" calcext:value-type="float">
            <text:p>1451894392593</text:p>
          </table:table-cell>
          <table:table-cell office:value-type="float" office:value="7976" calcext:value-type="float">
            <text:p>7976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3ba55df-3bf5-4e4e-9cbf-4238e00efaa7</text:p>
          </table:table-cell>
          <table:table-cell office:value-type="float" office:value="1451894392639" calcext:value-type="float">
            <text:p>1451894392639</text:p>
          </table:table-cell>
          <table:table-cell office:value-type="float" office:value="7976" calcext:value-type="float">
            <text:p>7976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3ba55df-3bf5-4e4e-9cbf-4238e00efaa7</text:p>
          </table:table-cell>
          <table:table-cell office:value-type="float" office:value="1451894392684" calcext:value-type="float">
            <text:p>1451894392684</text:p>
          </table:table-cell>
          <table:table-cell office:value-type="float" office:value="7976" calcext:value-type="float">
            <text:p>7976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3ba55df-3bf5-4e4e-9cbf-4238e00efaa7</text:p>
          </table:table-cell>
          <table:table-cell office:value-type="float" office:value="1451894392737" calcext:value-type="float">
            <text:p>1451894392737</text:p>
          </table:table-cell>
          <table:table-cell office:value-type="float" office:value="7976" calcext:value-type="float">
            <text:p>7976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3ba55df-3bf5-4e4e-9cbf-4238e00efaa7</text:p>
          </table:table-cell>
          <table:table-cell office:value-type="float" office:value="1451894392824" calcext:value-type="float">
            <text:p>1451894392824</text:p>
          </table:table-cell>
          <table:table-cell office:value-type="float" office:value="7976" calcext:value-type="float">
            <text:p>7976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3ba55df-3bf5-4e4e-9cbf-4238e00efaa7</text:p>
          </table:table-cell>
          <table:table-cell office:value-type="float" office:value="1451894392858" calcext:value-type="float">
            <text:p>1451894392858</text:p>
          </table:table-cell>
          <table:table-cell office:value-type="float" office:value="7976" calcext:value-type="float">
            <text:p>7976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3ba55df-3bf5-4e4e-9cbf-4238e00efaa7</text:p>
          </table:table-cell>
          <table:table-cell office:value-type="float" office:value="1451894392858" calcext:value-type="float">
            <text:p>1451894392858</text:p>
          </table:table-cell>
          <table:table-cell office:value-type="float" office:value="7976" calcext:value-type="float">
            <text:p>7976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3ba55df-3bf5-4e4e-9cbf-4238e00efaa7</text:p>
          </table:table-cell>
          <table:table-cell office:value-type="float" office:value="1451894392938" calcext:value-type="float">
            <text:p>1451894392938</text:p>
          </table:table-cell>
          <table:table-cell office:value-type="float" office:value="7976" calcext:value-type="float">
            <text:p>7976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3ba55df-3bf5-4e4e-9cbf-4238e00efaa7</text:p>
          </table:table-cell>
          <table:table-cell office:value-type="float" office:value="1451894392985" calcext:value-type="float">
            <text:p>1451894392985</text:p>
          </table:table-cell>
          <table:table-cell office:value-type="float" office:value="7976" calcext:value-type="float">
            <text:p>7976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3ba55df-3bf5-4e4e-9cbf-4238e00efaa7</text:p>
          </table:table-cell>
          <table:table-cell office:value-type="float" office:value="1451894393036" calcext:value-type="float">
            <text:p>1451894393036</text:p>
          </table:table-cell>
          <table:table-cell office:value-type="float" office:value="7976" calcext:value-type="float">
            <text:p>7976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3ba55df-3bf5-4e4e-9cbf-4238e00efaa7</text:p>
          </table:table-cell>
          <table:table-cell office:value-type="float" office:value="1451894393100" calcext:value-type="float">
            <text:p>1451894393100</text:p>
          </table:table-cell>
          <table:table-cell office:value-type="float" office:value="7976" calcext:value-type="float">
            <text:p>7976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3ba55df-3bf5-4e4e-9cbf-4238e00efaa7</text:p>
          </table:table-cell>
          <table:table-cell office:value-type="float" office:value="1451894393115" calcext:value-type="float">
            <text:p>1451894393115</text:p>
          </table:table-cell>
          <table:table-cell office:value-type="float" office:value="7976" calcext:value-type="float">
            <text:p>7976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3ba55df-3bf5-4e4e-9cbf-4238e00efaa7</text:p>
          </table:table-cell>
          <table:table-cell office:value-type="float" office:value="1451894393183" calcext:value-type="float">
            <text:p>1451894393183</text:p>
          </table:table-cell>
          <table:table-cell office:value-type="float" office:value="7976" calcext:value-type="float">
            <text:p>7976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3ba55df-3bf5-4e4e-9cbf-4238e00efaa7</text:p>
          </table:table-cell>
          <table:table-cell office:value-type="float" office:value="1451894393225" calcext:value-type="float">
            <text:p>1451894393225</text:p>
          </table:table-cell>
          <table:table-cell office:value-type="float" office:value="7976" calcext:value-type="float">
            <text:p>7976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3ba55df-3bf5-4e4e-9cbf-4238e00efaa7</text:p>
          </table:table-cell>
          <table:table-cell office:value-type="float" office:value="1451894393271" calcext:value-type="float">
            <text:p>1451894393271</text:p>
          </table:table-cell>
          <table:table-cell office:value-type="float" office:value="7976" calcext:value-type="float">
            <text:p>7976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3ba55df-3bf5-4e4e-9cbf-4238e00efaa7</text:p>
          </table:table-cell>
          <table:table-cell office:value-type="float" office:value="1451894393315" calcext:value-type="float">
            <text:p>1451894393315</text:p>
          </table:table-cell>
          <table:table-cell office:value-type="float" office:value="7976" calcext:value-type="float">
            <text:p>7976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3ba55df-3bf5-4e4e-9cbf-4238e00efaa7</text:p>
          </table:table-cell>
          <table:table-cell office:value-type="float" office:value="1451894393413" calcext:value-type="float">
            <text:p>1451894393413</text:p>
          </table:table-cell>
          <table:table-cell office:value-type="float" office:value="7976" calcext:value-type="float">
            <text:p>7976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3ba55df-3bf5-4e4e-9cbf-4238e00efaa7</text:p>
          </table:table-cell>
          <table:table-cell office:value-type="float" office:value="1451894393416" calcext:value-type="float">
            <text:p>1451894393416</text:p>
          </table:table-cell>
          <table:table-cell office:value-type="float" office:value="7976" calcext:value-type="float">
            <text:p>7976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42720" calcext:value-type="float">
            <text:p>1451894442720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42782" calcext:value-type="float">
            <text:p>1451894442782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42851" calcext:value-type="float">
            <text:p>1451894442851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4.55729166666667" calcext:value-type="float">
            <text:p>4,55729166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42904" calcext:value-type="float">
            <text:p>1451894442904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8.63080495356037" calcext:value-type="float">
            <text:p>8,63080495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42936" calcext:value-type="float">
            <text:p>1451894442936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8.84423076923077" calcext:value-type="float">
            <text:p>8,84423076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42983" calcext:value-type="float">
            <text:p>1451894442983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7.375" calcext:value-type="float">
            <text:p>7,3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43052" calcext:value-type="float">
            <text:p>1451894443052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76081081081081" calcext:value-type="float">
            <text:p>5,76081081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43105" calcext:value-type="float">
            <text:p>1451894443105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91336633663366" calcext:value-type="float">
            <text:p>6,91336633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43136" calcext:value-type="float">
            <text:p>1451894443136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36413043478261" calcext:value-type="float">
            <text:p>5,36413043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43190" calcext:value-type="float">
            <text:p>1451894443190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375" calcext:value-type="float">
            <text:p>6,3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43284" calcext:value-type="float">
            <text:p>1451894443284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38146551724138" calcext:value-type="float">
            <text:p>6,38146551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43284" calcext:value-type="float">
            <text:p>1451894443284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29525862068966" calcext:value-type="float">
            <text:p>5,29525862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43333" calcext:value-type="float">
            <text:p>1451894443333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00954198473282" calcext:value-type="float">
            <text:p>5,00954198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43442" calcext:value-type="float">
            <text:p>1451894443442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69069343065693" calcext:value-type="float">
            <text:p>5,69069343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43457" calcext:value-type="float">
            <text:p>1451894443457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20454545454546" calcext:value-type="float">
            <text:p>6,20454545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43515" calcext:value-type="float">
            <text:p>1451894443515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20454545454546" calcext:value-type="float">
            <text:p>6,20454545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43550" calcext:value-type="float">
            <text:p>1451894443550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50520833333333" calcext:value-type="float">
            <text:p>5,50520833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43593" calcext:value-type="float">
            <text:p>1451894443593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54347826086957" calcext:value-type="float">
            <text:p>6,54347826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43656" calcext:value-type="float">
            <text:p>1451894443656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99676724137931" calcext:value-type="float">
            <text:p>5,99676724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43698" calcext:value-type="float">
            <text:p>1451894443698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4.95581896551724" calcext:value-type="float">
            <text:p>4,95581896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43756" calcext:value-type="float">
            <text:p>1451894443756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36413043478261" calcext:value-type="float">
            <text:p>5,36413043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43803" calcext:value-type="float">
            <text:p>1451894443803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90196078431373" calcext:value-type="float">
            <text:p>5,90196078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43847" calcext:value-type="float">
            <text:p>1451894443847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01939655172414" calcext:value-type="float">
            <text:p>6,01939655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43893" calcext:value-type="float">
            <text:p>1451894443893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4.93318965517241" calcext:value-type="float">
            <text:p>4,93318965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43949" calcext:value-type="float">
            <text:p>1451894443949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4.99891304347826" calcext:value-type="float">
            <text:p>4,99891304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43981" calcext:value-type="float">
            <text:p>1451894443981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4.99891304347826" calcext:value-type="float">
            <text:p>4,99891304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44032" calcext:value-type="float">
            <text:p>1451894444032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53987068965517" calcext:value-type="float">
            <text:p>6,53987068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44097" calcext:value-type="float">
            <text:p>1451894444097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06762295081967" calcext:value-type="float">
            <text:p>6,06762295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44129" calcext:value-type="float">
            <text:p>1451894444129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6573275862069" calcext:value-type="float">
            <text:p>5,65732758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44198" calcext:value-type="float">
            <text:p>1451894444198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4.97608695652174" calcext:value-type="float">
            <text:p>4,97608695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44229" calcext:value-type="float">
            <text:p>1451894444229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31011450381679" calcext:value-type="float">
            <text:p>5,31011450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44282" calcext:value-type="float">
            <text:p>1451894444282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7.0224358974359" calcext:value-type="float">
            <text:p>7,02243589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44344" calcext:value-type="float">
            <text:p>1451894444344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7.0224358974359" calcext:value-type="float">
            <text:p>7,02243589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44382" calcext:value-type="float">
            <text:p>1451894444382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16722972972973" calcext:value-type="float">
            <text:p>5,16722972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44429" calcext:value-type="float">
            <text:p>1451894444429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4.95581896551724" calcext:value-type="float">
            <text:p>4,95581896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44482" calcext:value-type="float">
            <text:p>1451894444482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7.08297413793103" calcext:value-type="float">
            <text:p>7,08297413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44529" calcext:value-type="float">
            <text:p>1451894444529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63072519083969" calcext:value-type="float">
            <text:p>5,63072519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44583" calcext:value-type="float">
            <text:p>1451894444583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7.08297413793103" calcext:value-type="float">
            <text:p>7,08297413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44630" calcext:value-type="float">
            <text:p>1451894444630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04076086956522" calcext:value-type="float">
            <text:p>5,04076086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44699" calcext:value-type="float">
            <text:p>1451894444699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6573275862069" calcext:value-type="float">
            <text:p>5,65732758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44746" calcext:value-type="float">
            <text:p>1451894444746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07173913043478" calcext:value-type="float">
            <text:p>6,07173913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44783" calcext:value-type="float">
            <text:p>1451894444783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69183168316832" calcext:value-type="float">
            <text:p>5,69183168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44830" calcext:value-type="float">
            <text:p>1451894444830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58274647887324" calcext:value-type="float">
            <text:p>5,58274647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44883" calcext:value-type="float">
            <text:p>1451894444883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7.5140625" calcext:value-type="float">
            <text:p>7,51406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44914" calcext:value-type="float">
            <text:p>1451894444914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00548780487805" calcext:value-type="float">
            <text:p>6,00548780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44983" calcext:value-type="float">
            <text:p>1451894444983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55338541666667" calcext:value-type="float">
            <text:p>6,55338541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45030" calcext:value-type="float">
            <text:p>1451894445030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54896907216495" calcext:value-type="float">
            <text:p>6,54896907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45083" calcext:value-type="float">
            <text:p>1451894445083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44318181818182" calcext:value-type="float">
            <text:p>6,44318181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45149" calcext:value-type="float">
            <text:p>1451894445149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9513358778626" calcext:value-type="float">
            <text:p>5,95133587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45184" calcext:value-type="float">
            <text:p>1451894445184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39036885245902" calcext:value-type="float">
            <text:p>6,39036885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45230" calcext:value-type="float">
            <text:p>1451894445230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85714285714286" calcext:value-type="float">
            <text:p>5,85714285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45284" calcext:value-type="float">
            <text:p>1451894445284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6573275862069" calcext:value-type="float">
            <text:p>5,65732758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45331" calcext:value-type="float">
            <text:p>1451894445331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35883620689655" calcext:value-type="float">
            <text:p>6,35883620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45384" calcext:value-type="float">
            <text:p>1451894445384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72336065573771" calcext:value-type="float">
            <text:p>5,72336065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45447" calcext:value-type="float">
            <text:p>1451894445447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29525862068966" calcext:value-type="float">
            <text:p>5,29525862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45484" calcext:value-type="float">
            <text:p>1451894445484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7.42241379310345" calcext:value-type="float">
            <text:p>7,42241379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45531" calcext:value-type="float">
            <text:p>1451894445531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4.99891304347826" calcext:value-type="float">
            <text:p>4,99891304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45585" calcext:value-type="float">
            <text:p>1451894445585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4.86014851485149" calcext:value-type="float">
            <text:p>4,86014851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45631" calcext:value-type="float">
            <text:p>1451894445631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1593137254902" calcext:value-type="float">
            <text:p>6,15931372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45685" calcext:value-type="float">
            <text:p>1451894445685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86079545454546" calcext:value-type="float">
            <text:p>6,86079545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45731" calcext:value-type="float">
            <text:p>1451894445731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6573275862069" calcext:value-type="float">
            <text:p>5,65732758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45785" calcext:value-type="float">
            <text:p>1451894445785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6573275862069" calcext:value-type="float">
            <text:p>5,65732758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45832" calcext:value-type="float">
            <text:p>1451894445832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41413043478261" calcext:value-type="float">
            <text:p>6,41413043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45884" calcext:value-type="float">
            <text:p>1451894445884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49640287769784" calcext:value-type="float">
            <text:p>6,49640287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45931" calcext:value-type="float">
            <text:p>1451894445931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70652173913044" calcext:value-type="float">
            <text:p>5,70652173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45984" calcext:value-type="float">
            <text:p>1451894445984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7.425" calcext:value-type="float">
            <text:p>7,4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46031" calcext:value-type="float">
            <text:p>1451894446031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4.95581896551724" calcext:value-type="float">
            <text:p>4,95581896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46084" calcext:value-type="float">
            <text:p>1451894446084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55248091603053" calcext:value-type="float">
            <text:p>6,5524809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46148" calcext:value-type="float">
            <text:p>1451894446148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4.95581896551724" calcext:value-type="float">
            <text:p>4,95581896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46185" calcext:value-type="float">
            <text:p>1451894446185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9969512195122" calcext:value-type="float">
            <text:p>5,99695121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46231" calcext:value-type="float">
            <text:p>1451894446231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9969512195122" calcext:value-type="float">
            <text:p>5,99695121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46285" calcext:value-type="float">
            <text:p>1451894446285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3" calcext:value-type="float">
            <text:p>6,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46332" calcext:value-type="float">
            <text:p>1451894446332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2719465648855" calcext:value-type="float">
            <text:p>6,27194656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46385" calcext:value-type="float">
            <text:p>1451894446385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4.89102564102564" calcext:value-type="float">
            <text:p>4,8910256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46416" calcext:value-type="float">
            <text:p>1451894446416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07173913043478" calcext:value-type="float">
            <text:p>6,07173913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46485" calcext:value-type="float">
            <text:p>1451894446485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66477272727273" calcext:value-type="float">
            <text:p>6,66477272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46532" calcext:value-type="float">
            <text:p>1451894446532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29525862068966" calcext:value-type="float">
            <text:p>5,29525862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46585" calcext:value-type="float">
            <text:p>1451894446585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63072519083969" calcext:value-type="float">
            <text:p>5,63072519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46648" calcext:value-type="float">
            <text:p>1451894446648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37909836065574" calcext:value-type="float">
            <text:p>5,37909836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46685" calcext:value-type="float">
            <text:p>1451894446685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01939655172414" calcext:value-type="float">
            <text:p>6,01939655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46732" calcext:value-type="float">
            <text:p>1451894446732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90625" calcext:value-type="float">
            <text:p>5,906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46785" calcext:value-type="float">
            <text:p>1451894446785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72090517241379" calcext:value-type="float">
            <text:p>6,72090517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46848" calcext:value-type="float">
            <text:p>1451894446848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6304347826087" calcext:value-type="float">
            <text:p>5,63043478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46885" calcext:value-type="float">
            <text:p>1451894446885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07638888888889" calcext:value-type="float">
            <text:p>6,07638888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46917" calcext:value-type="float">
            <text:p>1451894446917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69069343065693" calcext:value-type="float">
            <text:p>5,69069343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46985" calcext:value-type="float">
            <text:p>1451894446985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60897435897436" calcext:value-type="float">
            <text:p>5,6089743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47032" calcext:value-type="float">
            <text:p>1451894447032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60897435897436" calcext:value-type="float">
            <text:p>5,6089743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47086" calcext:value-type="float">
            <text:p>1451894447086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86363636363636" calcext:value-type="float">
            <text:p>5,86363636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47133" calcext:value-type="float">
            <text:p>1451894447133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29525862068966" calcext:value-type="float">
            <text:p>5,29525862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47186" calcext:value-type="float">
            <text:p>1451894447186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38412408759124" calcext:value-type="float">
            <text:p>5,38412408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47233" calcext:value-type="float">
            <text:p>1451894447233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10767326732673" calcext:value-type="float">
            <text:p>6,10767326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47286" calcext:value-type="float">
            <text:p>1451894447286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85714285714286" calcext:value-type="float">
            <text:p>5,85714285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47333" calcext:value-type="float">
            <text:p>1451894447333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4.99891304347826" calcext:value-type="float">
            <text:p>4,99891304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47386" calcext:value-type="float">
            <text:p>1451894447386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06666666666667" calcext:value-type="float">
            <text:p>6,06666666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47418" calcext:value-type="float">
            <text:p>1451894447418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52764423076923" calcext:value-type="float">
            <text:p>5,52764423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47487" calcext:value-type="float">
            <text:p>1451894447487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6573275862069" calcext:value-type="float">
            <text:p>5,65732758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47533" calcext:value-type="float">
            <text:p>1451894447533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6573275862069" calcext:value-type="float">
            <text:p>5,65732758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47587" calcext:value-type="float">
            <text:p>1451894447587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7.19370229007634" calcext:value-type="float">
            <text:p>7,19370229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47634" calcext:value-type="float">
            <text:p>1451894447634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4.93421052631579" calcext:value-type="float">
            <text:p>4,93421052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47687" calcext:value-type="float">
            <text:p>1451894447687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42355371900826" calcext:value-type="float">
            <text:p>5,4235537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47734" calcext:value-type="float">
            <text:p>1451894447734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07173913043478" calcext:value-type="float">
            <text:p>6,07173913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47787" calcext:value-type="float">
            <text:p>1451894447787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99676724137931" calcext:value-type="float">
            <text:p>5,99676724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47834" calcext:value-type="float">
            <text:p>1451894447834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4.95581896551724" calcext:value-type="float">
            <text:p>4,95581896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47888" calcext:value-type="float">
            <text:p>1451894447888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01939655172414" calcext:value-type="float">
            <text:p>6,01939655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47934" calcext:value-type="float">
            <text:p>1451894447934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72336065573771" calcext:value-type="float">
            <text:p>5,72336065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47987" calcext:value-type="float">
            <text:p>1451894447987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6573275862069" calcext:value-type="float">
            <text:p>5,65732758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48034" calcext:value-type="float">
            <text:p>1451894448034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4.95581896551724" calcext:value-type="float">
            <text:p>4,95581896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48088" calcext:value-type="float">
            <text:p>1451894448088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04891304347826" calcext:value-type="float">
            <text:p>6,04891304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48135" calcext:value-type="float">
            <text:p>1451894448135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99676724137931" calcext:value-type="float">
            <text:p>5,99676724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48188" calcext:value-type="float">
            <text:p>1451894448188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7.23805147058824" calcext:value-type="float">
            <text:p>7,23805147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48235" calcext:value-type="float">
            <text:p>1451894448235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54347826086957" calcext:value-type="float">
            <text:p>6,54347826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48288" calcext:value-type="float">
            <text:p>1451894448288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54347826086957" calcext:value-type="float">
            <text:p>6,54347826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48319" calcext:value-type="float">
            <text:p>1451894448319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69965277777778" calcext:value-type="float">
            <text:p>5,69965277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48388" calcext:value-type="float">
            <text:p>1451894448388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31788793103448" calcext:value-type="float">
            <text:p>5,3178879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48452" calcext:value-type="float">
            <text:p>1451894448452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4.93318965517241" calcext:value-type="float">
            <text:p>4,93318965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48529" calcext:value-type="float">
            <text:p>1451894448529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7.1445652173913" calcext:value-type="float">
            <text:p>7,14456521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48556" calcext:value-type="float">
            <text:p>1451894448556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37909836065574" calcext:value-type="float">
            <text:p>5,37909836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48586" calcext:value-type="float">
            <text:p>1451894448586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26988636363636" calcext:value-type="float">
            <text:p>5,26988636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48633" calcext:value-type="float">
            <text:p>1451894448633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4.95581896551724" calcext:value-type="float">
            <text:p>4,95581896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48679" calcext:value-type="float">
            <text:p>1451894448679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7.45738636363636" calcext:value-type="float">
            <text:p>7,45738636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48762" calcext:value-type="float">
            <text:p>1451894448762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39036885245902" calcext:value-type="float">
            <text:p>6,39036885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48849" calcext:value-type="float">
            <text:p>1451894448849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9513358778626" calcext:value-type="float">
            <text:p>5,95133587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48861" calcext:value-type="float">
            <text:p>1451894448861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31011450381679" calcext:value-type="float">
            <text:p>5,31011450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48885" calcext:value-type="float">
            <text:p>1451894448885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31011450381679" calcext:value-type="float">
            <text:p>5,31011450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48945" calcext:value-type="float">
            <text:p>1451894448945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03308823529412" calcext:value-type="float">
            <text:p>6,0330882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48995" calcext:value-type="float">
            <text:p>1451894448995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01939655172414" calcext:value-type="float">
            <text:p>6,01939655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49037" calcext:value-type="float">
            <text:p>1451894449037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4.99891304347826" calcext:value-type="float">
            <text:p>4,99891304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49094" calcext:value-type="float">
            <text:p>1451894449094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63469827586207" calcext:value-type="float">
            <text:p>5,63469827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49152" calcext:value-type="float">
            <text:p>1451894449152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01939655172414" calcext:value-type="float">
            <text:p>6,01939655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49210" calcext:value-type="float">
            <text:p>1451894449210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64945652173913" calcext:value-type="float">
            <text:p>5,64945652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49232" calcext:value-type="float">
            <text:p>1451894449232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72090517241379" calcext:value-type="float">
            <text:p>6,72090517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49283" calcext:value-type="float">
            <text:p>1451894449283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4.95581896551724" calcext:value-type="float">
            <text:p>4,95581896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49333" calcext:value-type="float">
            <text:p>1451894449333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00954198473282" calcext:value-type="float">
            <text:p>5,00954198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49393" calcext:value-type="float">
            <text:p>1451894449393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9828431372549" calcext:value-type="float">
            <text:p>6,98284313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49439" calcext:value-type="float">
            <text:p>1451894449439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6573275862069" calcext:value-type="float">
            <text:p>5,65732758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49493" calcext:value-type="float">
            <text:p>1451894449493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29525862068966" calcext:value-type="float">
            <text:p>5,29525862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49534" calcext:value-type="float">
            <text:p>1451894449534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6573275862069" calcext:value-type="float">
            <text:p>5,65732758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49580" calcext:value-type="float">
            <text:p>1451894449580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6573275862069" calcext:value-type="float">
            <text:p>5,65732758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49634" calcext:value-type="float">
            <text:p>1451894449634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72336065573771" calcext:value-type="float">
            <text:p>5,72336065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49681" calcext:value-type="float">
            <text:p>1451894449681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72336065573771" calcext:value-type="float">
            <text:p>5,72336065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49734" calcext:value-type="float">
            <text:p>1451894449734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50520833333333" calcext:value-type="float">
            <text:p>5,50520833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49781" calcext:value-type="float">
            <text:p>1451894449781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52272727272727" calcext:value-type="float">
            <text:p>6,52272727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49834" calcext:value-type="float">
            <text:p>1451894449834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46153846153846" calcext:value-type="float">
            <text:p>6,46153846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49912" calcext:value-type="float">
            <text:p>1451894449912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4.6905737704918" calcext:value-type="float">
            <text:p>4,69057377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49934" calcext:value-type="float">
            <text:p>1451894449934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890625" calcext:value-type="float">
            <text:p>6,8906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49981" calcext:value-type="float">
            <text:p>1451894449981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22775423728814" calcext:value-type="float">
            <text:p>5,22775423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50034" calcext:value-type="float">
            <text:p>1451894450034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73253676470588" calcext:value-type="float">
            <text:p>5,73253676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50081" calcext:value-type="float">
            <text:p>1451894450081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58474576271186" calcext:value-type="float">
            <text:p>6,58474576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50150" calcext:value-type="float">
            <text:p>1451894450150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4.95581896551724" calcext:value-type="float">
            <text:p>4,95581896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50181" calcext:value-type="float">
            <text:p>1451894450181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31788793103448" calcext:value-type="float">
            <text:p>5,3178879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50235" calcext:value-type="float">
            <text:p>1451894450235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83881578947368" calcext:value-type="float">
            <text:p>6,83881578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50281" calcext:value-type="float">
            <text:p>1451894450281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4.97159090909091" calcext:value-type="float">
            <text:p>4,97159090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50334" calcext:value-type="float">
            <text:p>1451894450334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62745098039216" calcext:value-type="float">
            <text:p>5,62745098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50381" calcext:value-type="float">
            <text:p>1451894450381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4.95581896551724" calcext:value-type="float">
            <text:p>4,95581896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50435" calcext:value-type="float">
            <text:p>1451894450435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41071428571429" calcext:value-type="float">
            <text:p>6,41071428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50482" calcext:value-type="float">
            <text:p>1451894450482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65853658536585" calcext:value-type="float">
            <text:p>6,65853658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50535" calcext:value-type="float">
            <text:p>1451894450535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4.99891304347826" calcext:value-type="float">
            <text:p>4,99891304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50582" calcext:value-type="float">
            <text:p>1451894450582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4.95581896551724" calcext:value-type="float">
            <text:p>4,95581896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50635" calcext:value-type="float">
            <text:p>1451894450635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35883620689655" calcext:value-type="float">
            <text:p>6,35883620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50682" calcext:value-type="float">
            <text:p>1451894450682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4.99891304347826" calcext:value-type="float">
            <text:p>4,99891304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50735" calcext:value-type="float">
            <text:p>1451894450735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72090517241379" calcext:value-type="float">
            <text:p>6,72090517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50782" calcext:value-type="float">
            <text:p>1451894450782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4.6905737704918" calcext:value-type="float">
            <text:p>4,69057377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50836" calcext:value-type="float">
            <text:p>1451894450836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43695652173913" calcext:value-type="float">
            <text:p>6,43695652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50883" calcext:value-type="float">
            <text:p>1451894450883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4.97159090909091" calcext:value-type="float">
            <text:p>4,97159090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50936" calcext:value-type="float">
            <text:p>1451894450936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35883620689655" calcext:value-type="float">
            <text:p>6,35883620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50998" calcext:value-type="float">
            <text:p>1451894450998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64945652173913" calcext:value-type="float">
            <text:p>5,64945652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51036" calcext:value-type="float">
            <text:p>1451894451036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4.95581896551724" calcext:value-type="float">
            <text:p>4,95581896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51083" calcext:value-type="float">
            <text:p>1451894451083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5398773006135" calcext:value-type="float">
            <text:p>5,53987730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51137" calcext:value-type="float">
            <text:p>1451894451137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70184426229508" calcext:value-type="float">
            <text:p>5,70184426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51183" calcext:value-type="float">
            <text:p>1451894451183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7.37019230769231" calcext:value-type="float">
            <text:p>7,37019230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51237" calcext:value-type="float">
            <text:p>1451894451237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35883620689655" calcext:value-type="float">
            <text:p>6,35883620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51284" calcext:value-type="float">
            <text:p>1451894451284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34130434782609" calcext:value-type="float">
            <text:p>5,34130434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51337" calcext:value-type="float">
            <text:p>1451894451337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60795454545455" calcext:value-type="float">
            <text:p>5,60795454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51384" calcext:value-type="float">
            <text:p>1451894451384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04610655737705" calcext:value-type="float">
            <text:p>6,04610655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51422" calcext:value-type="float">
            <text:p>1451894451422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69183168316832" calcext:value-type="float">
            <text:p>5,69183168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51484" calcext:value-type="float">
            <text:p>1451894451484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70652173913044" calcext:value-type="float">
            <text:p>5,70652173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51538" calcext:value-type="float">
            <text:p>1451894451538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4.93318965517241" calcext:value-type="float">
            <text:p>4,93318965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51584" calcext:value-type="float">
            <text:p>1451894451584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2719465648855" calcext:value-type="float">
            <text:p>6,27194656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51638" calcext:value-type="float">
            <text:p>1451894451638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64945652173913" calcext:value-type="float">
            <text:p>5,64945652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51685" calcext:value-type="float">
            <text:p>1451894451685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26773648648649" calcext:value-type="float">
            <text:p>5,26773648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51739" calcext:value-type="float">
            <text:p>1451894451739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35883620689655" calcext:value-type="float">
            <text:p>6,35883620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51789" calcext:value-type="float">
            <text:p>1451894451789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35883620689655" calcext:value-type="float">
            <text:p>6,35883620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51836" calcext:value-type="float">
            <text:p>1451894451836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4.95697674418605" calcext:value-type="float">
            <text:p>4,95697674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51874" calcext:value-type="float">
            <text:p>1451894451874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33536585365854" calcext:value-type="float">
            <text:p>5,33536585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51958" calcext:value-type="float">
            <text:p>1451894451958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70652173913044" calcext:value-type="float">
            <text:p>5,70652173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51990" calcext:value-type="float">
            <text:p>1451894451990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85714285714286" calcext:value-type="float">
            <text:p>5,85714285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52021" calcext:value-type="float">
            <text:p>1451894452021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7.26393442622951" calcext:value-type="float">
            <text:p>7,26393442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52090" calcext:value-type="float">
            <text:p>1451894452090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7.74107142857143" calcext:value-type="float">
            <text:p>7,74107142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52137" calcext:value-type="float">
            <text:p>1451894452137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6573275862069" calcext:value-type="float">
            <text:p>5,65732758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52175" calcext:value-type="float">
            <text:p>1451894452175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04610655737705" calcext:value-type="float">
            <text:p>6,04610655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52238" calcext:value-type="float">
            <text:p>1451894452238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7.19370229007634" calcext:value-type="float">
            <text:p>7,19370229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52275" calcext:value-type="float">
            <text:p>1451894452275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31788793103448" calcext:value-type="float">
            <text:p>5,3178879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52338" calcext:value-type="float">
            <text:p>1451894452338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01939655172414" calcext:value-type="float">
            <text:p>6,01939655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52375" calcext:value-type="float">
            <text:p>1451894452375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0625" calcext:value-type="float">
            <text:p>5,06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52439" calcext:value-type="float">
            <text:p>1451894452439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6573275862069" calcext:value-type="float">
            <text:p>5,65732758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52506" calcext:value-type="float">
            <text:p>1451894452506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70652173913044" calcext:value-type="float">
            <text:p>5,70652173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52537" calcext:value-type="float">
            <text:p>1451894452537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7.06034482758621" calcext:value-type="float">
            <text:p>7,06034482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52574" calcext:value-type="float">
            <text:p>1451894452574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4.79014598540146" calcext:value-type="float">
            <text:p>4,79014598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52639" calcext:value-type="float">
            <text:p>1451894452639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94551282051282" calcext:value-type="float">
            <text:p>5,94551282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52707" calcext:value-type="float">
            <text:p>1451894452707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4.95581896551724" calcext:value-type="float">
            <text:p>4,95581896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52722" calcext:value-type="float">
            <text:p>1451894452722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7.08297413793103" calcext:value-type="float">
            <text:p>7,08297413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52776" calcext:value-type="float">
            <text:p>1451894452776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36413043478261" calcext:value-type="float">
            <text:p>5,36413043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52841" calcext:value-type="float">
            <text:p>1451894452841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52445652173913" calcext:value-type="float">
            <text:p>6,52445652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52923" calcext:value-type="float">
            <text:p>1451894452923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52445652173913" calcext:value-type="float">
            <text:p>6,52445652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52923" calcext:value-type="float">
            <text:p>1451894452923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50520833333333" calcext:value-type="float">
            <text:p>5,50520833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52976" calcext:value-type="float">
            <text:p>1451894452976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50520833333333" calcext:value-type="float">
            <text:p>5,50520833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53039" calcext:value-type="float">
            <text:p>1451894453039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6573275862069" calcext:value-type="float">
            <text:p>5,65732758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53092" calcext:value-type="float">
            <text:p>1451894453092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31011450381679" calcext:value-type="float">
            <text:p>5,31011450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53139" calcext:value-type="float">
            <text:p>1451894453139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75614754098361" calcext:value-type="float">
            <text:p>6,7561475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53192" calcext:value-type="float">
            <text:p>1451894453192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75614754098361" calcext:value-type="float">
            <text:p>6,7561475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53240" calcext:value-type="float">
            <text:p>1451894453240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6573275862069" calcext:value-type="float">
            <text:p>5,65732758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53276" calcext:value-type="float">
            <text:p>1451894453276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4.93318965517241" calcext:value-type="float">
            <text:p>4,93318965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53323" calcext:value-type="float">
            <text:p>1451894453323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36413043478261" calcext:value-type="float">
            <text:p>5,36413043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53392" calcext:value-type="float">
            <text:p>1451894453392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35883620689655" calcext:value-type="float">
            <text:p>6,35883620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53423" calcext:value-type="float">
            <text:p>1451894453423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35883620689655" calcext:value-type="float">
            <text:p>6,35883620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53477" calcext:value-type="float">
            <text:p>1451894453477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90033783783784" calcext:value-type="float">
            <text:p>5,90033783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53524" calcext:value-type="float">
            <text:p>1451894453524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4.95581896551724" calcext:value-type="float">
            <text:p>4,95581896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53593" calcext:value-type="float">
            <text:p>1451894453593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72090517241379" calcext:value-type="float">
            <text:p>6,72090517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53624" calcext:value-type="float">
            <text:p>1451894453624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6573275862069" calcext:value-type="float">
            <text:p>5,65732758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53693" calcext:value-type="float">
            <text:p>1451894453693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62307692307692" calcext:value-type="float">
            <text:p>6,62307692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53724" calcext:value-type="float">
            <text:p>1451894453724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33522727272727" calcext:value-type="float">
            <text:p>5,33522727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53778" calcext:value-type="float">
            <text:p>1451894453778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07173913043478" calcext:value-type="float">
            <text:p>6,07173913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53824" calcext:value-type="float">
            <text:p>1451894453824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4.86014851485149" calcext:value-type="float">
            <text:p>4,86014851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53893" calcext:value-type="float">
            <text:p>1451894453893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41413043478261" calcext:value-type="float">
            <text:p>6,41413043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53943" calcext:value-type="float">
            <text:p>1451894453943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4.97159090909091" calcext:value-type="float">
            <text:p>4,97159090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53978" calcext:value-type="float">
            <text:p>1451894453978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6573275862069" calcext:value-type="float">
            <text:p>5,65732758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54025" calcext:value-type="float">
            <text:p>1451894454025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39036885245902" calcext:value-type="float">
            <text:p>6,39036885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54094" calcext:value-type="float">
            <text:p>1451894454094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38146551724138" calcext:value-type="float">
            <text:p>6,38146551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54125" calcext:value-type="float">
            <text:p>1451894454125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26988636363636" calcext:value-type="float">
            <text:p>5,26988636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54194" calcext:value-type="float">
            <text:p>1451894454194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26988636363636" calcext:value-type="float">
            <text:p>5,26988636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54225" calcext:value-type="float">
            <text:p>1451894454225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51736111111111" calcext:value-type="float">
            <text:p>5,51736111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54294" calcext:value-type="float">
            <text:p>1451894454294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4.97608695652174" calcext:value-type="float">
            <text:p>4,97608695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54325" calcext:value-type="float">
            <text:p>1451894454325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93478260869565" calcext:value-type="float">
            <text:p>5,93478260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54394" calcext:value-type="float">
            <text:p>1451894454394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72090517241379" calcext:value-type="float">
            <text:p>6,72090517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54441" calcext:value-type="float">
            <text:p>1451894454441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4.95581896551724" calcext:value-type="float">
            <text:p>4,95581896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54479" calcext:value-type="float">
            <text:p>1451894454479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9513358778626" calcext:value-type="float">
            <text:p>5,95133587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54526" calcext:value-type="float">
            <text:p>1451894454526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04610655737705" calcext:value-type="float">
            <text:p>6,04610655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54594" calcext:value-type="float">
            <text:p>1451894454594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30448717948718" calcext:value-type="float">
            <text:p>6,30448717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54648" calcext:value-type="float">
            <text:p>1451894454648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30448717948718" calcext:value-type="float">
            <text:p>6,30448717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54679" calcext:value-type="float">
            <text:p>1451894454679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4.95697674418605" calcext:value-type="float">
            <text:p>4,95697674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54726" calcext:value-type="float">
            <text:p>1451894454726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4.95697674418605" calcext:value-type="float">
            <text:p>4,95697674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54795" calcext:value-type="float">
            <text:p>1451894454795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03409090909091" calcext:value-type="float">
            <text:p>6,03409090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54842" calcext:value-type="float">
            <text:p>1451894454842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6573275862069" calcext:value-type="float">
            <text:p>5,65732758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54910" calcext:value-type="float">
            <text:p>1451894454910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95380434782609" calcext:value-type="float">
            <text:p>5,95380434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54910" calcext:value-type="float">
            <text:p>1451894454910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65076335877863" calcext:value-type="float">
            <text:p>5,65076335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54979" calcext:value-type="float">
            <text:p>1451894454979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01939655172414" calcext:value-type="float">
            <text:p>6,01939655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55026" calcext:value-type="float">
            <text:p>1451894455026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69827586206897" calcext:value-type="float">
            <text:p>6,69827586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55095" calcext:value-type="float">
            <text:p>1451894455095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39036885245902" calcext:value-type="float">
            <text:p>6,39036885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55142" calcext:value-type="float">
            <text:p>1451894455142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4.93318965517241" calcext:value-type="float">
            <text:p>4,93318965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55180" calcext:value-type="float">
            <text:p>1451894455180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4.99891304347826" calcext:value-type="float">
            <text:p>4,99891304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55227" calcext:value-type="float">
            <text:p>1451894455227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32692307692308" calcext:value-type="float">
            <text:p>6,32692307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55280" calcext:value-type="float">
            <text:p>1451894455280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43382352941177" calcext:value-type="float">
            <text:p>6,43382352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55342" calcext:value-type="float">
            <text:p>1451894455342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58806818181818" calcext:value-type="float">
            <text:p>5,58806818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55380" calcext:value-type="float">
            <text:p>1451894455380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36413043478261" calcext:value-type="float">
            <text:p>5,36413043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55427" calcext:value-type="float">
            <text:p>1451894455427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82102272727273" calcext:value-type="float">
            <text:p>6,82102272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55480" calcext:value-type="float">
            <text:p>1451894455480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52445652173913" calcext:value-type="float">
            <text:p>6,52445652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55527" calcext:value-type="float">
            <text:p>1451894455527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4.99891304347826" calcext:value-type="float">
            <text:p>4,99891304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55581" calcext:value-type="float">
            <text:p>1451894455581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31788793103448" calcext:value-type="float">
            <text:p>5,3178879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55628" calcext:value-type="float">
            <text:p>1451894455628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69183168316832" calcext:value-type="float">
            <text:p>5,69183168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55697" calcext:value-type="float">
            <text:p>1451894455697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00954198473282" calcext:value-type="float">
            <text:p>5,00954198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55728" calcext:value-type="float">
            <text:p>1451894455728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39204545454545" calcext:value-type="float">
            <text:p>6,39204545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55781" calcext:value-type="float">
            <text:p>1451894455781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6573275862069" calcext:value-type="float">
            <text:p>5,65732758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55828" calcext:value-type="float">
            <text:p>1451894455828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70652173913044" calcext:value-type="float">
            <text:p>5,70652173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55912" calcext:value-type="float">
            <text:p>1451894455912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4.95581896551724" calcext:value-type="float">
            <text:p>4,95581896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55912" calcext:value-type="float">
            <text:p>1451894455912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26551094890511" calcext:value-type="float">
            <text:p>6,26551094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55981" calcext:value-type="float">
            <text:p>1451894455981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38146551724138" calcext:value-type="float">
            <text:p>6,38146551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56028" calcext:value-type="float">
            <text:p>1451894456028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4.93318965517241" calcext:value-type="float">
            <text:p>4,93318965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56097" calcext:value-type="float">
            <text:p>1451894456097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4.99891304347826" calcext:value-type="float">
            <text:p>4,99891304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56128" calcext:value-type="float">
            <text:p>1451894456128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34510869565218" calcext:value-type="float">
            <text:p>5,34510869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56197" calcext:value-type="float">
            <text:p>1451894456197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70652173913044" calcext:value-type="float">
            <text:p>5,70652173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56229" calcext:value-type="float">
            <text:p>1451894456229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01939655172414" calcext:value-type="float">
            <text:p>6,01939655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56297" calcext:value-type="float">
            <text:p>1451894456297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67995689655172" calcext:value-type="float">
            <text:p>5,67995689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56329" calcext:value-type="float">
            <text:p>1451894456329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70652173913044" calcext:value-type="float">
            <text:p>5,70652173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56382" calcext:value-type="float">
            <text:p>1451894456382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05769230769231" calcext:value-type="float">
            <text:p>6,05769230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56429" calcext:value-type="float">
            <text:p>1451894456429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57142857142857" calcext:value-type="float">
            <text:p>5,57142857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56498" calcext:value-type="float">
            <text:p>1451894456498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66477272727273" calcext:value-type="float">
            <text:p>6,66477272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56546" calcext:value-type="float">
            <text:p>1451894456546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63072519083969" calcext:value-type="float">
            <text:p>5,63072519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56582" calcext:value-type="float">
            <text:p>1451894456582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99676724137931" calcext:value-type="float">
            <text:p>5,99676724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56629" calcext:value-type="float">
            <text:p>1451894456629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4.71209016393443" calcext:value-type="float">
            <text:p>4,71209016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56682" calcext:value-type="float">
            <text:p>1451894456682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6573275862069" calcext:value-type="float">
            <text:p>5,65732758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56729" calcext:value-type="float">
            <text:p>1451894456729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01939655172414" calcext:value-type="float">
            <text:p>6,01939655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56783" calcext:value-type="float">
            <text:p>1451894456783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7.15909090909091" calcext:value-type="float">
            <text:p>7,15909090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56849" calcext:value-type="float">
            <text:p>1451894456849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67153284671533" calcext:value-type="float">
            <text:p>5,67153284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56914" calcext:value-type="float">
            <text:p>1451894456914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28977272727273" calcext:value-type="float">
            <text:p>5,28977272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56914" calcext:value-type="float">
            <text:p>1451894456914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28977272727273" calcext:value-type="float">
            <text:p>5,28977272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56999" calcext:value-type="float">
            <text:p>1451894456999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27083333333333" calcext:value-type="float">
            <text:p>6,27083333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57030" calcext:value-type="float">
            <text:p>1451894457030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29525862068966" calcext:value-type="float">
            <text:p>5,29525862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57088" calcext:value-type="float">
            <text:p>1451894457088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41413043478261" calcext:value-type="float">
            <text:p>6,41413043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57135" calcext:value-type="float">
            <text:p>1451894457135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4.71209016393443" calcext:value-type="float">
            <text:p>4,71209016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57188" calcext:value-type="float">
            <text:p>1451894457188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01939655172414" calcext:value-type="float">
            <text:p>6,01939655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57235" calcext:value-type="float">
            <text:p>1451894457235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6573275862069" calcext:value-type="float">
            <text:p>5,65732758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57273" calcext:value-type="float">
            <text:p>1451894457273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57251908396947" calcext:value-type="float">
            <text:p>6,5725190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57335" calcext:value-type="float">
            <text:p>1451894457335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21360759493671" calcext:value-type="float">
            <text:p>6,21360759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57388" calcext:value-type="float">
            <text:p>1451894457388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4.95581896551724" calcext:value-type="float">
            <text:p>4,95581896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57435" calcext:value-type="float">
            <text:p>1451894457435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4.95581896551724" calcext:value-type="float">
            <text:p>4,95581896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57488" calcext:value-type="float">
            <text:p>1451894457488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89409722222222" calcext:value-type="float">
            <text:p>5,89409722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57535" calcext:value-type="float">
            <text:p>1451894457535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4.86014851485149" calcext:value-type="float">
            <text:p>4,86014851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57588" calcext:value-type="float">
            <text:p>1451894457588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7.92105263157895" calcext:value-type="float">
            <text:p>7,92105263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57635" calcext:value-type="float">
            <text:p>1451894457635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4.95581896551724" calcext:value-type="float">
            <text:p>4,95581896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57689" calcext:value-type="float">
            <text:p>1451894457689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52272727272727" calcext:value-type="float">
            <text:p>6,52272727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57736" calcext:value-type="float">
            <text:p>1451894457736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19424460431655" calcext:value-type="float">
            <text:p>6,19424460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57773" calcext:value-type="float">
            <text:p>1451894457773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29054054054054" calcext:value-type="float">
            <text:p>6,29054054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57836" calcext:value-type="float">
            <text:p>1451894457836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64945652173913" calcext:value-type="float">
            <text:p>5,64945652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57889" calcext:value-type="float">
            <text:p>1451894457889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35883620689655" calcext:value-type="float">
            <text:p>6,35883620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57920" calcext:value-type="float">
            <text:p>1451894457920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4.99891304347826" calcext:value-type="float">
            <text:p>4,99891304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57989" calcext:value-type="float">
            <text:p>1451894457989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35883620689655" calcext:value-type="float">
            <text:p>6,35883620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58036" calcext:value-type="float">
            <text:p>1451894458036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4.95581896551724" calcext:value-type="float">
            <text:p>4,95581896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58090" calcext:value-type="float">
            <text:p>1451894458090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64945652173913" calcext:value-type="float">
            <text:p>5,64945652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58137" calcext:value-type="float">
            <text:p>1451894458137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26988636363636" calcext:value-type="float">
            <text:p>5,26988636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58190" calcext:value-type="float">
            <text:p>1451894458190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26988636363636" calcext:value-type="float">
            <text:p>5,26988636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58237" calcext:value-type="float">
            <text:p>1451894458237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1046511627907" calcext:value-type="float">
            <text:p>6,10465116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58290" calcext:value-type="float">
            <text:p>1451894458290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01939655172414" calcext:value-type="float">
            <text:p>6,01939655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58337" calcext:value-type="float">
            <text:p>1451894458337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6573275862069" calcext:value-type="float">
            <text:p>5,65732758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58375" calcext:value-type="float">
            <text:p>1451894458375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04610655737705" calcext:value-type="float">
            <text:p>6,04610655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58422" calcext:value-type="float">
            <text:p>1451894458422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63072519083969" calcext:value-type="float">
            <text:p>5,63072519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58490" calcext:value-type="float">
            <text:p>1451894458490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72090517241379" calcext:value-type="float">
            <text:p>6,72090517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58537" calcext:value-type="float">
            <text:p>1451894458537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4.95581896551724" calcext:value-type="float">
            <text:p>4,95581896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58590" calcext:value-type="float">
            <text:p>1451894458590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95380434782609" calcext:value-type="float">
            <text:p>5,95380434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58622" calcext:value-type="float">
            <text:p>1451894458622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4.95581896551724" calcext:value-type="float">
            <text:p>4,95581896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58690" calcext:value-type="float">
            <text:p>1451894458690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04891304347826" calcext:value-type="float">
            <text:p>6,04891304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58737" calcext:value-type="float">
            <text:p>1451894458737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72090517241379" calcext:value-type="float">
            <text:p>6,72090517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58790" calcext:value-type="float">
            <text:p>1451894458790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4.93318965517241" calcext:value-type="float">
            <text:p>4,93318965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58837" calcext:value-type="float">
            <text:p>1451894458837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66847826086956" calcext:value-type="float">
            <text:p>5,66847826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58890" calcext:value-type="float">
            <text:p>1451894458890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66847826086956" calcext:value-type="float">
            <text:p>5,66847826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58937" calcext:value-type="float">
            <text:p>1451894458937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50520833333333" calcext:value-type="float">
            <text:p>5,50520833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58991" calcext:value-type="float">
            <text:p>1451894458991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55248091603053" calcext:value-type="float">
            <text:p>6,5524809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59037" calcext:value-type="float">
            <text:p>1451894459037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31788793103448" calcext:value-type="float">
            <text:p>5,3178879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59091" calcext:value-type="float">
            <text:p>1451894459091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29525862068966" calcext:value-type="float">
            <text:p>5,29525862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59138" calcext:value-type="float">
            <text:p>1451894459138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39036885245902" calcext:value-type="float">
            <text:p>6,39036885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59191" calcext:value-type="float">
            <text:p>1451894459191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90625" calcext:value-type="float">
            <text:p>5,906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59222" calcext:value-type="float">
            <text:p>1451894459222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90625" calcext:value-type="float">
            <text:p>5,906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59291" calcext:value-type="float">
            <text:p>1451894459291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50520833333333" calcext:value-type="float">
            <text:p>5,50520833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59338" calcext:value-type="float">
            <text:p>1451894459338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01939655172414" calcext:value-type="float">
            <text:p>6,01939655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59391" calcext:value-type="float">
            <text:p>1451894459391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99726277372263" calcext:value-type="float">
            <text:p>5,99726277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59422" calcext:value-type="float">
            <text:p>1451894459422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66584158415842" calcext:value-type="float">
            <text:p>5,66584158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59476" calcext:value-type="float">
            <text:p>1451894459476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38146551724138" calcext:value-type="float">
            <text:p>6,38146551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59538" calcext:value-type="float">
            <text:p>1451894459538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4.93318965517241" calcext:value-type="float">
            <text:p>4,93318965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59607" calcext:value-type="float">
            <text:p>1451894459607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4.93318965517241" calcext:value-type="float">
            <text:p>4,93318965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59639" calcext:value-type="float">
            <text:p>1451894459639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46527777777778" calcext:value-type="float">
            <text:p>6,46527777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59692" calcext:value-type="float">
            <text:p>1451894459692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34130434782609" calcext:value-type="float">
            <text:p>5,34130434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59739" calcext:value-type="float">
            <text:p>1451894459739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49752475247525" calcext:value-type="float">
            <text:p>6,49752475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59792" calcext:value-type="float">
            <text:p>1451894459792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13419117647059" calcext:value-type="float">
            <text:p>5,13419117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59823" calcext:value-type="float">
            <text:p>1451894459823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76973684210526" calcext:value-type="float">
            <text:p>6,76973684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59892" calcext:value-type="float">
            <text:p>1451894459892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4.95581896551724" calcext:value-type="float">
            <text:p>4,95581896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59923" calcext:value-type="float">
            <text:p>1451894459923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41413043478261" calcext:value-type="float">
            <text:p>6,41413043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59992" calcext:value-type="float">
            <text:p>1451894459992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67995689655172" calcext:value-type="float">
            <text:p>5,67995689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60023" calcext:value-type="float">
            <text:p>1451894460023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565" calcext:value-type="float">
            <text:p>5,5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60092" calcext:value-type="float">
            <text:p>1451894460092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4.95581896551724" calcext:value-type="float">
            <text:p>4,95581896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60124" calcext:value-type="float">
            <text:p>1451894460124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70184426229508" calcext:value-type="float">
            <text:p>5,70184426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60193" calcext:value-type="float">
            <text:p>1451894460193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63072519083969" calcext:value-type="float">
            <text:p>5,63072519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60224" calcext:value-type="float">
            <text:p>1451894460224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9513358778626" calcext:value-type="float">
            <text:p>5,95133587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60293" calcext:value-type="float">
            <text:p>1451894460293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6573275862069" calcext:value-type="float">
            <text:p>5,65732758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60324" calcext:value-type="float">
            <text:p>1451894460324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72336065573771" calcext:value-type="float">
            <text:p>5,72336065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60409" calcext:value-type="float">
            <text:p>1451894460409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72090517241379" calcext:value-type="float">
            <text:p>6,72090517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60440" calcext:value-type="float">
            <text:p>1451894460440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29525862068966" calcext:value-type="float">
            <text:p>5,29525862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60493" calcext:value-type="float">
            <text:p>1451894460493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70652173913044" calcext:value-type="float">
            <text:p>5,70652173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60524" calcext:value-type="float">
            <text:p>1451894460524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66346153846154" calcext:value-type="float">
            <text:p>6,66346153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60593" calcext:value-type="float">
            <text:p>1451894460593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31788793103448" calcext:value-type="float">
            <text:p>5,3178879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60625" calcext:value-type="float">
            <text:p>1451894460625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70184426229508" calcext:value-type="float">
            <text:p>5,70184426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60694" calcext:value-type="float">
            <text:p>1451894460694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57251908396947" calcext:value-type="float">
            <text:p>6,5725190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60725" calcext:value-type="float">
            <text:p>1451894460725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6573275862069" calcext:value-type="float">
            <text:p>5,65732758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60810" calcext:value-type="float">
            <text:p>1451894460810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4.95581896551724" calcext:value-type="float">
            <text:p>4,95581896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60825" calcext:value-type="float">
            <text:p>1451894460825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35883620689655" calcext:value-type="float">
            <text:p>6,35883620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60894" calcext:value-type="float">
            <text:p>1451894460894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35883620689655" calcext:value-type="float">
            <text:p>6,35883620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60925" calcext:value-type="float">
            <text:p>1451894460925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15582959641256" calcext:value-type="float">
            <text:p>5,15582959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60994" calcext:value-type="float">
            <text:p>1451894460994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146875" calcext:value-type="float">
            <text:p>6,1468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61041" calcext:value-type="float">
            <text:p>1451894461041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69827586206897" calcext:value-type="float">
            <text:p>6,69827586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61079" calcext:value-type="float">
            <text:p>1451894461079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6573275862069" calcext:value-type="float">
            <text:p>5,65732758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61184" calcext:value-type="float">
            <text:p>1451894461184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00954198473282" calcext:value-type="float">
            <text:p>5,00954198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61206" calcext:value-type="float">
            <text:p>1451894461206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00954198473282" calcext:value-type="float">
            <text:p>5,00954198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61237" calcext:value-type="float">
            <text:p>1451894461237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69965277777778" calcext:value-type="float">
            <text:p>5,69965277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61295" calcext:value-type="float">
            <text:p>1451894461295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72336065573771" calcext:value-type="float">
            <text:p>5,72336065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61329" calcext:value-type="float">
            <text:p>1451894461329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72336065573771" calcext:value-type="float">
            <text:p>5,72336065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61408" calcext:value-type="float">
            <text:p>1451894461408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4.93402777777778" calcext:value-type="float">
            <text:p>4,93402777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61429" calcext:value-type="float">
            <text:p>1451894461429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6573275862069" calcext:value-type="float">
            <text:p>5,65732758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61477" calcext:value-type="float">
            <text:p>1451894461477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70652173913044" calcext:value-type="float">
            <text:p>5,70652173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61530" calcext:value-type="float">
            <text:p>1451894461530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90625" calcext:value-type="float">
            <text:p>5,906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61577" calcext:value-type="float">
            <text:p>1451894461577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06762295081967" calcext:value-type="float">
            <text:p>6,06762295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61630" calcext:value-type="float">
            <text:p>1451894461630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06762295081967" calcext:value-type="float">
            <text:p>6,06762295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61681" calcext:value-type="float">
            <text:p>1451894461681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68181818181818" calcext:value-type="float">
            <text:p>5,68181818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61735" calcext:value-type="float">
            <text:p>1451894461735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69827586206897" calcext:value-type="float">
            <text:p>6,69827586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61782" calcext:value-type="float">
            <text:p>1451894461782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9513358778626" calcext:value-type="float">
            <text:p>5,95133587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61835" calcext:value-type="float">
            <text:p>1451894461835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16875" calcext:value-type="float">
            <text:p>6,168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61882" calcext:value-type="float">
            <text:p>1451894461882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7626953125" calcext:value-type="float">
            <text:p>5,76269531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61936" calcext:value-type="float">
            <text:p>1451894461936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44318181818182" calcext:value-type="float">
            <text:p>6,44318181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61983" calcext:value-type="float">
            <text:p>1451894461983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29525862068966" calcext:value-type="float">
            <text:p>5,29525862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62036" calcext:value-type="float">
            <text:p>1451894462036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29525862068966" calcext:value-type="float">
            <text:p>5,29525862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62083" calcext:value-type="float">
            <text:p>1451894462083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945625" calcext:value-type="float">
            <text:p>5,9456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62137" calcext:value-type="float">
            <text:p>1451894462137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28977272727273" calcext:value-type="float">
            <text:p>5,28977272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62183" calcext:value-type="float">
            <text:p>1451894462183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7.06034482758621" calcext:value-type="float">
            <text:p>7,06034482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62237" calcext:value-type="float">
            <text:p>1451894462237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44318181818182" calcext:value-type="float">
            <text:p>6,44318181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62284" calcext:value-type="float">
            <text:p>1451894462284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4.95581896551724" calcext:value-type="float">
            <text:p>4,95581896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62339" calcext:value-type="float">
            <text:p>1451894462339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29525862068966" calcext:value-type="float">
            <text:p>5,29525862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62398" calcext:value-type="float">
            <text:p>1451894462398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42857142857143" calcext:value-type="float">
            <text:p>6,42857142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62429" calcext:value-type="float">
            <text:p>1451894462429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66584158415842" calcext:value-type="float">
            <text:p>5,66584158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62482" calcext:value-type="float">
            <text:p>1451894462482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39036885245902" calcext:value-type="float">
            <text:p>6,39036885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62549" calcext:value-type="float">
            <text:p>1451894462549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6573275862069" calcext:value-type="float">
            <text:p>5,65732758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62583" calcext:value-type="float">
            <text:p>1451894462583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00954198473282" calcext:value-type="float">
            <text:p>5,00954198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62630" calcext:value-type="float">
            <text:p>1451894462630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00954198473282" calcext:value-type="float">
            <text:p>5,00954198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62683" calcext:value-type="float">
            <text:p>1451894462683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50520833333333" calcext:value-type="float">
            <text:p>5,50520833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62730" calcext:value-type="float">
            <text:p>1451894462730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50520833333333" calcext:value-type="float">
            <text:p>5,50520833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62783" calcext:value-type="float">
            <text:p>1451894462783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69117647058824" calcext:value-type="float">
            <text:p>5,69117647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62830" calcext:value-type="float">
            <text:p>1451894462830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4.95581896551724" calcext:value-type="float">
            <text:p>4,95581896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62883" calcext:value-type="float">
            <text:p>1451894462883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72090517241379" calcext:value-type="float">
            <text:p>6,72090517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62968" calcext:value-type="float">
            <text:p>1451894462968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68369565217391" calcext:value-type="float">
            <text:p>5,68369565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62984" calcext:value-type="float">
            <text:p>1451894462984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7.32920792079208" calcext:value-type="float">
            <text:p>7,32920792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63031" calcext:value-type="float">
            <text:p>1451894463031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04545454545455" calcext:value-type="float">
            <text:p>5,04545454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63084" calcext:value-type="float">
            <text:p>1451894463084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04545454545455" calcext:value-type="float">
            <text:p>5,04545454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63147" calcext:value-type="float">
            <text:p>1451894463147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54302325581395" calcext:value-type="float">
            <text:p>5,54302325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63184" calcext:value-type="float">
            <text:p>1451894463184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35883620689655" calcext:value-type="float">
            <text:p>6,35883620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63247" calcext:value-type="float">
            <text:p>1451894463247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29525862068966" calcext:value-type="float">
            <text:p>5,29525862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63284" calcext:value-type="float">
            <text:p>1451894463284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6573275862069" calcext:value-type="float">
            <text:p>5,65732758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63331" calcext:value-type="float">
            <text:p>1451894463331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4.99891304347826" calcext:value-type="float">
            <text:p>4,99891304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63384" calcext:value-type="float">
            <text:p>1451894463384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72336065573771" calcext:value-type="float">
            <text:p>5,72336065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63431" calcext:value-type="float">
            <text:p>1451894463431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4.86014851485149" calcext:value-type="float">
            <text:p>4,86014851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63484" calcext:value-type="float">
            <text:p>1451894463484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89312977099237" calcext:value-type="float">
            <text:p>6,8931297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63531" calcext:value-type="float">
            <text:p>1451894463531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31788793103448" calcext:value-type="float">
            <text:p>5,3178879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63584" calcext:value-type="float">
            <text:p>1451894463584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4.95581896551724" calcext:value-type="float">
            <text:p>4,95581896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63631" calcext:value-type="float">
            <text:p>1451894463631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35883620689655" calcext:value-type="float">
            <text:p>6,35883620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63684" calcext:value-type="float">
            <text:p>1451894463684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69069343065693" calcext:value-type="float">
            <text:p>5,69069343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63731" calcext:value-type="float">
            <text:p>1451894463731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66584158415842" calcext:value-type="float">
            <text:p>5,66584158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63784" calcext:value-type="float">
            <text:p>1451894463784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4.95581896551724" calcext:value-type="float">
            <text:p>4,95581896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63831" calcext:value-type="float">
            <text:p>1451894463831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99676724137931" calcext:value-type="float">
            <text:p>5,99676724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63884" calcext:value-type="float">
            <text:p>1451894463884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99676724137931" calcext:value-type="float">
            <text:p>5,99676724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63931" calcext:value-type="float">
            <text:p>1451894463931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54166666666667" calcext:value-type="float">
            <text:p>5,54166666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63984" calcext:value-type="float">
            <text:p>1451894463984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43382352941177" calcext:value-type="float">
            <text:p>6,43382352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64031" calcext:value-type="float">
            <text:p>1451894464031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00954198473282" calcext:value-type="float">
            <text:p>5,00954198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64085" calcext:value-type="float">
            <text:p>1451894464085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31011450381679" calcext:value-type="float">
            <text:p>5,31011450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64153" calcext:value-type="float">
            <text:p>1451894464153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95380434782609" calcext:value-type="float">
            <text:p>5,95380434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64185" calcext:value-type="float">
            <text:p>1451894464185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95380434782609" calcext:value-type="float">
            <text:p>5,95380434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64232" calcext:value-type="float">
            <text:p>1451894464232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1425" calcext:value-type="float">
            <text:p>6,14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64285" calcext:value-type="float">
            <text:p>1451894464285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31788793103448" calcext:value-type="float">
            <text:p>5,3178879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64348" calcext:value-type="float">
            <text:p>1451894464348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35883620689655" calcext:value-type="float">
            <text:p>6,35883620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64385" calcext:value-type="float">
            <text:p>1451894464385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4.97159090909091" calcext:value-type="float">
            <text:p>4,97159090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64432" calcext:value-type="float">
            <text:p>1451894464432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23913043478261" calcext:value-type="float">
            <text:p>6,23913043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64486" calcext:value-type="float">
            <text:p>1451894464486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7.91388888888889" calcext:value-type="float">
            <text:p>7,91388888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64533" calcext:value-type="float">
            <text:p>1451894464533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6573275862069" calcext:value-type="float">
            <text:p>5,65732758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64586" calcext:value-type="float">
            <text:p>1451894464586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7.25" calcext:value-type="float">
            <text:p>7,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64633" calcext:value-type="float">
            <text:p>1451894464633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4.71209016393443" calcext:value-type="float">
            <text:p>4,71209016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64686" calcext:value-type="float">
            <text:p>1451894464686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72090517241379" calcext:value-type="float">
            <text:p>6,72090517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64733" calcext:value-type="float">
            <text:p>1451894464733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29525862068966" calcext:value-type="float">
            <text:p>5,29525862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64779" calcext:value-type="float">
            <text:p>1451894464779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41413043478261" calcext:value-type="float">
            <text:p>6,41413043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64842" calcext:value-type="float">
            <text:p>1451894464842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4.95581896551724" calcext:value-type="float">
            <text:p>4,95581896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64890" calcext:value-type="float">
            <text:p>1451894464890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6304347826087" calcext:value-type="float">
            <text:p>5,63043478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64942" calcext:value-type="float">
            <text:p>1451894464942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6304347826087" calcext:value-type="float">
            <text:p>5,63043478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64974" calcext:value-type="float">
            <text:p>1451894464974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08854166666667" calcext:value-type="float">
            <text:p>6,08854166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65042" calcext:value-type="float">
            <text:p>1451894465042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29525862068966" calcext:value-type="float">
            <text:p>5,29525862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65112" calcext:value-type="float">
            <text:p>1451894465112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4.95581896551724" calcext:value-type="float">
            <text:p>4,95581896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65127" calcext:value-type="float">
            <text:p>1451894465127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41413043478261" calcext:value-type="float">
            <text:p>6,41413043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65190" calcext:value-type="float">
            <text:p>1451894465190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41413043478261" calcext:value-type="float">
            <text:p>6,41413043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65227" calcext:value-type="float">
            <text:p>1451894465227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88194444444444" calcext:value-type="float">
            <text:p>5,88194444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65290" calcext:value-type="float">
            <text:p>1451894465290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33841463414634" calcext:value-type="float">
            <text:p>6,33841463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65327" calcext:value-type="float">
            <text:p>1451894465327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4.99891304347826" calcext:value-type="float">
            <text:p>4,99891304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65390" calcext:value-type="float">
            <text:p>1451894465390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63072519083969" calcext:value-type="float">
            <text:p>5,63072519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65459" calcext:value-type="float">
            <text:p>1451894465459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38146551724138" calcext:value-type="float">
            <text:p>6,38146551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65475" calcext:value-type="float">
            <text:p>1451894465475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6573275862069" calcext:value-type="float">
            <text:p>5,65732758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65528" calcext:value-type="float">
            <text:p>1451894465528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6573275862069" calcext:value-type="float">
            <text:p>5,65732758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65591" calcext:value-type="float">
            <text:p>1451894465591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55882352941176" calcext:value-type="float">
            <text:p>5,55882352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65628" calcext:value-type="float">
            <text:p>1451894465628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49752475247525" calcext:value-type="float">
            <text:p>6,49752475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65697" calcext:value-type="float">
            <text:p>1451894465697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31788793103448" calcext:value-type="float">
            <text:p>5,3178879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65744" calcext:value-type="float">
            <text:p>1451894465744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8.64285714285714" calcext:value-type="float">
            <text:p>8,64285714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65775" calcext:value-type="float">
            <text:p>1451894465775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40328467153285" calcext:value-type="float">
            <text:p>5,40328467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65828" calcext:value-type="float">
            <text:p>1451894465828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08168316831683" calcext:value-type="float">
            <text:p>6,08168316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65891" calcext:value-type="float">
            <text:p>1451894465891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08168316831683" calcext:value-type="float">
            <text:p>6,08168316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65976" calcext:value-type="float">
            <text:p>1451894465976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03409090909091" calcext:value-type="float">
            <text:p>6,03409090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65976" calcext:value-type="float">
            <text:p>1451894465976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03409090909091" calcext:value-type="float">
            <text:p>6,03409090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66029" calcext:value-type="float">
            <text:p>1451894466029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12847222222222" calcext:value-type="float">
            <text:p>5,12847222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66076" calcext:value-type="float">
            <text:p>1451894466076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77934782608696" calcext:value-type="float">
            <text:p>6,77934782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66129" calcext:value-type="float">
            <text:p>1451894466129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4.95581896551724" calcext:value-type="float">
            <text:p>4,95581896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66176" calcext:value-type="float">
            <text:p>1451894466176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23913043478261" calcext:value-type="float">
            <text:p>6,23913043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66245" calcext:value-type="float">
            <text:p>1451894466245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23913043478261" calcext:value-type="float">
            <text:p>6,23913043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66276" calcext:value-type="float">
            <text:p>1451894466276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155625" calcext:value-type="float">
            <text:p>6,1556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66329" calcext:value-type="float">
            <text:p>1451894466329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27262931034483" calcext:value-type="float">
            <text:p>5,27262931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66376" calcext:value-type="float">
            <text:p>1451894466376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65076335877863" calcext:value-type="float">
            <text:p>5,65076335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66446" calcext:value-type="float">
            <text:p>1451894466446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4.93318965517241" calcext:value-type="float">
            <text:p>4,93318965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66477" calcext:value-type="float">
            <text:p>1451894466477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73463114754098" calcext:value-type="float">
            <text:p>6,73463114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66546" calcext:value-type="float">
            <text:p>1451894466546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4.95581896551724" calcext:value-type="float">
            <text:p>4,95581896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66577" calcext:value-type="float">
            <text:p>1451894466577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35883620689655" calcext:value-type="float">
            <text:p>6,35883620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66646" calcext:value-type="float">
            <text:p>1451894466646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4.97159090909091" calcext:value-type="float">
            <text:p>4,97159090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66677" calcext:value-type="float">
            <text:p>1451894466677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4.97159090909091" calcext:value-type="float">
            <text:p>4,97159090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66730" calcext:value-type="float">
            <text:p>1451894466730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94918224299065" calcext:value-type="float">
            <text:p>5,9491822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66795" calcext:value-type="float">
            <text:p>1451894466795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6573275862069" calcext:value-type="float">
            <text:p>5,65732758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66830" calcext:value-type="float">
            <text:p>1451894466830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35883620689655" calcext:value-type="float">
            <text:p>6,35883620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66893" calcext:value-type="float">
            <text:p>1451894466893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71311475409836" calcext:value-type="float">
            <text:p>6,71311475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66940" calcext:value-type="float">
            <text:p>1451894466940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4.97159090909091" calcext:value-type="float">
            <text:p>4,97159090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67005" calcext:value-type="float">
            <text:p>1451894467005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4.97159090909091" calcext:value-type="float">
            <text:p>4,97159090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67050" calcext:value-type="float">
            <text:p>1451894467050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83836206896552" calcext:value-type="float">
            <text:p>5,8383620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67089" calcext:value-type="float">
            <text:p>1451894467089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4.99891304347826" calcext:value-type="float">
            <text:p>4,99891304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67151" calcext:value-type="float">
            <text:p>1451894467151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37909836065574" calcext:value-type="float">
            <text:p>5,37909836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67181" calcext:value-type="float">
            <text:p>1451894467181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4.95581896551724" calcext:value-type="float">
            <text:p>4,95581896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67247" calcext:value-type="float">
            <text:p>1451894467247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73519736842105" calcext:value-type="float">
            <text:p>6,73519736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67278" calcext:value-type="float">
            <text:p>1451894467278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54853723404255" calcext:value-type="float">
            <text:p>6,5485372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67346" calcext:value-type="float">
            <text:p>1451894467346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865" calcext:value-type="float">
            <text:p>5,8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67378" calcext:value-type="float">
            <text:p>1451894467378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7.259765625" calcext:value-type="float">
            <text:p>7,2597656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67447" calcext:value-type="float">
            <text:p>1451894467447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25838414634146" calcext:value-type="float">
            <text:p>6,25838414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67478" calcext:value-type="float">
            <text:p>1451894467478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8.46774193548387" calcext:value-type="float">
            <text:p>8,46774193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67531" calcext:value-type="float">
            <text:p>1451894467531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7.36346153846154" calcext:value-type="float">
            <text:p>7,36346153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67578" calcext:value-type="float">
            <text:p>1451894467578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30288461538462" calcext:value-type="float">
            <text:p>6,30288461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67631" calcext:value-type="float">
            <text:p>1451894467631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7.08101851851852" calcext:value-type="float">
            <text:p>7,08101851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67700" calcext:value-type="float">
            <text:p>1451894467700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7.08517699115044" calcext:value-type="float">
            <text:p>7,08517699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67732" calcext:value-type="float">
            <text:p>1451894467732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7.96764705882353" calcext:value-type="float">
            <text:p>7,96764705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67779" calcext:value-type="float">
            <text:p>1451894467779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63469827586207" calcext:value-type="float">
            <text:p>5,63469827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67832" calcext:value-type="float">
            <text:p>1451894467832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01939655172414" calcext:value-type="float">
            <text:p>6,01939655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67879" calcext:value-type="float">
            <text:p>1451894467879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31944444444444" calcext:value-type="float">
            <text:p>6,31944444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67948" calcext:value-type="float">
            <text:p>1451894467948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7.18647540983607" calcext:value-type="float">
            <text:p>7,18647540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67995" calcext:value-type="float">
            <text:p>1451894467995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7.29524539877301" calcext:value-type="float">
            <text:p>7,29524539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68033" calcext:value-type="float">
            <text:p>1451894468033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7.29524539877301" calcext:value-type="float">
            <text:p>7,29524539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68079" calcext:value-type="float">
            <text:p>1451894468079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15486348122867" calcext:value-type="float">
            <text:p>6,15486348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68148" calcext:value-type="float">
            <text:p>1451894468148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71363636363636" calcext:value-type="float">
            <text:p>6,71363636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68164" calcext:value-type="float">
            <text:p>1451894468164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95564516129032" calcext:value-type="float">
            <text:p>5,95564516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68233" calcext:value-type="float">
            <text:p>1451894468233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7.57540760869565" calcext:value-type="float">
            <text:p>7,57540760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68280" calcext:value-type="float">
            <text:p>1451894468280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94444444444444" calcext:value-type="float">
            <text:p>6,94444444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68348" calcext:value-type="float">
            <text:p>1451894468348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77934782608696" calcext:value-type="float">
            <text:p>6,77934782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68399" calcext:value-type="float">
            <text:p>1451894468399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4.93318965517241" calcext:value-type="float">
            <text:p>4,93318965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68433" calcext:value-type="float">
            <text:p>1451894468433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6573275862069" calcext:value-type="float">
            <text:p>5,65732758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68480" calcext:value-type="float">
            <text:p>1451894468480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6573275862069" calcext:value-type="float">
            <text:p>5,65732758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68549" calcext:value-type="float">
            <text:p>1451894468549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69965277777778" calcext:value-type="float">
            <text:p>5,69965277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68596" calcext:value-type="float">
            <text:p>1451894468596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43695652173913" calcext:value-type="float">
            <text:p>6,43695652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68633" calcext:value-type="float">
            <text:p>1451894468633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70184426229508" calcext:value-type="float">
            <text:p>5,70184426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68680" calcext:value-type="float">
            <text:p>1451894468680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28977272727273" calcext:value-type="float">
            <text:p>5,28977272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68734" calcext:value-type="float">
            <text:p>1451894468734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6573275862069" calcext:value-type="float">
            <text:p>5,65732758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68781" calcext:value-type="float">
            <text:p>1451894468781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2719465648855" calcext:value-type="float">
            <text:p>6,27194656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68834" calcext:value-type="float">
            <text:p>1451894468834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2719465648855" calcext:value-type="float">
            <text:p>6,27194656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68881" calcext:value-type="float">
            <text:p>1451894468881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72297297297297" calcext:value-type="float">
            <text:p>5,7229729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68934" calcext:value-type="float">
            <text:p>1451894468934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4.99891304347826" calcext:value-type="float">
            <text:p>4,99891304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68981" calcext:value-type="float">
            <text:p>1451894468981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7.0224358974359" calcext:value-type="float">
            <text:p>7,02243589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69034" calcext:value-type="float">
            <text:p>1451894469034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34130434782609" calcext:value-type="float">
            <text:p>5,34130434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69081" calcext:value-type="float">
            <text:p>1451894469081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99676724137931" calcext:value-type="float">
            <text:p>5,99676724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69135" calcext:value-type="float">
            <text:p>1451894469135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37009803921569" calcext:value-type="float">
            <text:p>5,37009803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69199" calcext:value-type="float">
            <text:p>1451894469199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7.06034482758621" calcext:value-type="float">
            <text:p>7,06034482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69235" calcext:value-type="float">
            <text:p>1451894469235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7.06034482758621" calcext:value-type="float">
            <text:p>7,06034482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69297" calcext:value-type="float">
            <text:p>1451894469297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18911637931035" calcext:value-type="float">
            <text:p>6,18911637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69335" calcext:value-type="float">
            <text:p>1451894469335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4.99891304347826" calcext:value-type="float">
            <text:p>4,99891304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69397" calcext:value-type="float">
            <text:p>1451894469397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70184426229508" calcext:value-type="float">
            <text:p>5,70184426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69435" calcext:value-type="float">
            <text:p>1451894469435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4.95581896551724" calcext:value-type="float">
            <text:p>4,95581896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69482" calcext:value-type="float">
            <text:p>1451894469482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7.32920792079208" calcext:value-type="float">
            <text:p>7,32920792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69535" calcext:value-type="float">
            <text:p>1451894469535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01785714285714" calcext:value-type="float">
            <text:p>5,01785714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69582" calcext:value-type="float">
            <text:p>1451894469582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72090517241379" calcext:value-type="float">
            <text:p>6,72090517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69635" calcext:value-type="float">
            <text:p>1451894469635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37909836065574" calcext:value-type="float">
            <text:p>5,37909836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69704" calcext:value-type="float">
            <text:p>1451894469704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37909836065574" calcext:value-type="float">
            <text:p>5,37909836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69735" calcext:value-type="float">
            <text:p>1451894469735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88194444444444" calcext:value-type="float">
            <text:p>5,88194444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69782" calcext:value-type="float">
            <text:p>1451894469782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72090517241379" calcext:value-type="float">
            <text:p>6,72090517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69835" calcext:value-type="float">
            <text:p>1451894469835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00954198473282" calcext:value-type="float">
            <text:p>5,00954198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69882" calcext:value-type="float">
            <text:p>1451894469882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00954198473282" calcext:value-type="float">
            <text:p>5,00954198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69951" calcext:value-type="float">
            <text:p>1451894469951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53081395348837" calcext:value-type="float">
            <text:p>5,53081395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69998" calcext:value-type="float">
            <text:p>1451894469998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52445652173913" calcext:value-type="float">
            <text:p>6,52445652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70036" calcext:value-type="float">
            <text:p>1451894470036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4.95581896551724" calcext:value-type="float">
            <text:p>4,95581896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70083" calcext:value-type="float">
            <text:p>1451894470083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4.95581896551724" calcext:value-type="float">
            <text:p>4,95581896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70136" calcext:value-type="float">
            <text:p>1451894470136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89409722222222" calcext:value-type="float">
            <text:p>5,89409722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70183" calcext:value-type="float">
            <text:p>1451894470183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4.93318965517241" calcext:value-type="float">
            <text:p>4,93318965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70236" calcext:value-type="float">
            <text:p>1451894470236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38146551724138" calcext:value-type="float">
            <text:p>6,38146551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70283" calcext:value-type="float">
            <text:p>1451894470283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72336065573771" calcext:value-type="float">
            <text:p>5,72336065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70336" calcext:value-type="float">
            <text:p>1451894470336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4.93318965517241" calcext:value-type="float">
            <text:p>4,93318965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70401" calcext:value-type="float">
            <text:p>1451894470401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33015267175573" calcext:value-type="float">
            <text:p>5,33015267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70436" calcext:value-type="float">
            <text:p>1451894470436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99676724137931" calcext:value-type="float">
            <text:p>5,99676724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70483" calcext:value-type="float">
            <text:p>1451894470483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29525862068966" calcext:value-type="float">
            <text:p>5,29525862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70521" calcext:value-type="float">
            <text:p>1451894470521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37909836065574" calcext:value-type="float">
            <text:p>5,37909836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70583" calcext:value-type="float">
            <text:p>1451894470583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6573275862069" calcext:value-type="float">
            <text:p>5,65732758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70652" calcext:value-type="float">
            <text:p>1451894470652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84558823529412" calcext:value-type="float">
            <text:p>6,8455882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70684" calcext:value-type="float">
            <text:p>1451894470684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7.25138121546961" calcext:value-type="float">
            <text:p>7,25138121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70737" calcext:value-type="float">
            <text:p>1451894470737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73856707317073" calcext:value-type="float">
            <text:p>6,73856707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70784" calcext:value-type="float">
            <text:p>1451894470784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4.65566037735849" calcext:value-type="float">
            <text:p>4,65566037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70853" calcext:value-type="float">
            <text:p>1451894470853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33088235294118" calcext:value-type="float">
            <text:p>6,33088235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70884" calcext:value-type="float">
            <text:p>1451894470884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7.65254237288136" calcext:value-type="float">
            <text:p>7,65254237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70937" calcext:value-type="float">
            <text:p>1451894470937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7.59722222222222" calcext:value-type="float">
            <text:p>7,59722222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70984" calcext:value-type="float">
            <text:p>1451894470984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7.21875" calcext:value-type="float">
            <text:p>7,218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71030" calcext:value-type="float">
            <text:p>1451894471030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8804347826087" calcext:value-type="float">
            <text:p>6,88043478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71083" calcext:value-type="float">
            <text:p>1451894471083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7.26" calcext:value-type="float">
            <text:p>7,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71130" calcext:value-type="float">
            <text:p>1451894471130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7.26923076923077" calcext:value-type="float">
            <text:p>7,26923076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71199" calcext:value-type="float">
            <text:p>1451894471199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86875" calcext:value-type="float">
            <text:p>5,868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71231" calcext:value-type="float">
            <text:p>1451894471231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73519736842105" calcext:value-type="float">
            <text:p>6,73519736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71283" calcext:value-type="float">
            <text:p>1451894471283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8.2" calcext:value-type="float">
            <text:p>8,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71352" calcext:value-type="float">
            <text:p>1451894471352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573" calcext:value-type="float">
            <text:p>6,5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71384" calcext:value-type="float">
            <text:p>1451894471384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70833333333333" calcext:value-type="float">
            <text:p>6,70833333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71431" calcext:value-type="float">
            <text:p>1451894471431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4.97159090909091" calcext:value-type="float">
            <text:p>4,97159090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71499" calcext:value-type="float">
            <text:p>1451894471499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4.97159090909091" calcext:value-type="float">
            <text:p>4,97159090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71531" calcext:value-type="float">
            <text:p>1451894471531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6875" calcext:value-type="float">
            <text:p>5,68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71600" calcext:value-type="float">
            <text:p>1451894471600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42355371900826" calcext:value-type="float">
            <text:p>5,4235537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71632" calcext:value-type="float">
            <text:p>1451894471632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42355371900826" calcext:value-type="float">
            <text:p>5,4235537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71700" calcext:value-type="float">
            <text:p>1451894471700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4.93402777777778" calcext:value-type="float">
            <text:p>4,93402777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71737" calcext:value-type="float">
            <text:p>1451894471737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52272727272727" calcext:value-type="float">
            <text:p>6,52272727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71784" calcext:value-type="float">
            <text:p>1451894471784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6573275862069" calcext:value-type="float">
            <text:p>5,65732758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71831" calcext:value-type="float">
            <text:p>1451894471831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70652173913044" calcext:value-type="float">
            <text:p>5,70652173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71885" calcext:value-type="float">
            <text:p>1451894471885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04610655737705" calcext:value-type="float">
            <text:p>6,04610655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71938" calcext:value-type="float">
            <text:p>1451894471938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98214285714286" calcext:value-type="float">
            <text:p>6,98214285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71985" calcext:value-type="float">
            <text:p>1451894471985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01939655172414" calcext:value-type="float">
            <text:p>6,01939655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72032" calcext:value-type="float">
            <text:p>1451894472032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35883620689655" calcext:value-type="float">
            <text:p>6,35883620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72085" calcext:value-type="float">
            <text:p>1451894472085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4.67378048780488" calcext:value-type="float">
            <text:p>4,67378048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72133" calcext:value-type="float">
            <text:p>1451894472133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41413043478261" calcext:value-type="float">
            <text:p>6,41413043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72186" calcext:value-type="float">
            <text:p>1451894472186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4.95581896551724" calcext:value-type="float">
            <text:p>4,95581896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72233" calcext:value-type="float">
            <text:p>1451894472233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58806818181818" calcext:value-type="float">
            <text:p>5,58806818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72286" calcext:value-type="float">
            <text:p>1451894472286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58806818181818" calcext:value-type="float">
            <text:p>5,58806818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72333" calcext:value-type="float">
            <text:p>1451894472333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341875" calcext:value-type="float">
            <text:p>5,3418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72386" calcext:value-type="float">
            <text:p>1451894472386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341875" calcext:value-type="float">
            <text:p>5,3418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72434" calcext:value-type="float">
            <text:p>1451894472434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20550847457627" calcext:value-type="float">
            <text:p>5,20550847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72486" calcext:value-type="float">
            <text:p>1451894472486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22426470588235" calcext:value-type="float">
            <text:p>5,22426470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72539" calcext:value-type="float">
            <text:p>1451894472539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6573275862069" calcext:value-type="float">
            <text:p>5,65732758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72586" calcext:value-type="float">
            <text:p>1451894472586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4.95581896551724" calcext:value-type="float">
            <text:p>4,95581896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72633" calcext:value-type="float">
            <text:p>1451894472633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4.95581896551724" calcext:value-type="float">
            <text:p>4,95581896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72686" calcext:value-type="float">
            <text:p>1451894472686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7898185483871" calcext:value-type="float">
            <text:p>5,78981854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72733" calcext:value-type="float">
            <text:p>1451894472733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7.13739669421488" calcext:value-type="float">
            <text:p>7,13739669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72787" calcext:value-type="float">
            <text:p>1451894472787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7.13739669421488" calcext:value-type="float">
            <text:p>7,13739669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72834" calcext:value-type="float">
            <text:p>1451894472834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4.93402777777778" calcext:value-type="float">
            <text:p>4,93402777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72887" calcext:value-type="float">
            <text:p>1451894472887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55248091603053" calcext:value-type="float">
            <text:p>6,5524809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72940" calcext:value-type="float">
            <text:p>1451894472940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4.95581896551724" calcext:value-type="float">
            <text:p>4,95581896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72987" calcext:value-type="float">
            <text:p>1451894472987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35883620689655" calcext:value-type="float">
            <text:p>6,35883620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73018" calcext:value-type="float">
            <text:p>1451894473018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35883620689655" calcext:value-type="float">
            <text:p>6,35883620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73087" calcext:value-type="float">
            <text:p>1451894473087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33239910313901" calcext:value-type="float">
            <text:p>5,33239910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73156" calcext:value-type="float">
            <text:p>1451894473156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43695652173913" calcext:value-type="float">
            <text:p>6,43695652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73187" calcext:value-type="float">
            <text:p>1451894473187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35883620689655" calcext:value-type="float">
            <text:p>6,35883620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73235" calcext:value-type="float">
            <text:p>1451894473235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01939655172414" calcext:value-type="float">
            <text:p>6,01939655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73288" calcext:value-type="float">
            <text:p>1451894473288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07173913043478" calcext:value-type="float">
            <text:p>6,07173913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73335" calcext:value-type="float">
            <text:p>1451894473335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29525862068966" calcext:value-type="float">
            <text:p>5,29525862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73372" calcext:value-type="float">
            <text:p>1451894473372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04610655737705" calcext:value-type="float">
            <text:p>6,04610655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73439" calcext:value-type="float">
            <text:p>1451894473439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4.88613861386139" calcext:value-type="float">
            <text:p>4,88613861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73487" calcext:value-type="float">
            <text:p>1451894473487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72090517241379" calcext:value-type="float">
            <text:p>6,72090517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73534" calcext:value-type="float">
            <text:p>1451894473534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03911042944785" calcext:value-type="float">
            <text:p>6,03911042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73587" calcext:value-type="float">
            <text:p>1451894473587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09607438016529" calcext:value-type="float">
            <text:p>6,09607438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73635" calcext:value-type="float">
            <text:p>1451894473635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09607438016529" calcext:value-type="float">
            <text:p>6,09607438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73687" calcext:value-type="float">
            <text:p>1451894473687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66129032258065" calcext:value-type="float">
            <text:p>5,66129032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73734" calcext:value-type="float">
            <text:p>1451894473734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01939655172414" calcext:value-type="float">
            <text:p>6,01939655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73788" calcext:value-type="float">
            <text:p>1451894473788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35883620689655" calcext:value-type="float">
            <text:p>6,35883620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73837" calcext:value-type="float">
            <text:p>1451894473837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72934782608696" calcext:value-type="float">
            <text:p>5,72934782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73888" calcext:value-type="float">
            <text:p>1451894473888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4.93318965517241" calcext:value-type="float">
            <text:p>4,93318965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73941" calcext:value-type="float">
            <text:p>1451894473941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7.05737704918033" calcext:value-type="float">
            <text:p>7,05737704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73973" calcext:value-type="float">
            <text:p>1451894473973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7.05737704918033" calcext:value-type="float">
            <text:p>7,05737704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74035" calcext:value-type="float">
            <text:p>1451894474035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18911637931035" calcext:value-type="float">
            <text:p>6,18911637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74088" calcext:value-type="float">
            <text:p>1451894474088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4.99891304347826" calcext:value-type="float">
            <text:p>4,99891304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74119" calcext:value-type="float">
            <text:p>1451894474119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10767326732673" calcext:value-type="float">
            <text:p>6,10767326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74188" calcext:value-type="float">
            <text:p>1451894474188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4.93318965517241" calcext:value-type="float">
            <text:p>4,93318965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74239" calcext:value-type="float">
            <text:p>1451894474239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72090517241379" calcext:value-type="float">
            <text:p>6,72090517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74288" calcext:value-type="float">
            <text:p>1451894474288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03483606557377" calcext:value-type="float">
            <text:p>5,03483606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74336" calcext:value-type="float">
            <text:p>1451894474336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03483606557377" calcext:value-type="float">
            <text:p>5,03483606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74389" calcext:value-type="float">
            <text:p>1451894474389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9832995951417" calcext:value-type="float">
            <text:p>5,98329959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74439" calcext:value-type="float">
            <text:p>1451894474439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01939655172414" calcext:value-type="float">
            <text:p>6,01939655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74489" calcext:value-type="float">
            <text:p>1451894474489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29525862068966" calcext:value-type="float">
            <text:p>5,29525862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74536" calcext:value-type="float">
            <text:p>1451894474536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29525862068966" calcext:value-type="float">
            <text:p>5,29525862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74574" calcext:value-type="float">
            <text:p>1451894474574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72297297297297" calcext:value-type="float">
            <text:p>5,7229729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74639" calcext:value-type="float">
            <text:p>1451894474639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6573275862069" calcext:value-type="float">
            <text:p>5,65732758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74689" calcext:value-type="float">
            <text:p>1451894474689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00954198473282" calcext:value-type="float">
            <text:p>5,00954198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74736" calcext:value-type="float">
            <text:p>1451894474736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35883620689655" calcext:value-type="float">
            <text:p>6,35883620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74774" calcext:value-type="float">
            <text:p>1451894474774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4.95581896551724" calcext:value-type="float">
            <text:p>4,95581896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74839" calcext:value-type="float">
            <text:p>1451894474839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70184426229508" calcext:value-type="float">
            <text:p>5,70184426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74874" calcext:value-type="float">
            <text:p>1451894474874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4.95581896551724" calcext:value-type="float">
            <text:p>4,95581896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74943" calcext:value-type="float">
            <text:p>1451894474943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63072519083969" calcext:value-type="float">
            <text:p>5,63072519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74975" calcext:value-type="float">
            <text:p>1451894474975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63072519083969" calcext:value-type="float">
            <text:p>5,63072519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75038" calcext:value-type="float">
            <text:p>1451894475038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50520833333333" calcext:value-type="float">
            <text:p>5,50520833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75075" calcext:value-type="float">
            <text:p>1451894475075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50520833333333" calcext:value-type="float">
            <text:p>5,50520833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75139" calcext:value-type="float">
            <text:p>1451894475139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51736111111111" calcext:value-type="float">
            <text:p>5,51736111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75190" calcext:value-type="float">
            <text:p>1451894475190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37909836065574" calcext:value-type="float">
            <text:p>5,37909836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75222" calcext:value-type="float">
            <text:p>1451894475222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90625" calcext:value-type="float">
            <text:p>5,906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75275" calcext:value-type="float">
            <text:p>1451894475275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66379310344828" calcext:value-type="float">
            <text:p>5,66379310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75344" calcext:value-type="float">
            <text:p>1451894475344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58098591549296" calcext:value-type="float">
            <text:p>6,58098591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75375" calcext:value-type="float">
            <text:p>1451894475375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28729838709677" calcext:value-type="float">
            <text:p>6,28729838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75460" calcext:value-type="float">
            <text:p>1451894475460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45462328767123" calcext:value-type="float">
            <text:p>6,45462328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75475" calcext:value-type="float">
            <text:p>1451894475475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65492957746479" calcext:value-type="float">
            <text:p>6,65492957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75538" calcext:value-type="float">
            <text:p>1451894475538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51617647058824" calcext:value-type="float">
            <text:p>6,51617647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75575" calcext:value-type="float">
            <text:p>1451894475575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51617647058824" calcext:value-type="float">
            <text:p>6,51617647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75639" calcext:value-type="float">
            <text:p>1451894475639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35883620689655" calcext:value-type="float">
            <text:p>6,35883620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75691" calcext:value-type="float">
            <text:p>1451894475691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99676724137931" calcext:value-type="float">
            <text:p>5,99676724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75738" calcext:value-type="float">
            <text:p>1451894475738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33015267175573" calcext:value-type="float">
            <text:p>5,33015267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75776" calcext:value-type="float">
            <text:p>1451894475776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60897435897436" calcext:value-type="float">
            <text:p>5,6089743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75861" calcext:value-type="float">
            <text:p>1451894475861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4.65566037735849" calcext:value-type="float">
            <text:p>4,65566037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75876" calcext:value-type="float">
            <text:p>1451894475876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35883620689655" calcext:value-type="float">
            <text:p>6,35883620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75977" calcext:value-type="float">
            <text:p>1451894475977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73253676470588" calcext:value-type="float">
            <text:p>5,73253676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75977" calcext:value-type="float">
            <text:p>1451894475977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73253676470588" calcext:value-type="float">
            <text:p>5,73253676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76023" calcext:value-type="float">
            <text:p>1451894476023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32291666666667" calcext:value-type="float">
            <text:p>5,32291666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76092" calcext:value-type="float">
            <text:p>1451894476092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41351351351351" calcext:value-type="float">
            <text:p>6,41351351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76124" calcext:value-type="float">
            <text:p>1451894476124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7.54864864864865" calcext:value-type="float">
            <text:p>7,54864864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76193" calcext:value-type="float">
            <text:p>1451894476193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64054054054054" calcext:value-type="float">
            <text:p>6,64054054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76224" calcext:value-type="float">
            <text:p>1451894476224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65472972972973" calcext:value-type="float">
            <text:p>6,65472972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76292" calcext:value-type="float">
            <text:p>1451894476292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7.08517699115044" calcext:value-type="float">
            <text:p>7,08517699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76324" calcext:value-type="float">
            <text:p>1451894476324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62393617021277" calcext:value-type="float">
            <text:p>6,62393617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76377" calcext:value-type="float">
            <text:p>1451894476377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57911392405063" calcext:value-type="float">
            <text:p>6,57911392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76441" calcext:value-type="float">
            <text:p>1451894476441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43382352941177" calcext:value-type="float">
            <text:p>6,43382352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76524" calcext:value-type="float">
            <text:p>1451894476524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85714285714286" calcext:value-type="float">
            <text:p>5,85714285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76524" calcext:value-type="float">
            <text:p>1451894476524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18493150684932" calcext:value-type="float">
            <text:p>6,18493150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76592" calcext:value-type="float">
            <text:p>1451894476592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67682926829268" calcext:value-type="float">
            <text:p>5,67682926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76624" calcext:value-type="float">
            <text:p>1451894476624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5625" calcext:value-type="float">
            <text:p>6,56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76692" calcext:value-type="float">
            <text:p>1451894476692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4.95581896551724" calcext:value-type="float">
            <text:p>4,95581896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76724" calcext:value-type="float">
            <text:p>1451894476724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31011450381679" calcext:value-type="float">
            <text:p>5,31011450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76793" calcext:value-type="float">
            <text:p>1451894476793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7.76148648648649" calcext:value-type="float">
            <text:p>7,76148648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76824" calcext:value-type="float">
            <text:p>1451894476824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7.5982428115016" calcext:value-type="float">
            <text:p>7,59824281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76893" calcext:value-type="float">
            <text:p>1451894476893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7.88529411764706" calcext:value-type="float">
            <text:p>7,88529411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76946" calcext:value-type="float">
            <text:p>1451894476946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11875" calcext:value-type="float">
            <text:p>5,118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76977" calcext:value-type="float">
            <text:p>1451894476977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71311475409836" calcext:value-type="float">
            <text:p>6,71311475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77040" calcext:value-type="float">
            <text:p>1451894477040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38146551724138" calcext:value-type="float">
            <text:p>6,38146551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77077" calcext:value-type="float">
            <text:p>1451894477077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125" calcext:value-type="float">
            <text:p>6,1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77140" calcext:value-type="float">
            <text:p>1451894477140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63970588235294" calcext:value-type="float">
            <text:p>6,63970588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77177" calcext:value-type="float">
            <text:p>1451894477177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33536585365854" calcext:value-type="float">
            <text:p>5,33536585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77224" calcext:value-type="float">
            <text:p>1451894477224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33536585365854" calcext:value-type="float">
            <text:p>5,33536585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77293" calcext:value-type="float">
            <text:p>1451894477293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3" calcext:value-type="float">
            <text:p>6,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77324" calcext:value-type="float">
            <text:p>1451894477324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22443181818182" calcext:value-type="float">
            <text:p>6,22443181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77393" calcext:value-type="float">
            <text:p>1451894477393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4.93318965517241" calcext:value-type="float">
            <text:p>4,93318965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77424" calcext:value-type="float">
            <text:p>1451894477424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07173913043478" calcext:value-type="float">
            <text:p>6,07173913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77508" calcext:value-type="float">
            <text:p>1451894477508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07173913043478" calcext:value-type="float">
            <text:p>6,07173913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77524" calcext:value-type="float">
            <text:p>1451894477524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34926470588235" calcext:value-type="float">
            <text:p>5,34926470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77593" calcext:value-type="float">
            <text:p>1451894477593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4.97608695652174" calcext:value-type="float">
            <text:p>4,97608695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77624" calcext:value-type="float">
            <text:p>1451894477624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01939655172414" calcext:value-type="float">
            <text:p>6,01939655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77693" calcext:value-type="float">
            <text:p>1451894477693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4.88613861386139" calcext:value-type="float">
            <text:p>4,88613861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77724" calcext:value-type="float">
            <text:p>1451894477724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6573275862069" calcext:value-type="float">
            <text:p>5,65732758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77793" calcext:value-type="float">
            <text:p>1451894477793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35883620689655" calcext:value-type="float">
            <text:p>6,35883620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77824" calcext:value-type="float">
            <text:p>1451894477824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74896694214876" calcext:value-type="float">
            <text:p>5,74896694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77893" calcext:value-type="float">
            <text:p>1451894477893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4.95581896551724" calcext:value-type="float">
            <text:p>4,95581896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77940" calcext:value-type="float">
            <text:p>1451894477940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33015267175573" calcext:value-type="float">
            <text:p>5,33015267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77994" calcext:value-type="float">
            <text:p>1451894477994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7.06034482758621" calcext:value-type="float">
            <text:p>7,06034482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78041" calcext:value-type="float">
            <text:p>1451894478041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4.88613861386139" calcext:value-type="float">
            <text:p>4,88613861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78078" calcext:value-type="float">
            <text:p>1451894478078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6304347826087" calcext:value-type="float">
            <text:p>5,63043478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78141" calcext:value-type="float">
            <text:p>1451894478141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6304347826087" calcext:value-type="float">
            <text:p>5,63043478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78179" calcext:value-type="float">
            <text:p>1451894478179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88194444444444" calcext:value-type="float">
            <text:p>5,88194444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78242" calcext:value-type="float">
            <text:p>1451894478242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71428571428571" calcext:value-type="float">
            <text:p>6,71428571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78279" calcext:value-type="float">
            <text:p>1451894478279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10172872340426" calcext:value-type="float">
            <text:p>6,10172872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78363" calcext:value-type="float">
            <text:p>1451894478363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08333333333333" calcext:value-type="float">
            <text:p>6,08333333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78379" calcext:value-type="float">
            <text:p>1451894478379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7.09776536312849" calcext:value-type="float">
            <text:p>7,09776536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78443" calcext:value-type="float">
            <text:p>1451894478443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40725806451613" calcext:value-type="float">
            <text:p>6,40725806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78479" calcext:value-type="float">
            <text:p>1451894478479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7.65483870967742" calcext:value-type="float">
            <text:p>7,65483870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78526" calcext:value-type="float">
            <text:p>1451894478526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7.47352941176471" calcext:value-type="float">
            <text:p>7,47352941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78595" calcext:value-type="float">
            <text:p>1451894478595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38513513513514" calcext:value-type="float">
            <text:p>6,38513513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78626" calcext:value-type="float">
            <text:p>1451894478626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20454545454546" calcext:value-type="float">
            <text:p>6,20454545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78680" calcext:value-type="float">
            <text:p>1451894478680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4.71209016393443" calcext:value-type="float">
            <text:p>4,71209016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78726" calcext:value-type="float">
            <text:p>1451894478726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7.09776536312849" calcext:value-type="float">
            <text:p>7,09776536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78780" calcext:value-type="float">
            <text:p>1451894478780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81809701492537" calcext:value-type="float">
            <text:p>5,81809701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78826" calcext:value-type="float">
            <text:p>1451894478826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38146551724138" calcext:value-type="float">
            <text:p>6,38146551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78895" calcext:value-type="float">
            <text:p>1451894478895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70184426229508" calcext:value-type="float">
            <text:p>5,70184426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78926" calcext:value-type="float">
            <text:p>1451894478926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6573275862069" calcext:value-type="float">
            <text:p>5,65732758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78980" calcext:value-type="float">
            <text:p>1451894478980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42857142857143" calcext:value-type="float">
            <text:p>6,42857142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79027" calcext:value-type="float">
            <text:p>1451894479027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475" calcext:value-type="float">
            <text:p>6,4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79111" calcext:value-type="float">
            <text:p>1451894479111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01939655172414" calcext:value-type="float">
            <text:p>6,01939655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79127" calcext:value-type="float">
            <text:p>1451894479127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11875" calcext:value-type="float">
            <text:p>5,118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79180" calcext:value-type="float">
            <text:p>1451894479180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37135922330097" calcext:value-type="float">
            <text:p>6,37135922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79227" calcext:value-type="float">
            <text:p>1451894479227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01939655172414" calcext:value-type="float">
            <text:p>6,01939655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79296" calcext:value-type="float">
            <text:p>1451894479296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01939655172414" calcext:value-type="float">
            <text:p>6,01939655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79327" calcext:value-type="float">
            <text:p>1451894479327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31076388888889" calcext:value-type="float">
            <text:p>5,31076388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79380" calcext:value-type="float">
            <text:p>1451894479380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4.99891304347826" calcext:value-type="float">
            <text:p>4,99891304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79444" calcext:value-type="float">
            <text:p>1451894479444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84090909090909" calcext:value-type="float">
            <text:p>6,84090909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79481" calcext:value-type="float">
            <text:p>1451894479481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7265625" calcext:value-type="float">
            <text:p>6,72656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79528" calcext:value-type="float">
            <text:p>1451894479528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69183168316832" calcext:value-type="float">
            <text:p>5,69183168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79596" calcext:value-type="float">
            <text:p>1451894479596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4.95581896551724" calcext:value-type="float">
            <text:p>4,95581896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79628" calcext:value-type="float">
            <text:p>1451894479628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4.99891304347826" calcext:value-type="float">
            <text:p>4,99891304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79696" calcext:value-type="float">
            <text:p>1451894479696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65548780487805" calcext:value-type="float">
            <text:p>5,65548780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79728" calcext:value-type="float">
            <text:p>1451894479728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65548780487805" calcext:value-type="float">
            <text:p>5,65548780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79797" calcext:value-type="float">
            <text:p>1451894479797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945625" calcext:value-type="float">
            <text:p>5,9456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79828" calcext:value-type="float">
            <text:p>1451894479828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4.95581896551724" calcext:value-type="float">
            <text:p>4,95581896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79897" calcext:value-type="float">
            <text:p>1451894479897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9513358778626" calcext:value-type="float">
            <text:p>5,95133587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79928" calcext:value-type="float">
            <text:p>1451894479928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6573275862069" calcext:value-type="float">
            <text:p>5,65732758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79981" calcext:value-type="float">
            <text:p>1451894479981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7.08297413793103" calcext:value-type="float">
            <text:p>7,08297413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80045" calcext:value-type="float">
            <text:p>1451894480045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4.6905737704918" calcext:value-type="float">
            <text:p>4,69057377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80086" calcext:value-type="float">
            <text:p>1451894480086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01939655172414" calcext:value-type="float">
            <text:p>6,01939655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80133" calcext:value-type="float">
            <text:p>1451894480133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22443181818182" calcext:value-type="float">
            <text:p>6,22443181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80201" calcext:value-type="float">
            <text:p>1451894480201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99676724137931" calcext:value-type="float">
            <text:p>5,99676724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80233" calcext:value-type="float">
            <text:p>1451894480233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70652173913044" calcext:value-type="float">
            <text:p>5,70652173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80286" calcext:value-type="float">
            <text:p>1451894480286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31818181818182" calcext:value-type="float">
            <text:p>5,31818181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80349" calcext:value-type="float">
            <text:p>1451894480349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4.95581896551724" calcext:value-type="float">
            <text:p>4,95581896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80386" calcext:value-type="float">
            <text:p>1451894480386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35883620689655" calcext:value-type="float">
            <text:p>6,35883620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80433" calcext:value-type="float">
            <text:p>1451894480433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4.99891304347826" calcext:value-type="float">
            <text:p>4,99891304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80487" calcext:value-type="float">
            <text:p>1451894480487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04610655737705" calcext:value-type="float">
            <text:p>6,04610655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80534" calcext:value-type="float">
            <text:p>1451894480534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28977272727273" calcext:value-type="float">
            <text:p>5,28977272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80579" calcext:value-type="float">
            <text:p>1451894480579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01939655172414" calcext:value-type="float">
            <text:p>6,01939655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80633" calcext:value-type="float">
            <text:p>1451894480633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01939655172414" calcext:value-type="float">
            <text:p>6,01939655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80680" calcext:value-type="float">
            <text:p>1451894480680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29525862068966" calcext:value-type="float">
            <text:p>5,29525862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80733" calcext:value-type="float">
            <text:p>1451894480733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37909836065574" calcext:value-type="float">
            <text:p>5,37909836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80799" calcext:value-type="float">
            <text:p>1451894480799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38146551724138" calcext:value-type="float">
            <text:p>6,38146551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80849" calcext:value-type="float">
            <text:p>1451894480849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38146551724138" calcext:value-type="float">
            <text:p>6,38146551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80880" calcext:value-type="float">
            <text:p>1451894480880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64321862348178" calcext:value-type="float">
            <text:p>5,64321862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80934" calcext:value-type="float">
            <text:p>1451894480934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4.99891304347826" calcext:value-type="float">
            <text:p>4,99891304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80997" calcext:value-type="float">
            <text:p>1451894480997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33841463414634" calcext:value-type="float">
            <text:p>6,33841463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81031" calcext:value-type="float">
            <text:p>1451894481031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4.99891304347826" calcext:value-type="float">
            <text:p>4,99891304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81084" calcext:value-type="float">
            <text:p>1451894481084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35883620689655" calcext:value-type="float">
            <text:p>6,35883620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81131" calcext:value-type="float">
            <text:p>1451894481131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01785714285714" calcext:value-type="float">
            <text:p>5,01785714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81184" calcext:value-type="float">
            <text:p>1451894481184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37909836065574" calcext:value-type="float">
            <text:p>5,37909836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81231" calcext:value-type="float">
            <text:p>1451894481231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69183168316832" calcext:value-type="float">
            <text:p>5,69183168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81284" calcext:value-type="float">
            <text:p>1451894481284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68369565217391" calcext:value-type="float">
            <text:p>5,68369565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81347" calcext:value-type="float">
            <text:p>1451894481347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68369565217391" calcext:value-type="float">
            <text:p>5,68369565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81384" calcext:value-type="float">
            <text:p>1451894481384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83836206896552" calcext:value-type="float">
            <text:p>5,8383620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81431" calcext:value-type="float">
            <text:p>1451894481431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01939655172414" calcext:value-type="float">
            <text:p>6,01939655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81484" calcext:value-type="float">
            <text:p>1451894481484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01939655172414" calcext:value-type="float">
            <text:p>6,01939655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81531" calcext:value-type="float">
            <text:p>1451894481531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03308823529412" calcext:value-type="float">
            <text:p>6,0330882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81585" calcext:value-type="float">
            <text:p>1451894481585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10767326732673" calcext:value-type="float">
            <text:p>6,10767326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81632" calcext:value-type="float">
            <text:p>1451894481632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4.97608695652174" calcext:value-type="float">
            <text:p>4,97608695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81685" calcext:value-type="float">
            <text:p>1451894481685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72090517241379" calcext:value-type="float">
            <text:p>6,72090517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81732" calcext:value-type="float">
            <text:p>1451894481732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01939655172414" calcext:value-type="float">
            <text:p>6,01939655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81785" calcext:value-type="float">
            <text:p>1451894481785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4.99891304347826" calcext:value-type="float">
            <text:p>4,99891304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81848" calcext:value-type="float">
            <text:p>1451894481848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6573275862069" calcext:value-type="float">
            <text:p>5,65732758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81885" calcext:value-type="float">
            <text:p>1451894481885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4.86014851485149" calcext:value-type="float">
            <text:p>4,86014851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81917" calcext:value-type="float">
            <text:p>1451894481917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42355371900826" calcext:value-type="float">
            <text:p>5,4235537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81986" calcext:value-type="float">
            <text:p>1451894481986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6573275862069" calcext:value-type="float">
            <text:p>5,65732758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82033" calcext:value-type="float">
            <text:p>1451894482033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72090517241379" calcext:value-type="float">
            <text:p>6,72090517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82086" calcext:value-type="float">
            <text:p>1451894482086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4.95581896551724" calcext:value-type="float">
            <text:p>4,95581896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82133" calcext:value-type="float">
            <text:p>1451894482133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63072519083969" calcext:value-type="float">
            <text:p>5,63072519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82186" calcext:value-type="float">
            <text:p>1451894482186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4.71209016393443" calcext:value-type="float">
            <text:p>4,71209016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82233" calcext:value-type="float">
            <text:p>1451894482233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7.09400826446281" calcext:value-type="float">
            <text:p>7,09400826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82286" calcext:value-type="float">
            <text:p>1451894482286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6573275862069" calcext:value-type="float">
            <text:p>5,65732758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82333" calcext:value-type="float">
            <text:p>1451894482333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00954198473282" calcext:value-type="float">
            <text:p>5,00954198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82386" calcext:value-type="float">
            <text:p>1451894482386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2719465648855" calcext:value-type="float">
            <text:p>6,27194656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82433" calcext:value-type="float">
            <text:p>1451894482433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65548780487805" calcext:value-type="float">
            <text:p>5,65548780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82486" calcext:value-type="float">
            <text:p>1451894482486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65548780487805" calcext:value-type="float">
            <text:p>5,65548780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82533" calcext:value-type="float">
            <text:p>1451894482533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21590909090909" calcext:value-type="float">
            <text:p>6,21590909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82571" calcext:value-type="float">
            <text:p>1451894482571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31788793103448" calcext:value-type="float">
            <text:p>5,3178879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82633" calcext:value-type="float">
            <text:p>1451894482633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01939655172414" calcext:value-type="float">
            <text:p>6,01939655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82686" calcext:value-type="float">
            <text:p>1451894482686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4.93318965517241" calcext:value-type="float">
            <text:p>4,93318965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82733" calcext:value-type="float">
            <text:p>1451894482733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4.93318965517241" calcext:value-type="float">
            <text:p>4,93318965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82786" calcext:value-type="float">
            <text:p>1451894482786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51470588235294" calcext:value-type="float">
            <text:p>5,51470588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82849" calcext:value-type="float">
            <text:p>1451894482849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9513358778626" calcext:value-type="float">
            <text:p>5,95133587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82887" calcext:value-type="float">
            <text:p>1451894482887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29525862068966" calcext:value-type="float">
            <text:p>5,29525862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82934" calcext:value-type="float">
            <text:p>1451894482934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29525862068966" calcext:value-type="float">
            <text:p>5,29525862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82987" calcext:value-type="float">
            <text:p>1451894482987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945625" calcext:value-type="float">
            <text:p>5,9456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83049" calcext:value-type="float">
            <text:p>1451894483049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04136029411765" calcext:value-type="float">
            <text:p>6,04136029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83087" calcext:value-type="float">
            <text:p>1451894483087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39036885245902" calcext:value-type="float">
            <text:p>6,39036885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83134" calcext:value-type="float">
            <text:p>1451894483134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39036885245902" calcext:value-type="float">
            <text:p>6,39036885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83187" calcext:value-type="float">
            <text:p>1451894483187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4.93402777777778" calcext:value-type="float">
            <text:p>4,93402777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83234" calcext:value-type="float">
            <text:p>1451894483234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84090909090909" calcext:value-type="float">
            <text:p>6,84090909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83287" calcext:value-type="float">
            <text:p>1451894483287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37777777777778" calcext:value-type="float">
            <text:p>6,37777777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83334" calcext:value-type="float">
            <text:p>1451894483334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4.95581896551724" calcext:value-type="float">
            <text:p>4,95581896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83388" calcext:value-type="float">
            <text:p>1451894483388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4.95581896551724" calcext:value-type="float">
            <text:p>4,95581896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83434" calcext:value-type="float">
            <text:p>1451894483434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87387892376682" calcext:value-type="float">
            <text:p>5,87387892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83488" calcext:value-type="float">
            <text:p>1451894483488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38146551724138" calcext:value-type="float">
            <text:p>6,38146551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83535" calcext:value-type="float">
            <text:p>1451894483535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57142857142857" calcext:value-type="float">
            <text:p>5,57142857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83588" calcext:value-type="float">
            <text:p>1451894483588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4.99891304347826" calcext:value-type="float">
            <text:p>4,99891304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83635" calcext:value-type="float">
            <text:p>1451894483635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33841463414634" calcext:value-type="float">
            <text:p>6,33841463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83688" calcext:value-type="float">
            <text:p>1451894483688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6573275862069" calcext:value-type="float">
            <text:p>5,65732758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83735" calcext:value-type="float">
            <text:p>1451894483735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04891304347826" calcext:value-type="float">
            <text:p>6,04891304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83773" calcext:value-type="float">
            <text:p>1451894483773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6573275862069" calcext:value-type="float">
            <text:p>5,65732758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83835" calcext:value-type="float">
            <text:p>1451894483835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4.95581896551724" calcext:value-type="float">
            <text:p>4,95581896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83888" calcext:value-type="float">
            <text:p>1451894483888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4.95581896551724" calcext:value-type="float">
            <text:p>4,95581896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83935" calcext:value-type="float">
            <text:p>1451894483935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06762295081967" calcext:value-type="float">
            <text:p>6,06762295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83989" calcext:value-type="float">
            <text:p>1451894483989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06762295081967" calcext:value-type="float">
            <text:p>6,06762295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84036" calcext:value-type="float">
            <text:p>1451894484036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88194444444444" calcext:value-type="float">
            <text:p>5,88194444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84089" calcext:value-type="float">
            <text:p>1451894484089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03571428571429" calcext:value-type="float">
            <text:p>5,03571428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84136" calcext:value-type="float">
            <text:p>1451894484136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35883620689655" calcext:value-type="float">
            <text:p>6,35883620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84189" calcext:value-type="float">
            <text:p>1451894484189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71311475409836" calcext:value-type="float">
            <text:p>6,71311475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84236" calcext:value-type="float">
            <text:p>1451894484236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446875" calcext:value-type="float">
            <text:p>5,4468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84274" calcext:value-type="float">
            <text:p>1451894484274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04202586206897" calcext:value-type="float">
            <text:p>6,04202586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84336" calcext:value-type="float">
            <text:p>1451894484336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4.97159090909091" calcext:value-type="float">
            <text:p>4,97159090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84390" calcext:value-type="float">
            <text:p>1451894484390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99676724137931" calcext:value-type="float">
            <text:p>5,99676724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84437" calcext:value-type="float">
            <text:p>1451894484437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4.95581896551724" calcext:value-type="float">
            <text:p>4,95581896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84474" calcext:value-type="float">
            <text:p>1451894484474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52445652173913" calcext:value-type="float">
            <text:p>6,52445652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84553" calcext:value-type="float">
            <text:p>1451894484553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41188524590164" calcext:value-type="float">
            <text:p>6,41188524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84574" calcext:value-type="float">
            <text:p>1451894484574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03483606557377" calcext:value-type="float">
            <text:p>5,03483606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84652" calcext:value-type="float">
            <text:p>1451894484652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01939655172414" calcext:value-type="float">
            <text:p>6,01939655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84675" calcext:value-type="float">
            <text:p>1451894484675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29525862068966" calcext:value-type="float">
            <text:p>5,29525862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84737" calcext:value-type="float">
            <text:p>1451894484737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57251908396947" calcext:value-type="float">
            <text:p>6,5725190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84775" calcext:value-type="float">
            <text:p>1451894484775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6573275862069" calcext:value-type="float">
            <text:p>5,65732758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84837" calcext:value-type="float">
            <text:p>1451894484837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6573275862069" calcext:value-type="float">
            <text:p>5,65732758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84891" calcext:value-type="float">
            <text:p>1451894484891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86764705882353" calcext:value-type="float">
            <text:p>5,86764705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84938" calcext:value-type="float">
            <text:p>1451894484938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33620689655172" calcext:value-type="float">
            <text:p>6,33620689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84975" calcext:value-type="float">
            <text:p>1451894484975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67995689655172" calcext:value-type="float">
            <text:p>5,67995689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85038" calcext:value-type="float">
            <text:p>1451894485038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6573275862069" calcext:value-type="float">
            <text:p>5,65732758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85076" calcext:value-type="float">
            <text:p>1451894485076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6573275862069" calcext:value-type="float">
            <text:p>5,65732758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85138" calcext:value-type="float">
            <text:p>1451894485138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09607438016529" calcext:value-type="float">
            <text:p>6,09607438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85192" calcext:value-type="float">
            <text:p>1451894485192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58806818181818" calcext:value-type="float">
            <text:p>5,58806818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85238" calcext:value-type="float">
            <text:p>1451894485238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7.78448275862069" calcext:value-type="float">
            <text:p>7,78448275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85292" calcext:value-type="float">
            <text:p>1451894485292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4.93318965517241" calcext:value-type="float">
            <text:p>4,93318965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85338" calcext:value-type="float">
            <text:p>1451894485338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23913043478261" calcext:value-type="float">
            <text:p>6,23913043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85376" calcext:value-type="float">
            <text:p>1451894485376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4.99891304347826" calcext:value-type="float">
            <text:p>4,99891304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85454" calcext:value-type="float">
            <text:p>1451894485454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30448717948718" calcext:value-type="float">
            <text:p>6,30448717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85476" calcext:value-type="float">
            <text:p>1451894485476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67995689655172" calcext:value-type="float">
            <text:p>5,67995689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85539" calcext:value-type="float">
            <text:p>1451894485539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01939655172414" calcext:value-type="float">
            <text:p>6,01939655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85592" calcext:value-type="float">
            <text:p>1451894485592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4.97608695652174" calcext:value-type="float">
            <text:p>4,97608695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85639" calcext:value-type="float">
            <text:p>1451894485639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06762295081967" calcext:value-type="float">
            <text:p>6,06762295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85677" calcext:value-type="float">
            <text:p>1451894485677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4.89102564102564" calcext:value-type="float">
            <text:p>4,8910256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85739" calcext:value-type="float">
            <text:p>1451894485739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5925572519084" calcext:value-type="float">
            <text:p>6,59255725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85777" calcext:value-type="float">
            <text:p>1451894485777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4.97159090909091" calcext:value-type="float">
            <text:p>4,97159090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85840" calcext:value-type="float">
            <text:p>1451894485840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76859504132231" calcext:value-type="float">
            <text:p>6,76859504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85893" calcext:value-type="float">
            <text:p>1451894485893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4.91346153846154" calcext:value-type="float">
            <text:p>4,91346153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85956" calcext:value-type="float">
            <text:p>1451894485956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72090517241379" calcext:value-type="float">
            <text:p>6,72090517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85993" calcext:value-type="float">
            <text:p>1451894485993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70652173913044" calcext:value-type="float">
            <text:p>5,70652173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86057" calcext:value-type="float">
            <text:p>1451894486057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20454545454546" calcext:value-type="float">
            <text:p>6,20454545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86078" calcext:value-type="float">
            <text:p>1451894486078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01524390243903" calcext:value-type="float">
            <text:p>5,01524390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86140" calcext:value-type="float">
            <text:p>1451894486140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67857142857143" calcext:value-type="float">
            <text:p>6,67857142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86178" calcext:value-type="float">
            <text:p>1451894486178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4.95581896551724" calcext:value-type="float">
            <text:p>4,95581896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86240" calcext:value-type="float">
            <text:p>1451894486240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01939655172414" calcext:value-type="float">
            <text:p>6,01939655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86278" calcext:value-type="float">
            <text:p>1451894486278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37909836065574" calcext:value-type="float">
            <text:p>5,37909836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86340" calcext:value-type="float">
            <text:p>1451894486340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63469827586207" calcext:value-type="float">
            <text:p>5,63469827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86383" calcext:value-type="float">
            <text:p>1451894486383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08611111111111" calcext:value-type="float">
            <text:p>6,08611111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86434" calcext:value-type="float">
            <text:p>1451894486434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08611111111111" calcext:value-type="float">
            <text:p>6,08611111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86480" calcext:value-type="float">
            <text:p>1451894486480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51119402985075" calcext:value-type="float">
            <text:p>5,51119402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86534" calcext:value-type="float">
            <text:p>1451894486534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25190839694657" calcext:value-type="float">
            <text:p>6,25190839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86581" calcext:value-type="float">
            <text:p>1451894486581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01939655172414" calcext:value-type="float">
            <text:p>6,01939655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86634" calcext:value-type="float">
            <text:p>1451894486634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37909836065574" calcext:value-type="float">
            <text:p>5,37909836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86681" calcext:value-type="float">
            <text:p>1451894486681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01939655172414" calcext:value-type="float">
            <text:p>6,01939655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86734" calcext:value-type="float">
            <text:p>1451894486734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01939655172414" calcext:value-type="float">
            <text:p>6,01939655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86781" calcext:value-type="float">
            <text:p>1451894486781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00954198473282" calcext:value-type="float">
            <text:p>5,00954198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86834" calcext:value-type="float">
            <text:p>1451894486834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33620689655172" calcext:value-type="float">
            <text:p>6,33620689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86881" calcext:value-type="float">
            <text:p>1451894486881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37909836065574" calcext:value-type="float">
            <text:p>5,37909836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86934" calcext:value-type="float">
            <text:p>1451894486934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31788793103448" calcext:value-type="float">
            <text:p>5,3178879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86981" calcext:value-type="float">
            <text:p>1451894486981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29525862068966" calcext:value-type="float">
            <text:p>5,29525862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87034" calcext:value-type="float">
            <text:p>1451894487034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84090909090909" calcext:value-type="float">
            <text:p>6,84090909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87081" calcext:value-type="float">
            <text:p>1451894487081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84090909090909" calcext:value-type="float">
            <text:p>6,84090909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87135" calcext:value-type="float">
            <text:p>1451894487135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5379746835443" calcext:value-type="float">
            <text:p>5,53797468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87182" calcext:value-type="float">
            <text:p>1451894487182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4.95581896551724" calcext:value-type="float">
            <text:p>4,95581896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87234" calcext:value-type="float">
            <text:p>1451894487234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7.78448275862069" calcext:value-type="float">
            <text:p>7,78448275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87281" calcext:value-type="float">
            <text:p>1451894487281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4.93318965517241" calcext:value-type="float">
            <text:p>4,93318965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87335" calcext:value-type="float">
            <text:p>1451894487335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99676724137931" calcext:value-type="float">
            <text:p>5,99676724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87381" calcext:value-type="float">
            <text:p>1451894487381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69069343065693" calcext:value-type="float">
            <text:p>5,69069343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87435" calcext:value-type="float">
            <text:p>1451894487435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90625" calcext:value-type="float">
            <text:p>5,906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87482" calcext:value-type="float">
            <text:p>1451894487482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6573275862069" calcext:value-type="float">
            <text:p>5,65732758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87535" calcext:value-type="float">
            <text:p>1451894487535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6573275862069" calcext:value-type="float">
            <text:p>5,65732758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87582" calcext:value-type="float">
            <text:p>1451894487582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69965277777778" calcext:value-type="float">
            <text:p>5,69965277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87635" calcext:value-type="float">
            <text:p>1451894487635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54347826086957" calcext:value-type="float">
            <text:p>6,54347826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87682" calcext:value-type="float">
            <text:p>1451894487682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70652173913044" calcext:value-type="float">
            <text:p>5,70652173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87736" calcext:value-type="float">
            <text:p>1451894487736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7.06034482758621" calcext:value-type="float">
            <text:p>7,06034482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87783" calcext:value-type="float">
            <text:p>1451894487783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31788793103448" calcext:value-type="float">
            <text:p>5,3178879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87836" calcext:value-type="float">
            <text:p>1451894487836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90196078431373" calcext:value-type="float">
            <text:p>5,90196078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87883" calcext:value-type="float">
            <text:p>1451894487883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4.95581896551724" calcext:value-type="float">
            <text:p>4,95581896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87936" calcext:value-type="float">
            <text:p>1451894487936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4.95581896551724" calcext:value-type="float">
            <text:p>4,95581896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87999" calcext:value-type="float">
            <text:p>1451894487999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48313953488372" calcext:value-type="float">
            <text:p>6,48313953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88052" calcext:value-type="float">
            <text:p>1451894488052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96794871794872" calcext:value-type="float">
            <text:p>5,96794871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88083" calcext:value-type="float">
            <text:p>1451894488083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4.95581896551724" calcext:value-type="float">
            <text:p>4,95581896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88137" calcext:value-type="float">
            <text:p>1451894488137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63469827586207" calcext:value-type="float">
            <text:p>5,63469827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88168" calcext:value-type="float">
            <text:p>1451894488168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65472972972973" calcext:value-type="float">
            <text:p>6,65472972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88237" calcext:value-type="float">
            <text:p>1451894488237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7.72814685314685" calcext:value-type="float">
            <text:p>7,72814685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88284" calcext:value-type="float">
            <text:p>1451894488284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92794117647059" calcext:value-type="float">
            <text:p>6,92794117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88337" calcext:value-type="float">
            <text:p>1451894488337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58355614973262" calcext:value-type="float">
            <text:p>6,58355614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88384" calcext:value-type="float">
            <text:p>1451894488384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4.93318965517241" calcext:value-type="float">
            <text:p>4,93318965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88438" calcext:value-type="float">
            <text:p>1451894488438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40328467153285" calcext:value-type="float">
            <text:p>5,40328467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88484" calcext:value-type="float">
            <text:p>1451894488484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6573275862069" calcext:value-type="float">
            <text:p>5,65732758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88538" calcext:value-type="float">
            <text:p>1451894488538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34966216216216" calcext:value-type="float">
            <text:p>6,34966216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88585" calcext:value-type="float">
            <text:p>1451894488585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70652173913044" calcext:value-type="float">
            <text:p>5,70652173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88638" calcext:value-type="float">
            <text:p>1451894488638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33536585365854" calcext:value-type="float">
            <text:p>5,33536585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88685" calcext:value-type="float">
            <text:p>1451894488685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4.99891304347826" calcext:value-type="float">
            <text:p>4,99891304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88743" calcext:value-type="float">
            <text:p>1451894488743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72090517241379" calcext:value-type="float">
            <text:p>6,72090517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88774" calcext:value-type="float">
            <text:p>1451894488774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6573275862069" calcext:value-type="float">
            <text:p>5,65732758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88843" calcext:value-type="float">
            <text:p>1451894488843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6573275862069" calcext:value-type="float">
            <text:p>5,65732758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88874" calcext:value-type="float">
            <text:p>1451894488874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08854166666667" calcext:value-type="float">
            <text:p>6,08854166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88943" calcext:value-type="float">
            <text:p>1451894488943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59090909090909" calcext:value-type="float">
            <text:p>5,59090909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88974" calcext:value-type="float">
            <text:p>1451894488974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29525862068966" calcext:value-type="float">
            <text:p>5,29525862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89043" calcext:value-type="float">
            <text:p>1451894489043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29525862068966" calcext:value-type="float">
            <text:p>5,29525862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89074" calcext:value-type="float">
            <text:p>1451894489074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03409090909091" calcext:value-type="float">
            <text:p>6,03409090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89143" calcext:value-type="float">
            <text:p>1451894489143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99676724137931" calcext:value-type="float">
            <text:p>5,99676724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89175" calcext:value-type="float">
            <text:p>1451894489175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271" calcext:value-type="float">
            <text:p>5,2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89244" calcext:value-type="float">
            <text:p>1451894489244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19103773584906" calcext:value-type="float">
            <text:p>6,19103773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89275" calcext:value-type="float">
            <text:p>1451894489275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1063829787234" calcext:value-type="float">
            <text:p>6,10638297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89344" calcext:value-type="float">
            <text:p>1451894489344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07983870967742" calcext:value-type="float">
            <text:p>6,07983870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89375" calcext:value-type="float">
            <text:p>1451894489375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7.36346153846154" calcext:value-type="float">
            <text:p>7,36346153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89444" calcext:value-type="float">
            <text:p>1451894489444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41015625" calcext:value-type="float">
            <text:p>6,410156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89475" calcext:value-type="float">
            <text:p>1451894489475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7.42982456140351" calcext:value-type="float">
            <text:p>7,42982456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89544" calcext:value-type="float">
            <text:p>1451894489544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29403409090909" calcext:value-type="float">
            <text:p>6,29403409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89575" calcext:value-type="float">
            <text:p>1451894489575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76323529411765" calcext:value-type="float">
            <text:p>6,76323529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89644" calcext:value-type="float">
            <text:p>1451894489644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25" calcext:value-type="float">
            <text:p>5,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89675" calcext:value-type="float">
            <text:p>1451894489675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29403409090909" calcext:value-type="float">
            <text:p>6,29403409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89744" calcext:value-type="float">
            <text:p>1451894489744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79856115107914" calcext:value-type="float">
            <text:p>6,79856115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89791" calcext:value-type="float">
            <text:p>1451894489791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79856115107914" calcext:value-type="float">
            <text:p>6,79856115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89844" calcext:value-type="float">
            <text:p>1451894489844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21420454545455" calcext:value-type="float">
            <text:p>5,21420454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89875" calcext:value-type="float">
            <text:p>1451894489875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4.95581896551724" calcext:value-type="float">
            <text:p>4,95581896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89929" calcext:value-type="float">
            <text:p>1451894489929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7.05833333333333" calcext:value-type="float">
            <text:p>7,05833333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89975" calcext:value-type="float">
            <text:p>1451894489975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25827814569537" calcext:value-type="float">
            <text:p>6,25827814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90045" calcext:value-type="float">
            <text:p>1451894490045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95047169811321" calcext:value-type="float">
            <text:p>6,95047169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90076" calcext:value-type="float">
            <text:p>1451894490076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7.54272151898734" calcext:value-type="float">
            <text:p>7,5427215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90144" calcext:value-type="float">
            <text:p>1451894490144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7.64378238341969" calcext:value-type="float">
            <text:p>7,64378238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90176" calcext:value-type="float">
            <text:p>1451894490176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33564814814815" calcext:value-type="float">
            <text:p>6,33564814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90244" calcext:value-type="float">
            <text:p>1451894490244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7.45738636363636" calcext:value-type="float">
            <text:p>7,45738636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90276" calcext:value-type="float">
            <text:p>1451894490276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51426174496644" calcext:value-type="float">
            <text:p>5,5142617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90344" calcext:value-type="float">
            <text:p>1451894490344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60483870967742" calcext:value-type="float">
            <text:p>6,60483870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90375" calcext:value-type="float">
            <text:p>1451894490375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7.09162303664922" calcext:value-type="float">
            <text:p>7,09162303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90445" calcext:value-type="float">
            <text:p>1451894490445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7.29524539877301" calcext:value-type="float">
            <text:p>7,29524539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90476" calcext:value-type="float">
            <text:p>1451894490476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7.9125" calcext:value-type="float">
            <text:p>7,91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90561" calcext:value-type="float">
            <text:p>1451894490561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76638349514563" calcext:value-type="float">
            <text:p>6,76638349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90576" calcext:value-type="float">
            <text:p>1451894490576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66933139534884" calcext:value-type="float">
            <text:p>6,66933139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90645" calcext:value-type="float">
            <text:p>1451894490645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92620481927711" calcext:value-type="float">
            <text:p>6,92620481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90692" calcext:value-type="float">
            <text:p>1451894490692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7.12050898203593" calcext:value-type="float">
            <text:p>7,1205089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90745" calcext:value-type="float">
            <text:p>1451894490745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7.05573248407643" calcext:value-type="float">
            <text:p>7,05573248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90777" calcext:value-type="float">
            <text:p>1451894490777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7.03860294117647" calcext:value-type="float">
            <text:p>7,03860294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90829" calcext:value-type="float">
            <text:p>1451894490829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7.79423076923077" calcext:value-type="float">
            <text:p>7,79423076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90891" calcext:value-type="float">
            <text:p>1451894490891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80555555555556" calcext:value-type="float">
            <text:p>6,80555555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90938" calcext:value-type="float">
            <text:p>1451894490938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29525862068966" calcext:value-type="float">
            <text:p>5,29525862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90992" calcext:value-type="float">
            <text:p>1451894490992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73463114754098" calcext:value-type="float">
            <text:p>6,73463114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91038" calcext:value-type="float">
            <text:p>1451894491038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9513358778626" calcext:value-type="float">
            <text:p>5,95133587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91092" calcext:value-type="float">
            <text:p>1451894491092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9513358778626" calcext:value-type="float">
            <text:p>5,95133587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91139" calcext:value-type="float">
            <text:p>1451894491139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91097122302158" calcext:value-type="float">
            <text:p>5,9109712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91192" calcext:value-type="float">
            <text:p>1451894491192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00954198473282" calcext:value-type="float">
            <text:p>5,00954198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91239" calcext:value-type="float">
            <text:p>1451894491239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72090517241379" calcext:value-type="float">
            <text:p>6,72090517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91292" calcext:value-type="float">
            <text:p>1451894491292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72090517241379" calcext:value-type="float">
            <text:p>6,72090517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91324" calcext:value-type="float">
            <text:p>1451894491324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4.93402777777778" calcext:value-type="float">
            <text:p>4,93402777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91377" calcext:value-type="float">
            <text:p>1451894491377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41413043478261" calcext:value-type="float">
            <text:p>6,41413043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91439" calcext:value-type="float">
            <text:p>1451894491439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4.75103305785124" calcext:value-type="float">
            <text:p>4,75103305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91493" calcext:value-type="float">
            <text:p>1451894491493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02205882352941" calcext:value-type="float">
            <text:p>6,02205882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91540" calcext:value-type="float">
            <text:p>1451894491540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02205882352941" calcext:value-type="float">
            <text:p>6,02205882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91577" calcext:value-type="float">
            <text:p>1451894491577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50520833333333" calcext:value-type="float">
            <text:p>5,50520833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91624" calcext:value-type="float">
            <text:p>1451894491624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4.95581896551724" calcext:value-type="float">
            <text:p>4,95581896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91693" calcext:value-type="float">
            <text:p>1451894491693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7.82934782608696" calcext:value-type="float">
            <text:p>7,82934782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91724" calcext:value-type="float">
            <text:p>1451894491724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10767326732673" calcext:value-type="float">
            <text:p>6,10767326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91793" calcext:value-type="float">
            <text:p>1451894491793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00954198473282" calcext:value-type="float">
            <text:p>5,00954198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91840" calcext:value-type="float">
            <text:p>1451894491840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04610655737705" calcext:value-type="float">
            <text:p>6,04610655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91893" calcext:value-type="float">
            <text:p>1451894491893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10767326732673" calcext:value-type="float">
            <text:p>6,10767326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91940" calcext:value-type="float">
            <text:p>1451894491940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4.99891304347826" calcext:value-type="float">
            <text:p>4,99891304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91978" calcext:value-type="float">
            <text:p>1451894491978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47153465346535" calcext:value-type="float">
            <text:p>6,47153465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92040" calcext:value-type="float">
            <text:p>1451894492040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00954198473282" calcext:value-type="float">
            <text:p>5,00954198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92078" calcext:value-type="float">
            <text:p>1451894492078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4.95581896551724" calcext:value-type="float">
            <text:p>4,95581896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92125" calcext:value-type="float">
            <text:p>1451894492125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99676724137931" calcext:value-type="float">
            <text:p>5,99676724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92179" calcext:value-type="float">
            <text:p>1451894492179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06762295081967" calcext:value-type="float">
            <text:p>6,06762295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92241" calcext:value-type="float">
            <text:p>1451894492241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46875" calcext:value-type="float">
            <text:p>5,468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92279" calcext:value-type="float">
            <text:p>1451894492279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41413043478261" calcext:value-type="float">
            <text:p>6,41413043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92326" calcext:value-type="float">
            <text:p>1451894492326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4.91346153846154" calcext:value-type="float">
            <text:p>4,91346153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92394" calcext:value-type="float">
            <text:p>1451894492394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4.99891304347826" calcext:value-type="float">
            <text:p>4,99891304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92426" calcext:value-type="float">
            <text:p>1451894492426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22443181818182" calcext:value-type="float">
            <text:p>6,22443181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92494" calcext:value-type="float">
            <text:p>1451894492494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70184426229508" calcext:value-type="float">
            <text:p>5,70184426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92525" calcext:value-type="float">
            <text:p>1451894492525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2759900990099" calcext:value-type="float">
            <text:p>5,2759900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92594" calcext:value-type="float">
            <text:p>1451894492594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25190839694657" calcext:value-type="float">
            <text:p>6,25190839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92626" calcext:value-type="float">
            <text:p>1451894492626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01939655172414" calcext:value-type="float">
            <text:p>6,01939655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92679" calcext:value-type="float">
            <text:p>1451894492679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9513358778626" calcext:value-type="float">
            <text:p>5,95133587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92742" calcext:value-type="float">
            <text:p>1451894492742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39036885245902" calcext:value-type="float">
            <text:p>6,39036885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92779" calcext:value-type="float">
            <text:p>1451894492779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39036885245902" calcext:value-type="float">
            <text:p>6,39036885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92826" calcext:value-type="float">
            <text:p>1451894492826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07638888888889" calcext:value-type="float">
            <text:p>6,07638888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92895" calcext:value-type="float">
            <text:p>1451894492895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9513358778626" calcext:value-type="float">
            <text:p>5,95133587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92942" calcext:value-type="float">
            <text:p>1451894492942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7.19370229007634" calcext:value-type="float">
            <text:p>7,19370229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92980" calcext:value-type="float">
            <text:p>1451894492980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2759900990099" calcext:value-type="float">
            <text:p>5,2759900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93027" calcext:value-type="float">
            <text:p>1451894493027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06762295081967" calcext:value-type="float">
            <text:p>6,06762295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93096" calcext:value-type="float">
            <text:p>1451894493096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63469827586207" calcext:value-type="float">
            <text:p>5,63469827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93142" calcext:value-type="float">
            <text:p>1451894493142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7.02996575342466" calcext:value-type="float">
            <text:p>7,02996575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93180" calcext:value-type="float">
            <text:p>1451894493180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4.95581896551724" calcext:value-type="float">
            <text:p>4,95581896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93227" calcext:value-type="float">
            <text:p>1451894493227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88737623762376" calcext:value-type="float">
            <text:p>6,88737623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93296" calcext:value-type="float">
            <text:p>1451894493296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37909836065574" calcext:value-type="float">
            <text:p>5,37909836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93327" calcext:value-type="float">
            <text:p>1451894493327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00954198473282" calcext:value-type="float">
            <text:p>5,00954198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93381" calcext:value-type="float">
            <text:p>1451894493381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4.88613861386139" calcext:value-type="float">
            <text:p>4,88613861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93428" calcext:value-type="float">
            <text:p>1451894493428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4.88613861386139" calcext:value-type="float">
            <text:p>4,88613861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93481" calcext:value-type="float">
            <text:p>1451894493481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88194444444444" calcext:value-type="float">
            <text:p>5,88194444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93528" calcext:value-type="float">
            <text:p>1451894493528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01939655172414" calcext:value-type="float">
            <text:p>6,01939655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93597" calcext:value-type="float">
            <text:p>1451894493597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4.79014598540146" calcext:value-type="float">
            <text:p>4,79014598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93628" calcext:value-type="float">
            <text:p>1451894493628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4.79014598540146" calcext:value-type="float">
            <text:p>4,79014598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93681" calcext:value-type="float">
            <text:p>1451894493681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53875" calcext:value-type="float">
            <text:p>5,538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93728" calcext:value-type="float">
            <text:p>1451894493728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7.15909090909091" calcext:value-type="float">
            <text:p>7,15909090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93797" calcext:value-type="float">
            <text:p>1451894493797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34130434782609" calcext:value-type="float">
            <text:p>5,34130434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93844" calcext:value-type="float">
            <text:p>1451894493844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6573275862069" calcext:value-type="float">
            <text:p>5,65732758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93882" calcext:value-type="float">
            <text:p>1451894493882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35883620689655" calcext:value-type="float">
            <text:p>6,35883620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93944" calcext:value-type="float">
            <text:p>1451894493944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04610655737705" calcext:value-type="float">
            <text:p>6,04610655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93982" calcext:value-type="float">
            <text:p>1451894493982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6573275862069" calcext:value-type="float">
            <text:p>5,65732758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94028" calcext:value-type="float">
            <text:p>1451894494028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4.95581896551724" calcext:value-type="float">
            <text:p>4,95581896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94082" calcext:value-type="float">
            <text:p>1451894494082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4.95581896551724" calcext:value-type="float">
            <text:p>4,95581896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94129" calcext:value-type="float">
            <text:p>1451894494129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69965277777778" calcext:value-type="float">
            <text:p>5,69965277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94197" calcext:value-type="float">
            <text:p>1451894494197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51903973509934" calcext:value-type="float">
            <text:p>6,51903973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94229" calcext:value-type="float">
            <text:p>1451894494229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89512711864407" calcext:value-type="float">
            <text:p>5,89512711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94282" calcext:value-type="float">
            <text:p>1451894494282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01939655172414" calcext:value-type="float">
            <text:p>6,01939655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94329" calcext:value-type="float">
            <text:p>1451894494329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4.99891304347826" calcext:value-type="float">
            <text:p>4,99891304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94382" calcext:value-type="float">
            <text:p>1451894494382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7.06034482758621" calcext:value-type="float">
            <text:p>7,06034482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94429" calcext:value-type="float">
            <text:p>1451894494429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7.06034482758621" calcext:value-type="float">
            <text:p>7,06034482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94482" calcext:value-type="float">
            <text:p>1451894494482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05854430379747" calcext:value-type="float">
            <text:p>6,05854430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94529" calcext:value-type="float">
            <text:p>1451894494529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05854430379747" calcext:value-type="float">
            <text:p>6,05854430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94583" calcext:value-type="float">
            <text:p>1451894494583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8270474137931" calcext:value-type="float">
            <text:p>5,82704741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94645" calcext:value-type="float">
            <text:p>1451894494645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4.95581896551724" calcext:value-type="float">
            <text:p>4,95581896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94683" calcext:value-type="float">
            <text:p>1451894494683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4.95581896551724" calcext:value-type="float">
            <text:p>4,95581896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94730" calcext:value-type="float">
            <text:p>1451894494730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07638888888889" calcext:value-type="float">
            <text:p>6,07638888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94783" calcext:value-type="float">
            <text:p>1451894494783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4.95581896551724" calcext:value-type="float">
            <text:p>4,95581896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94845" calcext:value-type="float">
            <text:p>1451894494845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37909836065574" calcext:value-type="float">
            <text:p>5,37909836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94883" calcext:value-type="float">
            <text:p>1451894494883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37909836065574" calcext:value-type="float">
            <text:p>5,37909836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94930" calcext:value-type="float">
            <text:p>1451894494930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29525862068966" calcext:value-type="float">
            <text:p>5,29525862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94999" calcext:value-type="float">
            <text:p>1451894494999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29525862068966" calcext:value-type="float">
            <text:p>5,29525862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95046" calcext:value-type="float">
            <text:p>1451894495046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01939655172414" calcext:value-type="float">
            <text:p>6,01939655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95083" calcext:value-type="float">
            <text:p>1451894495083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01939655172414" calcext:value-type="float">
            <text:p>6,01939655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95130" calcext:value-type="float">
            <text:p>1451894495130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27083333333333" calcext:value-type="float">
            <text:p>6,27083333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95184" calcext:value-type="float">
            <text:p>1451894495184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04610655737705" calcext:value-type="float">
            <text:p>6,04610655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95231" calcext:value-type="float">
            <text:p>1451894495231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6573275862069" calcext:value-type="float">
            <text:p>5,65732758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95284" calcext:value-type="float">
            <text:p>1451894495284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6573275862069" calcext:value-type="float">
            <text:p>5,65732758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95331" calcext:value-type="float">
            <text:p>1451894495331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69965277777778" calcext:value-type="float">
            <text:p>5,69965277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95384" calcext:value-type="float">
            <text:p>1451894495384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4.93318965517241" calcext:value-type="float">
            <text:p>4,93318965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95447" calcext:value-type="float">
            <text:p>1451894495447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38146551724138" calcext:value-type="float">
            <text:p>6,38146551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95485" calcext:value-type="float">
            <text:p>1451894495485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71323529411765" calcext:value-type="float">
            <text:p>5,71323529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95531" calcext:value-type="float">
            <text:p>1451894495531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69183168316832" calcext:value-type="float">
            <text:p>5,69183168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95585" calcext:value-type="float">
            <text:p>1451894495585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4.88613861386139" calcext:value-type="float">
            <text:p>4,88613861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95632" calcext:value-type="float">
            <text:p>1451894495632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20454545454546" calcext:value-type="float">
            <text:p>6,20454545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95701" calcext:value-type="float">
            <text:p>1451894495701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4.99891304347826" calcext:value-type="float">
            <text:p>4,99891304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95732" calcext:value-type="float">
            <text:p>1451894495732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4.99891304347826" calcext:value-type="float">
            <text:p>4,99891304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95785" calcext:value-type="float">
            <text:p>1451894495785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945625" calcext:value-type="float">
            <text:p>5,9456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95832" calcext:value-type="float">
            <text:p>1451894495832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3019801980198" calcext:value-type="float">
            <text:p>5,3019801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95885" calcext:value-type="float">
            <text:p>1451894495885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04891304347826" calcext:value-type="float">
            <text:p>6,04891304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95932" calcext:value-type="float">
            <text:p>1451894495932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23913043478261" calcext:value-type="float">
            <text:p>6,23913043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95986" calcext:value-type="float">
            <text:p>1451894495986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66584158415842" calcext:value-type="float">
            <text:p>5,66584158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96032" calcext:value-type="float">
            <text:p>1451894496032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31788793103448" calcext:value-type="float">
            <text:p>5,3178879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96086" calcext:value-type="float">
            <text:p>1451894496086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72090517241379" calcext:value-type="float">
            <text:p>6,72090517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96133" calcext:value-type="float">
            <text:p>1451894496133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36413043478261" calcext:value-type="float">
            <text:p>5,36413043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96186" calcext:value-type="float">
            <text:p>1451894496186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6573275862069" calcext:value-type="float">
            <text:p>5,65732758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96233" calcext:value-type="float">
            <text:p>1451894496233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6573275862069" calcext:value-type="float">
            <text:p>5,65732758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96286" calcext:value-type="float">
            <text:p>1451894496286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6573275862069" calcext:value-type="float">
            <text:p>5,65732758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96349" calcext:value-type="float">
            <text:p>1451894496349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19852941176471" calcext:value-type="float">
            <text:p>6,19852941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96386" calcext:value-type="float">
            <text:p>1451894496386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35883620689655" calcext:value-type="float">
            <text:p>6,35883620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96433" calcext:value-type="float">
            <text:p>1451894496433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35883620689655" calcext:value-type="float">
            <text:p>6,35883620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96486" calcext:value-type="float">
            <text:p>1451894496486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70708955223881" calcext:value-type="float">
            <text:p>5,70708955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96549" calcext:value-type="float">
            <text:p>1451894496549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36413043478261" calcext:value-type="float">
            <text:p>5,36413043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96586" calcext:value-type="float">
            <text:p>1451894496586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6573275862069" calcext:value-type="float">
            <text:p>5,65732758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96633" calcext:value-type="float">
            <text:p>1451894496633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72090517241379" calcext:value-type="float">
            <text:p>6,72090517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96687" calcext:value-type="float">
            <text:p>1451894496687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72090517241379" calcext:value-type="float">
            <text:p>6,72090517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96734" calcext:value-type="float">
            <text:p>1451894496734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52985074626866" calcext:value-type="float">
            <text:p>6,52985074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96787" calcext:value-type="float">
            <text:p>1451894496787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4.71209016393443" calcext:value-type="float">
            <text:p>4,71209016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96834" calcext:value-type="float">
            <text:p>1451894496834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93129770992366" calcext:value-type="float">
            <text:p>5,93129770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96887" calcext:value-type="float">
            <text:p>1451894496887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93129770992366" calcext:value-type="float">
            <text:p>5,93129770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96919" calcext:value-type="float">
            <text:p>1451894496919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51119402985075" calcext:value-type="float">
            <text:p>5,51119402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96979" calcext:value-type="float">
            <text:p>1451894496979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6573275862069" calcext:value-type="float">
            <text:p>5,65732758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97038" calcext:value-type="float">
            <text:p>1451894497038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70652173913044" calcext:value-type="float">
            <text:p>5,70652173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97089" calcext:value-type="float">
            <text:p>1451894497089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4.7554347826087" calcext:value-type="float">
            <text:p>4,75543478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97138" calcext:value-type="float">
            <text:p>1451894497138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4.7554347826087" calcext:value-type="float">
            <text:p>4,75543478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97186" calcext:value-type="float">
            <text:p>1451894497186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53875" calcext:value-type="float">
            <text:p>5,538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97238" calcext:value-type="float">
            <text:p>1451894497238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42857142857143" calcext:value-type="float">
            <text:p>6,42857142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97289" calcext:value-type="float">
            <text:p>1451894497289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58806818181818" calcext:value-type="float">
            <text:p>5,58806818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97339" calcext:value-type="float">
            <text:p>1451894497339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58806818181818" calcext:value-type="float">
            <text:p>5,58806818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97389" calcext:value-type="float">
            <text:p>1451894497389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945625" calcext:value-type="float">
            <text:p>5,9456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97439" calcext:value-type="float">
            <text:p>1451894497439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93478260869565" calcext:value-type="float">
            <text:p>5,93478260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97489" calcext:value-type="float">
            <text:p>1451894497489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10767326732673" calcext:value-type="float">
            <text:p>6,10767326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97555" calcext:value-type="float">
            <text:p>1451894497555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4.95581896551724" calcext:value-type="float">
            <text:p>4,95581896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97586" calcext:value-type="float">
            <text:p>1451894497586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4.95581896551724" calcext:value-type="float">
            <text:p>4,95581896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97624" calcext:value-type="float">
            <text:p>1451894497624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88194444444444" calcext:value-type="float">
            <text:p>5,88194444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97689" calcext:value-type="float">
            <text:p>1451894497689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63072519083969" calcext:value-type="float">
            <text:p>5,63072519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97739" calcext:value-type="float">
            <text:p>1451894497739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39036885245902" calcext:value-type="float">
            <text:p>6,39036885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97786" calcext:value-type="float">
            <text:p>1451894497786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29525862068966" calcext:value-type="float">
            <text:p>5,29525862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97824" calcext:value-type="float">
            <text:p>1451894497824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4.95581896551724" calcext:value-type="float">
            <text:p>4,95581896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97889" calcext:value-type="float">
            <text:p>1451894497889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72090517241379" calcext:value-type="float">
            <text:p>6,72090517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97924" calcext:value-type="float">
            <text:p>1451894497924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72090517241379" calcext:value-type="float">
            <text:p>6,72090517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97989" calcext:value-type="float">
            <text:p>1451894497989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07638888888889" calcext:value-type="float">
            <text:p>6,07638888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98040" calcext:value-type="float">
            <text:p>1451894498040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4.7554347826087" calcext:value-type="float">
            <text:p>4,75543478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98089" calcext:value-type="float">
            <text:p>1451894498089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6573275862069" calcext:value-type="float">
            <text:p>5,65732758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98140" calcext:value-type="float">
            <text:p>1451894498140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4.99891304347826" calcext:value-type="float">
            <text:p>4,99891304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98187" calcext:value-type="float">
            <text:p>1451894498187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01939655172414" calcext:value-type="float">
            <text:p>6,01939655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98224" calcext:value-type="float">
            <text:p>1451894498224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99676724137931" calcext:value-type="float">
            <text:p>5,99676724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98289" calcext:value-type="float">
            <text:p>1451894498289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99676724137931" calcext:value-type="float">
            <text:p>5,99676724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98340" calcext:value-type="float">
            <text:p>1451894498340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89409722222222" calcext:value-type="float">
            <text:p>5,89409722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98389" calcext:value-type="float">
            <text:p>1451894498389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4.91346153846154" calcext:value-type="float">
            <text:p>4,91346153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98441" calcext:value-type="float">
            <text:p>1451894498441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825" calcext:value-type="float">
            <text:p>5,8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98488" calcext:value-type="float">
            <text:p>1451894498488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825" calcext:value-type="float">
            <text:p>5,8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98525" calcext:value-type="float">
            <text:p>1451894498525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81325910931174" calcext:value-type="float">
            <text:p>5,81325910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98589" calcext:value-type="float">
            <text:p>1451894498589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81325910931174" calcext:value-type="float">
            <text:p>5,81325910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98641" calcext:value-type="float">
            <text:p>1451894498641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07638888888889" calcext:value-type="float">
            <text:p>6,07638888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98693" calcext:value-type="float">
            <text:p>1451894498693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4.95581896551724" calcext:value-type="float">
            <text:p>4,95581896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98725" calcext:value-type="float">
            <text:p>1451894498725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4.95581896551724" calcext:value-type="float">
            <text:p>4,95581896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98789" calcext:value-type="float">
            <text:p>1451894498789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33239910313901" calcext:value-type="float">
            <text:p>5,33239910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98841" calcext:value-type="float">
            <text:p>1451894498841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33239910313901" calcext:value-type="float">
            <text:p>5,33239910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98888" calcext:value-type="float">
            <text:p>1451894498888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50520833333333" calcext:value-type="float">
            <text:p>5,50520833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98926" calcext:value-type="float">
            <text:p>1451894498926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7.08297413793103" calcext:value-type="float">
            <text:p>7,08297413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98989" calcext:value-type="float">
            <text:p>1451894498989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07173913043478" calcext:value-type="float">
            <text:p>6,07173913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99041" calcext:value-type="float">
            <text:p>1451894499041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77066115702479" calcext:value-type="float">
            <text:p>5,7706611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99088" calcext:value-type="float">
            <text:p>1451894499088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29525862068966" calcext:value-type="float">
            <text:p>5,29525862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99126" calcext:value-type="float">
            <text:p>1451894499126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38412408759124" calcext:value-type="float">
            <text:p>5,38412408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99189" calcext:value-type="float">
            <text:p>1451894499189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4.88613861386139" calcext:value-type="float">
            <text:p>4,88613861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99226" calcext:value-type="float">
            <text:p>1451894499226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7.06034482758621" calcext:value-type="float">
            <text:p>7,06034482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99293" calcext:value-type="float">
            <text:p>1451894499293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7.06034482758621" calcext:value-type="float">
            <text:p>7,06034482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99326" calcext:value-type="float">
            <text:p>1451894499326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72616279069767" calcext:value-type="float">
            <text:p>5,72616279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99411" calcext:value-type="float">
            <text:p>1451894499411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33015267175573" calcext:value-type="float">
            <text:p>5,33015267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99426" calcext:value-type="float">
            <text:p>1451894499426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31158088235294" calcext:value-type="float">
            <text:p>6,31158088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99490" calcext:value-type="float">
            <text:p>1451894499490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63602941176471" calcext:value-type="float">
            <text:p>5,63602941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99526" calcext:value-type="float">
            <text:p>1451894499526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08168316831683" calcext:value-type="float">
            <text:p>6,08168316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99589" calcext:value-type="float">
            <text:p>1451894499589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31788793103448" calcext:value-type="float">
            <text:p>5,3178879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99627" calcext:value-type="float">
            <text:p>1451894499627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72090517241379" calcext:value-type="float">
            <text:p>6,72090517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99674" calcext:value-type="float">
            <text:p>1451894499674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4.86014851485149" calcext:value-type="float">
            <text:p>4,86014851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99742" calcext:value-type="float">
            <text:p>1451894499742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70652173913044" calcext:value-type="float">
            <text:p>5,70652173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99789" calcext:value-type="float">
            <text:p>1451894499789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70652173913044" calcext:value-type="float">
            <text:p>5,70652173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99858" calcext:value-type="float">
            <text:p>1451894499858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88194444444444" calcext:value-type="float">
            <text:p>5,88194444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99858" calcext:value-type="float">
            <text:p>1451894499858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99726277372263" calcext:value-type="float">
            <text:p>5,99726277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99927" calcext:value-type="float">
            <text:p>1451894499927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99726277372263" calcext:value-type="float">
            <text:p>5,99726277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499974" calcext:value-type="float">
            <text:p>1451894499974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155625" calcext:value-type="float">
            <text:p>6,1556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00043" calcext:value-type="float">
            <text:p>1451894500043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29525862068966" calcext:value-type="float">
            <text:p>5,29525862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00074" calcext:value-type="float">
            <text:p>1451894500074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22443181818182" calcext:value-type="float">
            <text:p>6,22443181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00143" calcext:value-type="float">
            <text:p>1451894500143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22443181818182" calcext:value-type="float">
            <text:p>6,22443181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00174" calcext:value-type="float">
            <text:p>1451894500174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12847222222222" calcext:value-type="float">
            <text:p>5,12847222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00243" calcext:value-type="float">
            <text:p>1451894500243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12847222222222" calcext:value-type="float">
            <text:p>5,12847222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00274" calcext:value-type="float">
            <text:p>1451894500274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9093023255814" calcext:value-type="float">
            <text:p>5,90930232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00342" calcext:value-type="float">
            <text:p>1451894500342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67682926829268" calcext:value-type="float">
            <text:p>5,67682926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00374" calcext:value-type="float">
            <text:p>1451894500374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35883620689655" calcext:value-type="float">
            <text:p>6,35883620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00442" calcext:value-type="float">
            <text:p>1451894500442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41413043478261" calcext:value-type="float">
            <text:p>6,41413043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00490" calcext:value-type="float">
            <text:p>1451894500490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31788793103448" calcext:value-type="float">
            <text:p>5,3178879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00527" calcext:value-type="float">
            <text:p>1451894500527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20454545454546" calcext:value-type="float">
            <text:p>6,20454545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00590" calcext:value-type="float">
            <text:p>1451894500590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04610655737705" calcext:value-type="float">
            <text:p>6,04610655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00658" calcext:value-type="float">
            <text:p>1451894500658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04610655737705" calcext:value-type="float">
            <text:p>6,04610655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00674" calcext:value-type="float">
            <text:p>1451894500674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4.921875" calcext:value-type="float">
            <text:p>4,9218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00758" calcext:value-type="float">
            <text:p>1451894500758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7.45738636363636" calcext:value-type="float">
            <text:p>7,45738636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00774" calcext:value-type="float">
            <text:p>1451894500774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4.99891304347826" calcext:value-type="float">
            <text:p>4,99891304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00827" calcext:value-type="float">
            <text:p>1451894500827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6573275862069" calcext:value-type="float">
            <text:p>5,65732758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00896" calcext:value-type="float">
            <text:p>1451894500896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6573275862069" calcext:value-type="float">
            <text:p>5,65732758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00943" calcext:value-type="float">
            <text:p>1451894500943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33823529411765" calcext:value-type="float">
            <text:p>5,33823529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00990" calcext:value-type="float">
            <text:p>1451894500990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01939655172414" calcext:value-type="float">
            <text:p>6,01939655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01028" calcext:value-type="float">
            <text:p>1451894501028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2719465648855" calcext:value-type="float">
            <text:p>6,27194656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01091" calcext:value-type="float">
            <text:p>1451894501091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4.86014851485149" calcext:value-type="float">
            <text:p>4,86014851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01159" calcext:value-type="float">
            <text:p>1451894501159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57251908396947" calcext:value-type="float">
            <text:p>6,5725190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01190" calcext:value-type="float">
            <text:p>1451894501190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57251908396947" calcext:value-type="float">
            <text:p>6,5725190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01228" calcext:value-type="float">
            <text:p>1451894501228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92398648648649" calcext:value-type="float">
            <text:p>5,92398648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01275" calcext:value-type="float">
            <text:p>1451894501275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4.86014851485149" calcext:value-type="float">
            <text:p>4,86014851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01344" calcext:value-type="float">
            <text:p>1451894501344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35883620689655" calcext:value-type="float">
            <text:p>6,35883620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01375" calcext:value-type="float">
            <text:p>1451894501375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35883620689655" calcext:value-type="float">
            <text:p>6,35883620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01444" calcext:value-type="float">
            <text:p>1451894501444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4.95697674418605" calcext:value-type="float">
            <text:p>4,95697674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01475" calcext:value-type="float">
            <text:p>1451894501475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72090517241379" calcext:value-type="float">
            <text:p>6,72090517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01544" calcext:value-type="float">
            <text:p>1451894501544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72090517241379" calcext:value-type="float">
            <text:p>6,72090517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01575" calcext:value-type="float">
            <text:p>1451894501575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4616935483871" calcext:value-type="float">
            <text:p>5,46169354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01644" calcext:value-type="float">
            <text:p>1451894501644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4.63089622641509" calcext:value-type="float">
            <text:p>4,63089622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01675" calcext:value-type="float">
            <text:p>1451894501675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72090517241379" calcext:value-type="float">
            <text:p>6,72090517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01744" calcext:value-type="float">
            <text:p>1451894501744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6573275862069" calcext:value-type="float">
            <text:p>5,65732758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01775" calcext:value-type="float">
            <text:p>1451894501775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7.12173913043478" calcext:value-type="float">
            <text:p>7,12173913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01844" calcext:value-type="float">
            <text:p>1451894501844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7.12173913043478" calcext:value-type="float">
            <text:p>7,12173913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01876" calcext:value-type="float">
            <text:p>1451894501876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13685344827586" calcext:value-type="float">
            <text:p>5,13685344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01929" calcext:value-type="float">
            <text:p>1451894501929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04610655737705" calcext:value-type="float">
            <text:p>6,04610655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02014" calcext:value-type="float">
            <text:p>1451894502014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04610655737705" calcext:value-type="float">
            <text:p>6,04610655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02029" calcext:value-type="float">
            <text:p>1451894502029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00808189655172" calcext:value-type="float">
            <text:p>6,00808189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02076" calcext:value-type="float">
            <text:p>1451894502076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00808189655172" calcext:value-type="float">
            <text:p>6,00808189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02145" calcext:value-type="float">
            <text:p>1451894502145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69965277777778" calcext:value-type="float">
            <text:p>5,69965277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02176" calcext:value-type="float">
            <text:p>1451894502176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9513358778626" calcext:value-type="float">
            <text:p>5,95133587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02244" calcext:value-type="float">
            <text:p>1451894502244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19852941176471" calcext:value-type="float">
            <text:p>6,19852941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02275" calcext:value-type="float">
            <text:p>1451894502275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93149038461538" calcext:value-type="float">
            <text:p>5,93149038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02344" calcext:value-type="float">
            <text:p>1451894502344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34130434782609" calcext:value-type="float">
            <text:p>5,34130434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02375" calcext:value-type="float">
            <text:p>1451894502375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35883620689655" calcext:value-type="float">
            <text:p>6,35883620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02444" calcext:value-type="float">
            <text:p>1451894502444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38146551724138" calcext:value-type="float">
            <text:p>6,38146551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02476" calcext:value-type="float">
            <text:p>1451894502476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6573275862069" calcext:value-type="float">
            <text:p>5,65732758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02545" calcext:value-type="float">
            <text:p>1451894502545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6573275862069" calcext:value-type="float">
            <text:p>5,65732758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02592" calcext:value-type="float">
            <text:p>1451894502592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6875" calcext:value-type="float">
            <text:p>5,68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02645" calcext:value-type="float">
            <text:p>1451894502645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67682926829268" calcext:value-type="float">
            <text:p>5,67682926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02676" calcext:value-type="float">
            <text:p>1451894502676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67682926829268" calcext:value-type="float">
            <text:p>5,67682926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02745" calcext:value-type="float">
            <text:p>1451894502745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155625" calcext:value-type="float">
            <text:p>6,1556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02776" calcext:value-type="float">
            <text:p>1451894502776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6573275862069" calcext:value-type="float">
            <text:p>5,65732758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02845" calcext:value-type="float">
            <text:p>1451894502845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6573275862069" calcext:value-type="float">
            <text:p>5,65732758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02877" calcext:value-type="float">
            <text:p>1451894502877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88194444444444" calcext:value-type="float">
            <text:p>5,88194444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02930" calcext:value-type="float">
            <text:p>1451894502930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29525862068966" calcext:value-type="float">
            <text:p>5,29525862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02993" calcext:value-type="float">
            <text:p>1451894502993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38146551724138" calcext:value-type="float">
            <text:p>6,38146551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03046" calcext:value-type="float">
            <text:p>1451894503046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4.93318965517241" calcext:value-type="float">
            <text:p>4,93318965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03077" calcext:value-type="float">
            <text:p>1451894503077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06762295081967" calcext:value-type="float">
            <text:p>6,06762295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03146" calcext:value-type="float">
            <text:p>1451894503146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06762295081967" calcext:value-type="float">
            <text:p>6,06762295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03177" calcext:value-type="float">
            <text:p>1451894503177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735625" calcext:value-type="float">
            <text:p>5,7356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03246" calcext:value-type="float">
            <text:p>1451894503246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99676724137931" calcext:value-type="float">
            <text:p>5,99676724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03293" calcext:value-type="float">
            <text:p>1451894503293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99676724137931" calcext:value-type="float">
            <text:p>5,99676724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03346" calcext:value-type="float">
            <text:p>1451894503346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74875" calcext:value-type="float">
            <text:p>5,748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03377" calcext:value-type="float">
            <text:p>1451894503377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14285714285714" calcext:value-type="float">
            <text:p>6,14285714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03429" calcext:value-type="float">
            <text:p>1451894503429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14285714285714" calcext:value-type="float">
            <text:p>6,14285714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03490" calcext:value-type="float">
            <text:p>1451894503490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07638888888889" calcext:value-type="float">
            <text:p>6,07638888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03529" calcext:value-type="float">
            <text:p>1451894503529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65548780487805" calcext:value-type="float">
            <text:p>5,65548780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03589" calcext:value-type="float">
            <text:p>1451894503589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77934782608696" calcext:value-type="float">
            <text:p>6,77934782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03639" calcext:value-type="float">
            <text:p>1451894503639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38146551724138" calcext:value-type="float">
            <text:p>6,38146551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03692" calcext:value-type="float">
            <text:p>1451894503692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4.93318965517241" calcext:value-type="float">
            <text:p>4,93318965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03732" calcext:value-type="float">
            <text:p>1451894503732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43695652173913" calcext:value-type="float">
            <text:p>6,43695652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03782" calcext:value-type="float">
            <text:p>1451894503782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4.95581896551724" calcext:value-type="float">
            <text:p>4,95581896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03832" calcext:value-type="float">
            <text:p>1451894503832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7.23529411764706" calcext:value-type="float">
            <text:p>7,23529411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03889" calcext:value-type="float">
            <text:p>1451894503889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29525862068966" calcext:value-type="float">
            <text:p>5,29525862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03950" calcext:value-type="float">
            <text:p>1451894503950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6573275862069" calcext:value-type="float">
            <text:p>5,65732758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03981" calcext:value-type="float">
            <text:p>1451894503981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6573275862069" calcext:value-type="float">
            <text:p>5,65732758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04041" calcext:value-type="float">
            <text:p>1451894504041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10135135135135" calcext:value-type="float">
            <text:p>6,10135135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04083" calcext:value-type="float">
            <text:p>1451894504083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4.93318965517241" calcext:value-type="float">
            <text:p>4,93318965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04133" calcext:value-type="float">
            <text:p>1451894504133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4.93318965517241" calcext:value-type="float">
            <text:p>4,93318965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04183" calcext:value-type="float">
            <text:p>1451894504183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51119402985075" calcext:value-type="float">
            <text:p>5,51119402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04236" calcext:value-type="float">
            <text:p>1451894504236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7.19370229007634" calcext:value-type="float">
            <text:p>7,19370229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04281" calcext:value-type="float">
            <text:p>1451894504281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60795454545455" calcext:value-type="float">
            <text:p>5,60795454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04331" calcext:value-type="float">
            <text:p>1451894504331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41413043478261" calcext:value-type="float">
            <text:p>6,41413043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04393" calcext:value-type="float">
            <text:p>1451894504393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4.95581896551724" calcext:value-type="float">
            <text:p>4,95581896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04433" calcext:value-type="float">
            <text:p>1451894504433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72090517241379" calcext:value-type="float">
            <text:p>6,72090517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04493" calcext:value-type="float">
            <text:p>1451894504493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6573275862069" calcext:value-type="float">
            <text:p>5,65732758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04533" calcext:value-type="float">
            <text:p>1451894504533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4.95581896551724" calcext:value-type="float">
            <text:p>4,95581896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04579" calcext:value-type="float">
            <text:p>1451894504579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94551282051282" calcext:value-type="float">
            <text:p>5,94551282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04630" calcext:value-type="float">
            <text:p>1451894504630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09607438016529" calcext:value-type="float">
            <text:p>6,09607438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04691" calcext:value-type="float">
            <text:p>1451894504691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4.97159090909091" calcext:value-type="float">
            <text:p>4,97159090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04731" calcext:value-type="float">
            <text:p>1451894504731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35883620689655" calcext:value-type="float">
            <text:p>6,35883620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04779" calcext:value-type="float">
            <text:p>1451894504779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35883620689655" calcext:value-type="float">
            <text:p>6,35883620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04840" calcext:value-type="float">
            <text:p>1451894504840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15232558139535" calcext:value-type="float">
            <text:p>5,15232558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04889" calcext:value-type="float">
            <text:p>1451894504889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15232558139535" calcext:value-type="float">
            <text:p>5,15232558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04952" calcext:value-type="float">
            <text:p>1451894504952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07399103139013" calcext:value-type="float">
            <text:p>6,07399103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04983" calcext:value-type="float">
            <text:p>1451894504983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07399103139013" calcext:value-type="float">
            <text:p>6,07399103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05051" calcext:value-type="float">
            <text:p>1451894505051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50520833333333" calcext:value-type="float">
            <text:p>5,50520833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05082" calcext:value-type="float">
            <text:p>1451894505082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22443181818182" calcext:value-type="float">
            <text:p>6,22443181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05150" calcext:value-type="float">
            <text:p>1451894505150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63072519083969" calcext:value-type="float">
            <text:p>5,63072519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05183" calcext:value-type="float">
            <text:p>1451894505183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37909836065574" calcext:value-type="float">
            <text:p>5,37909836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05233" calcext:value-type="float">
            <text:p>1451894505233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37909836065574" calcext:value-type="float">
            <text:p>5,37909836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05283" calcext:value-type="float">
            <text:p>1451894505283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07638888888889" calcext:value-type="float">
            <text:p>6,07638888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05329" calcext:value-type="float">
            <text:p>1451894505329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07638888888889" calcext:value-type="float">
            <text:p>6,07638888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05389" calcext:value-type="float">
            <text:p>1451894505389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50520833333333" calcext:value-type="float">
            <text:p>5,50520833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05439" calcext:value-type="float">
            <text:p>1451894505439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34130434782609" calcext:value-type="float">
            <text:p>5,34130434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05486" calcext:value-type="float">
            <text:p>1451894505486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91336633663366" calcext:value-type="float">
            <text:p>6,91336633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05539" calcext:value-type="float">
            <text:p>1451894505539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31011450381679" calcext:value-type="float">
            <text:p>5,31011450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05586" calcext:value-type="float">
            <text:p>1451894505586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31011450381679" calcext:value-type="float">
            <text:p>5,31011450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05629" calcext:value-type="float">
            <text:p>1451894505629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1289592760181" calcext:value-type="float">
            <text:p>6,1289592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05679" calcext:value-type="float">
            <text:p>1451894505679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43382352941177" calcext:value-type="float">
            <text:p>6,43382352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05730" calcext:value-type="float">
            <text:p>1451894505730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43382352941177" calcext:value-type="float">
            <text:p>6,43382352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05790" calcext:value-type="float">
            <text:p>1451894505790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31076388888889" calcext:value-type="float">
            <text:p>5,31076388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05830" calcext:value-type="float">
            <text:p>1451894505830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74353448275862" calcext:value-type="float">
            <text:p>6,74353448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05924" calcext:value-type="float">
            <text:p>1451894505924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74353448275862" calcext:value-type="float">
            <text:p>6,74353448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05925" calcext:value-type="float">
            <text:p>1451894505925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49305555555556" calcext:value-type="float">
            <text:p>5,49305555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05979" calcext:value-type="float">
            <text:p>1451894505979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31788793103448" calcext:value-type="float">
            <text:p>5,3178879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06039" calcext:value-type="float">
            <text:p>1451894506039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4.95581896551724" calcext:value-type="float">
            <text:p>4,95581896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06099" calcext:value-type="float">
            <text:p>1451894506099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4.95581896551724" calcext:value-type="float">
            <text:p>4,95581896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06145" calcext:value-type="float">
            <text:p>1451894506145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375" calcext:value-type="float">
            <text:p>6,3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06179" calcext:value-type="float">
            <text:p>1451894506179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375" calcext:value-type="float">
            <text:p>6,3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06239" calcext:value-type="float">
            <text:p>1451894506239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88194444444444" calcext:value-type="float">
            <text:p>5,88194444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06289" calcext:value-type="float">
            <text:p>1451894506289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88194444444444" calcext:value-type="float">
            <text:p>5,88194444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06339" calcext:value-type="float">
            <text:p>1451894506339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12847222222222" calcext:value-type="float">
            <text:p>5,12847222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06379" calcext:value-type="float">
            <text:p>1451894506379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84090909090909" calcext:value-type="float">
            <text:p>6,84090909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06439" calcext:value-type="float">
            <text:p>1451894506439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04610655737705" calcext:value-type="float">
            <text:p>6,04610655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06479" calcext:value-type="float">
            <text:p>1451894506479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04610655737705" calcext:value-type="float">
            <text:p>6,04610655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06543" calcext:value-type="float">
            <text:p>1451894506543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34767441860465" calcext:value-type="float">
            <text:p>5,34767441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06583" calcext:value-type="float">
            <text:p>1451894506583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35883620689655" calcext:value-type="float">
            <text:p>6,35883620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06633" calcext:value-type="float">
            <text:p>1451894506633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29525862068966" calcext:value-type="float">
            <text:p>5,29525862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06683" calcext:value-type="float">
            <text:p>1451894506683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35883620689655" calcext:value-type="float">
            <text:p>6,35883620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06734" calcext:value-type="float">
            <text:p>1451894506734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31788793103448" calcext:value-type="float">
            <text:p>5,3178879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06784" calcext:value-type="float">
            <text:p>1451894506784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31788793103448" calcext:value-type="float">
            <text:p>5,3178879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06834" calcext:value-type="float">
            <text:p>1451894506834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51470588235294" calcext:value-type="float">
            <text:p>5,51470588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06884" calcext:value-type="float">
            <text:p>1451894506884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69827586206897" calcext:value-type="float">
            <text:p>6,69827586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06941" calcext:value-type="float">
            <text:p>1451894506941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31788793103448" calcext:value-type="float">
            <text:p>5,3178879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06981" calcext:value-type="float">
            <text:p>1451894506981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72090517241379" calcext:value-type="float">
            <text:p>6,72090517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07036" calcext:value-type="float">
            <text:p>1451894507036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4.93318965517241" calcext:value-type="float">
            <text:p>4,93318965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07079" calcext:value-type="float">
            <text:p>1451894507079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06762295081967" calcext:value-type="float">
            <text:p>6,06762295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07126" calcext:value-type="float">
            <text:p>1451894507126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4.93318965517241" calcext:value-type="float">
            <text:p>4,93318965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07195" calcext:value-type="float">
            <text:p>1451894507195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4.93318965517241" calcext:value-type="float">
            <text:p>4,93318965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07226" calcext:value-type="float">
            <text:p>1451894507226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11686046511628" calcext:value-type="float">
            <text:p>6,11686046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07295" calcext:value-type="float">
            <text:p>1451894507295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55152027027027" calcext:value-type="float">
            <text:p>5,55152027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07326" calcext:value-type="float">
            <text:p>1451894507326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36885245901639" calcext:value-type="float">
            <text:p>6,3688524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07395" calcext:value-type="float">
            <text:p>1451894507395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36885245901639" calcext:value-type="float">
            <text:p>6,3688524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07426" calcext:value-type="float">
            <text:p>1451894507426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50520833333333" calcext:value-type="float">
            <text:p>5,50520833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07480" calcext:value-type="float">
            <text:p>1451894507480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74353448275862" calcext:value-type="float">
            <text:p>6,74353448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07526" calcext:value-type="float">
            <text:p>1451894507526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61068702290076" calcext:value-type="float">
            <text:p>5,61068702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07580" calcext:value-type="float">
            <text:p>1451894507580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6573275862069" calcext:value-type="float">
            <text:p>5,65732758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07627" calcext:value-type="float">
            <text:p>1451894507627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73463114754098" calcext:value-type="float">
            <text:p>6,73463114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07695" calcext:value-type="float">
            <text:p>1451894507695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6573275862069" calcext:value-type="float">
            <text:p>5,65732758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07727" calcext:value-type="float">
            <text:p>1451894507727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63072519083969" calcext:value-type="float">
            <text:p>5,63072519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07795" calcext:value-type="float">
            <text:p>1451894507795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63072519083969" calcext:value-type="float">
            <text:p>5,63072519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07842" calcext:value-type="float">
            <text:p>1451894507842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32291666666667" calcext:value-type="float">
            <text:p>5,32291666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07880" calcext:value-type="float">
            <text:p>1451894507880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34130434782609" calcext:value-type="float">
            <text:p>5,34130434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07927" calcext:value-type="float">
            <text:p>1451894507927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49752475247525" calcext:value-type="float">
            <text:p>6,49752475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08011" calcext:value-type="float">
            <text:p>1451894508011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37909836065574" calcext:value-type="float">
            <text:p>5,37909836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08011" calcext:value-type="float">
            <text:p>1451894508011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37909836065574" calcext:value-type="float">
            <text:p>5,37909836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08080" calcext:value-type="float">
            <text:p>1451894508080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49813432835821" calcext:value-type="float">
            <text:p>5,49813432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08127" calcext:value-type="float">
            <text:p>1451894508127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5925572519084" calcext:value-type="float">
            <text:p>6,59255725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08196" calcext:value-type="float">
            <text:p>1451894508196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5925572519084" calcext:value-type="float">
            <text:p>6,59255725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08227" calcext:value-type="float">
            <text:p>1451894508227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07638888888889" calcext:value-type="float">
            <text:p>6,07638888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08296" calcext:value-type="float">
            <text:p>1451894508296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6573275862069" calcext:value-type="float">
            <text:p>5,65732758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08327" calcext:value-type="float">
            <text:p>1451894508327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6573275862069" calcext:value-type="float">
            <text:p>5,65732758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08396" calcext:value-type="float">
            <text:p>1451894508396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69965277777778" calcext:value-type="float">
            <text:p>5,69965277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08427" calcext:value-type="float">
            <text:p>1451894508427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37909836065574" calcext:value-type="float">
            <text:p>5,37909836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08496" calcext:value-type="float">
            <text:p>1451894508496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6573275862069" calcext:value-type="float">
            <text:p>5,65732758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08527" calcext:value-type="float">
            <text:p>1451894508527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6573275862069" calcext:value-type="float">
            <text:p>5,65732758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08596" calcext:value-type="float">
            <text:p>1451894508596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47629310344828" calcext:value-type="float">
            <text:p>5,47629310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08627" calcext:value-type="float">
            <text:p>1451894508627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46875" calcext:value-type="float">
            <text:p>5,468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08697" calcext:value-type="float">
            <text:p>1451894508697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01939655172414" calcext:value-type="float">
            <text:p>6,01939655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08728" calcext:value-type="float">
            <text:p>1451894508728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70652173913044" calcext:value-type="float">
            <text:p>5,70652173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08797" calcext:value-type="float">
            <text:p>1451894508797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66584158415842" calcext:value-type="float">
            <text:p>5,66584158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08828" calcext:value-type="float">
            <text:p>1451894508828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72336065573771" calcext:value-type="float">
            <text:p>5,72336065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08881" calcext:value-type="float">
            <text:p>1451894508881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4.95581896551724" calcext:value-type="float">
            <text:p>4,95581896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08966" calcext:value-type="float">
            <text:p>1451894508966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4.95581896551724" calcext:value-type="float">
            <text:p>4,95581896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08966" calcext:value-type="float">
            <text:p>1451894508966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155625" calcext:value-type="float">
            <text:p>6,1556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09028" calcext:value-type="float">
            <text:p>1451894509028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63072519083969" calcext:value-type="float">
            <text:p>5,63072519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09097" calcext:value-type="float">
            <text:p>1451894509097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6573275862069" calcext:value-type="float">
            <text:p>5,65732758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09128" calcext:value-type="float">
            <text:p>1451894509128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6573275862069" calcext:value-type="float">
            <text:p>5,65732758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09181" calcext:value-type="float">
            <text:p>1451894509181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04610655737705" calcext:value-type="float">
            <text:p>6,04610655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09244" calcext:value-type="float">
            <text:p>1451894509244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04610655737705" calcext:value-type="float">
            <text:p>6,04610655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09282" calcext:value-type="float">
            <text:p>1451894509282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3525" calcext:value-type="float">
            <text:p>6,35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09344" calcext:value-type="float">
            <text:p>1451894509344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4.99891304347826" calcext:value-type="float">
            <text:p>4,99891304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09382" calcext:value-type="float">
            <text:p>1451894509382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4.91346153846154" calcext:value-type="float">
            <text:p>4,91346153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09429" calcext:value-type="float">
            <text:p>1451894509429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25190839694657" calcext:value-type="float">
            <text:p>6,25190839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09482" calcext:value-type="float">
            <text:p>1451894509482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6573275862069" calcext:value-type="float">
            <text:p>5,65732758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09529" calcext:value-type="float">
            <text:p>1451894509529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32692307692308" calcext:value-type="float">
            <text:p>6,32692307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09582" calcext:value-type="float">
            <text:p>1451894509582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4.675" calcext:value-type="float">
            <text:p>4,6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09629" calcext:value-type="float">
            <text:p>1451894509629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38146551724138" calcext:value-type="float">
            <text:p>6,38146551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09682" calcext:value-type="float">
            <text:p>1451894509682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4.93318965517241" calcext:value-type="float">
            <text:p>4,93318965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09744" calcext:value-type="float">
            <text:p>1451894509744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72090517241379" calcext:value-type="float">
            <text:p>6,72090517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09782" calcext:value-type="float">
            <text:p>1451894509782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4.95581896551724" calcext:value-type="float">
            <text:p>4,95581896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09829" calcext:value-type="float">
            <text:p>1451894509829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35883620689655" calcext:value-type="float">
            <text:p>6,35883620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09883" calcext:value-type="float">
            <text:p>1451894509883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34510869565218" calcext:value-type="float">
            <text:p>5,34510869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09945" calcext:value-type="float">
            <text:p>1451894509945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01939655172414" calcext:value-type="float">
            <text:p>6,01939655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09999" calcext:value-type="float">
            <text:p>1451894509999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6573275862069" calcext:value-type="float">
            <text:p>5,65732758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10030" calcext:value-type="float">
            <text:p>1451894510030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70652173913044" calcext:value-type="float">
            <text:p>5,70652173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10083" calcext:value-type="float">
            <text:p>1451894510083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70652173913044" calcext:value-type="float">
            <text:p>5,70652173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10130" calcext:value-type="float">
            <text:p>1451894510130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67682926829268" calcext:value-type="float">
            <text:p>5,67682926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10183" calcext:value-type="float">
            <text:p>1451894510183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4.95581896551724" calcext:value-type="float">
            <text:p>4,95581896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10230" calcext:value-type="float">
            <text:p>1451894510230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4.95581896551724" calcext:value-type="float">
            <text:p>4,95581896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10284" calcext:value-type="float">
            <text:p>1451894510284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03409090909091" calcext:value-type="float">
            <text:p>6,03409090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10330" calcext:value-type="float">
            <text:p>1451894510330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99676724137931" calcext:value-type="float">
            <text:p>5,99676724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10384" calcext:value-type="float">
            <text:p>1451894510384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99676724137931" calcext:value-type="float">
            <text:p>5,99676724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10430" calcext:value-type="float">
            <text:p>1451894510430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12847222222222" calcext:value-type="float">
            <text:p>5,12847222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10484" calcext:value-type="float">
            <text:p>1451894510484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65853658536585" calcext:value-type="float">
            <text:p>6,65853658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10531" calcext:value-type="float">
            <text:p>1451894510531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89312977099237" calcext:value-type="float">
            <text:p>6,8931297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10584" calcext:value-type="float">
            <text:p>1451894510584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00954198473282" calcext:value-type="float">
            <text:p>5,00954198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10631" calcext:value-type="float">
            <text:p>1451894510631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00954198473282" calcext:value-type="float">
            <text:p>5,00954198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10684" calcext:value-type="float">
            <text:p>1451894510684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88194444444444" calcext:value-type="float">
            <text:p>5,88194444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10731" calcext:value-type="float">
            <text:p>1451894510731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8.04656862745098" calcext:value-type="float">
            <text:p>8,04656862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10784" calcext:value-type="float">
            <text:p>1451894510784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4.95581896551724" calcext:value-type="float">
            <text:p>4,95581896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10831" calcext:value-type="float">
            <text:p>1451894510831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4.95581896551724" calcext:value-type="float">
            <text:p>4,95581896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10884" calcext:value-type="float">
            <text:p>1451894510884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53081395348837" calcext:value-type="float">
            <text:p>5,53081395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10931" calcext:value-type="float">
            <text:p>1451894510931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4.99891304347826" calcext:value-type="float">
            <text:p>4,99891304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10968" calcext:value-type="float">
            <text:p>1451894510968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35883620689655" calcext:value-type="float">
            <text:p>6,35883620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11031" calcext:value-type="float">
            <text:p>1451894511031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4.95581896551724" calcext:value-type="float">
            <text:p>4,95581896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11084" calcext:value-type="float">
            <text:p>1451894511084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4.95581896551724" calcext:value-type="float">
            <text:p>4,95581896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11131" calcext:value-type="float">
            <text:p>1451894511131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54560810810811" calcext:value-type="float">
            <text:p>5,54560810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11184" calcext:value-type="float">
            <text:p>1451894511184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52272727272727" calcext:value-type="float">
            <text:p>6,52272727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11231" calcext:value-type="float">
            <text:p>1451894511231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52272727272727" calcext:value-type="float">
            <text:p>6,52272727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11284" calcext:value-type="float">
            <text:p>1451894511284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15232558139535" calcext:value-type="float">
            <text:p>5,15232558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11331" calcext:value-type="float">
            <text:p>1451894511331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33088235294118" calcext:value-type="float">
            <text:p>6,33088235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11385" calcext:value-type="float">
            <text:p>1451894511385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69183168316832" calcext:value-type="float">
            <text:p>5,69183168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11432" calcext:value-type="float">
            <text:p>1451894511432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34510869565218" calcext:value-type="float">
            <text:p>5,34510869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11485" calcext:value-type="float">
            <text:p>1451894511485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34510869565218" calcext:value-type="float">
            <text:p>5,34510869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11548" calcext:value-type="float">
            <text:p>1451894511548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5625" calcext:value-type="float">
            <text:p>6,56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11585" calcext:value-type="float">
            <text:p>1451894511585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73125" calcext:value-type="float">
            <text:p>6,731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11632" calcext:value-type="float">
            <text:p>1451894511632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73125" calcext:value-type="float">
            <text:p>6,731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11686" calcext:value-type="float">
            <text:p>1451894511686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50520833333333" calcext:value-type="float">
            <text:p>5,50520833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11732" calcext:value-type="float">
            <text:p>1451894511732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01939655172414" calcext:value-type="float">
            <text:p>6,01939655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11785" calcext:value-type="float">
            <text:p>1451894511785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49752475247525" calcext:value-type="float">
            <text:p>6,49752475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11832" calcext:value-type="float">
            <text:p>1451894511832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4.97608695652174" calcext:value-type="float">
            <text:p>4,97608695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11886" calcext:value-type="float">
            <text:p>1451894511886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49752475247525" calcext:value-type="float">
            <text:p>6,49752475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11933" calcext:value-type="float">
            <text:p>1451894511933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70652173913044" calcext:value-type="float">
            <text:p>5,70652173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11970" calcext:value-type="float">
            <text:p>1451894511970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7.32920792079208" calcext:value-type="float">
            <text:p>7,32920792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12033" calcext:value-type="float">
            <text:p>1451894512033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4.7554347826087" calcext:value-type="float">
            <text:p>4,75543478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12086" calcext:value-type="float">
            <text:p>1451894512086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4.7554347826087" calcext:value-type="float">
            <text:p>4,75543478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12133" calcext:value-type="float">
            <text:p>1451894512133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50520833333333" calcext:value-type="float">
            <text:p>5,50520833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12202" calcext:value-type="float">
            <text:p>1451894512202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50520833333333" calcext:value-type="float">
            <text:p>5,50520833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12233" calcext:value-type="float">
            <text:p>1451894512233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365625" calcext:value-type="float">
            <text:p>6,3656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12287" calcext:value-type="float">
            <text:p>1451894512287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34130434782609" calcext:value-type="float">
            <text:p>5,34130434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12334" calcext:value-type="float">
            <text:p>1451894512334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6573275862069" calcext:value-type="float">
            <text:p>5,65732758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12387" calcext:value-type="float">
            <text:p>1451894512387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6573275862069" calcext:value-type="float">
            <text:p>5,65732758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12434" calcext:value-type="float">
            <text:p>1451894512434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7.06034482758621" calcext:value-type="float">
            <text:p>7,06034482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12487" calcext:value-type="float">
            <text:p>1451894512487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77066115702479" calcext:value-type="float">
            <text:p>5,7706611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12534" calcext:value-type="float">
            <text:p>1451894512534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35883620689655" calcext:value-type="float">
            <text:p>6,35883620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12618" calcext:value-type="float">
            <text:p>1451894512618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4.88613861386139" calcext:value-type="float">
            <text:p>4,88613861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12618" calcext:value-type="float">
            <text:p>1451894512618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6573275862069" calcext:value-type="float">
            <text:p>5,65732758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12683" calcext:value-type="float">
            <text:p>1451894512683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4.95581896551724" calcext:value-type="float">
            <text:p>4,95581896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12729" calcext:value-type="float">
            <text:p>1451894512729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4.95581896551724" calcext:value-type="float">
            <text:p>4,95581896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12789" calcext:value-type="float">
            <text:p>1451894512789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1425" calcext:value-type="float">
            <text:p>6,14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12843" calcext:value-type="float">
            <text:p>1451894512843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31788793103448" calcext:value-type="float">
            <text:p>5,3178879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12883" calcext:value-type="float">
            <text:p>1451894512883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7.42241379310345" calcext:value-type="float">
            <text:p>7,42241379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12932" calcext:value-type="float">
            <text:p>1451894512932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33536585365854" calcext:value-type="float">
            <text:p>5,33536585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12988" calcext:value-type="float">
            <text:p>1451894512988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75657894736842" calcext:value-type="float">
            <text:p>5,75657894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13030" calcext:value-type="float">
            <text:p>1451894513030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29525862068966" calcext:value-type="float">
            <text:p>5,29525862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13089" calcext:value-type="float">
            <text:p>1451894513089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29525862068966" calcext:value-type="float">
            <text:p>5,29525862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13136" calcext:value-type="float">
            <text:p>1451894513136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90394736842105" calcext:value-type="float">
            <text:p>5,90394736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13189" calcext:value-type="float">
            <text:p>1451894513189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90394736842105" calcext:value-type="float">
            <text:p>5,90394736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13237" calcext:value-type="float">
            <text:p>1451894513237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74875" calcext:value-type="float">
            <text:p>5,748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13284" calcext:value-type="float">
            <text:p>1451894513284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20454545454546" calcext:value-type="float">
            <text:p>6,20454545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13329" calcext:value-type="float">
            <text:p>1451894513329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4.95581896551724" calcext:value-type="float">
            <text:p>4,95581896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13389" calcext:value-type="float">
            <text:p>1451894513389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75652173913043" calcext:value-type="float">
            <text:p>6,75652173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13439" calcext:value-type="float">
            <text:p>1451894513439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4.88613861386139" calcext:value-type="float">
            <text:p>4,88613861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13489" calcext:value-type="float">
            <text:p>1451894513489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36885245901639" calcext:value-type="float">
            <text:p>6,3688524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13539" calcext:value-type="float">
            <text:p>1451894513539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67995689655172" calcext:value-type="float">
            <text:p>5,67995689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13601" calcext:value-type="float">
            <text:p>1451894513601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67995689655172" calcext:value-type="float">
            <text:p>5,67995689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13632" calcext:value-type="float">
            <text:p>1451894513632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69965277777778" calcext:value-type="float">
            <text:p>5,69965277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13679" calcext:value-type="float">
            <text:p>1451894513679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69965277777778" calcext:value-type="float">
            <text:p>5,69965277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13739" calcext:value-type="float">
            <text:p>1451894513739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125" calcext:value-type="float">
            <text:p>6,1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13801" calcext:value-type="float">
            <text:p>1451894513801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00954198473282" calcext:value-type="float">
            <text:p>5,00954198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13829" calcext:value-type="float">
            <text:p>1451894513829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43125" calcext:value-type="float">
            <text:p>6,431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13889" calcext:value-type="float">
            <text:p>1451894513889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43125" calcext:value-type="float">
            <text:p>6,431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13939" calcext:value-type="float">
            <text:p>1451894513939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69965277777778" calcext:value-type="float">
            <text:p>5,69965277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13991" calcext:value-type="float">
            <text:p>1451894513991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39036885245902" calcext:value-type="float">
            <text:p>6,39036885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14033" calcext:value-type="float">
            <text:p>1451894514033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31788793103448" calcext:value-type="float">
            <text:p>5,3178879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14083" calcext:value-type="float">
            <text:p>1451894514083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58806818181818" calcext:value-type="float">
            <text:p>5,58806818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14133" calcext:value-type="float">
            <text:p>1451894514133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4.99891304347826" calcext:value-type="float">
            <text:p>4,99891304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14182" calcext:value-type="float">
            <text:p>1451894514182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4.99891304347826" calcext:value-type="float">
            <text:p>4,99891304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14239" calcext:value-type="float">
            <text:p>1451894514239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6875" calcext:value-type="float">
            <text:p>5,68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14286" calcext:value-type="float">
            <text:p>1451894514286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39036885245902" calcext:value-type="float">
            <text:p>6,39036885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14340" calcext:value-type="float">
            <text:p>1451894514340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4.93318965517241" calcext:value-type="float">
            <text:p>4,93318965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14387" calcext:value-type="float">
            <text:p>1451894514387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7.1445652173913" calcext:value-type="float">
            <text:p>7,14456521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14451" calcext:value-type="float">
            <text:p>1451894514451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4.95581896551724" calcext:value-type="float">
            <text:p>4,95581896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14481" calcext:value-type="float">
            <text:p>1451894514481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6573275862069" calcext:value-type="float">
            <text:p>5,65732758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14542" calcext:value-type="float">
            <text:p>1451894514542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41413043478261" calcext:value-type="float">
            <text:p>6,41413043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14589" calcext:value-type="float">
            <text:p>1451894514589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67682926829268" calcext:value-type="float">
            <text:p>5,67682926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14632" calcext:value-type="float">
            <text:p>1451894514632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6573275862069" calcext:value-type="float">
            <text:p>5,65732758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14679" calcext:value-type="float">
            <text:p>1451894514679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7.19370229007634" calcext:value-type="float">
            <text:p>7,19370229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14739" calcext:value-type="float">
            <text:p>1451894514739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7.19370229007634" calcext:value-type="float">
            <text:p>7,19370229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14800" calcext:value-type="float">
            <text:p>1451894514800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50520833333333" calcext:value-type="float">
            <text:p>5,50520833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14850" calcext:value-type="float">
            <text:p>1451894514850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01939655172414" calcext:value-type="float">
            <text:p>6,01939655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14882" calcext:value-type="float">
            <text:p>1451894514882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01939655172414" calcext:value-type="float">
            <text:p>6,01939655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14932" calcext:value-type="float">
            <text:p>1451894514932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33239910313901" calcext:value-type="float">
            <text:p>5,33239910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15013" calcext:value-type="float">
            <text:p>1451894515013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14285714285714" calcext:value-type="float">
            <text:p>6,14285714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15051" calcext:value-type="float">
            <text:p>1451894515051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14285714285714" calcext:value-type="float">
            <text:p>6,14285714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15082" calcext:value-type="float">
            <text:p>1451894515082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38636363636364" calcext:value-type="float">
            <text:p>6,38636363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15129" calcext:value-type="float">
            <text:p>1451894515129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33841463414634" calcext:value-type="float">
            <text:p>6,33841463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15182" calcext:value-type="float">
            <text:p>1451894515182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33841463414634" calcext:value-type="float">
            <text:p>6,33841463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15233" calcext:value-type="float">
            <text:p>1451894515233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155625" calcext:value-type="float">
            <text:p>6,1556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15283" calcext:value-type="float">
            <text:p>1451894515283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29525862068966" calcext:value-type="float">
            <text:p>5,29525862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15330" calcext:value-type="float">
            <text:p>1451894515330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29525862068966" calcext:value-type="float">
            <text:p>5,29525862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15383" calcext:value-type="float">
            <text:p>1451894515383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01939655172414" calcext:value-type="float">
            <text:p>6,01939655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15451" calcext:value-type="float">
            <text:p>1451894515451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01939655172414" calcext:value-type="float">
            <text:p>6,01939655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15483" calcext:value-type="float">
            <text:p>1451894515483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32875" calcext:value-type="float">
            <text:p>5,328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15530" calcext:value-type="float">
            <text:p>1451894515530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28977272727273" calcext:value-type="float">
            <text:p>5,28977272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15583" calcext:value-type="float">
            <text:p>1451894515583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02459016393443" calcext:value-type="float">
            <text:p>6,02459016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15629" calcext:value-type="float">
            <text:p>1451894515629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38146551724138" calcext:value-type="float">
            <text:p>6,38146551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15682" calcext:value-type="float">
            <text:p>1451894515682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38146551724138" calcext:value-type="float">
            <text:p>6,38146551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15751" calcext:value-type="float">
            <text:p>1451894515751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50520833333333" calcext:value-type="float">
            <text:p>5,50520833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15783" calcext:value-type="float">
            <text:p>1451894515783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7.08297413793103" calcext:value-type="float">
            <text:p>7,08297413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15830" calcext:value-type="float">
            <text:p>1451894515830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35883620689655" calcext:value-type="float">
            <text:p>6,35883620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15883" calcext:value-type="float">
            <text:p>1451894515883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33088235294118" calcext:value-type="float">
            <text:p>6,33088235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15930" calcext:value-type="float">
            <text:p>1451894515930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47368421052632" calcext:value-type="float">
            <text:p>6,47368421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15983" calcext:value-type="float">
            <text:p>1451894515983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6573275862069" calcext:value-type="float">
            <text:p>5,65732758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16030" calcext:value-type="float">
            <text:p>1451894516030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4.95581896551724" calcext:value-type="float">
            <text:p>4,95581896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16083" calcext:value-type="float">
            <text:p>1451894516083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07173913043478" calcext:value-type="float">
            <text:p>6,07173913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16136" calcext:value-type="float">
            <text:p>1451894516136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07173913043478" calcext:value-type="float">
            <text:p>6,07173913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16199" calcext:value-type="float">
            <text:p>1451894516199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68014705882353" calcext:value-type="float">
            <text:p>5,68014705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16230" calcext:value-type="float">
            <text:p>1451894516230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7.25940265486726" calcext:value-type="float">
            <text:p>7,25940265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16283" calcext:value-type="float">
            <text:p>1451894516283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7.697265625" calcext:value-type="float">
            <text:p>7,6972656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16331" calcext:value-type="float">
            <text:p>1451894516331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8.19533898305085" calcext:value-type="float">
            <text:p>8,19533898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16383" calcext:value-type="float">
            <text:p>1451894516383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7.4016393442623" calcext:value-type="float">
            <text:p>7,40163934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16430" calcext:value-type="float">
            <text:p>1451894516430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7.46802325581395" calcext:value-type="float">
            <text:p>7,46802325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16484" calcext:value-type="float">
            <text:p>1451894516484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7.35" calcext:value-type="float">
            <text:p>7,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16530" calcext:value-type="float">
            <text:p>1451894516530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7.98" calcext:value-type="float">
            <text:p>7,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16584" calcext:value-type="float">
            <text:p>1451894516584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7.81123481781376" calcext:value-type="float">
            <text:p>7,81123481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16637" calcext:value-type="float">
            <text:p>1451894516637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63072519083969" calcext:value-type="float">
            <text:p>5,63072519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16684" calcext:value-type="float">
            <text:p>1451894516684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23913043478261" calcext:value-type="float">
            <text:p>6,23913043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16731" calcext:value-type="float">
            <text:p>1451894516731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58806818181818" calcext:value-type="float">
            <text:p>5,58806818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16800" calcext:value-type="float">
            <text:p>1451894516800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38146551724138" calcext:value-type="float">
            <text:p>6,38146551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16831" calcext:value-type="float">
            <text:p>1451894516831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38146551724138" calcext:value-type="float">
            <text:p>6,38146551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16885" calcext:value-type="float">
            <text:p>1451894516885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5" calcext:value-type="float">
            <text:p>5,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16932" calcext:value-type="float">
            <text:p>1451894516932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5" calcext:value-type="float">
            <text:p>5,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17016" calcext:value-type="float">
            <text:p>1451894517016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33239910313901" calcext:value-type="float">
            <text:p>5,33239910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17032" calcext:value-type="float">
            <text:p>1451894517032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4.99891304347826" calcext:value-type="float">
            <text:p>4,99891304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17085" calcext:value-type="float">
            <text:p>1451894517085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10767326732673" calcext:value-type="float">
            <text:p>6,10767326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17133" calcext:value-type="float">
            <text:p>1451894517133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57142857142857" calcext:value-type="float">
            <text:p>5,57142857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17185" calcext:value-type="float">
            <text:p>1451894517185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72090517241379" calcext:value-type="float">
            <text:p>6,72090517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17233" calcext:value-type="float">
            <text:p>1451894517233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37909836065574" calcext:value-type="float">
            <text:p>5,37909836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17285" calcext:value-type="float">
            <text:p>1451894517285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99676724137931" calcext:value-type="float">
            <text:p>5,99676724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17333" calcext:value-type="float">
            <text:p>1451894517333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4.95581896551724" calcext:value-type="float">
            <text:p>4,95581896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17385" calcext:value-type="float">
            <text:p>1451894517385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41413043478261" calcext:value-type="float">
            <text:p>6,41413043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17433" calcext:value-type="float">
            <text:p>1451894517433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41413043478261" calcext:value-type="float">
            <text:p>6,41413043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17486" calcext:value-type="float">
            <text:p>1451894517486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12553879310345" calcext:value-type="float">
            <text:p>5,12553879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17533" calcext:value-type="float">
            <text:p>1451894517533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30383211678832" calcext:value-type="float">
            <text:p>6,30383211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17586" calcext:value-type="float">
            <text:p>1451894517586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99676724137931" calcext:value-type="float">
            <text:p>5,99676724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17633" calcext:value-type="float">
            <text:p>1451894517633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4.95581896551724" calcext:value-type="float">
            <text:p>4,95581896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17686" calcext:value-type="float">
            <text:p>1451894517686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4.95581896551724" calcext:value-type="float">
            <text:p>4,95581896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17734" calcext:value-type="float">
            <text:p>1451894517734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07638888888889" calcext:value-type="float">
            <text:p>6,07638888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17786" calcext:value-type="float">
            <text:p>1451894517786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35883620689655" calcext:value-type="float">
            <text:p>6,35883620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17834" calcext:value-type="float">
            <text:p>1451894517834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06762295081967" calcext:value-type="float">
            <text:p>6,06762295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17886" calcext:value-type="float">
            <text:p>1451894517886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06762295081967" calcext:value-type="float">
            <text:p>6,06762295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17934" calcext:value-type="float">
            <text:p>1451894517934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69965277777778" calcext:value-type="float">
            <text:p>5,69965277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18018" calcext:value-type="float">
            <text:p>1451894518018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99676724137931" calcext:value-type="float">
            <text:p>5,99676724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18036" calcext:value-type="float">
            <text:p>1451894518036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01939655172414" calcext:value-type="float">
            <text:p>6,01939655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18087" calcext:value-type="float">
            <text:p>1451894518087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4.95581896551724" calcext:value-type="float">
            <text:p>4,95581896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18136" calcext:value-type="float">
            <text:p>1451894518136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52272727272727" calcext:value-type="float">
            <text:p>6,52272727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18188" calcext:value-type="float">
            <text:p>1451894518188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4.63089622641509" calcext:value-type="float">
            <text:p>4,63089622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18234" calcext:value-type="float">
            <text:p>1451894518234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82102272727273" calcext:value-type="float">
            <text:p>6,82102272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18287" calcext:value-type="float">
            <text:p>1451894518287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65076335877863" calcext:value-type="float">
            <text:p>5,65076335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18335" calcext:value-type="float">
            <text:p>1451894518335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65076335877863" calcext:value-type="float">
            <text:p>5,65076335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18387" calcext:value-type="float">
            <text:p>1451894518387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88194444444444" calcext:value-type="float">
            <text:p>5,88194444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18434" calcext:value-type="float">
            <text:p>1451894518434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37909836065574" calcext:value-type="float">
            <text:p>5,37909836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18472" calcext:value-type="float">
            <text:p>1451894518472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6573275862069" calcext:value-type="float">
            <text:p>5,65732758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18539" calcext:value-type="float">
            <text:p>1451894518539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6573275862069" calcext:value-type="float">
            <text:p>5,65732758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18587" calcext:value-type="float">
            <text:p>1451894518587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70652173913044" calcext:value-type="float">
            <text:p>5,70652173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18639" calcext:value-type="float">
            <text:p>1451894518639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01939655172414" calcext:value-type="float">
            <text:p>6,01939655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18688" calcext:value-type="float">
            <text:p>1451894518688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4.95581896551724" calcext:value-type="float">
            <text:p>4,95581896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18741" calcext:value-type="float">
            <text:p>1451894518741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7.05737704918033" calcext:value-type="float">
            <text:p>7,05737704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18788" calcext:value-type="float">
            <text:p>1451894518788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7.05737704918033" calcext:value-type="float">
            <text:p>7,05737704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18835" calcext:value-type="float">
            <text:p>1451894518835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81325910931174" calcext:value-type="float">
            <text:p>5,81325910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18888" calcext:value-type="float">
            <text:p>1451894518888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34130434782609" calcext:value-type="float">
            <text:p>5,34130434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18937" calcext:value-type="float">
            <text:p>1451894518937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875" calcext:value-type="float">
            <text:p>5,8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19004" calcext:value-type="float">
            <text:p>1451894519004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55174180327869" calcext:value-type="float">
            <text:p>6,55174180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19041" calcext:value-type="float">
            <text:p>1451894519041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9598623853211" calcext:value-type="float">
            <text:p>6,95986238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19088" calcext:value-type="float">
            <text:p>1451894519088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7.31702898550725" calcext:value-type="float">
            <text:p>7,31702898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19139" calcext:value-type="float">
            <text:p>1451894519139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7.31111111111111" calcext:value-type="float">
            <text:p>7,31111111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19204" calcext:value-type="float">
            <text:p>1451894519204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4.95581896551724" calcext:value-type="float">
            <text:p>4,95581896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19236" calcext:value-type="float">
            <text:p>1451894519236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84090909090909" calcext:value-type="float">
            <text:p>6,84090909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19273" calcext:value-type="float">
            <text:p>1451894519273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84090909090909" calcext:value-type="float">
            <text:p>6,84090909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19339" calcext:value-type="float">
            <text:p>1451894519339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03308823529412" calcext:value-type="float">
            <text:p>6,0330882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19389" calcext:value-type="float">
            <text:p>1451894519389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6573275862069" calcext:value-type="float">
            <text:p>5,65732758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19439" calcext:value-type="float">
            <text:p>1451894519439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6573275862069" calcext:value-type="float">
            <text:p>5,65732758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19489" calcext:value-type="float">
            <text:p>1451894519489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63541666666667" calcext:value-type="float">
            <text:p>6,63541666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19537" calcext:value-type="float">
            <text:p>1451894519537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86363636363636" calcext:value-type="float">
            <text:p>5,86363636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19589" calcext:value-type="float">
            <text:p>1451894519589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86363636363636" calcext:value-type="float">
            <text:p>5,86363636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19637" calcext:value-type="float">
            <text:p>1451894519637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53081395348837" calcext:value-type="float">
            <text:p>5,53081395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19674" calcext:value-type="float">
            <text:p>1451894519674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01785714285714" calcext:value-type="float">
            <text:p>5,01785714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19758" calcext:value-type="float">
            <text:p>1451894519758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01785714285714" calcext:value-type="float">
            <text:p>5,01785714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19789" calcext:value-type="float">
            <text:p>1451894519789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85661764705882" calcext:value-type="float">
            <text:p>5,85661764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19836" calcext:value-type="float">
            <text:p>1451894519836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52351485148515" calcext:value-type="float">
            <text:p>6,52351485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19890" calcext:value-type="float">
            <text:p>1451894519890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6573275862069" calcext:value-type="float">
            <text:p>5,65732758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19937" calcext:value-type="float">
            <text:p>1451894519937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87309160305344" calcext:value-type="float">
            <text:p>6,87309160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19974" calcext:value-type="float">
            <text:p>1451894519974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39204545454545" calcext:value-type="float">
            <text:p>6,39204545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20075" calcext:value-type="float">
            <text:p>1451894520075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39204545454545" calcext:value-type="float">
            <text:p>6,39204545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20075" calcext:value-type="float">
            <text:p>1451894520075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00954198473282" calcext:value-type="float">
            <text:p>5,00954198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20137" calcext:value-type="float">
            <text:p>1451894520137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66243654822335" calcext:value-type="float">
            <text:p>6,66243654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20175" calcext:value-type="float">
            <text:p>1451894520175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42334905660377" calcext:value-type="float">
            <text:p>5,42334905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20239" calcext:value-type="float">
            <text:p>1451894520239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7.48342541436464" calcext:value-type="float">
            <text:p>7,48342541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20306" calcext:value-type="float">
            <text:p>1451894520306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7.485" calcext:value-type="float">
            <text:p>7,4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20339" calcext:value-type="float">
            <text:p>1451894520339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79334170854271" calcext:value-type="float">
            <text:p>6,79334170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20390" calcext:value-type="float">
            <text:p>1451894520390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7.33581081081081" calcext:value-type="float">
            <text:p>7,33581081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20437" calcext:value-type="float">
            <text:p>1451894520437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7.66008771929825" calcext:value-type="float">
            <text:p>7,66008771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20476" calcext:value-type="float">
            <text:p>1451894520476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7.37971698113208" calcext:value-type="float">
            <text:p>7,37971698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20538" calcext:value-type="float">
            <text:p>1451894520538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93129770992366" calcext:value-type="float">
            <text:p>5,93129770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20576" calcext:value-type="float">
            <text:p>1451894520576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71311475409836" calcext:value-type="float">
            <text:p>6,71311475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20639" calcext:value-type="float">
            <text:p>1451894520639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33015267175573" calcext:value-type="float">
            <text:p>5,33015267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20707" calcext:value-type="float">
            <text:p>1451894520707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90470297029703" calcext:value-type="float">
            <text:p>6,90470297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20739" calcext:value-type="float">
            <text:p>1451894520739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33841463414634" calcext:value-type="float">
            <text:p>6,33841463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20807" calcext:value-type="float">
            <text:p>1451894520807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35883620689655" calcext:value-type="float">
            <text:p>6,35883620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20839" calcext:value-type="float">
            <text:p>1451894520839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4.99891304347826" calcext:value-type="float">
            <text:p>4,99891304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20907" calcext:value-type="float">
            <text:p>1451894520907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49640287769784" calcext:value-type="float">
            <text:p>6,49640287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20939" calcext:value-type="float">
            <text:p>1451894520939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4.99891304347826" calcext:value-type="float">
            <text:p>4,99891304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20976" calcext:value-type="float">
            <text:p>1451894520976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7.08297413793103" calcext:value-type="float">
            <text:p>7,08297413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21061" calcext:value-type="float">
            <text:p>1451894521061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4.93318965517241" calcext:value-type="float">
            <text:p>4,93318965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21076" calcext:value-type="float">
            <text:p>1451894521076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21140" calcext:value-type="float">
            <text:p>1451894521140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64945652173913" calcext:value-type="float">
            <text:p>5,64945652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21177" calcext:value-type="float">
            <text:p>1451894521177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6573275862069" calcext:value-type="float">
            <text:p>5,65732758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21240" calcext:value-type="float">
            <text:p>1451894521240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6573275862069" calcext:value-type="float">
            <text:p>5,65732758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21308" calcext:value-type="float">
            <text:p>1451894521308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14271255060729" calcext:value-type="float">
            <text:p>6,14271255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21340" calcext:value-type="float">
            <text:p>1451894521340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70184426229508" calcext:value-type="float">
            <text:p>5,70184426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21376" calcext:value-type="float">
            <text:p>1451894521376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6573275862069" calcext:value-type="float">
            <text:p>5,65732758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21439" calcext:value-type="float">
            <text:p>1451894521439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6573275862069" calcext:value-type="float">
            <text:p>5,65732758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21477" calcext:value-type="float">
            <text:p>1451894521477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7.06034482758621" calcext:value-type="float">
            <text:p>7,06034482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21540" calcext:value-type="float">
            <text:p>1451894521540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00954198473282" calcext:value-type="float">
            <text:p>5,00954198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21577" calcext:value-type="float">
            <text:p>1451894521577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33536585365854" calcext:value-type="float">
            <text:p>5,33536585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21640" calcext:value-type="float">
            <text:p>1451894521640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33536585365854" calcext:value-type="float">
            <text:p>5,33536585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21678" calcext:value-type="float">
            <text:p>1451894521678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74875" calcext:value-type="float">
            <text:p>5,748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21745" calcext:value-type="float">
            <text:p>1451894521745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33015267175573" calcext:value-type="float">
            <text:p>5,33015267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21778" calcext:value-type="float">
            <text:p>1451894521778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63469827586207" calcext:value-type="float">
            <text:p>5,63469827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21841" calcext:value-type="float">
            <text:p>1451894521841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4.95581896551724" calcext:value-type="float">
            <text:p>4,95581896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21909" calcext:value-type="float">
            <text:p>1451894521909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70652173913044" calcext:value-type="float">
            <text:p>5,70652173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21925" calcext:value-type="float">
            <text:p>1451894521925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93478260869565" calcext:value-type="float">
            <text:p>5,93478260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21993" calcext:value-type="float">
            <text:p>1451894521993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93478260869565" calcext:value-type="float">
            <text:p>5,93478260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22063" calcext:value-type="float">
            <text:p>1451894522063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08854166666667" calcext:value-type="float">
            <text:p>6,08854166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22079" calcext:value-type="float">
            <text:p>1451894522079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63072519083969" calcext:value-type="float">
            <text:p>5,63072519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22125" calcext:value-type="float">
            <text:p>1451894522125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46875" calcext:value-type="float">
            <text:p>5,468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22194" calcext:value-type="float">
            <text:p>1451894522194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32291666666667" calcext:value-type="float">
            <text:p>5,32291666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22225" calcext:value-type="float">
            <text:p>1451894522225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69183168316832" calcext:value-type="float">
            <text:p>5,69183168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22279" calcext:value-type="float">
            <text:p>1451894522279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825" calcext:value-type="float">
            <text:p>6,8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22342" calcext:value-type="float">
            <text:p>1451894522342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36413043478261" calcext:value-type="float">
            <text:p>5,36413043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22379" calcext:value-type="float">
            <text:p>1451894522379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99676724137931" calcext:value-type="float">
            <text:p>5,99676724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22448" calcext:value-type="float">
            <text:p>1451894522448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99676724137931" calcext:value-type="float">
            <text:p>5,99676724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22479" calcext:value-type="float">
            <text:p>1451894522479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27083333333333" calcext:value-type="float">
            <text:p>6,27083333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22526" calcext:value-type="float">
            <text:p>1451894522526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00954198473282" calcext:value-type="float">
            <text:p>5,00954198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22595" calcext:value-type="float">
            <text:p>1451894522595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39036885245902" calcext:value-type="float">
            <text:p>6,39036885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22626" calcext:value-type="float">
            <text:p>1451894522626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02064220183486" calcext:value-type="float">
            <text:p>6,02064220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22680" calcext:value-type="float">
            <text:p>1451894522680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04610655737705" calcext:value-type="float">
            <text:p>6,04610655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22727" calcext:value-type="float">
            <text:p>1451894522727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44040697674419" calcext:value-type="float">
            <text:p>6,44040697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22795" calcext:value-type="float">
            <text:p>1451894522795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4.99891304347826" calcext:value-type="float">
            <text:p>4,99891304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22826" calcext:value-type="float">
            <text:p>1451894522826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4.99891304347826" calcext:value-type="float">
            <text:p>4,99891304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22879" calcext:value-type="float">
            <text:p>1451894522879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32089552238806" calcext:value-type="float">
            <text:p>6,32089552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22926" calcext:value-type="float">
            <text:p>1451894522926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4.99891304347826" calcext:value-type="float">
            <text:p>4,99891304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22995" calcext:value-type="float">
            <text:p>1451894522995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93478260869565" calcext:value-type="float">
            <text:p>5,93478260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23027" calcext:value-type="float">
            <text:p>1451894523027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69183168316832" calcext:value-type="float">
            <text:p>5,69183168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23096" calcext:value-type="float">
            <text:p>1451894523096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4.97608695652174" calcext:value-type="float">
            <text:p>4,97608695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23143" calcext:value-type="float">
            <text:p>1451894523143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4.88613861386139" calcext:value-type="float">
            <text:p>4,88613861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23196" calcext:value-type="float">
            <text:p>1451894523196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07173913043478" calcext:value-type="float">
            <text:p>6,07173913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23227" calcext:value-type="float">
            <text:p>1451894523227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07173913043478" calcext:value-type="float">
            <text:p>6,07173913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23296" calcext:value-type="float">
            <text:p>1451894523296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07638888888889" calcext:value-type="float">
            <text:p>6,07638888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23327" calcext:value-type="float">
            <text:p>1451894523327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07638888888889" calcext:value-type="float">
            <text:p>6,07638888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23396" calcext:value-type="float">
            <text:p>1451894523396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4.93402777777778" calcext:value-type="float">
            <text:p>4,93402777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23427" calcext:value-type="float">
            <text:p>1451894523427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34510869565218" calcext:value-type="float">
            <text:p>5,34510869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23481" calcext:value-type="float">
            <text:p>1451894523481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34510869565218" calcext:value-type="float">
            <text:p>5,34510869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23527" calcext:value-type="float">
            <text:p>1451894523527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89409722222222" calcext:value-type="float">
            <text:p>5,89409722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23596" calcext:value-type="float">
            <text:p>1451894523596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4.95581896551724" calcext:value-type="float">
            <text:p>4,95581896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23628" calcext:value-type="float">
            <text:p>1451894523628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87309160305344" calcext:value-type="float">
            <text:p>6,87309160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23681" calcext:value-type="float">
            <text:p>1451894523681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4.95581896551724" calcext:value-type="float">
            <text:p>4,95581896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23728" calcext:value-type="float">
            <text:p>1451894523728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796875" calcext:value-type="float">
            <text:p>5,7968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23781" calcext:value-type="float">
            <text:p>1451894523781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37135922330097" calcext:value-type="float">
            <text:p>6,37135922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23828" calcext:value-type="float">
            <text:p>1451894523828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33015267175573" calcext:value-type="float">
            <text:p>5,33015267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23882" calcext:value-type="float">
            <text:p>1451894523882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33015267175573" calcext:value-type="float">
            <text:p>5,33015267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23929" calcext:value-type="float">
            <text:p>1451894523929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69965277777778" calcext:value-type="float">
            <text:p>5,69965277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23997" calcext:value-type="float">
            <text:p>1451894523997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01939655172414" calcext:value-type="float">
            <text:p>6,01939655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24028" calcext:value-type="float">
            <text:p>1451894524028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01939655172414" calcext:value-type="float">
            <text:p>6,01939655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24082" calcext:value-type="float">
            <text:p>1451894524082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6875" calcext:value-type="float">
            <text:p>5,68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24129" calcext:value-type="float">
            <text:p>1451894524129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72336065573771" calcext:value-type="float">
            <text:p>5,72336065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24182" calcext:value-type="float">
            <text:p>1451894524182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31788793103448" calcext:value-type="float">
            <text:p>5,3178879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24310" calcext:value-type="float">
            <text:p>1451894524310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31788793103448" calcext:value-type="float">
            <text:p>5,3178879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24328" calcext:value-type="float">
            <text:p>1451894524328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18911637931035" calcext:value-type="float">
            <text:p>6,18911637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24328" calcext:value-type="float">
            <text:p>1451894524328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70652173913044" calcext:value-type="float">
            <text:p>5,70652173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24415" calcext:value-type="float">
            <text:p>1451894524415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99676724137931" calcext:value-type="float">
            <text:p>5,99676724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24473" calcext:value-type="float">
            <text:p>1451894524473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37909836065574" calcext:value-type="float">
            <text:p>5,37909836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24488" calcext:value-type="float">
            <text:p>1451894524488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37909836065574" calcext:value-type="float">
            <text:p>5,37909836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24539" calcext:value-type="float">
            <text:p>1451894524539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50520833333333" calcext:value-type="float">
            <text:p>5,50520833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24584" calcext:value-type="float">
            <text:p>1451894524584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6573275862069" calcext:value-type="float">
            <text:p>5,65732758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24629" calcext:value-type="float">
            <text:p>1451894524629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4.97608695652174" calcext:value-type="float">
            <text:p>4,97608695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24689" calcext:value-type="float">
            <text:p>1451894524689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6573275862069" calcext:value-type="float">
            <text:p>5,65732758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24748" calcext:value-type="float">
            <text:p>1451894524748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6573275862069" calcext:value-type="float">
            <text:p>5,65732758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24779" calcext:value-type="float">
            <text:p>1451894524779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41118421052632" calcext:value-type="float">
            <text:p>5,41118421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24848" calcext:value-type="float">
            <text:p>1451894524848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35883620689655" calcext:value-type="float">
            <text:p>6,35883620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24880" calcext:value-type="float">
            <text:p>1451894524880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01829268292683" calcext:value-type="float">
            <text:p>6,01829268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24931" calcext:value-type="float">
            <text:p>1451894524931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4.93318965517241" calcext:value-type="float">
            <text:p>4,93318965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24993" calcext:value-type="float">
            <text:p>1451894524993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2719465648855" calcext:value-type="float">
            <text:p>6,27194656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25060" calcext:value-type="float">
            <text:p>1451894525060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4.97608695652174" calcext:value-type="float">
            <text:p>4,97608695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25082" calcext:value-type="float">
            <text:p>1451894525082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4.95581896551724" calcext:value-type="float">
            <text:p>4,95581896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25133" calcext:value-type="float">
            <text:p>1451894525133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7.13315217391304" calcext:value-type="float">
            <text:p>7,13315217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25193" calcext:value-type="float">
            <text:p>1451894525193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7.13315217391304" calcext:value-type="float">
            <text:p>7,13315217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25237" calcext:value-type="float">
            <text:p>1451894525237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1046511627907" calcext:value-type="float">
            <text:p>6,10465116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25284" calcext:value-type="float">
            <text:p>1451894525284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90625" calcext:value-type="float">
            <text:p>5,906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25338" calcext:value-type="float">
            <text:p>1451894525338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95380434782609" calcext:value-type="float">
            <text:p>5,95380434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25385" calcext:value-type="float">
            <text:p>1451894525385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95380434782609" calcext:value-type="float">
            <text:p>5,95380434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25438" calcext:value-type="float">
            <text:p>1451894525438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72616279069767" calcext:value-type="float">
            <text:p>5,72616279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25485" calcext:value-type="float">
            <text:p>1451894525485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99676724137931" calcext:value-type="float">
            <text:p>5,99676724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25539" calcext:value-type="float">
            <text:p>1451894525539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22443181818182" calcext:value-type="float">
            <text:p>6,22443181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25601" calcext:value-type="float">
            <text:p>1451894525601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34130434782609" calcext:value-type="float">
            <text:p>5,34130434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25639" calcext:value-type="float">
            <text:p>1451894525639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9969512195122" calcext:value-type="float">
            <text:p>5,99695121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25686" calcext:value-type="float">
            <text:p>1451894525686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6573275862069" calcext:value-type="float">
            <text:p>5,65732758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25739" calcext:value-type="float">
            <text:p>1451894525739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7.42241379310345" calcext:value-type="float">
            <text:p>7,42241379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25786" calcext:value-type="float">
            <text:p>1451894525786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7.42241379310345" calcext:value-type="float">
            <text:p>7,42241379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25839" calcext:value-type="float">
            <text:p>1451894525839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50520833333333" calcext:value-type="float">
            <text:p>5,50520833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25886" calcext:value-type="float">
            <text:p>1451894525886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50520833333333" calcext:value-type="float">
            <text:p>5,50520833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25940" calcext:value-type="float">
            <text:p>1451894525940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32291666666667" calcext:value-type="float">
            <text:p>5,32291666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25986" calcext:value-type="float">
            <text:p>1451894525986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1063829787234" calcext:value-type="float">
            <text:p>6,10638297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26040" calcext:value-type="float">
            <text:p>1451894526040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1063829787234" calcext:value-type="float">
            <text:p>6,10638297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26087" calcext:value-type="float">
            <text:p>1451894526087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33546511627907" calcext:value-type="float">
            <text:p>5,33546511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26139" calcext:value-type="float">
            <text:p>1451894526139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06762295081967" calcext:value-type="float">
            <text:p>6,06762295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26191" calcext:value-type="float">
            <text:p>1451894526191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96794871794872" calcext:value-type="float">
            <text:p>5,96794871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26239" calcext:value-type="float">
            <text:p>1451894526239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34130434782609" calcext:value-type="float">
            <text:p>5,34130434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26292" calcext:value-type="float">
            <text:p>1451894526292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29525862068966" calcext:value-type="float">
            <text:p>5,29525862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26339" calcext:value-type="float">
            <text:p>1451894526339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72090517241379" calcext:value-type="float">
            <text:p>6,72090517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26392" calcext:value-type="float">
            <text:p>1451894526392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4.93318965517241" calcext:value-type="float">
            <text:p>4,93318965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26439" calcext:value-type="float">
            <text:p>1451894526439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95380434782609" calcext:value-type="float">
            <text:p>5,95380434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26492" calcext:value-type="float">
            <text:p>1451894526492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6573275862069" calcext:value-type="float">
            <text:p>5,65732758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26540" calcext:value-type="float">
            <text:p>1451894526540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07173913043478" calcext:value-type="float">
            <text:p>6,07173913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26577" calcext:value-type="float">
            <text:p>1451894526577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4.95581896551724" calcext:value-type="float">
            <text:p>4,95581896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26641" calcext:value-type="float">
            <text:p>1451894526641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69827586206897" calcext:value-type="float">
            <text:p>6,69827586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26677" calcext:value-type="float">
            <text:p>1451894526677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69827586206897" calcext:value-type="float">
            <text:p>6,69827586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26741" calcext:value-type="float">
            <text:p>1451894526741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93891402714932" calcext:value-type="float">
            <text:p>5,93891402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26777" calcext:value-type="float">
            <text:p>1451894526777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4.83823529411765" calcext:value-type="float">
            <text:p>4,83823529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26824" calcext:value-type="float">
            <text:p>1451894526824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25190839694657" calcext:value-type="float">
            <text:p>6,25190839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26893" calcext:value-type="float">
            <text:p>1451894526893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4.95581896551724" calcext:value-type="float">
            <text:p>4,95581896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26924" calcext:value-type="float">
            <text:p>1451894526924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4.95581896551724" calcext:value-type="float">
            <text:p>4,95581896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26978" calcext:value-type="float">
            <text:p>1451894526978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46527777777778" calcext:value-type="float">
            <text:p>6,46527777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27050" calcext:value-type="float">
            <text:p>1451894527050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29525862068966" calcext:value-type="float">
            <text:p>5,29525862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27079" calcext:value-type="float">
            <text:p>1451894527079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37909836065574" calcext:value-type="float">
            <text:p>5,37909836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27142" calcext:value-type="float">
            <text:p>1451894527142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01939655172414" calcext:value-type="float">
            <text:p>6,01939655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27182" calcext:value-type="float">
            <text:p>1451894527182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4.95581896551724" calcext:value-type="float">
            <text:p>4,95581896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27242" calcext:value-type="float">
            <text:p>1451894527242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4.95581896551724" calcext:value-type="float">
            <text:p>4,95581896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27282" calcext:value-type="float">
            <text:p>1451894527282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30212550607287" calcext:value-type="float">
            <text:p>6,30212550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27343" calcext:value-type="float">
            <text:p>1451894527343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06762295081967" calcext:value-type="float">
            <text:p>6,06762295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27382" calcext:value-type="float">
            <text:p>1451894527382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4.86014851485149" calcext:value-type="float">
            <text:p>4,86014851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27432" calcext:value-type="float">
            <text:p>1451894527432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75652173913043" calcext:value-type="float">
            <text:p>6,75652173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27482" calcext:value-type="float">
            <text:p>1451894527482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69183168316832" calcext:value-type="float">
            <text:p>5,69183168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27532" calcext:value-type="float">
            <text:p>1451894527532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4.95581896551724" calcext:value-type="float">
            <text:p>4,95581896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27582" calcext:value-type="float">
            <text:p>1451894527582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01939655172414" calcext:value-type="float">
            <text:p>6,01939655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27632" calcext:value-type="float">
            <text:p>1451894527632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01939655172414" calcext:value-type="float">
            <text:p>6,01939655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27682" calcext:value-type="float">
            <text:p>1451894527682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525625" calcext:value-type="float">
            <text:p>5,5256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27732" calcext:value-type="float">
            <text:p>1451894527732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40909090909091" calcext:value-type="float">
            <text:p>6,40909090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27782" calcext:value-type="float">
            <text:p>1451894527782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29525862068966" calcext:value-type="float">
            <text:p>5,29525862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27836" calcext:value-type="float">
            <text:p>1451894527836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4.95581896551724" calcext:value-type="float">
            <text:p>4,95581896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27883" calcext:value-type="float">
            <text:p>1451894527883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4.95581896551724" calcext:value-type="float">
            <text:p>4,95581896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27930" calcext:value-type="float">
            <text:p>1451894527930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50520833333333" calcext:value-type="float">
            <text:p>5,50520833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27983" calcext:value-type="float">
            <text:p>1451894527983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77934782608696" calcext:value-type="float">
            <text:p>6,77934782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28062" calcext:value-type="float">
            <text:p>1451894528062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77934782608696" calcext:value-type="float">
            <text:p>6,77934782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28084" calcext:value-type="float">
            <text:p>1451894528084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4.93402777777778" calcext:value-type="float">
            <text:p>4,93402777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28130" calcext:value-type="float">
            <text:p>1451894528130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72336065573771" calcext:value-type="float">
            <text:p>5,72336065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28182" calcext:value-type="float">
            <text:p>1451894528182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7.06034482758621" calcext:value-type="float">
            <text:p>7,06034482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28245" calcext:value-type="float">
            <text:p>1451894528245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6573275862069" calcext:value-type="float">
            <text:p>5,65732758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28276" calcext:value-type="float">
            <text:p>1451894528276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6573275862069" calcext:value-type="float">
            <text:p>5,65732758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28345" calcext:value-type="float">
            <text:p>1451894528345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69965277777778" calcext:value-type="float">
            <text:p>5,69965277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28377" calcext:value-type="float">
            <text:p>1451894528377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29525862068966" calcext:value-type="float">
            <text:p>5,29525862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28446" calcext:value-type="float">
            <text:p>1451894528446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29525862068966" calcext:value-type="float">
            <text:p>5,29525862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28477" calcext:value-type="float">
            <text:p>1451894528477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07638888888889" calcext:value-type="float">
            <text:p>6,07638888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28546" calcext:value-type="float">
            <text:p>1451894528546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72336065573771" calcext:value-type="float">
            <text:p>5,72336065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28577" calcext:value-type="float">
            <text:p>1451894528577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29525862068966" calcext:value-type="float">
            <text:p>5,29525862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28646" calcext:value-type="float">
            <text:p>1451894528646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5925572519084" calcext:value-type="float">
            <text:p>6,59255725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28677" calcext:value-type="float">
            <text:p>1451894528677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29525862068966" calcext:value-type="float">
            <text:p>5,29525862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28730" calcext:value-type="float">
            <text:p>1451894528730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72090517241379" calcext:value-type="float">
            <text:p>6,72090517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28777" calcext:value-type="float">
            <text:p>1451894528777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4.83088235294118" calcext:value-type="float">
            <text:p>4,83088235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28846" calcext:value-type="float">
            <text:p>1451894528846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31009615384615" calcext:value-type="float">
            <text:p>6,31009615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28878" calcext:value-type="float">
            <text:p>1451894528878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29525862068966" calcext:value-type="float">
            <text:p>5,29525862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28947" calcext:value-type="float">
            <text:p>1451894528947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70652173913044" calcext:value-type="float">
            <text:p>5,70652173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28978" calcext:value-type="float">
            <text:p>1451894528978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69183168316832" calcext:value-type="float">
            <text:p>5,69183168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29063" calcext:value-type="float">
            <text:p>1451894529063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00954198473282" calcext:value-type="float">
            <text:p>5,00954198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29063" calcext:value-type="float">
            <text:p>1451894529063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52445652173913" calcext:value-type="float">
            <text:p>6,52445652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29132" calcext:value-type="float">
            <text:p>1451894529132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52445652173913" calcext:value-type="float">
            <text:p>6,52445652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29178" calcext:value-type="float">
            <text:p>1451894529178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27083333333333" calcext:value-type="float">
            <text:p>6,27083333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29249" calcext:value-type="float">
            <text:p>1451894529249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04891304347826" calcext:value-type="float">
            <text:p>6,04891304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29291" calcext:value-type="float">
            <text:p>1451894529291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6573275862069" calcext:value-type="float">
            <text:p>5,65732758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29329" calcext:value-type="float">
            <text:p>1451894529329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31788793103448" calcext:value-type="float">
            <text:p>5,3178879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29381" calcext:value-type="float">
            <text:p>1451894529381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43382352941177" calcext:value-type="float">
            <text:p>6,43382352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29431" calcext:value-type="float">
            <text:p>1451894529431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20454545454546" calcext:value-type="float">
            <text:p>6,20454545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29480" calcext:value-type="float">
            <text:p>1451894529480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01939655172414" calcext:value-type="float">
            <text:p>6,01939655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29530" calcext:value-type="float">
            <text:p>1451894529530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4.95581896551724" calcext:value-type="float">
            <text:p>4,95581896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29581" calcext:value-type="float">
            <text:p>1451894529581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04610655737705" calcext:value-type="float">
            <text:p>6,04610655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29629" calcext:value-type="float">
            <text:p>1451894529629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04610655737705" calcext:value-type="float">
            <text:p>6,04610655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29688" calcext:value-type="float">
            <text:p>1451894529688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69965277777778" calcext:value-type="float">
            <text:p>5,69965277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29740" calcext:value-type="float">
            <text:p>1451894529740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69965277777778" calcext:value-type="float">
            <text:p>5,69965277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29788" calcext:value-type="float">
            <text:p>1451894529788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27083333333333" calcext:value-type="float">
            <text:p>6,27083333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29839" calcext:value-type="float">
            <text:p>1451894529839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68369565217391" calcext:value-type="float">
            <text:p>5,68369565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29888" calcext:value-type="float">
            <text:p>1451894529888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90196078431373" calcext:value-type="float">
            <text:p>5,90196078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29957" calcext:value-type="float">
            <text:p>1451894529957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94551282051282" calcext:value-type="float">
            <text:p>5,94551282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29988" calcext:value-type="float">
            <text:p>1451894529988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72090517241379" calcext:value-type="float">
            <text:p>6,72090517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30036" calcext:value-type="float">
            <text:p>1451894530036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70652173913044" calcext:value-type="float">
            <text:p>5,70652173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30073" calcext:value-type="float">
            <text:p>1451894530073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22443181818182" calcext:value-type="float">
            <text:p>6,22443181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30139" calcext:value-type="float">
            <text:p>1451894530139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22443181818182" calcext:value-type="float">
            <text:p>6,22443181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30193" calcext:value-type="float">
            <text:p>1451894530193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7347972972973" calcext:value-type="float">
            <text:p>5,73479729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30224" calcext:value-type="float">
            <text:p>1451894530224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69183168316832" calcext:value-type="float">
            <text:p>5,69183168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30294" calcext:value-type="float">
            <text:p>1451894530294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85714285714286" calcext:value-type="float">
            <text:p>5,85714285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30340" calcext:value-type="float">
            <text:p>1451894530340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29525862068966" calcext:value-type="float">
            <text:p>5,29525862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30394" calcext:value-type="float">
            <text:p>1451894530394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07173913043478" calcext:value-type="float">
            <text:p>6,07173913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30441" calcext:value-type="float">
            <text:p>1451894530441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4.6905737704918" calcext:value-type="float">
            <text:p>4,69057377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30478" calcext:value-type="float">
            <text:p>1451894530478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84090909090909" calcext:value-type="float">
            <text:p>6,84090909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30525" calcext:value-type="float">
            <text:p>1451894530525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29525862068966" calcext:value-type="float">
            <text:p>5,29525862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30594" calcext:value-type="float">
            <text:p>1451894530594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43695652173913" calcext:value-type="float">
            <text:p>6,43695652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30625" calcext:value-type="float">
            <text:p>1451894530625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2759900990099" calcext:value-type="float">
            <text:p>5,2759900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30694" calcext:value-type="float">
            <text:p>1451894530694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4.99891304347826" calcext:value-type="float">
            <text:p>4,99891304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30725" calcext:value-type="float">
            <text:p>1451894530725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64945652173913" calcext:value-type="float">
            <text:p>5,64945652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30779" calcext:value-type="float">
            <text:p>1451894530779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64945652173913" calcext:value-type="float">
            <text:p>5,64945652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30826" calcext:value-type="float">
            <text:p>1451894530826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6875" calcext:value-type="float">
            <text:p>5,68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30894" calcext:value-type="float">
            <text:p>1451894530894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6875" calcext:value-type="float">
            <text:p>5,68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30925" calcext:value-type="float">
            <text:p>1451894530925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33546511627907" calcext:value-type="float">
            <text:p>5,33546511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30995" calcext:value-type="float">
            <text:p>1451894530995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6573275862069" calcext:value-type="float">
            <text:p>5,65732758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31026" calcext:value-type="float">
            <text:p>1451894531026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6573275862069" calcext:value-type="float">
            <text:p>5,65732758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31095" calcext:value-type="float">
            <text:p>1451894531095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50520833333333" calcext:value-type="float">
            <text:p>5,50520833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31126" calcext:value-type="float">
            <text:p>1451894531126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54347826086957" calcext:value-type="float">
            <text:p>6,54347826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31179" calcext:value-type="float">
            <text:p>1451894531179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4.95581896551724" calcext:value-type="float">
            <text:p>4,95581896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31226" calcext:value-type="float">
            <text:p>1451894531226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89312977099237" calcext:value-type="float">
            <text:p>6,8931297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31294" calcext:value-type="float">
            <text:p>1451894531294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4.95581896551724" calcext:value-type="float">
            <text:p>4,95581896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31341" calcext:value-type="float">
            <text:p>1451894531341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37909836065574" calcext:value-type="float">
            <text:p>5,37909836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31379" calcext:value-type="float">
            <text:p>1451894531379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6573275862069" calcext:value-type="float">
            <text:p>5,65732758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31426" calcext:value-type="float">
            <text:p>1451894531426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63469827586207" calcext:value-type="float">
            <text:p>5,63469827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31495" calcext:value-type="float">
            <text:p>1451894531495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63469827586207" calcext:value-type="float">
            <text:p>5,63469827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31527" calcext:value-type="float">
            <text:p>1451894531527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89409722222222" calcext:value-type="float">
            <text:p>5,89409722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31580" calcext:value-type="float">
            <text:p>1451894531580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37009803921569" calcext:value-type="float">
            <text:p>5,37009803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31627" calcext:value-type="float">
            <text:p>1451894531627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99676724137931" calcext:value-type="float">
            <text:p>5,99676724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31696" calcext:value-type="float">
            <text:p>1451894531696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99676724137931" calcext:value-type="float">
            <text:p>5,99676724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31727" calcext:value-type="float">
            <text:p>1451894531727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28729838709677" calcext:value-type="float">
            <text:p>6,28729838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31796" calcext:value-type="float">
            <text:p>1451894531796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4.99891304347826" calcext:value-type="float">
            <text:p>4,99891304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31827" calcext:value-type="float">
            <text:p>1451894531827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70184426229508" calcext:value-type="float">
            <text:p>5,70184426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31880" calcext:value-type="float">
            <text:p>1451894531880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70184426229508" calcext:value-type="float">
            <text:p>5,70184426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31943" calcext:value-type="float">
            <text:p>1451894531943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70708955223881" calcext:value-type="float">
            <text:p>5,70708955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31980" calcext:value-type="float">
            <text:p>1451894531980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9513358778626" calcext:value-type="float">
            <text:p>5,95133587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32027" calcext:value-type="float">
            <text:p>1451894532027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6573275862069" calcext:value-type="float">
            <text:p>5,65732758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32080" calcext:value-type="float">
            <text:p>1451894532080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4.99891304347826" calcext:value-type="float">
            <text:p>4,99891304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32127" calcext:value-type="float">
            <text:p>1451894532127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4.95581896551724" calcext:value-type="float">
            <text:p>4,95581896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32180" calcext:value-type="float">
            <text:p>1451894532180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37909836065574" calcext:value-type="float">
            <text:p>5,37909836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32227" calcext:value-type="float">
            <text:p>1451894532227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7.77556818181818" calcext:value-type="float">
            <text:p>7,77556818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32296" calcext:value-type="float">
            <text:p>1451894532296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4.98895027624309" calcext:value-type="float">
            <text:p>4,98895027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32328" calcext:value-type="float">
            <text:p>1451894532328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3984375" calcext:value-type="float">
            <text:p>6,39843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32397" calcext:value-type="float">
            <text:p>1451894532397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52272727272727" calcext:value-type="float">
            <text:p>6,52272727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32428" calcext:value-type="float">
            <text:p>1451894532428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4.99891304347826" calcext:value-type="float">
            <text:p>4,99891304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32497" calcext:value-type="float">
            <text:p>1451894532497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7.06034482758621" calcext:value-type="float">
            <text:p>7,06034482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32528" calcext:value-type="float">
            <text:p>1451894532528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4.88613861386139" calcext:value-type="float">
            <text:p>4,88613861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32581" calcext:value-type="float">
            <text:p>1451894532581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77934782608696" calcext:value-type="float">
            <text:p>6,77934782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32644" calcext:value-type="float">
            <text:p>1451894532644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4.86014851485149" calcext:value-type="float">
            <text:p>4,86014851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32682" calcext:value-type="float">
            <text:p>1451894532682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04610655737705" calcext:value-type="float">
            <text:p>6,04610655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32729" calcext:value-type="float">
            <text:p>1451894532729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6573275862069" calcext:value-type="float">
            <text:p>5,65732758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32782" calcext:value-type="float">
            <text:p>1451894532782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9513358778626" calcext:value-type="float">
            <text:p>5,95133587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32829" calcext:value-type="float">
            <text:p>1451894532829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6573275862069" calcext:value-type="float">
            <text:p>5,65732758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32891" calcext:value-type="float">
            <text:p>1451894532891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4.95581896551724" calcext:value-type="float">
            <text:p>4,95581896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32931" calcext:value-type="float">
            <text:p>1451894532931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39036885245902" calcext:value-type="float">
            <text:p>6,39036885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32981" calcext:value-type="float">
            <text:p>1451894532981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72090517241379" calcext:value-type="float">
            <text:p>6,72090517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33030" calcext:value-type="float">
            <text:p>1451894533030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29525862068966" calcext:value-type="float">
            <text:p>5,29525862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33081" calcext:value-type="float">
            <text:p>1451894533081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70652173913044" calcext:value-type="float">
            <text:p>5,70652173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33133" calcext:value-type="float">
            <text:p>1451894533133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01939655172414" calcext:value-type="float">
            <text:p>6,01939655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33183" calcext:value-type="float">
            <text:p>1451894533183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4.95581896551724" calcext:value-type="float">
            <text:p>4,95581896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33229" calcext:value-type="float">
            <text:p>1451894533229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84659090909091" calcext:value-type="float">
            <text:p>5,84659090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33289" calcext:value-type="float">
            <text:p>1451894533289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01939655172414" calcext:value-type="float">
            <text:p>6,01939655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33339" calcext:value-type="float">
            <text:p>1451894533339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70652173913044" calcext:value-type="float">
            <text:p>5,70652173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33379" calcext:value-type="float">
            <text:p>1451894533379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64945652173913" calcext:value-type="float">
            <text:p>5,64945652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33429" calcext:value-type="float">
            <text:p>1451894533429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4.86014851485149" calcext:value-type="float">
            <text:p>4,86014851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33499" calcext:value-type="float">
            <text:p>1451894533499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7.48695652173913" calcext:value-type="float">
            <text:p>7,48695652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33549" calcext:value-type="float">
            <text:p>1451894533549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4.88613861386139" calcext:value-type="float">
            <text:p>4,88613861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33602" calcext:value-type="float">
            <text:p>1451894533602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4.95581896551724" calcext:value-type="float">
            <text:p>4,95581896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33632" calcext:value-type="float">
            <text:p>1451894533632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25190839694657" calcext:value-type="float">
            <text:p>6,25190839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33682" calcext:value-type="float">
            <text:p>1451894533682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6573275862069" calcext:value-type="float">
            <text:p>5,65732758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33735" calcext:value-type="float">
            <text:p>1451894533735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6573275862069" calcext:value-type="float">
            <text:p>5,65732758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33779" calcext:value-type="float">
            <text:p>1451894533779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74886877828054" calcext:value-type="float">
            <text:p>5,74886877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33839" calcext:value-type="float">
            <text:p>1451894533839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5614406779661" calcext:value-type="float">
            <text:p>5,5614406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33889" calcext:value-type="float">
            <text:p>1451894533889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4.99891304347826" calcext:value-type="float">
            <text:p>4,99891304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33943" calcext:value-type="float">
            <text:p>1451894533943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35883620689655" calcext:value-type="float">
            <text:p>6,35883620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33983" calcext:value-type="float">
            <text:p>1451894533983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10767326732673" calcext:value-type="float">
            <text:p>6,10767326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34044" calcext:value-type="float">
            <text:p>1451894534044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35883620689655" calcext:value-type="float">
            <text:p>6,35883620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34098" calcext:value-type="float">
            <text:p>1451894534098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34130434782609" calcext:value-type="float">
            <text:p>5,34130434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34145" calcext:value-type="float">
            <text:p>1451894534145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67682926829268" calcext:value-type="float">
            <text:p>5,67682926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34176" calcext:value-type="float">
            <text:p>1451894534176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67682926829268" calcext:value-type="float">
            <text:p>5,67682926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34245" calcext:value-type="float">
            <text:p>1451894534245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74875" calcext:value-type="float">
            <text:p>5,748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34276" calcext:value-type="float">
            <text:p>1451894534276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52925531914894" calcext:value-type="float">
            <text:p>5,52925531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34345" calcext:value-type="float">
            <text:p>1451894534345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88737623762376" calcext:value-type="float">
            <text:p>6,88737623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34392" calcext:value-type="float">
            <text:p>1451894534392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6573275862069" calcext:value-type="float">
            <text:p>5,65732758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34430" calcext:value-type="float">
            <text:p>1451894534430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6573275862069" calcext:value-type="float">
            <text:p>5,65732758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34477" calcext:value-type="float">
            <text:p>1451894534477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32094594594595" calcext:value-type="float">
            <text:p>5,32094594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34543" calcext:value-type="float">
            <text:p>1451894534543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6.35883620689655" calcext:value-type="float">
            <text:p>6,35883620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34580" calcext:value-type="float">
            <text:p>1451894534580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5.00954198473282" calcext:value-type="float">
            <text:p>5,00954198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34627" calcext:value-type="float">
            <text:p>1451894534627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7.32920792079208" calcext:value-type="float">
            <text:p>7,32920792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34696" calcext:value-type="float">
            <text:p>1451894534696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7.78639240506329" calcext:value-type="float">
            <text:p>7,78639240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34727" calcext:value-type="float">
            <text:p>1451894534727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7.97222222222222" calcext:value-type="float">
            <text:p>7,97222222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34796" calcext:value-type="float">
            <text:p>1451894534796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7.53445945945946" calcext:value-type="float">
            <text:p>7,53445945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34827" calcext:value-type="float">
            <text:p>1451894534827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7.53445945945946" calcext:value-type="float">
            <text:p>7,53445945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34896" calcext:value-type="float">
            <text:p>1451894534896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2.44054054054054" calcext:value-type="float">
            <text:p>2,44054054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34927" calcext:value-type="float">
            <text:p>1451894534927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1.78771551724138" calcext:value-type="float">
            <text:p>1,78771551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34996" calcext:value-type="float">
            <text:p>1451894534996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1.78771551724138" calcext:value-type="float">
            <text:p>1,78771551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35027" calcext:value-type="float">
            <text:p>1451894535027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b23f94-4f10-4eaa-a6e4-26f1f605447a</text:p>
          </table:table-cell>
          <table:table-cell office:value-type="float" office:value="1451894535097" calcext:value-type="float">
            <text:p>1451894535097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c9868c-8462-4f6d-aea6-63c1a9f886fa</text:p>
          </table:table-cell>
          <table:table-cell office:value-type="float" office:value="1452956208667" calcext:value-type="float">
            <text:p>1452956208667</text:p>
          </table:table-cell>
          <table:table-cell office:value-type="float" office:value="1332" calcext:value-type="float">
            <text:p>1332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c9868c-8462-4f6d-aea6-63c1a9f886fa</text:p>
          </table:table-cell>
          <table:table-cell office:value-type="float" office:value="1452956208698" calcext:value-type="float">
            <text:p>1452956208698</text:p>
          </table:table-cell>
          <table:table-cell office:value-type="float" office:value="1332" calcext:value-type="float">
            <text:p>1332</text:p>
          </table:table-cell>
          <table:table-cell office:value-type="string" calcext:value-type="string">
            <text:p>cpu</text:p>
          </table:table-cell>
          <table:table-cell office:value-type="float" office:value="8.15193602693603" calcext:value-type="float">
            <text:p>8,15193602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c9868c-8462-4f6d-aea6-63c1a9f886fa</text:p>
          </table:table-cell>
          <table:table-cell office:value-type="float" office:value="1452956208767" calcext:value-type="float">
            <text:p>1452956208767</text:p>
          </table:table-cell>
          <table:table-cell office:value-type="float" office:value="1332" calcext:value-type="float">
            <text:p>1332</text:p>
          </table:table-cell>
          <table:table-cell office:value-type="string" calcext:value-type="string">
            <text:p>cpu</text:p>
          </table:table-cell>
          <table:table-cell office:value-type="float" office:value="7.25" calcext:value-type="float">
            <text:p>7,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c9868c-8462-4f6d-aea6-63c1a9f886fa</text:p>
          </table:table-cell>
          <table:table-cell office:value-type="float" office:value="1452956208798" calcext:value-type="float">
            <text:p>1452956208798</text:p>
          </table:table-cell>
          <table:table-cell office:value-type="float" office:value="1332" calcext:value-type="float">
            <text:p>1332</text:p>
          </table:table-cell>
          <table:table-cell office:value-type="string" calcext:value-type="string">
            <text:p>cpu</text:p>
          </table:table-cell>
          <table:table-cell office:value-type="float" office:value="6.19373111782477" calcext:value-type="float">
            <text:p>6,19373111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c9868c-8462-4f6d-aea6-63c1a9f886fa</text:p>
          </table:table-cell>
          <table:table-cell office:value-type="float" office:value="1452956208851" calcext:value-type="float">
            <text:p>1452956208851</text:p>
          </table:table-cell>
          <table:table-cell office:value-type="float" office:value="1332" calcext:value-type="float">
            <text:p>1332</text:p>
          </table:table-cell>
          <table:table-cell office:value-type="string" calcext:value-type="string">
            <text:p>cpu</text:p>
          </table:table-cell>
          <table:table-cell office:value-type="float" office:value="6.8955223880597" calcext:value-type="float">
            <text:p>6,89552238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c9868c-8462-4f6d-aea6-63c1a9f886fa</text:p>
          </table:table-cell>
          <table:table-cell office:value-type="float" office:value="1452956208914" calcext:value-type="float">
            <text:p>1452956208914</text:p>
          </table:table-cell>
          <table:table-cell office:value-type="float" office:value="1332" calcext:value-type="float">
            <text:p>1332</text:p>
          </table:table-cell>
          <table:table-cell office:value-type="string" calcext:value-type="string">
            <text:p>cpu</text:p>
          </table:table-cell>
          <table:table-cell office:value-type="float" office:value="6.66012396694215" calcext:value-type="float">
            <text:p>6,66012396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c9868c-8462-4f6d-aea6-63c1a9f886fa</text:p>
          </table:table-cell>
          <table:table-cell office:value-type="float" office:value="1452956208967" calcext:value-type="float">
            <text:p>1452956208967</text:p>
          </table:table-cell>
          <table:table-cell office:value-type="float" office:value="1332" calcext:value-type="float">
            <text:p>1332</text:p>
          </table:table-cell>
          <table:table-cell office:value-type="string" calcext:value-type="string">
            <text:p>cpu</text:p>
          </table:table-cell>
          <table:table-cell office:value-type="float" office:value="7.0875" calcext:value-type="float">
            <text:p>7,08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c9868c-8462-4f6d-aea6-63c1a9f886fa</text:p>
          </table:table-cell>
          <table:table-cell office:value-type="float" office:value="1452956209014" calcext:value-type="float">
            <text:p>1452956209014</text:p>
          </table:table-cell>
          <table:table-cell office:value-type="float" office:value="1332" calcext:value-type="float">
            <text:p>1332</text:p>
          </table:table-cell>
          <table:table-cell office:value-type="string" calcext:value-type="string">
            <text:p>cpu</text:p>
          </table:table-cell>
          <table:table-cell office:value-type="float" office:value="6.92171052631579" calcext:value-type="float">
            <text:p>6,92171052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c9868c-8462-4f6d-aea6-63c1a9f886fa</text:p>
          </table:table-cell>
          <table:table-cell office:value-type="float" office:value="1452956209052" calcext:value-type="float">
            <text:p>1452956209052</text:p>
          </table:table-cell>
          <table:table-cell office:value-type="float" office:value="1332" calcext:value-type="float">
            <text:p>1332</text:p>
          </table:table-cell>
          <table:table-cell office:value-type="string" calcext:value-type="string">
            <text:p>cpu</text:p>
          </table:table-cell>
          <table:table-cell office:value-type="float" office:value="6.16126943005181" calcext:value-type="float">
            <text:p>6,16126943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c9868c-8462-4f6d-aea6-63c1a9f886fa</text:p>
          </table:table-cell>
          <table:table-cell office:value-type="float" office:value="1452956209114" calcext:value-type="float">
            <text:p>1452956209114</text:p>
          </table:table-cell>
          <table:table-cell office:value-type="float" office:value="1332" calcext:value-type="float">
            <text:p>1332</text:p>
          </table:table-cell>
          <table:table-cell office:value-type="string" calcext:value-type="string">
            <text:p>cpu</text:p>
          </table:table-cell>
          <table:table-cell office:value-type="float" office:value="6.5625" calcext:value-type="float">
            <text:p>6,56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c9868c-8462-4f6d-aea6-63c1a9f886fa</text:p>
          </table:table-cell>
          <table:table-cell office:value-type="float" office:value="1452956209152" calcext:value-type="float">
            <text:p>1452956209152</text:p>
          </table:table-cell>
          <table:table-cell office:value-type="float" office:value="1332" calcext:value-type="float">
            <text:p>1332</text:p>
          </table:table-cell>
          <table:table-cell office:value-type="string" calcext:value-type="string">
            <text:p>cpu</text:p>
          </table:table-cell>
          <table:table-cell office:value-type="float" office:value="6.99146341463415" calcext:value-type="float">
            <text:p>6,99146341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c9868c-8462-4f6d-aea6-63c1a9f886fa</text:p>
          </table:table-cell>
          <table:table-cell office:value-type="float" office:value="1452956209214" calcext:value-type="float">
            <text:p>1452956209214</text:p>
          </table:table-cell>
          <table:table-cell office:value-type="float" office:value="1332" calcext:value-type="float">
            <text:p>1332</text:p>
          </table:table-cell>
          <table:table-cell office:value-type="string" calcext:value-type="string">
            <text:p>cpu</text:p>
          </table:table-cell>
          <table:table-cell office:value-type="float" office:value="6.06185567010309" calcext:value-type="float">
            <text:p>6,06185567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c9868c-8462-4f6d-aea6-63c1a9f886fa</text:p>
          </table:table-cell>
          <table:table-cell office:value-type="float" office:value="1452956209252" calcext:value-type="float">
            <text:p>1452956209252</text:p>
          </table:table-cell>
          <table:table-cell office:value-type="float" office:value="1332" calcext:value-type="float">
            <text:p>1332</text:p>
          </table:table-cell>
          <table:table-cell office:value-type="string" calcext:value-type="string">
            <text:p>cpu</text:p>
          </table:table-cell>
          <table:table-cell office:value-type="float" office:value="7.37881097560976" calcext:value-type="float">
            <text:p>7,37881097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c9868c-8462-4f6d-aea6-63c1a9f886fa</text:p>
          </table:table-cell>
          <table:table-cell office:value-type="float" office:value="1452956209314" calcext:value-type="float">
            <text:p>1452956209314</text:p>
          </table:table-cell>
          <table:table-cell office:value-type="float" office:value="1332" calcext:value-type="float">
            <text:p>1332</text:p>
          </table:table-cell>
          <table:table-cell office:value-type="string" calcext:value-type="string">
            <text:p>cpu</text:p>
          </table:table-cell>
          <table:table-cell office:value-type="float" office:value="6.15722379603399" calcext:value-type="float">
            <text:p>6,1572237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c9868c-8462-4f6d-aea6-63c1a9f886fa</text:p>
          </table:table-cell>
          <table:table-cell office:value-type="float" office:value="1452956209352" calcext:value-type="float">
            <text:p>1452956209352</text:p>
          </table:table-cell>
          <table:table-cell office:value-type="float" office:value="1332" calcext:value-type="float">
            <text:p>1332</text:p>
          </table:table-cell>
          <table:table-cell office:value-type="string" calcext:value-type="string">
            <text:p>cpu</text:p>
          </table:table-cell>
          <table:table-cell office:value-type="float" office:value="6.125" calcext:value-type="float">
            <text:p>6,1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c9868c-8462-4f6d-aea6-63c1a9f886fa</text:p>
          </table:table-cell>
          <table:table-cell office:value-type="float" office:value="1452956209414" calcext:value-type="float">
            <text:p>1452956209414</text:p>
          </table:table-cell>
          <table:table-cell office:value-type="float" office:value="1332" calcext:value-type="float">
            <text:p>1332</text:p>
          </table:table-cell>
          <table:table-cell office:value-type="string" calcext:value-type="string">
            <text:p>cpu</text:p>
          </table:table-cell>
          <table:table-cell office:value-type="float" office:value="6.90789473684211" calcext:value-type="float">
            <text:p>6,90789473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c9868c-8462-4f6d-aea6-63c1a9f886fa</text:p>
          </table:table-cell>
          <table:table-cell office:value-type="float" office:value="1452956209452" calcext:value-type="float">
            <text:p>1452956209452</text:p>
          </table:table-cell>
          <table:table-cell office:value-type="float" office:value="1332" calcext:value-type="float">
            <text:p>1332</text:p>
          </table:table-cell>
          <table:table-cell office:value-type="string" calcext:value-type="string">
            <text:p>cpu</text:p>
          </table:table-cell>
          <table:table-cell office:value-type="float" office:value="7.71510152284264" calcext:value-type="float">
            <text:p>7,71510152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c9868c-8462-4f6d-aea6-63c1a9f886fa</text:p>
          </table:table-cell>
          <table:table-cell office:value-type="float" office:value="1452956209514" calcext:value-type="float">
            <text:p>1452956209514</text:p>
          </table:table-cell>
          <table:table-cell office:value-type="float" office:value="1332" calcext:value-type="float">
            <text:p>1332</text:p>
          </table:table-cell>
          <table:table-cell office:value-type="string" calcext:value-type="string">
            <text:p>cpu</text:p>
          </table:table-cell>
          <table:table-cell office:value-type="float" office:value="6.66925837320574" calcext:value-type="float">
            <text:p>6,66925837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c9868c-8462-4f6d-aea6-63c1a9f886fa</text:p>
          </table:table-cell>
          <table:table-cell office:value-type="float" office:value="1452956209552" calcext:value-type="float">
            <text:p>1452956209552</text:p>
          </table:table-cell>
          <table:table-cell office:value-type="float" office:value="1332" calcext:value-type="float">
            <text:p>1332</text:p>
          </table:table-cell>
          <table:table-cell office:value-type="string" calcext:value-type="string">
            <text:p>cpu</text:p>
          </table:table-cell>
          <table:table-cell office:value-type="float" office:value="6.14488636363636" calcext:value-type="float">
            <text:p>6,14488636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c9868c-8462-4f6d-aea6-63c1a9f886fa</text:p>
          </table:table-cell>
          <table:table-cell office:value-type="float" office:value="1452956209637" calcext:value-type="float">
            <text:p>1452956209637</text:p>
          </table:table-cell>
          <table:table-cell office:value-type="float" office:value="1332" calcext:value-type="float">
            <text:p>1332</text:p>
          </table:table-cell>
          <table:table-cell office:value-type="string" calcext:value-type="string">
            <text:p>cpu</text:p>
          </table:table-cell>
          <table:table-cell office:value-type="float" office:value="6.47690217391304" calcext:value-type="float">
            <text:p>6,47690217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c9868c-8462-4f6d-aea6-63c1a9f886fa</text:p>
          </table:table-cell>
          <table:table-cell office:value-type="float" office:value="1452956209637" calcext:value-type="float">
            <text:p>1452956209637</text:p>
          </table:table-cell>
          <table:table-cell office:value-type="float" office:value="1332" calcext:value-type="float">
            <text:p>1332</text:p>
          </table:table-cell>
          <table:table-cell office:value-type="string" calcext:value-type="string">
            <text:p>cpu</text:p>
          </table:table-cell>
          <table:table-cell office:value-type="float" office:value="6.36637931034483" calcext:value-type="float">
            <text:p>6,36637931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c9868c-8462-4f6d-aea6-63c1a9f886fa</text:p>
          </table:table-cell>
          <table:table-cell office:value-type="float" office:value="1452956209715" calcext:value-type="float">
            <text:p>1452956209715</text:p>
          </table:table-cell>
          <table:table-cell office:value-type="float" office:value="1332" calcext:value-type="float">
            <text:p>1332</text:p>
          </table:table-cell>
          <table:table-cell office:value-type="string" calcext:value-type="string">
            <text:p>cpu</text:p>
          </table:table-cell>
          <table:table-cell office:value-type="float" office:value="6.34600515463918" calcext:value-type="float">
            <text:p>6,34600515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c9868c-8462-4f6d-aea6-63c1a9f886fa</text:p>
          </table:table-cell>
          <table:table-cell office:value-type="float" office:value="1452956209752" calcext:value-type="float">
            <text:p>1452956209752</text:p>
          </table:table-cell>
          <table:table-cell office:value-type="float" office:value="1332" calcext:value-type="float">
            <text:p>1332</text:p>
          </table:table-cell>
          <table:table-cell office:value-type="string" calcext:value-type="string">
            <text:p>cpu</text:p>
          </table:table-cell>
          <table:table-cell office:value-type="float" office:value="6.4683014354067" calcext:value-type="float">
            <text:p>6,46830143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c9868c-8462-4f6d-aea6-63c1a9f886fa</text:p>
          </table:table-cell>
          <table:table-cell office:value-type="float" office:value="1452956209815" calcext:value-type="float">
            <text:p>1452956209815</text:p>
          </table:table-cell>
          <table:table-cell office:value-type="float" office:value="1332" calcext:value-type="float">
            <text:p>1332</text:p>
          </table:table-cell>
          <table:table-cell office:value-type="string" calcext:value-type="string">
            <text:p>cpu</text:p>
          </table:table-cell>
          <table:table-cell office:value-type="float" office:value="5.945625" calcext:value-type="float">
            <text:p>5,9456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c9868c-8462-4f6d-aea6-63c1a9f886fa</text:p>
          </table:table-cell>
          <table:table-cell office:value-type="float" office:value="1452956209857" calcext:value-type="float">
            <text:p>1452956209857</text:p>
          </table:table-cell>
          <table:table-cell office:value-type="float" office:value="1332" calcext:value-type="float">
            <text:p>1332</text:p>
          </table:table-cell>
          <table:table-cell office:value-type="string" calcext:value-type="string">
            <text:p>cpu</text:p>
          </table:table-cell>
          <table:table-cell office:value-type="float" office:value="6.54896907216495" calcext:value-type="float">
            <text:p>6,54896907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c9868c-8462-4f6d-aea6-63c1a9f886fa</text:p>
          </table:table-cell>
          <table:table-cell office:value-type="float" office:value="1452956209989" calcext:value-type="float">
            <text:p>1452956209989</text:p>
          </table:table-cell>
          <table:table-cell office:value-type="float" office:value="1332" calcext:value-type="float">
            <text:p>1332</text:p>
          </table:table-cell>
          <table:table-cell office:value-type="string" calcext:value-type="string">
            <text:p>cpu</text:p>
          </table:table-cell>
          <table:table-cell office:value-type="float" office:value="6.80051813471503" calcext:value-type="float">
            <text:p>6,80051813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c9868c-8462-4f6d-aea6-63c1a9f886fa</text:p>
          </table:table-cell>
          <table:table-cell office:value-type="float" office:value="1452956209989" calcext:value-type="float">
            <text:p>1452956209989</text:p>
          </table:table-cell>
          <table:table-cell office:value-type="float" office:value="1332" calcext:value-type="float">
            <text:p>1332</text:p>
          </table:table-cell>
          <table:table-cell office:value-type="string" calcext:value-type="string">
            <text:p>cpu</text:p>
          </table:table-cell>
          <table:table-cell office:value-type="float" office:value="7.43976683937824" calcext:value-type="float">
            <text:p>7,43976683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c9868c-8462-4f6d-aea6-63c1a9f886fa</text:p>
          </table:table-cell>
          <table:table-cell office:value-type="float" office:value="1452956210004" calcext:value-type="float">
            <text:p>1452956210004</text:p>
          </table:table-cell>
          <table:table-cell office:value-type="float" office:value="1332" calcext:value-type="float">
            <text:p>1332</text:p>
          </table:table-cell>
          <table:table-cell office:value-type="string" calcext:value-type="string">
            <text:p>cpu</text:p>
          </table:table-cell>
          <table:table-cell office:value-type="float" office:value="6.22265625" calcext:value-type="float">
            <text:p>6,222656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c9868c-8462-4f6d-aea6-63c1a9f886fa</text:p>
          </table:table-cell>
          <table:table-cell office:value-type="float" office:value="1452956210104" calcext:value-type="float">
            <text:p>1452956210104</text:p>
          </table:table-cell>
          <table:table-cell office:value-type="float" office:value="1332" calcext:value-type="float">
            <text:p>1332</text:p>
          </table:table-cell>
          <table:table-cell office:value-type="string" calcext:value-type="string">
            <text:p>cpu</text:p>
          </table:table-cell>
          <table:table-cell office:value-type="float" office:value="7.19845360824742" calcext:value-type="float">
            <text:p>7,19845360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c9868c-8462-4f6d-aea6-63c1a9f886fa</text:p>
          </table:table-cell>
          <table:table-cell office:value-type="float" office:value="1452956210104" calcext:value-type="float">
            <text:p>1452956210104</text:p>
          </table:table-cell>
          <table:table-cell office:value-type="float" office:value="1332" calcext:value-type="float">
            <text:p>1332</text:p>
          </table:table-cell>
          <table:table-cell office:value-type="string" calcext:value-type="string">
            <text:p>cpu</text:p>
          </table:table-cell>
          <table:table-cell office:value-type="float" office:value="7.29777486910995" calcext:value-type="float">
            <text:p>7,29777486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c9868c-8462-4f6d-aea6-63c1a9f886fa</text:p>
          </table:table-cell>
          <table:table-cell office:value-type="float" office:value="1452956210272" calcext:value-type="float">
            <text:p>1452956210272</text:p>
          </table:table-cell>
          <table:table-cell office:value-type="float" office:value="1332" calcext:value-type="float">
            <text:p>1332</text:p>
          </table:table-cell>
          <table:table-cell office:value-type="string" calcext:value-type="string">
            <text:p>cpu</text:p>
          </table:table-cell>
          <table:table-cell office:value-type="float" office:value="6.16733870967742" calcext:value-type="float">
            <text:p>6,16733870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c9868c-8462-4f6d-aea6-63c1a9f886fa</text:p>
          </table:table-cell>
          <table:table-cell office:value-type="float" office:value="1452956210289" calcext:value-type="float">
            <text:p>1452956210289</text:p>
          </table:table-cell>
          <table:table-cell office:value-type="float" office:value="1332" calcext:value-type="float">
            <text:p>1332</text:p>
          </table:table-cell>
          <table:table-cell office:value-type="string" calcext:value-type="string">
            <text:p>cpu</text:p>
          </table:table-cell>
          <table:table-cell office:value-type="float" office:value="5.93783422459893" calcext:value-type="float">
            <text:p>5,93783422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c9868c-8462-4f6d-aea6-63c1a9f886fa</text:p>
          </table:table-cell>
          <table:table-cell office:value-type="float" office:value="1452956210290" calcext:value-type="float">
            <text:p>1452956210290</text:p>
          </table:table-cell>
          <table:table-cell office:value-type="float" office:value="1332" calcext:value-type="float">
            <text:p>1332</text:p>
          </table:table-cell>
          <table:table-cell office:value-type="string" calcext:value-type="string">
            <text:p>cpu</text:p>
          </table:table-cell>
          <table:table-cell office:value-type="float" office:value="6.89369158878505" calcext:value-type="float">
            <text:p>6,89369158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c9868c-8462-4f6d-aea6-63c1a9f886fa</text:p>
          </table:table-cell>
          <table:table-cell office:value-type="float" office:value="1452956210290" calcext:value-type="float">
            <text:p>1452956210290</text:p>
          </table:table-cell>
          <table:table-cell office:value-type="float" office:value="1332" calcext:value-type="float">
            <text:p>1332</text:p>
          </table:table-cell>
          <table:table-cell office:value-type="string" calcext:value-type="string">
            <text:p>cpu</text:p>
          </table:table-cell>
          <table:table-cell office:value-type="float" office:value="7.64378238341969" calcext:value-type="float">
            <text:p>7,64378238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c9868c-8462-4f6d-aea6-63c1a9f886fa</text:p>
          </table:table-cell>
          <table:table-cell office:value-type="float" office:value="1452956210352" calcext:value-type="float">
            <text:p>1452956210352</text:p>
          </table:table-cell>
          <table:table-cell office:value-type="float" office:value="1332" calcext:value-type="float">
            <text:p>1332</text:p>
          </table:table-cell>
          <table:table-cell office:value-type="string" calcext:value-type="string">
            <text:p>cpu</text:p>
          </table:table-cell>
          <table:table-cell office:value-type="float" office:value="6.44452247191011" calcext:value-type="float">
            <text:p>6,44452247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c9868c-8462-4f6d-aea6-63c1a9f886fa</text:p>
          </table:table-cell>
          <table:table-cell office:value-type="float" office:value="1452956210411" calcext:value-type="float">
            <text:p>1452956210411</text:p>
          </table:table-cell>
          <table:table-cell office:value-type="float" office:value="1332" calcext:value-type="float">
            <text:p>1332</text:p>
          </table:table-cell>
          <table:table-cell office:value-type="string" calcext:value-type="string">
            <text:p>cpu</text:p>
          </table:table-cell>
          <table:table-cell office:value-type="float" office:value="6.84558823529412" calcext:value-type="float">
            <text:p>6,8455882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c9868c-8462-4f6d-aea6-63c1a9f886fa</text:p>
          </table:table-cell>
          <table:table-cell office:value-type="float" office:value="1452956210462" calcext:value-type="float">
            <text:p>1452956210462</text:p>
          </table:table-cell>
          <table:table-cell office:value-type="float" office:value="1332" calcext:value-type="float">
            <text:p>1332</text:p>
          </table:table-cell>
          <table:table-cell office:value-type="string" calcext:value-type="string">
            <text:p>cpu</text:p>
          </table:table-cell>
          <table:table-cell office:value-type="float" office:value="7.41422872340426" calcext:value-type="float">
            <text:p>7,41422872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c9868c-8462-4f6d-aea6-63c1a9f886fa</text:p>
          </table:table-cell>
          <table:table-cell office:value-type="float" office:value="1452956210504" calcext:value-type="float">
            <text:p>1452956210504</text:p>
          </table:table-cell>
          <table:table-cell office:value-type="float" office:value="1332" calcext:value-type="float">
            <text:p>1332</text:p>
          </table:table-cell>
          <table:table-cell office:value-type="string" calcext:value-type="string">
            <text:p>cpu</text:p>
          </table:table-cell>
          <table:table-cell office:value-type="float" office:value="7.15671641791045" calcext:value-type="float">
            <text:p>7,15671641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c9868c-8462-4f6d-aea6-63c1a9f886fa</text:p>
          </table:table-cell>
          <table:table-cell office:value-type="float" office:value="1452956210553" calcext:value-type="float">
            <text:p>1452956210553</text:p>
          </table:table-cell>
          <table:table-cell office:value-type="float" office:value="1332" calcext:value-type="float">
            <text:p>1332</text:p>
          </table:table-cell>
          <table:table-cell office:value-type="string" calcext:value-type="string">
            <text:p>cpu</text:p>
          </table:table-cell>
          <table:table-cell office:value-type="float" office:value="6.54452054794521" calcext:value-type="float">
            <text:p>6,54452054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c9868c-8462-4f6d-aea6-63c1a9f886fa</text:p>
          </table:table-cell>
          <table:table-cell office:value-type="float" office:value="1452956210603" calcext:value-type="float">
            <text:p>1452956210603</text:p>
          </table:table-cell>
          <table:table-cell office:value-type="float" office:value="1332" calcext:value-type="float">
            <text:p>1332</text:p>
          </table:table-cell>
          <table:table-cell office:value-type="string" calcext:value-type="string">
            <text:p>cpu</text:p>
          </table:table-cell>
          <table:table-cell office:value-type="float" office:value="6.99502840909091" calcext:value-type="float">
            <text:p>6,99502840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c9868c-8462-4f6d-aea6-63c1a9f886fa</text:p>
          </table:table-cell>
          <table:table-cell office:value-type="float" office:value="1452956210653" calcext:value-type="float">
            <text:p>1452956210653</text:p>
          </table:table-cell>
          <table:table-cell office:value-type="float" office:value="1332" calcext:value-type="float">
            <text:p>1332</text:p>
          </table:table-cell>
          <table:table-cell office:value-type="string" calcext:value-type="string">
            <text:p>cpu</text:p>
          </table:table-cell>
          <table:table-cell office:value-type="float" office:value="6.60604265402844" calcext:value-type="float">
            <text:p>6,6060426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c9868c-8462-4f6d-aea6-63c1a9f886fa</text:p>
          </table:table-cell>
          <table:table-cell office:value-type="float" office:value="1452956210715" calcext:value-type="float">
            <text:p>1452956210715</text:p>
          </table:table-cell>
          <table:table-cell office:value-type="float" office:value="1332" calcext:value-type="float">
            <text:p>1332</text:p>
          </table:table-cell>
          <table:table-cell office:value-type="string" calcext:value-type="string">
            <text:p>cpu</text:p>
          </table:table-cell>
          <table:table-cell office:value-type="float" office:value="6.9813829787234" calcext:value-type="float">
            <text:p>6,98138297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c9868c-8462-4f6d-aea6-63c1a9f886fa</text:p>
          </table:table-cell>
          <table:table-cell office:value-type="float" office:value="1452956210746" calcext:value-type="float">
            <text:p>1452956210746</text:p>
          </table:table-cell>
          <table:table-cell office:value-type="float" office:value="1332" calcext:value-type="float">
            <text:p>1332</text:p>
          </table:table-cell>
          <table:table-cell office:value-type="string" calcext:value-type="string">
            <text:p>cpu</text:p>
          </table:table-cell>
          <table:table-cell office:value-type="float" office:value="6.96929824561404" calcext:value-type="float">
            <text:p>6,96929824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c9868c-8462-4f6d-aea6-63c1a9f886fa</text:p>
          </table:table-cell>
          <table:table-cell office:value-type="float" office:value="1452956210815" calcext:value-type="float">
            <text:p>1452956210815</text:p>
          </table:table-cell>
          <table:table-cell office:value-type="float" office:value="1332" calcext:value-type="float">
            <text:p>1332</text:p>
          </table:table-cell>
          <table:table-cell office:value-type="string" calcext:value-type="string">
            <text:p>cpu</text:p>
          </table:table-cell>
          <table:table-cell office:value-type="float" office:value="6.61693548387097" calcext:value-type="float">
            <text:p>6,61693548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c9868c-8462-4f6d-aea6-63c1a9f886fa</text:p>
          </table:table-cell>
          <table:table-cell office:value-type="float" office:value="1452956210846" calcext:value-type="float">
            <text:p>1452956210846</text:p>
          </table:table-cell>
          <table:table-cell office:value-type="float" office:value="1332" calcext:value-type="float">
            <text:p>1332</text:p>
          </table:table-cell>
          <table:table-cell office:value-type="string" calcext:value-type="string">
            <text:p>cpu</text:p>
          </table:table-cell>
          <table:table-cell office:value-type="float" office:value="6.50284090909091" calcext:value-type="float">
            <text:p>6,50284090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c9868c-8462-4f6d-aea6-63c1a9f886fa</text:p>
          </table:table-cell>
          <table:table-cell office:value-type="float" office:value="1452956210911" calcext:value-type="float">
            <text:p>1452956210911</text:p>
          </table:table-cell>
          <table:table-cell office:value-type="float" office:value="1332" calcext:value-type="float">
            <text:p>1332</text:p>
          </table:table-cell>
          <table:table-cell office:value-type="string" calcext:value-type="string">
            <text:p>cpu</text:p>
          </table:table-cell>
          <table:table-cell office:value-type="float" office:value="6.5625" calcext:value-type="float">
            <text:p>6,56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c9868c-8462-4f6d-aea6-63c1a9f886fa</text:p>
          </table:table-cell>
          <table:table-cell office:value-type="float" office:value="1452956210963" calcext:value-type="float">
            <text:p>1452956210963</text:p>
          </table:table-cell>
          <table:table-cell office:value-type="float" office:value="1332" calcext:value-type="float">
            <text:p>1332</text:p>
          </table:table-cell>
          <table:table-cell office:value-type="string" calcext:value-type="string">
            <text:p>cpu</text:p>
          </table:table-cell>
          <table:table-cell office:value-type="float" office:value="6.38442211055276" calcext:value-type="float">
            <text:p>6,38442211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c9868c-8462-4f6d-aea6-63c1a9f886fa</text:p>
          </table:table-cell>
          <table:table-cell office:value-type="float" office:value="1452956211000" calcext:value-type="float">
            <text:p>1452956211000</text:p>
          </table:table-cell>
          <table:table-cell office:value-type="float" office:value="1332" calcext:value-type="float">
            <text:p>1332</text:p>
          </table:table-cell>
          <table:table-cell office:value-type="string" calcext:value-type="string">
            <text:p>cpu</text:p>
          </table:table-cell>
          <table:table-cell office:value-type="float" office:value="6.8359375" calcext:value-type="float">
            <text:p>6,83593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c9868c-8462-4f6d-aea6-63c1a9f886fa</text:p>
          </table:table-cell>
          <table:table-cell office:value-type="float" office:value="1452956211061" calcext:value-type="float">
            <text:p>1452956211061</text:p>
          </table:table-cell>
          <table:table-cell office:value-type="float" office:value="1332" calcext:value-type="float">
            <text:p>1332</text:p>
          </table:table-cell>
          <table:table-cell office:value-type="string" calcext:value-type="string">
            <text:p>cpu</text:p>
          </table:table-cell>
          <table:table-cell office:value-type="float" office:value="6.7679347826087" calcext:value-type="float">
            <text:p>6,76793478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c9868c-8462-4f6d-aea6-63c1a9f886fa</text:p>
          </table:table-cell>
          <table:table-cell office:value-type="float" office:value="1452956211115" calcext:value-type="float">
            <text:p>1452956211115</text:p>
          </table:table-cell>
          <table:table-cell office:value-type="float" office:value="1332" calcext:value-type="float">
            <text:p>1332</text:p>
          </table:table-cell>
          <table:table-cell office:value-type="string" calcext:value-type="string">
            <text:p>cpu</text:p>
          </table:table-cell>
          <table:table-cell office:value-type="float" office:value="5.53875" calcext:value-type="float">
            <text:p>5,538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c9868c-8462-4f6d-aea6-63c1a9f886fa</text:p>
          </table:table-cell>
          <table:table-cell office:value-type="float" office:value="1452956211146" calcext:value-type="float">
            <text:p>1452956211146</text:p>
          </table:table-cell>
          <table:table-cell office:value-type="float" office:value="1332" calcext:value-type="float">
            <text:p>1332</text:p>
          </table:table-cell>
          <table:table-cell office:value-type="string" calcext:value-type="string">
            <text:p>cpu</text:p>
          </table:table-cell>
          <table:table-cell office:value-type="float" office:value="7.375" calcext:value-type="float">
            <text:p>7,3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c9868c-8462-4f6d-aea6-63c1a9f886fa</text:p>
          </table:table-cell>
          <table:table-cell office:value-type="float" office:value="1452956211199" calcext:value-type="float">
            <text:p>1452956211199</text:p>
          </table:table-cell>
          <table:table-cell office:value-type="float" office:value="1332" calcext:value-type="float">
            <text:p>1332</text:p>
          </table:table-cell>
          <table:table-cell office:value-type="string" calcext:value-type="string">
            <text:p>cpu</text:p>
          </table:table-cell>
          <table:table-cell office:value-type="float" office:value="5.98869346733668" calcext:value-type="float">
            <text:p>5,98869346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c9868c-8462-4f6d-aea6-63c1a9f886fa</text:p>
          </table:table-cell>
          <table:table-cell office:value-type="float" office:value="1452956211246" calcext:value-type="float">
            <text:p>1452956211246</text:p>
          </table:table-cell>
          <table:table-cell office:value-type="float" office:value="1332" calcext:value-type="float">
            <text:p>1332</text:p>
          </table:table-cell>
          <table:table-cell office:value-type="string" calcext:value-type="string">
            <text:p>cpu</text:p>
          </table:table-cell>
          <table:table-cell office:value-type="float" office:value="7.41422872340426" calcext:value-type="float">
            <text:p>7,41422872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c9868c-8462-4f6d-aea6-63c1a9f886fa</text:p>
          </table:table-cell>
          <table:table-cell office:value-type="float" office:value="1452956211299" calcext:value-type="float">
            <text:p>1452956211299</text:p>
          </table:table-cell>
          <table:table-cell office:value-type="float" office:value="1332" calcext:value-type="float">
            <text:p>1332</text:p>
          </table:table-cell>
          <table:table-cell office:value-type="string" calcext:value-type="string">
            <text:p>cpu</text:p>
          </table:table-cell>
          <table:table-cell office:value-type="float" office:value="6.42338709677419" calcext:value-type="float">
            <text:p>6,42338709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c9868c-8462-4f6d-aea6-63c1a9f886fa</text:p>
          </table:table-cell>
          <table:table-cell office:value-type="float" office:value="1452956211363" calcext:value-type="float">
            <text:p>1452956211363</text:p>
          </table:table-cell>
          <table:table-cell office:value-type="float" office:value="1332" calcext:value-type="float">
            <text:p>1332</text:p>
          </table:table-cell>
          <table:table-cell office:value-type="string" calcext:value-type="string">
            <text:p>cpu</text:p>
          </table:table-cell>
          <table:table-cell office:value-type="float" office:value="6.79411764705882" calcext:value-type="float">
            <text:p>6,79411764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c9868c-8462-4f6d-aea6-63c1a9f886fa</text:p>
          </table:table-cell>
          <table:table-cell office:value-type="float" office:value="1452956211399" calcext:value-type="float">
            <text:p>1452956211399</text:p>
          </table:table-cell>
          <table:table-cell office:value-type="float" office:value="1332" calcext:value-type="float">
            <text:p>1332</text:p>
          </table:table-cell>
          <table:table-cell office:value-type="string" calcext:value-type="string">
            <text:p>cpu</text:p>
          </table:table-cell>
          <table:table-cell office:value-type="float" office:value="6.94615384615385" calcext:value-type="float">
            <text:p>6,94615384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c9868c-8462-4f6d-aea6-63c1a9f886fa</text:p>
          </table:table-cell>
          <table:table-cell office:value-type="float" office:value="1452956211446" calcext:value-type="float">
            <text:p>1452956211446</text:p>
          </table:table-cell>
          <table:table-cell office:value-type="float" office:value="1332" calcext:value-type="float">
            <text:p>1332</text:p>
          </table:table-cell>
          <table:table-cell office:value-type="string" calcext:value-type="string">
            <text:p>cpu</text:p>
          </table:table-cell>
          <table:table-cell office:value-type="float" office:value="6.69089673913044" calcext:value-type="float">
            <text:p>6,69089673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c9868c-8462-4f6d-aea6-63c1a9f886fa</text:p>
          </table:table-cell>
          <table:table-cell office:value-type="float" office:value="1452956211499" calcext:value-type="float">
            <text:p>1452956211499</text:p>
          </table:table-cell>
          <table:table-cell office:value-type="float" office:value="1332" calcext:value-type="float">
            <text:p>1332</text:p>
          </table:table-cell>
          <table:table-cell office:value-type="string" calcext:value-type="string">
            <text:p>cpu</text:p>
          </table:table-cell>
          <table:table-cell office:value-type="float" office:value="7.29777486910995" calcext:value-type="float">
            <text:p>7,29777486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c9868c-8462-4f6d-aea6-63c1a9f886fa</text:p>
          </table:table-cell>
          <table:table-cell office:value-type="float" office:value="1452956211562" calcext:value-type="float">
            <text:p>1452956211562</text:p>
          </table:table-cell>
          <table:table-cell office:value-type="float" office:value="1332" calcext:value-type="float">
            <text:p>1332</text:p>
          </table:table-cell>
          <table:table-cell office:value-type="string" calcext:value-type="string">
            <text:p>cpu</text:p>
          </table:table-cell>
          <table:table-cell office:value-type="float" office:value="6.00548780487805" calcext:value-type="float">
            <text:p>6,00548780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c9868c-8462-4f6d-aea6-63c1a9f886fa</text:p>
          </table:table-cell>
          <table:table-cell office:value-type="float" office:value="1452956211600" calcext:value-type="float">
            <text:p>1452956211600</text:p>
          </table:table-cell>
          <table:table-cell office:value-type="float" office:value="1332" calcext:value-type="float">
            <text:p>1332</text:p>
          </table:table-cell>
          <table:table-cell office:value-type="string" calcext:value-type="string">
            <text:p>cpu</text:p>
          </table:table-cell>
          <table:table-cell office:value-type="float" office:value="6.83064516129032" calcext:value-type="float">
            <text:p>6,83064516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c9868c-8462-4f6d-aea6-63c1a9f886fa</text:p>
          </table:table-cell>
          <table:table-cell office:value-type="float" office:value="1452956211646" calcext:value-type="float">
            <text:p>1452956211646</text:p>
          </table:table-cell>
          <table:table-cell office:value-type="float" office:value="1332" calcext:value-type="float">
            <text:p>1332</text:p>
          </table:table-cell>
          <table:table-cell office:value-type="string" calcext:value-type="string">
            <text:p>cpu</text:p>
          </table:table-cell>
          <table:table-cell office:value-type="float" office:value="6.8359375" calcext:value-type="float">
            <text:p>6,83593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c9868c-8462-4f6d-aea6-63c1a9f886fa</text:p>
          </table:table-cell>
          <table:table-cell office:value-type="float" office:value="1452956211715" calcext:value-type="float">
            <text:p>1452956211715</text:p>
          </table:table-cell>
          <table:table-cell office:value-type="float" office:value="1332" calcext:value-type="float">
            <text:p>1332</text:p>
          </table:table-cell>
          <table:table-cell office:value-type="string" calcext:value-type="string">
            <text:p>cpu</text:p>
          </table:table-cell>
          <table:table-cell office:value-type="float" office:value="6.1156914893617" calcext:value-type="float">
            <text:p>6,11569148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c9868c-8462-4f6d-aea6-63c1a9f886fa</text:p>
          </table:table-cell>
          <table:table-cell office:value-type="float" office:value="1452956211746" calcext:value-type="float">
            <text:p>1452956211746</text:p>
          </table:table-cell>
          <table:table-cell office:value-type="float" office:value="1332" calcext:value-type="float">
            <text:p>1332</text:p>
          </table:table-cell>
          <table:table-cell office:value-type="string" calcext:value-type="string">
            <text:p>cpu</text:p>
          </table:table-cell>
          <table:table-cell office:value-type="float" office:value="7.03977272727273" calcext:value-type="float">
            <text:p>7,03977272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c9868c-8462-4f6d-aea6-63c1a9f886fa</text:p>
          </table:table-cell>
          <table:table-cell office:value-type="float" office:value="1452956211800" calcext:value-type="float">
            <text:p>1452956211800</text:p>
          </table:table-cell>
          <table:table-cell office:value-type="float" office:value="1332" calcext:value-type="float">
            <text:p>1332</text:p>
          </table:table-cell>
          <table:table-cell office:value-type="string" calcext:value-type="string">
            <text:p>cpu</text:p>
          </table:table-cell>
          <table:table-cell office:value-type="float" office:value="6.79838709677419" calcext:value-type="float">
            <text:p>6,79838709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c9868c-8462-4f6d-aea6-63c1a9f886fa</text:p>
          </table:table-cell>
          <table:table-cell office:value-type="float" office:value="1452956211847" calcext:value-type="float">
            <text:p>1452956211847</text:p>
          </table:table-cell>
          <table:table-cell office:value-type="float" office:value="1332" calcext:value-type="float">
            <text:p>1332</text:p>
          </table:table-cell>
          <table:table-cell office:value-type="string" calcext:value-type="string">
            <text:p>cpu</text:p>
          </table:table-cell>
          <table:table-cell office:value-type="float" office:value="6.84913793103448" calcext:value-type="float">
            <text:p>6,8491379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c9868c-8462-4f6d-aea6-63c1a9f886fa</text:p>
          </table:table-cell>
          <table:table-cell office:value-type="float" office:value="1452956211904" calcext:value-type="float">
            <text:p>1452956211904</text:p>
          </table:table-cell>
          <table:table-cell office:value-type="float" office:value="1332" calcext:value-type="float">
            <text:p>1332</text:p>
          </table:table-cell>
          <table:table-cell office:value-type="string" calcext:value-type="string">
            <text:p>cpu</text:p>
          </table:table-cell>
          <table:table-cell office:value-type="float" office:value="6.65948275862069" calcext:value-type="float">
            <text:p>6,65948275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c9868c-8462-4f6d-aea6-63c1a9f886fa</text:p>
          </table:table-cell>
          <table:table-cell office:value-type="float" office:value="1452956211951" calcext:value-type="float">
            <text:p>1452956211951</text:p>
          </table:table-cell>
          <table:table-cell office:value-type="float" office:value="1332" calcext:value-type="float">
            <text:p>1332</text:p>
          </table:table-cell>
          <table:table-cell office:value-type="string" calcext:value-type="string">
            <text:p>cpu</text:p>
          </table:table-cell>
          <table:table-cell office:value-type="float" office:value="7.16153846153846" calcext:value-type="float">
            <text:p>7,16153846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c9868c-8462-4f6d-aea6-63c1a9f886fa</text:p>
          </table:table-cell>
          <table:table-cell office:value-type="float" office:value="1452956212004" calcext:value-type="float">
            <text:p>1452956212004</text:p>
          </table:table-cell>
          <table:table-cell office:value-type="float" office:value="1332" calcext:value-type="float">
            <text:p>1332</text:p>
          </table:table-cell>
          <table:table-cell office:value-type="string" calcext:value-type="string">
            <text:p>cpu</text:p>
          </table:table-cell>
          <table:table-cell office:value-type="float" office:value="6.56951871657754" calcext:value-type="float">
            <text:p>6,56951871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c9868c-8462-4f6d-aea6-63c1a9f886fa</text:p>
          </table:table-cell>
          <table:table-cell office:value-type="float" office:value="1452956212051" calcext:value-type="float">
            <text:p>1452956212051</text:p>
          </table:table-cell>
          <table:table-cell office:value-type="float" office:value="1332" calcext:value-type="float">
            <text:p>1332</text:p>
          </table:table-cell>
          <table:table-cell office:value-type="string" calcext:value-type="string">
            <text:p>cpu</text:p>
          </table:table-cell>
          <table:table-cell office:value-type="float" office:value="7.08517699115044" calcext:value-type="float">
            <text:p>7,08517699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c9868c-8462-4f6d-aea6-63c1a9f886fa</text:p>
          </table:table-cell>
          <table:table-cell office:value-type="float" office:value="1452956212102" calcext:value-type="float">
            <text:p>1452956212102</text:p>
          </table:table-cell>
          <table:table-cell office:value-type="float" office:value="1332" calcext:value-type="float">
            <text:p>1332</text:p>
          </table:table-cell>
          <table:table-cell office:value-type="string" calcext:value-type="string">
            <text:p>cpu</text:p>
          </table:table-cell>
          <table:table-cell office:value-type="float" office:value="6.4780701754386" calcext:value-type="float">
            <text:p>6,47807017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c9868c-8462-4f6d-aea6-63c1a9f886fa</text:p>
          </table:table-cell>
          <table:table-cell office:value-type="float" office:value="1452956212152" calcext:value-type="float">
            <text:p>1452956212152</text:p>
          </table:table-cell>
          <table:table-cell office:value-type="float" office:value="1332" calcext:value-type="float">
            <text:p>1332</text:p>
          </table:table-cell>
          <table:table-cell office:value-type="string" calcext:value-type="string">
            <text:p>cpu</text:p>
          </table:table-cell>
          <table:table-cell office:value-type="float" office:value="7.66810344827586" calcext:value-type="float">
            <text:p>7,66810344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c9868c-8462-4f6d-aea6-63c1a9f886fa</text:p>
          </table:table-cell>
          <table:table-cell office:value-type="float" office:value="1452956212203" calcext:value-type="float">
            <text:p>1452956212203</text:p>
          </table:table-cell>
          <table:table-cell office:value-type="float" office:value="1332" calcext:value-type="float">
            <text:p>1332</text:p>
          </table:table-cell>
          <table:table-cell office:value-type="string" calcext:value-type="string">
            <text:p>cpu</text:p>
          </table:table-cell>
          <table:table-cell office:value-type="float" office:value="6.70065789473684" calcext:value-type="float">
            <text:p>6,70065789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c9868c-8462-4f6d-aea6-63c1a9f886fa</text:p>
          </table:table-cell>
          <table:table-cell office:value-type="float" office:value="1452956212263" calcext:value-type="float">
            <text:p>1452956212263</text:p>
          </table:table-cell>
          <table:table-cell office:value-type="float" office:value="1332" calcext:value-type="float">
            <text:p>1332</text:p>
          </table:table-cell>
          <table:table-cell office:value-type="string" calcext:value-type="string">
            <text:p>cpu</text:p>
          </table:table-cell>
          <table:table-cell office:value-type="float" office:value="6.90489130434783" calcext:value-type="float">
            <text:p>6,90489130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c9868c-8462-4f6d-aea6-63c1a9f886fa</text:p>
          </table:table-cell>
          <table:table-cell office:value-type="float" office:value="1452956212303" calcext:value-type="float">
            <text:p>1452956212303</text:p>
          </table:table-cell>
          <table:table-cell office:value-type="float" office:value="1332" calcext:value-type="float">
            <text:p>1332</text:p>
          </table:table-cell>
          <table:table-cell office:value-type="string" calcext:value-type="string">
            <text:p>cpu</text:p>
          </table:table-cell>
          <table:table-cell office:value-type="float" office:value="6.55650684931507" calcext:value-type="float">
            <text:p>6,55650684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c9868c-8462-4f6d-aea6-63c1a9f886fa</text:p>
          </table:table-cell>
          <table:table-cell office:value-type="float" office:value="1452956212361" calcext:value-type="float">
            <text:p>1452956212361</text:p>
          </table:table-cell>
          <table:table-cell office:value-type="float" office:value="1332" calcext:value-type="float">
            <text:p>1332</text:p>
          </table:table-cell>
          <table:table-cell office:value-type="string" calcext:value-type="string">
            <text:p>cpu</text:p>
          </table:table-cell>
          <table:table-cell office:value-type="float" office:value="6.84913793103448" calcext:value-type="float">
            <text:p>6,8491379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c9868c-8462-4f6d-aea6-63c1a9f886fa</text:p>
          </table:table-cell>
          <table:table-cell office:value-type="float" office:value="1452956212401" calcext:value-type="float">
            <text:p>1452956212401</text:p>
          </table:table-cell>
          <table:table-cell office:value-type="float" office:value="1332" calcext:value-type="float">
            <text:p>1332</text:p>
          </table:table-cell>
          <table:table-cell office:value-type="string" calcext:value-type="string">
            <text:p>cpu</text:p>
          </table:table-cell>
          <table:table-cell office:value-type="float" office:value="6.43193717277487" calcext:value-type="float">
            <text:p>6,43193717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c9868c-8462-4f6d-aea6-63c1a9f886fa</text:p>
          </table:table-cell>
          <table:table-cell office:value-type="float" office:value="1452956212461" calcext:value-type="float">
            <text:p>1452956212461</text:p>
          </table:table-cell>
          <table:table-cell office:value-type="float" office:value="1332" calcext:value-type="float">
            <text:p>1332</text:p>
          </table:table-cell>
          <table:table-cell office:value-type="string" calcext:value-type="string">
            <text:p>cpu</text:p>
          </table:table-cell>
          <table:table-cell office:value-type="float" office:value="7.31621287128713" calcext:value-type="float">
            <text:p>7,31621287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c9868c-8462-4f6d-aea6-63c1a9f886fa</text:p>
          </table:table-cell>
          <table:table-cell office:value-type="float" office:value="1452956212511" calcext:value-type="float">
            <text:p>1452956212511</text:p>
          </table:table-cell>
          <table:table-cell office:value-type="float" office:value="1332" calcext:value-type="float">
            <text:p>1332</text:p>
          </table:table-cell>
          <table:table-cell office:value-type="string" calcext:value-type="string">
            <text:p>cpu</text:p>
          </table:table-cell>
          <table:table-cell office:value-type="float" office:value="7.0945945945946" calcext:value-type="float">
            <text:p>7,09459459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c9868c-8462-4f6d-aea6-63c1a9f886fa</text:p>
          </table:table-cell>
          <table:table-cell office:value-type="float" office:value="1452956212551" calcext:value-type="float">
            <text:p>1452956212551</text:p>
          </table:table-cell>
          <table:table-cell office:value-type="float" office:value="1332" calcext:value-type="float">
            <text:p>1332</text:p>
          </table:table-cell>
          <table:table-cell office:value-type="string" calcext:value-type="string">
            <text:p>cpu</text:p>
          </table:table-cell>
          <table:table-cell office:value-type="float" office:value="6.76638349514563" calcext:value-type="float">
            <text:p>6,76638349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c9868c-8462-4f6d-aea6-63c1a9f886fa</text:p>
          </table:table-cell>
          <table:table-cell office:value-type="float" office:value="1452956212602" calcext:value-type="float">
            <text:p>1452956212602</text:p>
          </table:table-cell>
          <table:table-cell office:value-type="float" office:value="1332" calcext:value-type="float">
            <text:p>1332</text:p>
          </table:table-cell>
          <table:table-cell office:value-type="string" calcext:value-type="string">
            <text:p>cpu</text:p>
          </table:table-cell>
          <table:table-cell office:value-type="float" office:value="6.07211538461539" calcext:value-type="float">
            <text:p>6,07211538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c9868c-8462-4f6d-aea6-63c1a9f886fa</text:p>
          </table:table-cell>
          <table:table-cell office:value-type="float" office:value="1452956212662" calcext:value-type="float">
            <text:p>1452956212662</text:p>
          </table:table-cell>
          <table:table-cell office:value-type="float" office:value="1332" calcext:value-type="float">
            <text:p>1332</text:p>
          </table:table-cell>
          <table:table-cell office:value-type="string" calcext:value-type="string">
            <text:p>cpu</text:p>
          </table:table-cell>
          <table:table-cell office:value-type="float" office:value="6.3788860103627" calcext:value-type="float">
            <text:p>6,37888601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c9868c-8462-4f6d-aea6-63c1a9f886fa</text:p>
          </table:table-cell>
          <table:table-cell office:value-type="float" office:value="1452956212703" calcext:value-type="float">
            <text:p>1452956212703</text:p>
          </table:table-cell>
          <table:table-cell office:value-type="float" office:value="1332" calcext:value-type="float">
            <text:p>1332</text:p>
          </table:table-cell>
          <table:table-cell office:value-type="string" calcext:value-type="string">
            <text:p>cpu</text:p>
          </table:table-cell>
          <table:table-cell office:value-type="float" office:value="7.00439698492462" calcext:value-type="float">
            <text:p>7,00439698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c9868c-8462-4f6d-aea6-63c1a9f886fa</text:p>
          </table:table-cell>
          <table:table-cell office:value-type="float" office:value="1452956212753" calcext:value-type="float">
            <text:p>1452956212753</text:p>
          </table:table-cell>
          <table:table-cell office:value-type="float" office:value="1332" calcext:value-type="float">
            <text:p>1332</text:p>
          </table:table-cell>
          <table:table-cell office:value-type="string" calcext:value-type="string">
            <text:p>cpu</text:p>
          </table:table-cell>
          <table:table-cell office:value-type="float" office:value="5.95564516129032" calcext:value-type="float">
            <text:p>5,95564516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c9868c-8462-4f6d-aea6-63c1a9f886fa</text:p>
          </table:table-cell>
          <table:table-cell office:value-type="float" office:value="1452956212815" calcext:value-type="float">
            <text:p>1452956212815</text:p>
          </table:table-cell>
          <table:table-cell office:value-type="float" office:value="1332" calcext:value-type="float">
            <text:p>1332</text:p>
          </table:table-cell>
          <table:table-cell office:value-type="string" calcext:value-type="string">
            <text:p>cpu</text:p>
          </table:table-cell>
          <table:table-cell office:value-type="float" office:value="7.28225806451613" calcext:value-type="float">
            <text:p>7,28225806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c9868c-8462-4f6d-aea6-63c1a9f886fa</text:p>
          </table:table-cell>
          <table:table-cell office:value-type="float" office:value="1452956212849" calcext:value-type="float">
            <text:p>1452956212849</text:p>
          </table:table-cell>
          <table:table-cell office:value-type="float" office:value="1332" calcext:value-type="float">
            <text:p>1332</text:p>
          </table:table-cell>
          <table:table-cell office:value-type="string" calcext:value-type="string">
            <text:p>cpu</text:p>
          </table:table-cell>
          <table:table-cell office:value-type="float" office:value="6.24080882352941" calcext:value-type="float">
            <text:p>6,24080882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c9868c-8462-4f6d-aea6-63c1a9f886fa</text:p>
          </table:table-cell>
          <table:table-cell office:value-type="float" office:value="1452956212911" calcext:value-type="float">
            <text:p>1452956212911</text:p>
          </table:table-cell>
          <table:table-cell office:value-type="float" office:value="1332" calcext:value-type="float">
            <text:p>1332</text:p>
          </table:table-cell>
          <table:table-cell office:value-type="string" calcext:value-type="string">
            <text:p>cpu</text:p>
          </table:table-cell>
          <table:table-cell office:value-type="float" office:value="7.11160714285714" calcext:value-type="float">
            <text:p>7,11160714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c9868c-8462-4f6d-aea6-63c1a9f886fa</text:p>
          </table:table-cell>
          <table:table-cell office:value-type="float" office:value="1452956212959" calcext:value-type="float">
            <text:p>1452956212959</text:p>
          </table:table-cell>
          <table:table-cell office:value-type="float" office:value="1332" calcext:value-type="float">
            <text:p>1332</text:p>
          </table:table-cell>
          <table:table-cell office:value-type="string" calcext:value-type="string">
            <text:p>cpu</text:p>
          </table:table-cell>
          <table:table-cell office:value-type="float" office:value="6.68684210526316" calcext:value-type="float">
            <text:p>6,68684210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c9868c-8462-4f6d-aea6-63c1a9f886fa</text:p>
          </table:table-cell>
          <table:table-cell office:value-type="float" office:value="1452956213011" calcext:value-type="float">
            <text:p>1452956213011</text:p>
          </table:table-cell>
          <table:table-cell office:value-type="float" office:value="1332" calcext:value-type="float">
            <text:p>1332</text:p>
          </table:table-cell>
          <table:table-cell office:value-type="string" calcext:value-type="string">
            <text:p>cpu</text:p>
          </table:table-cell>
          <table:table-cell office:value-type="float" office:value="6.93470149253731" calcext:value-type="float">
            <text:p>6,93470149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c9868c-8462-4f6d-aea6-63c1a9f886fa</text:p>
          </table:table-cell>
          <table:table-cell office:value-type="float" office:value="1452956213063" calcext:value-type="float">
            <text:p>1452956213063</text:p>
          </table:table-cell>
          <table:table-cell office:value-type="float" office:value="1332" calcext:value-type="float">
            <text:p>1332</text:p>
          </table:table-cell>
          <table:table-cell office:value-type="string" calcext:value-type="string">
            <text:p>cpu</text:p>
          </table:table-cell>
          <table:table-cell office:value-type="float" office:value="7.32162162162162" calcext:value-type="float">
            <text:p>7,32162162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c9868c-8462-4f6d-aea6-63c1a9f886fa</text:p>
          </table:table-cell>
          <table:table-cell office:value-type="float" office:value="1452956213103" calcext:value-type="float">
            <text:p>1452956213103</text:p>
          </table:table-cell>
          <table:table-cell office:value-type="float" office:value="1332" calcext:value-type="float">
            <text:p>1332</text:p>
          </table:table-cell>
          <table:table-cell office:value-type="string" calcext:value-type="string">
            <text:p>cpu</text:p>
          </table:table-cell>
          <table:table-cell office:value-type="float" office:value="6.5625" calcext:value-type="float">
            <text:p>6,56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c9868c-8462-4f6d-aea6-63c1a9f886fa</text:p>
          </table:table-cell>
          <table:table-cell office:value-type="float" office:value="1452956213163" calcext:value-type="float">
            <text:p>1452956213163</text:p>
          </table:table-cell>
          <table:table-cell office:value-type="float" office:value="1332" calcext:value-type="float">
            <text:p>1332</text:p>
          </table:table-cell>
          <table:table-cell office:value-type="string" calcext:value-type="string">
            <text:p>cpu</text:p>
          </table:table-cell>
          <table:table-cell office:value-type="float" office:value="6.14839572192513" calcext:value-type="float">
            <text:p>6,14839572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c9868c-8462-4f6d-aea6-63c1a9f886fa</text:p>
          </table:table-cell>
          <table:table-cell office:value-type="float" office:value="1452956213199" calcext:value-type="float">
            <text:p>1452956213199</text:p>
          </table:table-cell>
          <table:table-cell office:value-type="float" office:value="1332" calcext:value-type="float">
            <text:p>1332</text:p>
          </table:table-cell>
          <table:table-cell office:value-type="string" calcext:value-type="string">
            <text:p>cpu</text:p>
          </table:table-cell>
          <table:table-cell office:value-type="float" office:value="7.17213114754098" calcext:value-type="float">
            <text:p>7,17213114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c9868c-8462-4f6d-aea6-63c1a9f886fa</text:p>
          </table:table-cell>
          <table:table-cell office:value-type="float" office:value="1452956213261" calcext:value-type="float">
            <text:p>1452956213261</text:p>
          </table:table-cell>
          <table:table-cell office:value-type="float" office:value="1332" calcext:value-type="float">
            <text:p>1332</text:p>
          </table:table-cell>
          <table:table-cell office:value-type="string" calcext:value-type="string">
            <text:p>cpu</text:p>
          </table:table-cell>
          <table:table-cell office:value-type="float" office:value="6.39761306532663" calcext:value-type="float">
            <text:p>6,39761306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c9868c-8462-4f6d-aea6-63c1a9f886fa</text:p>
          </table:table-cell>
          <table:table-cell office:value-type="float" office:value="1452956213312" calcext:value-type="float">
            <text:p>1452956213312</text:p>
          </table:table-cell>
          <table:table-cell office:value-type="float" office:value="1332" calcext:value-type="float">
            <text:p>1332</text:p>
          </table:table-cell>
          <table:table-cell office:value-type="string" calcext:value-type="string">
            <text:p>cpu</text:p>
          </table:table-cell>
          <table:table-cell office:value-type="float" office:value="7.01933701657459" calcext:value-type="float">
            <text:p>7,01933701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c9868c-8462-4f6d-aea6-63c1a9f886fa</text:p>
          </table:table-cell>
          <table:table-cell office:value-type="float" office:value="1452956213363" calcext:value-type="float">
            <text:p>1452956213363</text:p>
          </table:table-cell>
          <table:table-cell office:value-type="float" office:value="1332" calcext:value-type="float">
            <text:p>1332</text:p>
          </table:table-cell>
          <table:table-cell office:value-type="string" calcext:value-type="string">
            <text:p>cpu</text:p>
          </table:table-cell>
          <table:table-cell office:value-type="float" office:value="6.69642857142857" calcext:value-type="float">
            <text:p>6,69642857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c9868c-8462-4f6d-aea6-63c1a9f886fa</text:p>
          </table:table-cell>
          <table:table-cell office:value-type="float" office:value="1452956213399" calcext:value-type="float">
            <text:p>1452956213399</text:p>
          </table:table-cell>
          <table:table-cell office:value-type="float" office:value="1332" calcext:value-type="float">
            <text:p>1332</text:p>
          </table:table-cell>
          <table:table-cell office:value-type="string" calcext:value-type="string">
            <text:p>cpu</text:p>
          </table:table-cell>
          <table:table-cell office:value-type="float" office:value="7.4375" calcext:value-type="float">
            <text:p>7,43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c9868c-8462-4f6d-aea6-63c1a9f886fa</text:p>
          </table:table-cell>
          <table:table-cell office:value-type="float" office:value="1452956213452" calcext:value-type="float">
            <text:p>1452956213452</text:p>
          </table:table-cell>
          <table:table-cell office:value-type="float" office:value="1332" calcext:value-type="float">
            <text:p>1332</text:p>
          </table:table-cell>
          <table:table-cell office:value-type="string" calcext:value-type="string">
            <text:p>cpu</text:p>
          </table:table-cell>
          <table:table-cell office:value-type="float" office:value="5.72983870967742" calcext:value-type="float">
            <text:p>5,72983870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c9868c-8462-4f6d-aea6-63c1a9f886fa</text:p>
          </table:table-cell>
          <table:table-cell office:value-type="float" office:value="1452956213502" calcext:value-type="float">
            <text:p>1452956213502</text:p>
          </table:table-cell>
          <table:table-cell office:value-type="float" office:value="1332" calcext:value-type="float">
            <text:p>1332</text:p>
          </table:table-cell>
          <table:table-cell office:value-type="string" calcext:value-type="string">
            <text:p>cpu</text:p>
          </table:table-cell>
          <table:table-cell office:value-type="float" office:value="6.412109375" calcext:value-type="float">
            <text:p>6,4121093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c9868c-8462-4f6d-aea6-63c1a9f886fa</text:p>
          </table:table-cell>
          <table:table-cell office:value-type="float" office:value="1452956213553" calcext:value-type="float">
            <text:p>1452956213553</text:p>
          </table:table-cell>
          <table:table-cell office:value-type="float" office:value="1332" calcext:value-type="float">
            <text:p>1332</text:p>
          </table:table-cell>
          <table:table-cell office:value-type="string" calcext:value-type="string">
            <text:p>cpu</text:p>
          </table:table-cell>
          <table:table-cell office:value-type="float" office:value="6.70544554455446" calcext:value-type="float">
            <text:p>6,70544554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c9868c-8462-4f6d-aea6-63c1a9f886fa</text:p>
          </table:table-cell>
          <table:table-cell office:value-type="float" office:value="1452956213603" calcext:value-type="float">
            <text:p>1452956213603</text:p>
          </table:table-cell>
          <table:table-cell office:value-type="float" office:value="1332" calcext:value-type="float">
            <text:p>1332</text:p>
          </table:table-cell>
          <table:table-cell office:value-type="string" calcext:value-type="string">
            <text:p>cpu</text:p>
          </table:table-cell>
          <table:table-cell office:value-type="float" office:value="6.20454545454546" calcext:value-type="float">
            <text:p>6,20454545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c9868c-8462-4f6d-aea6-63c1a9f886fa</text:p>
          </table:table-cell>
          <table:table-cell office:value-type="float" office:value="1452956213654" calcext:value-type="float">
            <text:p>1452956213654</text:p>
          </table:table-cell>
          <table:table-cell office:value-type="float" office:value="1332" calcext:value-type="float">
            <text:p>1332</text:p>
          </table:table-cell>
          <table:table-cell office:value-type="string" calcext:value-type="string">
            <text:p>cpu</text:p>
          </table:table-cell>
          <table:table-cell office:value-type="float" office:value="6.5625" calcext:value-type="float">
            <text:p>6,56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c9868c-8462-4f6d-aea6-63c1a9f886fa</text:p>
          </table:table-cell>
          <table:table-cell office:value-type="float" office:value="1452956213710" calcext:value-type="float">
            <text:p>1452956213710</text:p>
          </table:table-cell>
          <table:table-cell office:value-type="float" office:value="1332" calcext:value-type="float">
            <text:p>1332</text:p>
          </table:table-cell>
          <table:table-cell office:value-type="string" calcext:value-type="string">
            <text:p>cpu</text:p>
          </table:table-cell>
          <table:table-cell office:value-type="float" office:value="6.17487046632124" calcext:value-type="float">
            <text:p>6,17487046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c9868c-8462-4f6d-aea6-63c1a9f886fa</text:p>
          </table:table-cell>
          <table:table-cell office:value-type="float" office:value="1452956213761" calcext:value-type="float">
            <text:p>1452956213761</text:p>
          </table:table-cell>
          <table:table-cell office:value-type="float" office:value="1332" calcext:value-type="float">
            <text:p>1332</text:p>
          </table:table-cell>
          <table:table-cell office:value-type="string" calcext:value-type="string">
            <text:p>cpu</text:p>
          </table:table-cell>
          <table:table-cell office:value-type="float" office:value="7.17139175257732" calcext:value-type="float">
            <text:p>7,17139175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c9868c-8462-4f6d-aea6-63c1a9f886fa</text:p>
          </table:table-cell>
          <table:table-cell office:value-type="float" office:value="1452956213811" calcext:value-type="float">
            <text:p>1452956213811</text:p>
          </table:table-cell>
          <table:table-cell office:value-type="float" office:value="1332" calcext:value-type="float">
            <text:p>1332</text:p>
          </table:table-cell>
          <table:table-cell office:value-type="string" calcext:value-type="string">
            <text:p>cpu</text:p>
          </table:table-cell>
          <table:table-cell office:value-type="float" office:value="6.24080882352941" calcext:value-type="float">
            <text:p>6,24080882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c9868c-8462-4f6d-aea6-63c1a9f886fa</text:p>
          </table:table-cell>
          <table:table-cell office:value-type="float" office:value="1452956213852" calcext:value-type="float">
            <text:p>1452956213852</text:p>
          </table:table-cell>
          <table:table-cell office:value-type="float" office:value="1332" calcext:value-type="float">
            <text:p>1332</text:p>
          </table:table-cell>
          <table:table-cell office:value-type="string" calcext:value-type="string">
            <text:p>cpu</text:p>
          </table:table-cell>
          <table:table-cell office:value-type="float" office:value="6.90037128712871" calcext:value-type="float">
            <text:p>6,90037128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c9868c-8462-4f6d-aea6-63c1a9f886fa</text:p>
          </table:table-cell>
          <table:table-cell office:value-type="float" office:value="1452956213913" calcext:value-type="float">
            <text:p>1452956213913</text:p>
          </table:table-cell>
          <table:table-cell office:value-type="float" office:value="1332" calcext:value-type="float">
            <text:p>1332</text:p>
          </table:table-cell>
          <table:table-cell office:value-type="string" calcext:value-type="string">
            <text:p>cpu</text:p>
          </table:table-cell>
          <table:table-cell office:value-type="float" office:value="7.35" calcext:value-type="float">
            <text:p>7,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c9868c-8462-4f6d-aea6-63c1a9f886fa</text:p>
          </table:table-cell>
          <table:table-cell office:value-type="float" office:value="1452956213964" calcext:value-type="float">
            <text:p>1452956213964</text:p>
          </table:table-cell>
          <table:table-cell office:value-type="float" office:value="1332" calcext:value-type="float">
            <text:p>1332</text:p>
          </table:table-cell>
          <table:table-cell office:value-type="string" calcext:value-type="string">
            <text:p>cpu</text:p>
          </table:table-cell>
          <table:table-cell office:value-type="float" office:value="5.93478260869565" calcext:value-type="float">
            <text:p>5,93478260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c9868c-8462-4f6d-aea6-63c1a9f886fa</text:p>
          </table:table-cell>
          <table:table-cell office:value-type="float" office:value="1452956214002" calcext:value-type="float">
            <text:p>1452956214002</text:p>
          </table:table-cell>
          <table:table-cell office:value-type="float" office:value="1332" calcext:value-type="float">
            <text:p>1332</text:p>
          </table:table-cell>
          <table:table-cell office:value-type="string" calcext:value-type="string">
            <text:p>cpu</text:p>
          </table:table-cell>
          <table:table-cell office:value-type="float" office:value="6.76546391752577" calcext:value-type="float">
            <text:p>6,76546391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c9868c-8462-4f6d-aea6-63c1a9f886fa</text:p>
          </table:table-cell>
          <table:table-cell office:value-type="float" office:value="1452956214062" calcext:value-type="float">
            <text:p>1452956214062</text:p>
          </table:table-cell>
          <table:table-cell office:value-type="float" office:value="1332" calcext:value-type="float">
            <text:p>1332</text:p>
          </table:table-cell>
          <table:table-cell office:value-type="string" calcext:value-type="string">
            <text:p>cpu</text:p>
          </table:table-cell>
          <table:table-cell office:value-type="float" office:value="6.28960396039604" calcext:value-type="float">
            <text:p>6,28960396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c9868c-8462-4f6d-aea6-63c1a9f886fa</text:p>
          </table:table-cell>
          <table:table-cell office:value-type="float" office:value="1452956214102" calcext:value-type="float">
            <text:p>1452956214102</text:p>
          </table:table-cell>
          <table:table-cell office:value-type="float" office:value="1332" calcext:value-type="float">
            <text:p>1332</text:p>
          </table:table-cell>
          <table:table-cell office:value-type="string" calcext:value-type="string">
            <text:p>cpu</text:p>
          </table:table-cell>
          <table:table-cell office:value-type="float" office:value="6.8375" calcext:value-type="float">
            <text:p>6,83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c9868c-8462-4f6d-aea6-63c1a9f886fa</text:p>
          </table:table-cell>
          <table:table-cell office:value-type="float" office:value="1452956214152" calcext:value-type="float">
            <text:p>1452956214152</text:p>
          </table:table-cell>
          <table:table-cell office:value-type="float" office:value="1332" calcext:value-type="float">
            <text:p>1332</text:p>
          </table:table-cell>
          <table:table-cell office:value-type="string" calcext:value-type="string">
            <text:p>cpu</text:p>
          </table:table-cell>
          <table:table-cell office:value-type="float" office:value="7.16666666666667" calcext:value-type="float">
            <text:p>7,16666666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c9868c-8462-4f6d-aea6-63c1a9f886fa</text:p>
          </table:table-cell>
          <table:table-cell office:value-type="float" office:value="1452956214202" calcext:value-type="float">
            <text:p>1452956214202</text:p>
          </table:table-cell>
          <table:table-cell office:value-type="float" office:value="1332" calcext:value-type="float">
            <text:p>1332</text:p>
          </table:table-cell>
          <table:table-cell office:value-type="string" calcext:value-type="string">
            <text:p>cpu</text:p>
          </table:table-cell>
          <table:table-cell office:value-type="float" office:value="6.83272058823529" calcext:value-type="float">
            <text:p>6,83272058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c9868c-8462-4f6d-aea6-63c1a9f886fa</text:p>
          </table:table-cell>
          <table:table-cell office:value-type="float" office:value="1452956214262" calcext:value-type="float">
            <text:p>1452956214262</text:p>
          </table:table-cell>
          <table:table-cell office:value-type="float" office:value="1332" calcext:value-type="float">
            <text:p>1332</text:p>
          </table:table-cell>
          <table:table-cell office:value-type="string" calcext:value-type="string">
            <text:p>cpu</text:p>
          </table:table-cell>
          <table:table-cell office:value-type="float" office:value="6.8359375" calcext:value-type="float">
            <text:p>6,83593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c9868c-8462-4f6d-aea6-63c1a9f886fa</text:p>
          </table:table-cell>
          <table:table-cell office:value-type="float" office:value="1452956214313" calcext:value-type="float">
            <text:p>1452956214313</text:p>
          </table:table-cell>
          <table:table-cell office:value-type="float" office:value="1332" calcext:value-type="float">
            <text:p>1332</text:p>
          </table:table-cell>
          <table:table-cell office:value-type="string" calcext:value-type="string">
            <text:p>cpu</text:p>
          </table:table-cell>
          <table:table-cell office:value-type="float" office:value="6.86637931034483" calcext:value-type="float">
            <text:p>6,86637931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c9868c-8462-4f6d-aea6-63c1a9f886fa</text:p>
          </table:table-cell>
          <table:table-cell office:value-type="float" office:value="1452956214363" calcext:value-type="float">
            <text:p>1452956214363</text:p>
          </table:table-cell>
          <table:table-cell office:value-type="float" office:value="1332" calcext:value-type="float">
            <text:p>1332</text:p>
          </table:table-cell>
          <table:table-cell office:value-type="string" calcext:value-type="string">
            <text:p>cpu</text:p>
          </table:table-cell>
          <table:table-cell office:value-type="float" office:value="7.53662109375" calcext:value-type="float">
            <text:p>7,53662109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c9868c-8462-4f6d-aea6-63c1a9f886fa</text:p>
          </table:table-cell>
          <table:table-cell office:value-type="float" office:value="1452956214409" calcext:value-type="float">
            <text:p>1452956214409</text:p>
          </table:table-cell>
          <table:table-cell office:value-type="float" office:value="1332" calcext:value-type="float">
            <text:p>1332</text:p>
          </table:table-cell>
          <table:table-cell office:value-type="string" calcext:value-type="string">
            <text:p>cpu</text:p>
          </table:table-cell>
          <table:table-cell office:value-type="float" office:value="5.98768248175183" calcext:value-type="float">
            <text:p>5,98768248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c9868c-8462-4f6d-aea6-63c1a9f886fa</text:p>
          </table:table-cell>
          <table:table-cell office:value-type="float" office:value="1452956214450" calcext:value-type="float">
            <text:p>1452956214450</text:p>
          </table:table-cell>
          <table:table-cell office:value-type="float" office:value="1332" calcext:value-type="float">
            <text:p>1332</text:p>
          </table:table-cell>
          <table:table-cell office:value-type="string" calcext:value-type="string">
            <text:p>cpu</text:p>
          </table:table-cell>
          <table:table-cell office:value-type="float" office:value="6.13317757009346" calcext:value-type="float">
            <text:p>6,13317757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c9868c-8462-4f6d-aea6-63c1a9f886fa</text:p>
          </table:table-cell>
          <table:table-cell office:value-type="float" office:value="1452956214503" calcext:value-type="float">
            <text:p>1452956214503</text:p>
          </table:table-cell>
          <table:table-cell office:value-type="float" office:value="1332" calcext:value-type="float">
            <text:p>1332</text:p>
          </table:table-cell>
          <table:table-cell office:value-type="string" calcext:value-type="string">
            <text:p>cpu</text:p>
          </table:table-cell>
          <table:table-cell office:value-type="float" office:value="6.48313953488372" calcext:value-type="float">
            <text:p>6,48313953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c9868c-8462-4f6d-aea6-63c1a9f886fa</text:p>
          </table:table-cell>
          <table:table-cell office:value-type="float" office:value="1452956214554" calcext:value-type="float">
            <text:p>1452956214554</text:p>
          </table:table-cell>
          <table:table-cell office:value-type="float" office:value="1332" calcext:value-type="float">
            <text:p>1332</text:p>
          </table:table-cell>
          <table:table-cell office:value-type="string" calcext:value-type="string">
            <text:p>cpu</text:p>
          </table:table-cell>
          <table:table-cell office:value-type="float" office:value="6.52405857740586" calcext:value-type="float">
            <text:p>6,52405857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c9868c-8462-4f6d-aea6-63c1a9f886fa</text:p>
          </table:table-cell>
          <table:table-cell office:value-type="float" office:value="1452956214610" calcext:value-type="float">
            <text:p>1452956214610</text:p>
          </table:table-cell>
          <table:table-cell office:value-type="float" office:value="1332" calcext:value-type="float">
            <text:p>1332</text:p>
          </table:table-cell>
          <table:table-cell office:value-type="string" calcext:value-type="string">
            <text:p>cpu</text:p>
          </table:table-cell>
          <table:table-cell office:value-type="float" office:value="5.83026315789474" calcext:value-type="float">
            <text:p>5,83026315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c9868c-8462-4f6d-aea6-63c1a9f886fa</text:p>
          </table:table-cell>
          <table:table-cell office:value-type="float" office:value="1452956214660" calcext:value-type="float">
            <text:p>1452956214660</text:p>
          </table:table-cell>
          <table:table-cell office:value-type="float" office:value="1332" calcext:value-type="float">
            <text:p>1332</text:p>
          </table:table-cell>
          <table:table-cell office:value-type="string" calcext:value-type="string">
            <text:p>cpu</text:p>
          </table:table-cell>
          <table:table-cell office:value-type="float" office:value="6.24080882352941" calcext:value-type="float">
            <text:p>6,24080882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c9868c-8462-4f6d-aea6-63c1a9f886fa</text:p>
          </table:table-cell>
          <table:table-cell office:value-type="float" office:value="1452956214712" calcext:value-type="float">
            <text:p>1452956214712</text:p>
          </table:table-cell>
          <table:table-cell office:value-type="float" office:value="1332" calcext:value-type="float">
            <text:p>1332</text:p>
          </table:table-cell>
          <table:table-cell office:value-type="string" calcext:value-type="string">
            <text:p>cpu</text:p>
          </table:table-cell>
          <table:table-cell office:value-type="float" office:value="7.225" calcext:value-type="float">
            <text:p>7,2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c9868c-8462-4f6d-aea6-63c1a9f886fa</text:p>
          </table:table-cell>
          <table:table-cell office:value-type="float" office:value="1452956214762" calcext:value-type="float">
            <text:p>1452956214762</text:p>
          </table:table-cell>
          <table:table-cell office:value-type="float" office:value="1332" calcext:value-type="float">
            <text:p>1332</text:p>
          </table:table-cell>
          <table:table-cell office:value-type="string" calcext:value-type="string">
            <text:p>cpu</text:p>
          </table:table-cell>
          <table:table-cell office:value-type="float" office:value="6.60588842975207" calcext:value-type="float">
            <text:p>6,60588842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c9868c-8462-4f6d-aea6-63c1a9f886fa</text:p>
          </table:table-cell>
          <table:table-cell office:value-type="float" office:value="1452956214819" calcext:value-type="float">
            <text:p>1452956214819</text:p>
          </table:table-cell>
          <table:table-cell office:value-type="float" office:value="1332" calcext:value-type="float">
            <text:p>1332</text:p>
          </table:table-cell>
          <table:table-cell office:value-type="string" calcext:value-type="string">
            <text:p>cpu</text:p>
          </table:table-cell>
          <table:table-cell office:value-type="float" office:value="6.92612137203166" calcext:value-type="float">
            <text:p>6,9261213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c9868c-8462-4f6d-aea6-63c1a9f886fa</text:p>
          </table:table-cell>
          <table:table-cell office:value-type="float" office:value="1452956214850" calcext:value-type="float">
            <text:p>1452956214850</text:p>
          </table:table-cell>
          <table:table-cell office:value-type="float" office:value="1332" calcext:value-type="float">
            <text:p>1332</text:p>
          </table:table-cell>
          <table:table-cell office:value-type="string" calcext:value-type="string">
            <text:p>cpu</text:p>
          </table:table-cell>
          <table:table-cell office:value-type="float" office:value="6.49752475247525" calcext:value-type="float">
            <text:p>6,49752475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c9868c-8462-4f6d-aea6-63c1a9f886fa</text:p>
          </table:table-cell>
          <table:table-cell office:value-type="float" office:value="1452956214910" calcext:value-type="float">
            <text:p>1452956214910</text:p>
          </table:table-cell>
          <table:table-cell office:value-type="float" office:value="1332" calcext:value-type="float">
            <text:p>1332</text:p>
          </table:table-cell>
          <table:table-cell office:value-type="string" calcext:value-type="string">
            <text:p>cpu</text:p>
          </table:table-cell>
          <table:table-cell office:value-type="float" office:value="6.42073170731707" calcext:value-type="float">
            <text:p>6,42073170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c9868c-8462-4f6d-aea6-63c1a9f886fa</text:p>
          </table:table-cell>
          <table:table-cell office:value-type="float" office:value="1452956214952" calcext:value-type="float">
            <text:p>1452956214952</text:p>
          </table:table-cell>
          <table:table-cell office:value-type="float" office:value="1332" calcext:value-type="float">
            <text:p>1332</text:p>
          </table:table-cell>
          <table:table-cell office:value-type="string" calcext:value-type="string">
            <text:p>cpu</text:p>
          </table:table-cell>
          <table:table-cell office:value-type="float" office:value="7.27254098360656" calcext:value-type="float">
            <text:p>7,27254098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c9868c-8462-4f6d-aea6-63c1a9f886fa</text:p>
          </table:table-cell>
          <table:table-cell office:value-type="float" office:value="1452956215002" calcext:value-type="float">
            <text:p>1452956215002</text:p>
          </table:table-cell>
          <table:table-cell office:value-type="float" office:value="1332" calcext:value-type="float">
            <text:p>1332</text:p>
          </table:table-cell>
          <table:table-cell office:value-type="string" calcext:value-type="string">
            <text:p>cpu</text:p>
          </table:table-cell>
          <table:table-cell office:value-type="float" office:value="6.65183246073298" calcext:value-type="float">
            <text:p>6,65183246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c9868c-8462-4f6d-aea6-63c1a9f886fa</text:p>
          </table:table-cell>
          <table:table-cell office:value-type="float" office:value="1452956215062" calcext:value-type="float">
            <text:p>1452956215062</text:p>
          </table:table-cell>
          <table:table-cell office:value-type="float" office:value="1332" calcext:value-type="float">
            <text:p>1332</text:p>
          </table:table-cell>
          <table:table-cell office:value-type="string" calcext:value-type="string">
            <text:p>cpu</text:p>
          </table:table-cell>
          <table:table-cell office:value-type="float" office:value="6.3251329787234" calcext:value-type="float">
            <text:p>6,32513297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c9868c-8462-4f6d-aea6-63c1a9f886fa</text:p>
          </table:table-cell>
          <table:table-cell office:value-type="float" office:value="1452956215102" calcext:value-type="float">
            <text:p>1452956215102</text:p>
          </table:table-cell>
          <table:table-cell office:value-type="float" office:value="1332" calcext:value-type="float">
            <text:p>1332</text:p>
          </table:table-cell>
          <table:table-cell office:value-type="string" calcext:value-type="string">
            <text:p>cpu</text:p>
          </table:table-cell>
          <table:table-cell office:value-type="float" office:value="7.03383977900553" calcext:value-type="float">
            <text:p>7,0338397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c9868c-8462-4f6d-aea6-63c1a9f886fa</text:p>
          </table:table-cell>
          <table:table-cell office:value-type="float" office:value="1452956215164" calcext:value-type="float">
            <text:p>1452956215164</text:p>
          </table:table-cell>
          <table:table-cell office:value-type="float" office:value="1332" calcext:value-type="float">
            <text:p>1332</text:p>
          </table:table-cell>
          <table:table-cell office:value-type="string" calcext:value-type="string">
            <text:p>cpu</text:p>
          </table:table-cell>
          <table:table-cell office:value-type="float" office:value="6.53457446808511" calcext:value-type="float">
            <text:p>6,53457446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c9868c-8462-4f6d-aea6-63c1a9f886fa</text:p>
          </table:table-cell>
          <table:table-cell office:value-type="float" office:value="1452956215209" calcext:value-type="float">
            <text:p>1452956215209</text:p>
          </table:table-cell>
          <table:table-cell office:value-type="float" office:value="1332" calcext:value-type="float">
            <text:p>1332</text:p>
          </table:table-cell>
          <table:table-cell office:value-type="string" calcext:value-type="string">
            <text:p>cpu</text:p>
          </table:table-cell>
          <table:table-cell office:value-type="float" office:value="6.18493150684932" calcext:value-type="float">
            <text:p>6,18493150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c9868c-8462-4f6d-aea6-63c1a9f886fa</text:p>
          </table:table-cell>
          <table:table-cell office:value-type="float" office:value="1452956215259" calcext:value-type="float">
            <text:p>1452956215259</text:p>
          </table:table-cell>
          <table:table-cell office:value-type="float" office:value="1332" calcext:value-type="float">
            <text:p>1332</text:p>
          </table:table-cell>
          <table:table-cell office:value-type="string" calcext:value-type="string">
            <text:p>cpu</text:p>
          </table:table-cell>
          <table:table-cell office:value-type="float" office:value="6.72574626865672" calcext:value-type="float">
            <text:p>6,72574626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c9868c-8462-4f6d-aea6-63c1a9f886fa</text:p>
          </table:table-cell>
          <table:table-cell office:value-type="float" office:value="1452956215309" calcext:value-type="float">
            <text:p>1452956215309</text:p>
          </table:table-cell>
          <table:table-cell office:value-type="float" office:value="1332" calcext:value-type="float">
            <text:p>1332</text:p>
          </table:table-cell>
          <table:table-cell office:value-type="string" calcext:value-type="string">
            <text:p>cpu</text:p>
          </table:table-cell>
          <table:table-cell office:value-type="float" office:value="7.07056451612903" calcext:value-type="float">
            <text:p>7,07056451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c9868c-8462-4f6d-aea6-63c1a9f886fa</text:p>
          </table:table-cell>
          <table:table-cell office:value-type="float" office:value="1452956215362" calcext:value-type="float">
            <text:p>1452956215362</text:p>
          </table:table-cell>
          <table:table-cell office:value-type="float" office:value="1332" calcext:value-type="float">
            <text:p>1332</text:p>
          </table:table-cell>
          <table:table-cell office:value-type="string" calcext:value-type="string">
            <text:p>cpu</text:p>
          </table:table-cell>
          <table:table-cell office:value-type="float" office:value="5.84134615384615" calcext:value-type="float">
            <text:p>5,84134615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c9868c-8462-4f6d-aea6-63c1a9f886fa</text:p>
          </table:table-cell>
          <table:table-cell office:value-type="float" office:value="1452956215402" calcext:value-type="float">
            <text:p>1452956215402</text:p>
          </table:table-cell>
          <table:table-cell office:value-type="float" office:value="1332" calcext:value-type="float">
            <text:p>1332</text:p>
          </table:table-cell>
          <table:table-cell office:value-type="string" calcext:value-type="string">
            <text:p>cpu</text:p>
          </table:table-cell>
          <table:table-cell office:value-type="float" office:value="6.44318181818182" calcext:value-type="float">
            <text:p>6,44318181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c9868c-8462-4f6d-aea6-63c1a9f886fa</text:p>
          </table:table-cell>
          <table:table-cell office:value-type="float" office:value="1452956215462" calcext:value-type="float">
            <text:p>1452956215462</text:p>
          </table:table-cell>
          <table:table-cell office:value-type="float" office:value="1332" calcext:value-type="float">
            <text:p>1332</text:p>
          </table:table-cell>
          <table:table-cell office:value-type="string" calcext:value-type="string">
            <text:p>cpu</text:p>
          </table:table-cell>
          <table:table-cell office:value-type="float" office:value="6.06423611111111" calcext:value-type="float">
            <text:p>6,06423611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c9868c-8462-4f6d-aea6-63c1a9f886fa</text:p>
          </table:table-cell>
          <table:table-cell office:value-type="float" office:value="1452956215512" calcext:value-type="float">
            <text:p>1452956215512</text:p>
          </table:table-cell>
          <table:table-cell office:value-type="float" office:value="1332" calcext:value-type="float">
            <text:p>1332</text:p>
          </table:table-cell>
          <table:table-cell office:value-type="string" calcext:value-type="string">
            <text:p>cpu</text:p>
          </table:table-cell>
          <table:table-cell office:value-type="float" office:value="7.45738636363636" calcext:value-type="float">
            <text:p>7,45738636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c9868c-8462-4f6d-aea6-63c1a9f886fa</text:p>
          </table:table-cell>
          <table:table-cell office:value-type="float" office:value="1452956215553" calcext:value-type="float">
            <text:p>1452956215553</text:p>
          </table:table-cell>
          <table:table-cell office:value-type="float" office:value="1332" calcext:value-type="float">
            <text:p>1332</text:p>
          </table:table-cell>
          <table:table-cell office:value-type="string" calcext:value-type="string">
            <text:p>cpu</text:p>
          </table:table-cell>
          <table:table-cell office:value-type="float" office:value="6.1875" calcext:value-type="float">
            <text:p>6,18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c9868c-8462-4f6d-aea6-63c1a9f886fa</text:p>
          </table:table-cell>
          <table:table-cell office:value-type="float" office:value="1452956215609" calcext:value-type="float">
            <text:p>1452956215609</text:p>
          </table:table-cell>
          <table:table-cell office:value-type="float" office:value="1332" calcext:value-type="float">
            <text:p>1332</text:p>
          </table:table-cell>
          <table:table-cell office:value-type="string" calcext:value-type="string">
            <text:p>cpu</text:p>
          </table:table-cell>
          <table:table-cell office:value-type="float" office:value="6.92609797297297" calcext:value-type="float">
            <text:p>6,9260979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c9868c-8462-4f6d-aea6-63c1a9f886fa</text:p>
          </table:table-cell>
          <table:table-cell office:value-type="float" office:value="1452956215650" calcext:value-type="float">
            <text:p>1452956215650</text:p>
          </table:table-cell>
          <table:table-cell office:value-type="float" office:value="1332" calcext:value-type="float">
            <text:p>1332</text:p>
          </table:table-cell>
          <table:table-cell office:value-type="string" calcext:value-type="string">
            <text:p>cpu</text:p>
          </table:table-cell>
          <table:table-cell office:value-type="float" office:value="7.25108695652174" calcext:value-type="float">
            <text:p>7,25108695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c9868c-8462-4f6d-aea6-63c1a9f886fa</text:p>
          </table:table-cell>
          <table:table-cell office:value-type="float" office:value="1452956215713" calcext:value-type="float">
            <text:p>1452956215713</text:p>
          </table:table-cell>
          <table:table-cell office:value-type="float" office:value="1332" calcext:value-type="float">
            <text:p>1332</text:p>
          </table:table-cell>
          <table:table-cell office:value-type="string" calcext:value-type="string">
            <text:p>cpu</text:p>
          </table:table-cell>
          <table:table-cell office:value-type="float" office:value="6.77934782608696" calcext:value-type="float">
            <text:p>6,77934782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c9868c-8462-4f6d-aea6-63c1a9f886fa</text:p>
          </table:table-cell>
          <table:table-cell office:value-type="float" office:value="1452956215763" calcext:value-type="float">
            <text:p>1452956215763</text:p>
          </table:table-cell>
          <table:table-cell office:value-type="float" office:value="1332" calcext:value-type="float">
            <text:p>1332</text:p>
          </table:table-cell>
          <table:table-cell office:value-type="string" calcext:value-type="string">
            <text:p>cpu</text:p>
          </table:table-cell>
          <table:table-cell office:value-type="float" office:value="5.93055555555556" calcext:value-type="float">
            <text:p>5,93055555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c9868c-8462-4f6d-aea6-63c1a9f886fa</text:p>
          </table:table-cell>
          <table:table-cell office:value-type="float" office:value="1452956215800" calcext:value-type="float">
            <text:p>1452956215800</text:p>
          </table:table-cell>
          <table:table-cell office:value-type="float" office:value="1332" calcext:value-type="float">
            <text:p>1332</text:p>
          </table:table-cell>
          <table:table-cell office:value-type="string" calcext:value-type="string">
            <text:p>cpu</text:p>
          </table:table-cell>
          <table:table-cell office:value-type="float" office:value="6.27752293577982" calcext:value-type="float">
            <text:p>6,27752293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c9868c-8462-4f6d-aea6-63c1a9f886fa</text:p>
          </table:table-cell>
          <table:table-cell office:value-type="float" office:value="1452956215850" calcext:value-type="float">
            <text:p>1452956215850</text:p>
          </table:table-cell>
          <table:table-cell office:value-type="float" office:value="1332" calcext:value-type="float">
            <text:p>1332</text:p>
          </table:table-cell>
          <table:table-cell office:value-type="string" calcext:value-type="string">
            <text:p>cpu</text:p>
          </table:table-cell>
          <table:table-cell office:value-type="float" office:value="7.00414691943128" calcext:value-type="float">
            <text:p>7,00414691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c9868c-8462-4f6d-aea6-63c1a9f886fa</text:p>
          </table:table-cell>
          <table:table-cell office:value-type="float" office:value="1452956215910" calcext:value-type="float">
            <text:p>1452956215910</text:p>
          </table:table-cell>
          <table:table-cell office:value-type="float" office:value="1332" calcext:value-type="float">
            <text:p>1332</text:p>
          </table:table-cell>
          <table:table-cell office:value-type="string" calcext:value-type="string">
            <text:p>cpu</text:p>
          </table:table-cell>
          <table:table-cell office:value-type="float" office:value="7.42616580310881" calcext:value-type="float">
            <text:p>7,42616580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c9868c-8462-4f6d-aea6-63c1a9f886fa</text:p>
          </table:table-cell>
          <table:table-cell office:value-type="float" office:value="1452956215954" calcext:value-type="float">
            <text:p>1452956215954</text:p>
          </table:table-cell>
          <table:table-cell office:value-type="float" office:value="1332" calcext:value-type="float">
            <text:p>1332</text:p>
          </table:table-cell>
          <table:table-cell office:value-type="string" calcext:value-type="string">
            <text:p>cpu</text:p>
          </table:table-cell>
          <table:table-cell office:value-type="float" office:value="6.80653266331658" calcext:value-type="float">
            <text:p>6,80653266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c9868c-8462-4f6d-aea6-63c1a9f886fa</text:p>
          </table:table-cell>
          <table:table-cell office:value-type="float" office:value="1452956216000" calcext:value-type="float">
            <text:p>1452956216000</text:p>
          </table:table-cell>
          <table:table-cell office:value-type="float" office:value="1332" calcext:value-type="float">
            <text:p>1332</text:p>
          </table:table-cell>
          <table:table-cell office:value-type="string" calcext:value-type="string">
            <text:p>cpu</text:p>
          </table:table-cell>
          <table:table-cell office:value-type="float" office:value="6.14041850220264" calcext:value-type="float">
            <text:p>6,14041850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c9868c-8462-4f6d-aea6-63c1a9f886fa</text:p>
          </table:table-cell>
          <table:table-cell office:value-type="float" office:value="1452956216060" calcext:value-type="float">
            <text:p>1452956216060</text:p>
          </table:table-cell>
          <table:table-cell office:value-type="float" office:value="1332" calcext:value-type="float">
            <text:p>1332</text:p>
          </table:table-cell>
          <table:table-cell office:value-type="string" calcext:value-type="string">
            <text:p>cpu</text:p>
          </table:table-cell>
          <table:table-cell office:value-type="float" office:value="6.16126943005181" calcext:value-type="float">
            <text:p>6,16126943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c9868c-8462-4f6d-aea6-63c1a9f886fa</text:p>
          </table:table-cell>
          <table:table-cell office:value-type="float" office:value="1452956216110" calcext:value-type="float">
            <text:p>1452956216110</text:p>
          </table:table-cell>
          <table:table-cell office:value-type="float" office:value="1332" calcext:value-type="float">
            <text:p>1332</text:p>
          </table:table-cell>
          <table:table-cell office:value-type="string" calcext:value-type="string">
            <text:p>cpu</text:p>
          </table:table-cell>
          <table:table-cell office:value-type="float" office:value="6.58425414364641" calcext:value-type="float">
            <text:p>6,58425414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c9868c-8462-4f6d-aea6-63c1a9f886fa</text:p>
          </table:table-cell>
          <table:table-cell office:value-type="float" office:value="1452956216150" calcext:value-type="float">
            <text:p>1452956216150</text:p>
          </table:table-cell>
          <table:table-cell office:value-type="float" office:value="1332" calcext:value-type="float">
            <text:p>1332</text:p>
          </table:table-cell>
          <table:table-cell office:value-type="string" calcext:value-type="string">
            <text:p>cpu</text:p>
          </table:table-cell>
          <table:table-cell office:value-type="float" office:value="6.6171875" calcext:value-type="float">
            <text:p>6,61718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c9868c-8462-4f6d-aea6-63c1a9f886fa</text:p>
          </table:table-cell>
          <table:table-cell office:value-type="float" office:value="1452956216201" calcext:value-type="float">
            <text:p>1452956216201</text:p>
          </table:table-cell>
          <table:table-cell office:value-type="float" office:value="1332" calcext:value-type="float">
            <text:p>1332</text:p>
          </table:table-cell>
          <table:table-cell office:value-type="string" calcext:value-type="string">
            <text:p>cpu</text:p>
          </table:table-cell>
          <table:table-cell office:value-type="float" office:value="6.69245049504951" calcext:value-type="float">
            <text:p>6,6924504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c9868c-8462-4f6d-aea6-63c1a9f886fa</text:p>
          </table:table-cell>
          <table:table-cell office:value-type="float" office:value="1452956216251" calcext:value-type="float">
            <text:p>1452956216251</text:p>
          </table:table-cell>
          <table:table-cell office:value-type="float" office:value="1332" calcext:value-type="float">
            <text:p>1332</text:p>
          </table:table-cell>
          <table:table-cell office:value-type="string" calcext:value-type="string">
            <text:p>cpu</text:p>
          </table:table-cell>
          <table:table-cell office:value-type="float" office:value="6.51815878378378" calcext:value-type="float">
            <text:p>6,51815878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c9868c-8462-4f6d-aea6-63c1a9f886fa</text:p>
          </table:table-cell>
          <table:table-cell office:value-type="float" office:value="1452956216301" calcext:value-type="float">
            <text:p>1452956216301</text:p>
          </table:table-cell>
          <table:table-cell office:value-type="float" office:value="1332" calcext:value-type="float">
            <text:p>1332</text:p>
          </table:table-cell>
          <table:table-cell office:value-type="string" calcext:value-type="string">
            <text:p>cpu</text:p>
          </table:table-cell>
          <table:table-cell office:value-type="float" office:value="7.23575129533679" calcext:value-type="float">
            <text:p>7,23575129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c9868c-8462-4f6d-aea6-63c1a9f886fa</text:p>
          </table:table-cell>
          <table:table-cell office:value-type="float" office:value="1452956216363" calcext:value-type="float">
            <text:p>1452956216363</text:p>
          </table:table-cell>
          <table:table-cell office:value-type="float" office:value="1332" calcext:value-type="float">
            <text:p>1332</text:p>
          </table:table-cell>
          <table:table-cell office:value-type="string" calcext:value-type="string">
            <text:p>cpu</text:p>
          </table:table-cell>
          <table:table-cell office:value-type="float" office:value="6.0867903930131" calcext:value-type="float">
            <text:p>6,0867903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c9868c-8462-4f6d-aea6-63c1a9f886fa</text:p>
          </table:table-cell>
          <table:table-cell office:value-type="float" office:value="1452956216403" calcext:value-type="float">
            <text:p>1452956216403</text:p>
          </table:table-cell>
          <table:table-cell office:value-type="float" office:value="1332" calcext:value-type="float">
            <text:p>1332</text:p>
          </table:table-cell>
          <table:table-cell office:value-type="string" calcext:value-type="string">
            <text:p>cpu</text:p>
          </table:table-cell>
          <table:table-cell office:value-type="float" office:value="6.77944214876033" calcext:value-type="float">
            <text:p>6,77944214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c9868c-8462-4f6d-aea6-63c1a9f886fa</text:p>
          </table:table-cell>
          <table:table-cell office:value-type="float" office:value="1452956216453" calcext:value-type="float">
            <text:p>1452956216453</text:p>
          </table:table-cell>
          <table:table-cell office:value-type="float" office:value="1332" calcext:value-type="float">
            <text:p>1332</text:p>
          </table:table-cell>
          <table:table-cell office:value-type="string" calcext:value-type="string">
            <text:p>cpu</text:p>
          </table:table-cell>
          <table:table-cell office:value-type="float" office:value="5.25" calcext:value-type="float">
            <text:p>5,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c9868c-8462-4f6d-aea6-63c1a9f886fa</text:p>
          </table:table-cell>
          <table:table-cell office:value-type="float" office:value="1452956216514" calcext:value-type="float">
            <text:p>1452956216514</text:p>
          </table:table-cell>
          <table:table-cell office:value-type="float" office:value="1332" calcext:value-type="float">
            <text:p>1332</text:p>
          </table:table-cell>
          <table:table-cell office:value-type="string" calcext:value-type="string">
            <text:p>cpu</text:p>
          </table:table-cell>
          <table:table-cell office:value-type="float" office:value="6.26171875" calcext:value-type="float">
            <text:p>6,261718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c9868c-8462-4f6d-aea6-63c1a9f886fa</text:p>
          </table:table-cell>
          <table:table-cell office:value-type="float" office:value="1452956216564" calcext:value-type="float">
            <text:p>1452956216564</text:p>
          </table:table-cell>
          <table:table-cell office:value-type="float" office:value="1332" calcext:value-type="float">
            <text:p>1332</text:p>
          </table:table-cell>
          <table:table-cell office:value-type="string" calcext:value-type="string">
            <text:p>cpu</text:p>
          </table:table-cell>
          <table:table-cell office:value-type="float" office:value="6.18126385809313" calcext:value-type="float">
            <text:p>6,18126385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c9868c-8462-4f6d-aea6-63c1a9f886fa</text:p>
          </table:table-cell>
          <table:table-cell office:value-type="float" office:value="1452956216599" calcext:value-type="float">
            <text:p>1452956216599</text:p>
          </table:table-cell>
          <table:table-cell office:value-type="float" office:value="1332" calcext:value-type="float">
            <text:p>1332</text:p>
          </table:table-cell>
          <table:table-cell office:value-type="string" calcext:value-type="string">
            <text:p>cpu</text:p>
          </table:table-cell>
          <table:table-cell office:value-type="float" office:value="5.21452702702703" calcext:value-type="float">
            <text:p>5,2145270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c9868c-8462-4f6d-aea6-63c1a9f886fa</text:p>
          </table:table-cell>
          <table:table-cell office:value-type="float" office:value="1452956216660" calcext:value-type="float">
            <text:p>1452956216660</text:p>
          </table:table-cell>
          <table:table-cell office:value-type="float" office:value="1332" calcext:value-type="float">
            <text:p>1332</text:p>
          </table:table-cell>
          <table:table-cell office:value-type="string" calcext:value-type="string">
            <text:p>cpu</text:p>
          </table:table-cell>
          <table:table-cell office:value-type="float" office:value="6.12721518987342" calcext:value-type="float">
            <text:p>6,12721518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c9868c-8462-4f6d-aea6-63c1a9f886fa</text:p>
          </table:table-cell>
          <table:table-cell office:value-type="float" office:value="1452956216700" calcext:value-type="float">
            <text:p>1452956216700</text:p>
          </table:table-cell>
          <table:table-cell office:value-type="float" office:value="1332" calcext:value-type="float">
            <text:p>1332</text:p>
          </table:table-cell>
          <table:table-cell office:value-type="string" calcext:value-type="string">
            <text:p>cpu</text:p>
          </table:table-cell>
          <table:table-cell office:value-type="float" office:value="4.53157894736842" calcext:value-type="float">
            <text:p>4,53157894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c9868c-8462-4f6d-aea6-63c1a9f886fa</text:p>
          </table:table-cell>
          <table:table-cell office:value-type="float" office:value="1452956216760" calcext:value-type="float">
            <text:p>1452956216760</text:p>
          </table:table-cell>
          <table:table-cell office:value-type="float" office:value="1332" calcext:value-type="float">
            <text:p>1332</text:p>
          </table:table-cell>
          <table:table-cell office:value-type="string" calcext:value-type="string">
            <text:p>cpu</text:p>
          </table:table-cell>
          <table:table-cell office:value-type="float" office:value="6.01973684210526" calcext:value-type="float">
            <text:p>6,01973684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c9868c-8462-4f6d-aea6-63c1a9f886fa</text:p>
          </table:table-cell>
          <table:table-cell office:value-type="float" office:value="1452956216812" calcext:value-type="float">
            <text:p>1452956216812</text:p>
          </table:table-cell>
          <table:table-cell office:value-type="float" office:value="1332" calcext:value-type="float">
            <text:p>1332</text:p>
          </table:table-cell>
          <table:table-cell office:value-type="string" calcext:value-type="string">
            <text:p>cpu</text:p>
          </table:table-cell>
          <table:table-cell office:value-type="float" office:value="7.13315217391304" calcext:value-type="float">
            <text:p>7,13315217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c9868c-8462-4f6d-aea6-63c1a9f886fa</text:p>
          </table:table-cell>
          <table:table-cell office:value-type="float" office:value="1452956216852" calcext:value-type="float">
            <text:p>1452956216852</text:p>
          </table:table-cell>
          <table:table-cell office:value-type="float" office:value="1332" calcext:value-type="float">
            <text:p>1332</text:p>
          </table:table-cell>
          <table:table-cell office:value-type="string" calcext:value-type="string">
            <text:p>cpu</text:p>
          </table:table-cell>
          <table:table-cell office:value-type="float" office:value="5.57236842105263" calcext:value-type="float">
            <text:p>5,57236842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c9868c-8462-4f6d-aea6-63c1a9f886fa</text:p>
          </table:table-cell>
          <table:table-cell office:value-type="float" office:value="1452956216902" calcext:value-type="float">
            <text:p>1452956216902</text:p>
          </table:table-cell>
          <table:table-cell office:value-type="float" office:value="1332" calcext:value-type="float">
            <text:p>1332</text:p>
          </table:table-cell>
          <table:table-cell office:value-type="string" calcext:value-type="string">
            <text:p>cpu</text:p>
          </table:table-cell>
          <table:table-cell office:value-type="float" office:value="0.730029585798816" calcext:value-type="float">
            <text:p>0,73002958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c9868c-8462-4f6d-aea6-63c1a9f886fa</text:p>
          </table:table-cell>
          <table:table-cell office:value-type="float" office:value="1452956216963" calcext:value-type="float">
            <text:p>1452956216963</text:p>
          </table:table-cell>
          <table:table-cell office:value-type="float" office:value="1332" calcext:value-type="float">
            <text:p>1332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c9868c-8462-4f6d-aea6-63c1a9f886fa</text:p>
          </table:table-cell>
          <table:table-cell office:value-type="float" office:value="1452956217003" calcext:value-type="float">
            <text:p>1452956217003</text:p>
          </table:table-cell>
          <table:table-cell office:value-type="float" office:value="1332" calcext:value-type="float">
            <text:p>1332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c9868c-8462-4f6d-aea6-63c1a9f886fa</text:p>
          </table:table-cell>
          <table:table-cell office:value-type="float" office:value="1452956217064" calcext:value-type="float">
            <text:p>1452956217064</text:p>
          </table:table-cell>
          <table:table-cell office:value-type="float" office:value="1332" calcext:value-type="float">
            <text:p>1332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6">00/00/0000</text:date>, <text:time style:data-style-name="N2" text:time-value="16:02:07.87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04T09:18:17.014000000</meta:creation-date>
    <dc:date>2016-01-16T16:05:00.935000000</dc:date>
    <meta:editing-duration>PT6M38S</meta:editing-duration>
    <meta:editing-cycles>2</meta:editing-cycles>
    <meta:generator>LibreOffice/5.0.4.2$Windows_x86 LibreOffice_project/2b9802c1994aa0b7dc6079e128979269cf95bc78</meta:generator>
    <meta:document-statistic meta:table-count="1" meta:cell-count="13647" meta:object-count="0"/>
  </office:meta>
</office:document-meta>
</file>